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0.699cm"/>
    </style:style>
    <style:style style:name="co33" style:family="table-column">
      <style:table-column-properties fo:break-before="auto" style:column-width="1.254cm"/>
    </style:style>
    <style:style style:name="co35" style:family="table-column">
      <style:table-column-properties fo:break-before="auto" style:column-width="1.351cm"/>
    </style:style>
    <style:style style:name="co31" style:family="table-column">
      <style:table-column-properties fo:break-before="auto" style:column-width="1.229cm"/>
    </style:style>
    <style:style style:name="co25" style:family="table-column">
      <style:table-column-properties fo:break-before="auto" style:column-width="1.446cm"/>
    </style:style>
    <style:style style:name="co37" style:family="table-column">
      <style:table-column-properties fo:break-before="auto" style:column-width="1.423cm"/>
    </style:style>
    <style:style style:name="co38" style:family="table-column">
      <style:table-column-properties fo:break-before="auto" style:column-width="1.833cm"/>
    </style:style>
    <style:style style:name="co30" style:family="table-column">
      <style:table-column-properties fo:break-before="auto" style:column-width="1.591cm"/>
    </style:style>
    <style:style style:name="co39" style:family="table-column">
      <style:table-column-properties fo:break-before="auto" style:column-width="1.663cm"/>
    </style:style>
    <style:style style:name="co2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804cm"/>
    </style:style>
    <style:style style:name="co12" style:family="table-column">
      <style:table-column-properties fo:break-before="auto" style:column-width="0.626cm"/>
    </style:style>
    <style:style style:name="co13" style:family="table-column">
      <style:table-column-properties fo:break-before="auto" style:column-width="1.247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1.275cm"/>
    </style:style>
    <style:style style:name="co16" style:family="table-column">
      <style:table-column-properties fo:break-before="auto" style:column-width="1.138cm"/>
    </style:style>
    <style:style style:name="co17" style:family="table-column">
      <style:table-column-properties fo:break-before="auto" style:column-width="0.942cm"/>
    </style:style>
    <style:style style:name="co18" style:family="table-column">
      <style:table-column-properties fo:break-before="auto" style:column-width="1.037cm"/>
    </style:style>
    <style:style style:name="co19" style:family="table-column">
      <style:table-column-properties fo:break-before="auto" style:column-width="1.332cm"/>
    </style:style>
    <style:style style:name="co21" style:family="table-column">
      <style:table-column-properties fo:break-before="auto" style:column-width="1.221cm"/>
    </style:style>
    <style:style style:name="co22" style:family="table-column">
      <style:table-column-properties fo:break-before="auto" style:column-width="1.157cm"/>
    </style:style>
    <style:style style:name="co23" style:family="table-column">
      <style:table-column-properties fo:break-before="auto" style:column-width="1.302cm"/>
    </style:style>
    <style:style style:name="co24" style:family="table-column">
      <style:table-column-properties fo:break-before="auto" style:column-width="1.543cm"/>
    </style:style>
    <style:style style:name="co26" style:family="table-column">
      <style:table-column-properties fo:break-before="auto" style:column-width="1.164cm"/>
    </style:style>
    <style:style style:name="co27" style:family="table-column">
      <style:table-column-properties fo:break-before="auto" style:column-width="1.182cm"/>
    </style:style>
    <style:style style:name="co28" style:family="table-column">
      <style:table-column-properties fo:break-before="auto" style:column-width="1.386cm"/>
    </style:style>
    <style:style style:name="co29" style:family="table-column">
      <style:table-column-properties fo:break-before="auto" style:column-width="1.192cm"/>
    </style:style>
    <style:style style:name="co32" style:family="table-column">
      <style:table-column-properties fo:break-before="auto" style:column-width="1.554cm"/>
    </style:style>
    <style:style style:name="co34" style:family="table-column">
      <style:table-column-properties fo:break-before="auto" style:column-width="1.304cm"/>
    </style:style>
    <style:style style:name="co40" style:family="table-column">
      <style:table-column-properties fo:break-before="auto" style:column-width="0.82cm"/>
    </style:style>
    <style:style style:name="co41" style:family="table-column">
      <style:table-column-properties fo:break-before="auto" style:column-width="0.771cm"/>
    </style:style>
    <style:style style:name="co42" style:family="table-column">
      <style:table-column-properties fo:break-before="auto" style:column-width="1.279cm"/>
    </style:style>
    <style:style style:name="co43" style:family="table-column">
      <style:table-column-properties fo:break-before="auto" style:column-width="1.616cm"/>
    </style:style>
    <style:style style:name="co44" style:family="table-column">
      <style:table-column-properties fo:break-before="auto" style:column-width="0.988cm"/>
    </style:style>
    <style:style style:name="co45" style:family="table-column">
      <style:table-column-properties fo:break-before="auto" style:column-width="1.374cm"/>
    </style:style>
    <style:style style:name="co46" style:family="table-column">
      <style:table-column-properties fo:break-before="auto" style:column-width="1.713cm"/>
    </style:style>
    <style:style style:name="co47" style:family="table-column">
      <style:table-column-properties fo:break-before="auto" style:column-width="1.568cm"/>
    </style:style>
    <style:style style:name="co48" style:family="table-column">
      <style:table-column-properties fo:break-before="auto" style:column-width="1.519cm"/>
    </style:style>
    <style:style style:name="co49" style:family="table-column">
      <style:table-column-properties fo:break-before="auto" style:column-width="1.399cm"/>
    </style:style>
    <style:style style:name="co50" style:family="table-column">
      <style:table-column-properties fo:break-before="auto" style:column-width="0.603cm"/>
    </style:style>
    <style:style style:name="co51" style:family="table-column">
      <style:table-column-properties fo:break-before="auto" style:column-width="1.132cm"/>
    </style:style>
    <style:style style:name="co52" style:family="table-column">
      <style:table-column-properties fo:break-before="auto" style:column-width="1.471cm"/>
    </style:style>
    <style:style style:name="co53" style:family="table-column">
      <style:table-column-properties fo:break-before="auto" style:column-width="0.965cm"/>
    </style:style>
    <style:style style:name="co54" style:family="table-column">
      <style:table-column-properties fo:break-before="auto" style:column-width="1.326cm"/>
    </style:style>
    <style:style style:name="co55" style:family="table-column">
      <style:table-column-properties fo:break-before="auto" style:column-width="1.06cm"/>
    </style:style>
    <style:style style:name="co56" style:family="table-column">
      <style:table-column-properties fo:break-before="auto" style:column-width="1.085cm"/>
    </style:style>
    <style:style style:name="co57" style:family="table-column">
      <style:table-column-properties fo:break-before="auto" style:column-width="1.882cm"/>
    </style:style>
    <style:style style:name="co58" style:family="table-column">
      <style:table-column-properties fo:break-before="auto" style:column-width="1.109cm"/>
    </style:style>
    <style:style style:name="co59" style:family="table-column">
      <style:table-column-properties fo:break-before="auto" style:column-width="1.207cm"/>
    </style:style>
    <style:style style:name="co60" style:family="table-column">
      <style:table-column-properties fo:break-before="auto" style:column-width="0.893cm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281cm" fo:break-before="auto" style:use-optimal-row-height="false"/>
    </style:style>
    <style:style style:name="ro5" style:family="table-row">
      <style:table-row-properties style:row-height="2.29cm" fo:break-before="auto" style:use-optimal-row-height="false"/>
    </style:style>
    <style:style style:name="ro6" style:family="table-row">
      <style:table-row-properties style:row-height="1.711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5" style:family="table-cell" style:parent-style-name="Default" style:data-style-name="N110"/>
    <style:style style:name="ce18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8"/>
    <style:style style:name="ce30" style:family="table-cell" style:parent-style-name="Default" style:data-style-name="N2"/>
    <style:style style:name="ce3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fo:font-size="7pt" fo:hyphenate="true"/>
    </style:style>
    <style:style style:name="ce8" style:family="table-cell" style:parent-style-name="Default">
      <style:text-properties fo:font-size="9pt" style:font-size-asian="9pt" style:font-size-complex="9pt"/>
    </style:style>
    <style:style style:name="ce9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style:font-name="Arial1" fo:font-size="7pt" style:font-size-asian="7pt" style:font-size-complex="7pt" fo:hyphenate="true"/>
    </style:style>
    <style:style style:name="ce11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style:font-name="Arial1" fo:font-size="9pt" style:font-size-asian="9pt" style:font-size-complex="9pt" fo:hyphenate="true"/>
    </style:style>
    <style:style style:name="ce14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9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0" style:family="table-cell" style:parent-style-name="Default" style:data-style-name="N3"/>
    <style:style style:name="ce21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2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fo:font-size="8pt" style:font-size-asian="8pt" style:font-size-complex="8pt" fo:hyphenate="true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style:font-name="Arial1" fo:font-size="7pt" fo:hyphenate="true"/>
    </style:style>
    <style:style style:name="ce25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7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9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text-underline-style="none" style:font-size-asian="8pt" style:font-size-complex="8pt"/>
    </style:style>
    <style:style style:name="ce3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fo:font-size="7pt" style:text-underline-style="solid" style:text-underline-width="auto" style:text-underline-color="font-color" fo:hyphenate="true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style:font-size-asian="7pt" style:font-size-complex="7pt"/>
    </style:style>
    <style:style style:name="ce35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fo:font-size="7pt"/>
    </style:style>
    <style:style style:name="ce36" style:family="table-cell" style:parent-style-name="Default" style:data-style-name="N60"/>
    <style:style style:name="ce3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fo:font-size="7pt" style:font-size-asian="7pt" style:font-size-complex="7pt" fo:hyphenate="true"/>
    </style:style>
    <style:style style:name="ce38" style:family="table-cell" style:parent-style-name="Default" style:data-style-name="N109"/>
    <style:style style:name="T1" style:family="text">
      <style:text-properties fo:font-size="7pt" style:font-size-asian="7pt" style:font-size-complex="7pt"/>
    </style:style>
    <style:style style:name="T2" style:family="text">
      <style:text-properties style:font-name="Arial1" fo:font-size="7pt" style:font-size-asian="7pt" style:font-size-complex="7pt"/>
    </style:style>
    <style:style style:name="T3" style:family="text">
      <style:text-properties style:font-name="Arial1" fo:font-size="9pt" style:font-size-asian="9pt" style:font-size-complex="9pt"/>
    </style:style>
    <style:style style:name="T4" style:family="text">
      <style:text-properties style:text-position="0% 100%" fo:font-size="7pt" style:font-size-asian="7pt" style:font-size-complex="7pt"/>
    </style:style>
    <style:style style:name="T5" style:family="text">
      <style:text-properties style:text-position="sub 90%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text-position="sub 80%" fo:font-size="8pt" style:font-size-asian="8pt" style:font-size-complex="8pt"/>
    </style:style>
    <style:style style:name="T8" style:family="text">
      <style:text-properties style:font-name="Arial1" style:font-size-asian="7pt" style:font-size-complex="7pt"/>
    </style:style>
    <style:style style:name="T9" style:family="text">
      <style:text-properties style:text-position="sub 57%" style:font-name="Arial1" fo:font-size="7pt" style:font-size-asian="7pt" style:font-size-complex="7pt"/>
    </style:style>
    <style:style style:name="T10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11" style:family="text">
      <style:text-properties style:text-position="sub 80%" fo:font-size="8pt" style:text-underline-style="solid" style:text-underline-width="auto" style:text-underline-color="font-color" style:font-size-asian="8pt" style:font-size-complex="8pt"/>
    </style:style>
    <style:style style:name="T12" style:family="text">
      <style:text-properties style:text-position="0% 100%" style:font-name="Arial1" fo:font-size="9pt" style:text-underline-style="none" style:font-size-asian="9pt" style:font-size-complex="9pt"/>
    </style:style>
    <style:style style:name="T13" style:family="text">
      <style:text-properties fo:font-size="8pt" style:text-underline-style="none" style:font-size-asian="8pt" style:font-size-complex="8pt"/>
    </style:style>
    <style:style style:name="T14" style:family="text">
      <style:text-properties style:text-position="sub 80%" fo:font-size="8pt" style:text-underline-style="none" style:font-size-asian="8pt" style:font-size-complex="8pt"/>
    </style:style>
    <style:style style:name="T15" style:family="text">
      <style:text-properties style:text-position="0% 100%" fo:font-size="9pt" style:text-underline-style="none" style:font-size-asian="9pt" style:font-size-complex="9pt"/>
    </style:style>
    <style:style style:name="T16" style:family="text">
      <style:text-properties style:text-position="sub 80%"/>
    </style:style>
    <style:style style:name="T17" style:family="text">
      <style:text-properties style:text-position="sub 90%" fo:font-size="8pt" style:font-size-asian="8pt" style:font-size-complex="8pt"/>
    </style:style>
    <style:style style:name="T18" style:family="text">
      <style:text-properties style:font-name="Arial1"/>
    </style:style>
    <style:style style:name="T19" style:family="text">
      <style:text-properties style:text-position="0% 100%"/>
    </style:style>
    <style:style style:name="T20" style:family="text">
      <style:text-properties style:text-position="sub 80%" style:font-name="Arial1" fo:font-size="9pt" style:font-size-asian="9pt" style:font-size-complex="9pt"/>
    </style:style>
    <style:style style:name="T21" style:family="text">
      <style:text-properties style:text-position="0% 100%" style:font-name="Arial1" fo:font-size="7pt" style:font-size-asian="7pt" style:font-size-complex="7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9" table:default-cell-style-name="Default"/>
        <table:table-column table:style-name="co18" table:number-columns-repeated="2" table:default-cell-style-name="Default"/>
        <table:table-column table:style-name="co20" table:number-columns-repeated="4" table:default-cell-style-name="Default"/>
        <table:table-row table:style-name="ro5">
          <table:table-cell table:style-name="ce7" office:value-type="string">
            <text:p>Flight</text:p>
            <text:p>No.</text:p>
          </table:table-cell>
          <table:table-cell table:style-name="ce7" office:value-type="string">
            <text:p>Run</text:p>
            <text:p>No.</text:p>
          </table:table-cell>
          <table:table-cell table:style-name="ce10" office:value-type="string">
            <text:p><text:span text:style-name="T1">Flight-</text:span></text:p>
            <text:p><text:span text:style-name="T1">path</text:span></text:p>
            <text:p><text:span text:style-name="T1">angle</text:span></text:p>
            <text:p>γ</text:p>
            <text:p><text:span text:style-name="T1">(deg)</text:span></text:p>
          </table:table-cell>
          <table:table-cell table:style-name="ce10" office:value-type="string">
            <text:p><text:span text:style-name="T1">Attitude-</text:span></text:p>
            <text:p><text:span text:style-name="T1">path</text:span></text:p>
            <text:p><text:span text:style-name="T1">angle</text:span></text:p>
            <text:p>γ</text:p>
            <text:p><text:span text:style-name="T1">(deg)</text:span></text:p>
          </table:table-cell>
          <table:table-cell table:style-name="ce13" office:value-type="string">
            <text:p><text:span text:style-name="T2">Angle</text:span></text:p>
            <text:p><text:span text:style-name="T2">of </text:span></text:p>
            <text:p><text:span text:style-name="T2">attack</text:span></text:p>
            <text:p><text:span text:style-name="T3">α</text:span></text:p>
            <text:p><text:span text:style-name="T4">(deg)</text:span></text:p>
          </table:table-cell>
          <table:table-cell table:style-name="ce7" office:value-type="string">
            <text:p>Weight</text:p>
            <text:p>W</text:p>
            <text:p>(lb)</text:p>
          </table:table-cell>
          <table:table-cell table:style-name="ce7" office:value-type="string">
            <text:p>Lift</text:p>
            <text:p>L</text:p>
            <text:p>(lb)</text:p>
          </table:table-cell>
          <table:table-cell table:style-name="ce7" office:value-type="string">
            <text:p>Appar-</text:p>
            <text:p>ent</text:p>
            <text:p>drag</text:p>
            <text:p>D<text:span text:style-name="T5">a <text:s/></text:span>(lb)</text:p>
          </table:table-cell>
          <table:table-cell table:style-name="ce7" office:value-type="string">
            <text:p>Bomb-</text:p>
            <text:p>drag</text:p>
            <text:p/>
            <text:p>D<text:span text:style-name="T5">b </text:span>(lb)</text:p>
          </table:table-cell>
          <table:table-cell table:style-name="ce7" office:value-type="string">
            <text:p>True</text:p>
            <text:p>drag</text:p>
            <text:p/>
            <text:p>D (lb)</text:p>
          </table:table-cell>
          <table:table-cell table:style-name="ce7" office:value-type="string">
            <text:p>Dynam-</text:p>
            <text:p>ic pres-</text:p>
            <text:p>sure q</text:p>
            <text:p>lb/ft² </text:p>
          </table:table-cell>
          <table:table-cell table:style-name="ce23" office:value-type="string">
            <text:p><text:span text:style-name="T1">Lift</text:span></text:p>
            <text:p><text:span text:style-name="T1">coef-</text:span></text:p>
            <text:p><text:span text:style-name="T1">ficient</text:span></text:p>
            <text:p><text:span text:style-name="T6">C</text:span><text:span text:style-name="T7">L</text:span></text:p>
          </table:table-cell>
          <table:table-cell table:style-name="ce23" office:value-type="string">
            <text:p><text:span text:style-name="T1">Drag</text:span></text:p>
            <text:p><text:span text:style-name="T1">coef-</text:span></text:p>
            <text:p><text:span text:style-name="T1">ficient</text:span></text:p>
            <text:p><text:span text:style-name="T6">C</text:span><text:span text:style-name="T7">D</text:span></text:p>
          </table:table-cell>
          <table:table-cell table:style-name="ce7" office:value-type="string">
            <text:p>Rotor</text:p>
            <text:p>speed</text:p>
            <text:p>(rad/sec)</text:p>
          </table:table-cell>
          <table:table-cell table:style-name="ce7" office:value-type="string">
            <text:p>Rotor</text:p>
            <text:p>speed</text:p>
            <text:p>(1/min)</text:p>
          </table:table-cell>
          <table:table-cell table:style-name="ce24" office:value-type="string">
            <text:p>Density</text:p>
            <text:p><text:span text:style-name="T8">ρ slug/ft³</text:span></text:p>
          </table:table-cell>
          <table:table-cell table:style-name="ce7" office:value-type="string">
            <text:p>Density</text:p>
            <text:p>Ratio</text:p>
            <text:p><text:span text:style-name="T8">ρ/ρ</text:span><text:span text:style-name="T9">O</text:span></text:p>
            <text:p>(av)</text:p>
          </table:table-cell>
          <table:table-cell table:style-name="ce7" office:value-type="string">
            <text:p>Flight</text:p>
            <text:p>speed</text:p>
            <text:p>V</text:p>
            <text:p>(mph)</text:p>
          </table:table-cell>
          <table:table-cell table:style-name="ce7" office:value-type="string">
            <text:p>Rate of</text:p>
            <text:p>descent</text:p>
            <text:p>Vv</text:p>
            <text:p>(fpm)</text:p>
          </table:table-cell>
          <table:table-cell table:style-name="ce7" office:value-type="string">
            <text:p>True</text:p>
            <text:p>air-</text:p>
            <text:p>speed</text:p>
            <text:p>V</text:p>
            <text:p>(mph)</text:p>
          </table:table-cell>
          <table:table-cell table:style-name="ce7" office:value-type="string">
            <text:p>True</text:p>
            <text:p>air-</text:p>
            <text:p>speed</text:p>
            <text:p>V</text:p>
            <text:p>(ft/sec)</text:p>
          </table:table-cell>
          <table:table-cell table:style-name="ce13" office:value-type="string">
            <text:p>μ</text:p>
          </table:table-cell>
          <table:table-cell table:style-name="ce23" office:value-type="string">
            <text:p><text:span text:style-name="T10">C</text:span><text:span text:style-name="T11">L</text:span></text:p>
            <text:p><text:span text:style-name="T12">σ</text:span></text:p>
          </table:table-cell>
          <table:table-cell table:style-name="ce32" office:value-type="string">
            <text:p><text:span text:style-name="T13">C</text:span><text:span text:style-name="T14">T</text:span></text:p>
          </table:table-cell>
          <table:table-cell table:style-name="ce33" office:value-type="string">
            <text:p><text:span text:style-name="T10">2C</text:span><text:span text:style-name="T11">T</text:span></text:p>
            <text:p><text:span text:style-name="T12">σ</text:span><text:span text:style-name="T15">a</text:span></text:p>
          </table:table-cell>
          <table:table-cell table:style-name="ce23" office:value-type="string">
            <text:p>P/L</text:p>
          </table:table-cell>
          <table:table-cell table:style-name="ce23" office:value-type="string">
            <text:p>D/L<text:span text:style-name="T16">g</text:span></text:p>
          </table:table-cell>
          <table:table-cell table:style-name="ce23" office:value-type="string">
            <text:p><text:span text:style-name="T6">D/L</text:span><text:span text:style-name="T7">p</text:span></text:p>
          </table:table-cell>
          <table:table-cell table:style-name="ce23" office:value-type="string">
            <text:p><text:span text:style-name="T6">D/L</text:span><text:span text:style-name="T17">r</text:span></text:p>
          </table:table-cell>
          <table:table-cell/>
          <table:table-cell table:style-name="ce34" office:value-type="string">
            <text:p>a1-B1</text:p>
          </table:table-cell>
          <table:table-cell table:style-name="ce34" office:value-type="string">
            <text:p>B1</text:p>
          </table:table-cell>
          <table:table-cell table:style-name="ce35" table:number-columns-repeated="3"/>
        </table:table-row>
        <table:table-row table:style-name="ro2">
          <table:table-cell office:value-type="string">
            <text:p>A-5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-15.4">
            <text:p>-15,4</text:p>
          </table:table-cell>
          <table:table-cell table:style-name="ce9" office:value-type="float" office:value="-13.1">
            <text:p>-13,1</text:p>
          </table:table-cell>
          <table:table-cell table:style-name="ce9" office:value-type="float" office:value="2.3">
            <text:p>2,3</text:p>
          </table:table-cell>
          <table:table-cell table:style-name="ce19" office:value-type="float" office:value="2904">
            <text:p>2.904</text:p>
          </table:table-cell>
          <table:table-cell table:style-name="ce20" office:value-type="float" office:value="2800">
            <text:p>2.800</text:p>
          </table:table-cell>
          <table:table-cell office:value-type="float" office:value="771">
            <text:p>771</text:p>
          </table:table-cell>
          <table:table-cell office:value-type="float" office:value="16">
            <text:p>16</text:p>
          </table:table-cell>
          <table:table-cell table:style-name="ce22" table:formula="of:=[.H2]-[.I2]" office:value-type="float" office:value="755">
            <text:p>755</text:p>
          </table:table-cell>
          <table:table-cell table:style-name="ce21" office:value-type="float" office:value="25">
            <text:p>25,0</text:p>
          </table:table-cell>
          <table:table-cell table:style-name="ce12" office:value-type="float" office:value="0.067">
            <text:p>0,067</text:p>
          </table:table-cell>
          <table:table-cell table:style-name="ce12" office:value-type="float" office:value="0.018">
            <text:p>0,018</text:p>
          </table:table-cell>
          <table:table-cell table:style-name="ce17" office:value-type="float" office:value="14.5">
            <text:p>14,5</text:p>
          </table:table-cell>
          <table:table-cell table:style-name="ce15" table:formula="of:=[.N2]/PI()*30" office:value-type="float" office:value="138.464800489949">
            <text:p>138,5</text:p>
          </table:table-cell>
          <table:table-cell table:style-name="ce25" office:value-type="float" office:value="0.00205">
            <text:p>2,05E-03</text:p>
          </table:table-cell>
          <table:table-cell table:style-name="ce12" table:formula="of:=[.P2]/[.$P$100]" office:value-type="float" office:value="0.862068965517241">
            <text:p>0,862</text:p>
          </table:table-cell>
          <table:table-cell table:formula="of:=[.T2]*COS([.C2]*PI()/180)" office:value-type="float" office:value="102.163117632081">
            <text:p>102,1631176321</text:p>
          </table:table-cell>
          <table:table-cell table:style-name="ce17" table:formula="of:=[.U2]*SIN([.C2]*PI()/180)*60" office:value-type="float" office:value="-2469.67189262732">
            <text:p>-2469,6718926273</text:p>
          </table:table-cell>
          <table:table-cell table:style-name="ce15" table:formula="of:=[.U2]*[.$R$100]" office:value-type="float" office:value="105.96785046729">
            <text:p>106,0</text:p>
          </table:table-cell>
          <table:table-cell table:style-name="ce9" office:value-type="float" office:value="155">
            <text:p>155,0</text:p>
          </table:table-cell>
          <table:table-cell table:style-name="ce12" table:formula="of:=[.U2]*COS([.E2]*PI()/180)/([.N2]*[.$U$100])" office:value-type="float" office:value="0.474713045954756">
            <text:p>0,475</text:p>
          </table:table-cell>
          <table:table-cell table:style-name="ce28" table:formula="of:=[.M2]/[.$B$29]" office:value-type="float" office:value="0">
            <text:p>#DIV/0!</text:p>
          </table:table-cell>
          <table:table-cell table:style-name="ce29" office:value-type="float" office:value="0.00402">
            <text:p>0,0040</text:p>
          </table:table-cell>
          <table:table-cell table:style-name="ce29" office:value-type="float" office:value="0.02473">
            <text:p>0,0247</text:p>
          </table:table-cell>
          <table:table-cell table:style-name="ce12" office:value-type="float" office:value="0.00997">
            <text:p>0,010</text:p>
          </table:table-cell>
          <table:table-cell table:style-name="ce26" table:formula="of:=TAN([.D2]*PI()/180)" office:value-type="float" office:value="-0.232707289554628">
            <text:p>-0,233</text:p>
          </table:table-cell>
          <table:table-cell table:style-name="ce12"/>
          <table:table-cell table:style-name="ce12" office:value-type="float" office:value="0.22527">
            <text:p>0,225</text:p>
          </table:table-cell>
          <table:table-cell/>
          <table:table-cell office:value-type="float" office:value="-3.72">
            <text:p>-3,72</text:p>
          </table:table-cell>
          <table:table-cell table:style-name="ce15" office:value-type="float" office:value="5.23">
            <text:p>5,2</text:p>
          </table:table-cell>
          <table:table-cell/>
          <table:table-cell table:number-columns-repeated="2"/>
        </table:table-row>
        <table:table-row table:style-name="ro2">
          <table:table-cell/>
          <table:table-cell table:formula="of:=[.B2]+1" office:value-type="float" office:value="2">
            <text:p>2</text:p>
          </table:table-cell>
          <table:table-cell table:style-name="ce9" office:value-type="float" office:value="-16.5">
            <text:p>-16,5</text:p>
          </table:table-cell>
          <table:table-cell table:style-name="ce9" office:value-type="float" office:value="-14.1">
            <text:p>-14,1</text:p>
          </table:table-cell>
          <table:table-cell table:style-name="ce14" office:value-type="float" office:value="2.4">
            <text:p>2,4</text:p>
          </table:table-cell>
          <table:table-cell table:style-name="ce19" office:value-type="float" office:value="2868">
            <text:p>2.868</text:p>
          </table:table-cell>
          <table:table-cell table:style-name="ce20" office:value-type="float" office:value="2750">
            <text:p>2.750</text:p>
          </table:table-cell>
          <table:table-cell office:value-type="float" office:value="815">
            <text:p>815</text:p>
          </table:table-cell>
          <table:table-cell office:value-type="float" office:value="16">
            <text:p>16</text:p>
          </table:table-cell>
          <table:table-cell table:style-name="ce22" table:formula="of:=[.H3]-[.I3]" office:value-type="float" office:value="799">
            <text:p>799</text:p>
          </table:table-cell>
          <table:table-cell table:style-name="ce21" office:value-type="float" office:value="27.4">
            <text:p>27,4</text:p>
          </table:table-cell>
          <table:table-cell table:number-columns-repeated="2" table:style-name="ce12" office:value-type="float" office:value="0.06">
            <text:p>0,060</text:p>
          </table:table-cell>
          <table:table-cell table:style-name="ce17" office:value-type="float" office:value="14.3">
            <text:p>14,3</text:p>
          </table:table-cell>
          <table:table-cell table:style-name="ce15" table:formula="of:=[.N3]/PI()*30" office:value-type="float" office:value="136.554941172846">
            <text:p>136,6</text:p>
          </table:table-cell>
          <table:table-cell table:style-name="ce25" office:value-type="float" office:value="0.00205">
            <text:p>2,05E-03</text:p>
          </table:table-cell>
          <table:table-cell table:style-name="ce12" table:formula="of:=[.P3]/[.$P$100]" office:value-type="float" office:value="0.862068965517241">
            <text:p>0,862</text:p>
          </table:table-cell>
          <table:table-cell table:formula="of:=[.T3]*COS([.C3]*PI()/180)" office:value-type="float" office:value="101.604066289599">
            <text:p>101,6040662896</text:p>
          </table:table-cell>
          <table:table-cell table:style-name="ce17" table:formula="of:=[.U3]*SIN([.C3]*PI()/180)*60" office:value-type="float" office:value="-2641.34270574648">
            <text:p>-2641,3427057465</text:p>
          </table:table-cell>
          <table:table-cell table:style-name="ce15" table:formula="of:=[.U3]*[.$R$100]" office:value-type="float" office:value="105.96785046729">
            <text:p>106,0</text:p>
          </table:table-cell>
          <table:table-cell table:style-name="ce9" office:value-type="float" office:value="155">
            <text:p>155,0</text:p>
          </table:table-cell>
          <table:table-cell table:style-name="ce12" table:formula="of:=[.U3]*COS([.E3]*PI()/180)/([.N3]*[.$U$100])" office:value-type="float" office:value="0.481317913489738">
            <text:p>0,481</text:p>
          </table:table-cell>
          <table:table-cell table:style-name="ce28" table:formula="of:=[.M3]/[.$B$29]" office:value-type="float" office:value="0">
            <text:p>#DIV/0!</text:p>
          </table:table-cell>
          <table:table-cell table:style-name="ce29" office:value-type="float" office:value="0.00419">
            <text:p>0,0042</text:p>
          </table:table-cell>
          <table:table-cell table:style-name="ce29" office:value-type="float" office:value="0.0248463">
            <text:p>0,0248</text:p>
          </table:table-cell>
          <table:table-cell table:style-name="ce12" office:value-type="float" office:value="0.0001">
            <text:p>0,000</text:p>
          </table:table-cell>
          <table:table-cell table:style-name="ce26" table:formula="of:=TAN([.D3]*PI()/180)" office:value-type="float" office:value="-0.25118263847885">
            <text:p>-0,251</text:p>
          </table:table-cell>
          <table:table-cell table:style-name="ce12"/>
          <table:table-cell table:style-name="ce12" office:value-type="float" office:value="0.1779">
            <text:p>0,178</text:p>
          </table:table-cell>
          <table:table-cell/>
          <table:table-cell office:value-type="float" office:value="-3.27">
            <text:p>-3,27</text:p>
          </table:table-cell>
          <table:table-cell table:style-name="ce15" office:value-type="float" office:value="4.91">
            <text:p>4,9</text:p>
          </table:table-cell>
          <table:table-cell/>
          <table:table-cell table:number-columns-repeated="2"/>
        </table:table-row>
        <table:table-row table:style-name="ro2">
          <table:table-cell/>
          <table:table-cell table:formula="of:=[.B3]+1" office:value-type="float" office:value="3">
            <text:p>3</text:p>
          </table:table-cell>
          <table:table-cell table:style-name="ce9" office:value-type="float" office:value="-18">
            <text:p>-18,0</text:p>
          </table:table-cell>
          <table:table-cell table:style-name="ce9" office:value-type="float" office:value="-15.8">
            <text:p>-15,8</text:p>
          </table:table-cell>
          <table:table-cell table:style-name="ce14" office:value-type="float" office:value="2.2">
            <text:p>2,2</text:p>
          </table:table-cell>
          <table:table-cell table:style-name="ce19" office:value-type="float" office:value="2832">
            <text:p>2.832</text:p>
          </table:table-cell>
          <table:table-cell table:style-name="ce20" office:value-type="float" office:value="2690">
            <text:p>2.690</text:p>
          </table:table-cell>
          <table:table-cell office:value-type="float" office:value="875">
            <text:p>875</text:p>
          </table:table-cell>
          <table:table-cell office:value-type="float" office:value="16">
            <text:p>16</text:p>
          </table:table-cell>
          <table:table-cell table:style-name="ce22" table:formula="of:=[.H4]-[.I4]" office:value-type="float" office:value="859">
            <text:p>859</text:p>
          </table:table-cell>
          <table:table-cell table:style-name="ce21" office:value-type="float" office:value="31.9">
            <text:p>31,9</text:p>
          </table:table-cell>
          <table:table-cell table:number-columns-repeated="2" table:style-name="ce12" office:value-type="float" office:value="0.05">
            <text:p>0,050</text:p>
          </table:table-cell>
          <table:table-cell table:style-name="ce17" office:value-type="float" office:value="14.3">
            <text:p>14,3</text:p>
          </table:table-cell>
          <table:table-cell table:style-name="ce15" table:formula="of:=[.N4]/PI()*30" office:value-type="float" office:value="136.554941172846">
            <text:p>136,6</text:p>
          </table:table-cell>
          <table:table-cell table:style-name="ce25" office:value-type="float" office:value="0.00205">
            <text:p>2,05E-03</text:p>
          </table:table-cell>
          <table:table-cell table:style-name="ce12" table:formula="of:=[.P4]/[.$P$100]" office:value-type="float" office:value="0.862068965517241">
            <text:p>0,862</text:p>
          </table:table-cell>
          <table:table-cell table:formula="of:=[.T4]*COS([.C4]*PI()/180)" office:value-type="float" office:value="100.781414704706">
            <text:p>100,7814147047</text:p>
          </table:table-cell>
          <table:table-cell table:style-name="ce17" table:formula="of:=[.U4]*SIN([.C4]*PI()/180)*60" office:value-type="float" office:value="-2873.85804768701">
            <text:p>-2873,858047687</text:p>
          </table:table-cell>
          <table:table-cell table:style-name="ce15" table:formula="of:=[.U4]*[.$R$100]" office:value-type="float" office:value="105.96785046729">
            <text:p>106,0</text:p>
          </table:table-cell>
          <table:table-cell table:style-name="ce9" office:value-type="float" office:value="155">
            <text:p>155,0</text:p>
          </table:table-cell>
          <table:table-cell table:style-name="ce12" table:formula="of:=[.U4]*COS([.E4]*PI()/180)/([.N4]*[.$U$100])" office:value-type="float" office:value="0.481385398737051">
            <text:p>0,481</text:p>
          </table:table-cell>
          <table:table-cell table:style-name="ce28" table:formula="of:=[.M4]/[.$B$29]" office:value-type="float" office:value="0">
            <text:p>#DIV/0!</text:p>
          </table:table-cell>
          <table:table-cell table:style-name="ce29" office:value-type="float" office:value="0.0048986">
            <text:p>0,0049</text:p>
          </table:table-cell>
          <table:table-cell table:style-name="ce29" office:value-type="float" office:value="0.0272152">
            <text:p>0,0272</text:p>
          </table:table-cell>
          <table:table-cell table:style-name="ce12" office:value-type="float" office:value="-0.03543">
            <text:p>-0,035</text:p>
          </table:table-cell>
          <table:table-cell table:style-name="ce26" table:formula="of:=TAN([.D4]*PI()/180)" office:value-type="float" office:value="-0.282971477224082">
            <text:p>-0,283</text:p>
          </table:table-cell>
          <table:table-cell table:style-name="ce12"/>
          <table:table-cell table:style-name="ce12" office:value-type="float" office:value="0.19851">
            <text:p>0,199</text:p>
          </table:table-cell>
          <table:table-cell/>
          <table:table-cell office:value-type="float" office:value="-3.91">
            <text:p>-3,91</text:p>
          </table:table-cell>
          <table:table-cell table:style-name="ce15" office:value-type="float" office:value="5.68">
            <text:p>5,7</text:p>
          </table:table-cell>
          <table:table-cell/>
          <table:table-cell table:number-columns-repeated="2"/>
        </table:table-row>
        <table:table-row table:style-name="ro2">
          <table:table-cell/>
          <table:table-cell table:formula="of:=[.B4]+1" office:value-type="float" office:value="4">
            <text:p>4</text:p>
          </table:table-cell>
          <table:table-cell table:style-name="ce9" office:value-type="float" office:value="-18.7">
            <text:p>-18,7</text:p>
          </table:table-cell>
          <table:table-cell table:style-name="ce9" office:value-type="float" office:value="-17.3">
            <text:p>-17,3</text:p>
          </table:table-cell>
          <table:table-cell table:style-name="ce14" office:value-type="float" office:value="0.14">
            <text:p>0,1</text:p>
          </table:table-cell>
          <table:table-cell table:style-name="ce19" office:value-type="float" office:value="2796">
            <text:p>2.796</text:p>
          </table:table-cell>
          <table:table-cell table:style-name="ce20" office:value-type="float" office:value="2650">
            <text:p>2.650</text:p>
          </table:table-cell>
          <table:table-cell office:value-type="float" office:value="898">
            <text:p>898</text:p>
          </table:table-cell>
          <table:table-cell office:value-type="float" office:value="16">
            <text:p>16</text:p>
          </table:table-cell>
          <table:table-cell table:style-name="ce22" table:formula="of:=[.H5]-[.I5]" office:value-type="float" office:value="882">
            <text:p>882</text:p>
          </table:table-cell>
          <table:table-cell table:style-name="ce21" office:value-type="float" office:value="35.6">
            <text:p>35,6</text:p>
          </table:table-cell>
          <table:table-cell table:number-columns-repeated="2" table:style-name="ce12" office:value-type="float" office:value="0.044">
            <text:p>0,044</text:p>
          </table:table-cell>
          <table:table-cell table:style-name="ce17" office:value-type="float" office:value="14.3">
            <text:p>14,3</text:p>
          </table:table-cell>
          <table:table-cell table:style-name="ce15" table:formula="of:=[.N5]/PI()*30" office:value-type="float" office:value="136.554941172846">
            <text:p>136,6</text:p>
          </table:table-cell>
          <table:table-cell table:style-name="ce25" office:value-type="float" office:value="0.00205">
            <text:p>2,05E-03</text:p>
          </table:table-cell>
          <table:table-cell table:style-name="ce12" table:formula="of:=[.P5]/[.$P$100]" office:value-type="float" office:value="0.862068965517241">
            <text:p>0,862</text:p>
          </table:table-cell>
          <table:table-cell table:formula="of:=[.T5]*COS([.C5]*PI()/180)" office:value-type="float" office:value="100.373837073271">
            <text:p>100,3738370733</text:p>
          </table:table-cell>
          <table:table-cell table:style-name="ce17" table:formula="of:=[.U5]*SIN([.C5]*PI()/180)*60" office:value-type="float" office:value="-2981.70081244679">
            <text:p>-2981,7008124468</text:p>
          </table:table-cell>
          <table:table-cell table:style-name="ce15" table:formula="of:=[.U5]*[.$R$100]" office:value-type="float" office:value="105.96785046729">
            <text:p>106,0</text:p>
          </table:table-cell>
          <table:table-cell table:style-name="ce9" office:value-type="float" office:value="155">
            <text:p>155,0</text:p>
          </table:table-cell>
          <table:table-cell table:style-name="ce12" table:formula="of:=[.U5]*COS([.E5]*PI()/180)/([.N5]*[.$U$100])" office:value-type="float" office:value="0.48173904362508">
            <text:p>0,482</text:p>
          </table:table-cell>
          <table:table-cell table:style-name="ce28" table:formula="of:=[.M5]/[.$B$29]" office:value-type="float" office:value="0">
            <text:p>#DIV/0!</text:p>
          </table:table-cell>
          <table:table-cell table:number-columns-repeated="2" table:style-name="ce29"/>
          <table:table-cell table:style-name="ce12"/>
          <table:table-cell table:style-name="ce26" table:formula="of:=TAN([.D5]*PI()/180)" office:value-type="float" office:value="-0.311465315954161">
            <text:p>-0,311</text:p>
          </table:table-cell>
          <table:table-cell table:number-columns-repeated="2" table:style-name="ce12"/>
          <table:table-cell table:number-columns-repeated="2"/>
          <table:table-cell table:style-name="ce15"/>
          <table:table-cell/>
          <table:table-cell table:number-columns-repeated="2"/>
        </table:table-row>
        <table:table-row table:style-name="ro2">
          <table:table-cell/>
          <table:table-cell table:formula="of:=[.B5]+1" office:value-type="float" office:value="5">
            <text:p>5</text:p>
          </table:table-cell>
          <table:table-cell table:style-name="ce9" office:value-type="float" office:value="-16">
            <text:p>-16,0</text:p>
          </table:table-cell>
          <table:table-cell table:style-name="ce9" office:value-type="float" office:value="-13.3">
            <text:p>-13,3</text:p>
          </table:table-cell>
          <table:table-cell table:style-name="ce14" office:value-type="float" office:value="2.7">
            <text:p>2,7</text:p>
          </table:table-cell>
          <table:table-cell table:style-name="ce19" office:value-type="float" office:value="2899">
            <text:p>2.899</text:p>
          </table:table-cell>
          <table:table-cell table:style-name="ce20" office:value-type="float" office:value="2790">
            <text:p>2.790</text:p>
          </table:table-cell>
          <table:table-cell office:value-type="float" office:value="800">
            <text:p>800</text:p>
          </table:table-cell>
          <table:table-cell office:value-type="float" office:value="16">
            <text:p>16</text:p>
          </table:table-cell>
          <table:table-cell table:style-name="ce22" table:formula="of:=[.H6]-[.I6]" office:value-type="float" office:value="784">
            <text:p>784</text:p>
          </table:table-cell>
          <table:table-cell table:style-name="ce21" office:value-type="float" office:value="24.6">
            <text:p>24,6</text:p>
          </table:table-cell>
          <table:table-cell table:number-columns-repeated="2" table:style-name="ce12" office:value-type="float" office:value="0.067">
            <text:p>0,067</text:p>
          </table:table-cell>
          <table:table-cell table:style-name="ce17" office:value-type="float" office:value="14.3">
            <text:p>14,3</text:p>
          </table:table-cell>
          <table:table-cell table:style-name="ce15" table:formula="of:=[.N6]/PI()*30" office:value-type="float" office:value="136.554941172846">
            <text:p>136,6</text:p>
          </table:table-cell>
          <table:table-cell table:style-name="ce25" office:value-type="float" office:value="0.00205">
            <text:p>2,05E-03</text:p>
          </table:table-cell>
          <table:table-cell table:style-name="ce12" table:formula="of:=[.P6]/[.$P$100]" office:value-type="float" office:value="0.862068965517241">
            <text:p>0,862</text:p>
          </table:table-cell>
          <table:table-cell table:formula="of:=[.T6]*COS([.C6]*PI()/180)" office:value-type="float" office:value="101.862835655125">
            <text:p>101,8628356551</text:p>
          </table:table-cell>
          <table:table-cell table:style-name="ce17" table:formula="of:=[.U6]*SIN([.C6]*PI()/180)*60" office:value-type="float" office:value="-2563.42740909809">
            <text:p>-2563,4274090981</text:p>
          </table:table-cell>
          <table:table-cell table:style-name="ce15" table:formula="of:=[.U6]*[.$R$100]" office:value-type="float" office:value="105.96785046729">
            <text:p>106,0</text:p>
          </table:table-cell>
          <table:table-cell table:style-name="ce9" office:value-type="float" office:value="155">
            <text:p>155,0</text:p>
          </table:table-cell>
          <table:table-cell table:style-name="ce12" table:formula="of:=[.U6]*COS([.E6]*PI()/180)/([.N6]*[.$U$100])" office:value-type="float" office:value="0.481205689569869">
            <text:p>0,481</text:p>
          </table:table-cell>
          <table:table-cell table:style-name="ce28" table:formula="of:=[.M6]/[.$B$29]" office:value-type="float" office:value="0">
            <text:p>#DIV/0!</text:p>
          </table:table-cell>
          <table:table-cell table:number-columns-repeated="2" table:style-name="ce29"/>
          <table:table-cell table:style-name="ce12"/>
          <table:table-cell table:style-name="ce26" table:formula="of:=TAN([.D6]*PI()/180)" office:value-type="float" office:value="-0.236389982996269">
            <text:p>-0,236</text:p>
          </table:table-cell>
          <table:table-cell table:number-columns-repeated="2" table:style-name="ce12"/>
          <table:table-cell table:number-columns-repeated="2"/>
          <table:table-cell table:style-name="ce15"/>
          <table:table-cell/>
          <table:table-cell table:number-columns-repeated="2"/>
        </table:table-row>
        <table:table-row table:style-name="ro2">
          <table:table-cell/>
          <table:table-cell table:formula="of:=[.B6]+1" office:value-type="float" office:value="6">
            <text:p>6</text:p>
          </table:table-cell>
          <table:table-cell table:style-name="ce9" office:value-type="float" office:value="-17.3">
            <text:p>-17,3</text:p>
          </table:table-cell>
          <table:table-cell table:style-name="ce9" office:value-type="float" office:value="-15">
            <text:p>-15,0</text:p>
          </table:table-cell>
          <table:table-cell table:style-name="ce14" office:value-type="float" office:value="2.3">
            <text:p>2,3</text:p>
          </table:table-cell>
          <table:table-cell table:style-name="ce19" office:value-type="float" office:value="2858">
            <text:p>2.858</text:p>
          </table:table-cell>
          <table:table-cell table:style-name="ce20" office:value-type="float" office:value="2730">
            <text:p>2.730</text:p>
          </table:table-cell>
          <table:table-cell office:value-type="float" office:value="849">
            <text:p>849</text:p>
          </table:table-cell>
          <table:table-cell office:value-type="float" office:value="16">
            <text:p>16</text:p>
          </table:table-cell>
          <table:table-cell table:style-name="ce22" table:formula="of:=[.H7]-[.I7]" office:value-type="float" office:value="833">
            <text:p>833</text:p>
          </table:table-cell>
          <table:table-cell table:style-name="ce21" office:value-type="float" office:value="28.9">
            <text:p>28,9</text:p>
          </table:table-cell>
          <table:table-cell table:number-columns-repeated="2" table:style-name="ce12" office:value-type="float" office:value="0.056">
            <text:p>0,056</text:p>
          </table:table-cell>
          <table:table-cell table:style-name="ce17" office:value-type="float" office:value="13.8">
            <text:p>13,8</text:p>
          </table:table-cell>
          <table:table-cell table:style-name="ce15" table:formula="of:=[.N7]/PI()*30" office:value-type="float" office:value="131.780292880089">
            <text:p>131,8</text:p>
          </table:table-cell>
          <table:table-cell table:style-name="ce25" office:value-type="float" office:value="0.00205">
            <text:p>2,05E-03</text:p>
          </table:table-cell>
          <table:table-cell table:style-name="ce12" table:formula="of:=[.P7]/[.$P$100]" office:value-type="float" office:value="0.862068965517241">
            <text:p>0,862</text:p>
          </table:table-cell>
          <table:table-cell table:formula="of:=[.T7]*COS([.C7]*PI()/180)" office:value-type="float" office:value="109.659506699798">
            <text:p>109,6595066998</text:p>
          </table:table-cell>
          <table:table-cell table:style-name="ce17" table:formula="of:=[.U7]*SIN([.C7]*PI()/180)*60" office:value-type="float" office:value="-2997.53873070408">
            <text:p>-2997,5387307041</text:p>
          </table:table-cell>
          <table:table-cell table:style-name="ce15" table:formula="of:=[.U7]*[.$R$100]" office:value-type="float" office:value="114.855476635514">
            <text:p>114,9</text:p>
          </table:table-cell>
          <table:table-cell table:style-name="ce9" office:value-type="float" office:value="168">
            <text:p>168,0</text:p>
          </table:table-cell>
          <table:table-cell table:style-name="ce12" table:formula="of:=[.U7]*COS([.E7]*PI()/180)/([.N7]*[.$U$100])" office:value-type="float" office:value="0.540626919095739">
            <text:p>0,541</text:p>
          </table:table-cell>
          <table:table-cell table:style-name="ce28" table:formula="of:=[.M7]/[.$B$29]" office:value-type="float" office:value="0">
            <text:p>#DIV/0!</text:p>
          </table:table-cell>
          <table:table-cell table:style-name="ce29" office:value-type="float" office:value="0.004798">
            <text:p>0,0048</text:p>
          </table:table-cell>
          <table:table-cell table:style-name="ce29" office:value-type="float" office:value="0.0266358">
            <text:p>0,0266</text:p>
          </table:table-cell>
          <table:table-cell table:style-name="ce12" office:value-type="float" office:value="0.00529">
            <text:p>0,005</text:p>
          </table:table-cell>
          <table:table-cell table:style-name="ce26" table:formula="of:=TAN([.D7]*PI()/180)" office:value-type="float" office:value="-0.267949192431123">
            <text:p>-0,268</text:p>
          </table:table-cell>
          <table:table-cell table:style-name="ce12" office:value-type="float" office:value="0.03742">
            <text:p>0,037</text:p>
          </table:table-cell>
          <table:table-cell table:style-name="ce12" office:value-type="float" office:value="0.24317">
            <text:p>0,243</text:p>
          </table:table-cell>
          <table:table-cell/>
          <table:table-cell office:value-type="float" office:value="-3.14">
            <text:p>-3,14</text:p>
          </table:table-cell>
          <table:table-cell table:style-name="ce15" office:value-type="float" office:value="4.76">
            <text:p>4,8</text:p>
          </table:table-cell>
          <table:table-cell/>
          <table:table-cell table:number-columns-repeated="2"/>
        </table:table-row>
        <table:table-row table:style-name="ro2">
          <table:table-cell/>
          <table:table-cell table:formula="of:=[.B7]+1" office:value-type="float" office:value="7">
            <text:p>7</text:p>
          </table:table-cell>
          <table:table-cell table:style-name="ce9" office:value-type="float" office:value="-18">
            <text:p>-18,0</text:p>
          </table:table-cell>
          <table:table-cell table:style-name="ce9" office:value-type="float" office:value="-16">
            <text:p>-16,0</text:p>
          </table:table-cell>
          <table:table-cell table:style-name="ce14" office:value-type="float" office:value="2">
            <text:p>2,0</text:p>
          </table:table-cell>
          <table:table-cell table:style-name="ce19" office:value-type="float" office:value="2817">
            <text:p>2.817</text:p>
          </table:table-cell>
          <table:table-cell table:style-name="ce20" office:value-type="float" office:value="2680">
            <text:p>2.680</text:p>
          </table:table-cell>
          <table:table-cell office:value-type="float" office:value="871">
            <text:p>871</text:p>
          </table:table-cell>
          <table:table-cell office:value-type="float" office:value="16">
            <text:p>16</text:p>
          </table:table-cell>
          <table:table-cell table:style-name="ce22" table:formula="of:=[.H8]-[.I8]" office:value-type="float" office:value="855">
            <text:p>855</text:p>
          </table:table-cell>
          <table:table-cell table:style-name="ce21" office:value-type="float" office:value="31.2">
            <text:p>31,2</text:p>
          </table:table-cell>
          <table:table-cell table:number-columns-repeated="2" table:style-name="ce12" office:value-type="float" office:value="0.051">
            <text:p>0,051</text:p>
          </table:table-cell>
          <table:table-cell table:style-name="ce17" office:value-type="float" office:value="13.5">
            <text:p>13,5</text:p>
          </table:table-cell>
          <table:table-cell table:style-name="ce15" table:formula="of:=[.N8]/PI()*30" office:value-type="float" office:value="128.915503904435">
            <text:p>128,9</text:p>
          </table:table-cell>
          <table:table-cell table:style-name="ce25" office:value-type="float" office:value="0.00208">
            <text:p>2,08E-03</text:p>
          </table:table-cell>
          <table:table-cell table:style-name="ce12" table:formula="of:=[.P8]/[.$P$100]" office:value-type="float" office:value="0.874684608915055">
            <text:p>0,875</text:p>
          </table:table-cell>
          <table:table-cell table:formula="of:=[.T8]*COS([.C8]*PI()/180)" office:value-type="float" office:value="112.745143934168">
            <text:p>112,7451439342</text:p>
          </table:table-cell>
          <table:table-cell table:style-name="ce17" table:formula="of:=[.U8]*SIN([.C8]*PI()/180)*60" office:value-type="float" office:value="-3215.01280947695">
            <text:p>-3215,012809477</text:p>
          </table:table-cell>
          <table:table-cell table:style-name="ce15" table:formula="of:=[.U8]*[.$R$100]" office:value-type="float" office:value="118.547259813084">
            <text:p>118,5</text:p>
          </table:table-cell>
          <table:table-cell table:style-name="ce9" office:value-type="float" office:value="173.4">
            <text:p>173,4</text:p>
          </table:table-cell>
          <table:table-cell table:style-name="ce12" table:formula="of:=[.U8]*COS([.E8]*PI()/180)/([.N8]*[.$U$100])" office:value-type="float" office:value="0.570516442485963">
            <text:p>0,571</text:p>
          </table:table-cell>
          <table:table-cell table:style-name="ce28" table:formula="of:=[.M8]/[.$B$29]" office:value-type="float" office:value="0">
            <text:p>#DIV/0!</text:p>
          </table:table-cell>
          <table:table-cell table:style-name="ce29" office:value-type="float" office:value="0.00387">
            <text:p>0,0039</text:p>
          </table:table-cell>
          <table:table-cell table:style-name="ce29" office:value-type="float" office:value="0.0251351">
            <text:p>0,0251</text:p>
          </table:table-cell>
          <table:table-cell table:style-name="ce12" office:value-type="float" office:value="-0.0141967">
            <text:p>-0,014</text:p>
          </table:table-cell>
          <table:table-cell table:style-name="ce26" table:formula="of:=TAN([.D8]*PI()/180)" office:value-type="float" office:value="-0.286745385758808">
            <text:p>-0,287</text:p>
          </table:table-cell>
          <table:table-cell table:style-name="ce12" office:value-type="float" office:value="0.05784">
            <text:p>0,058</text:p>
          </table:table-cell>
          <table:table-cell table:style-name="ce12" office:value-type="float" office:value="0.18238">
            <text:p>0,182</text:p>
          </table:table-cell>
          <table:table-cell/>
          <table:table-cell office:value-type="float" office:value="-4.39">
            <text:p>-4,39</text:p>
          </table:table-cell>
          <table:table-cell table:style-name="ce15" office:value-type="float" office:value="6.1">
            <text:p>6,1</text:p>
          </table:table-cell>
          <table:table-cell/>
          <table:table-cell table:number-columns-repeated="2"/>
        </table:table-row>
        <table:table-row table:style-name="ro2">
          <table:table-cell/>
          <table:table-cell table:formula="of:=[.B8]+1" office:value-type="float" office:value="8">
            <text:p>8</text:p>
          </table:table-cell>
          <table:table-cell table:style-name="ce11" office:value-type="float" office:value="-19.2">
            <text:p>-19,2</text:p>
          </table:table-cell>
          <table:table-cell table:style-name="ce9" office:value-type="float" office:value="-17.7">
            <text:p>-17,7</text:p>
          </table:table-cell>
          <table:table-cell table:style-name="ce14" office:value-type="float" office:value="1.5">
            <text:p>1,5</text:p>
          </table:table-cell>
          <table:table-cell table:style-name="ce19" office:value-type="float" office:value="2776">
            <text:p>2.776</text:p>
          </table:table-cell>
          <table:table-cell table:style-name="ce20" office:value-type="float" office:value="2620">
            <text:p>2.620</text:p>
          </table:table-cell>
          <table:table-cell office:value-type="float" office:value="914">
            <text:p>914</text:p>
          </table:table-cell>
          <table:table-cell office:value-type="float" office:value="16">
            <text:p>16</text:p>
          </table:table-cell>
          <table:table-cell table:style-name="ce22" table:formula="of:=[.H9]-[.I9]" office:value-type="float" office:value="898">
            <text:p>898</text:p>
          </table:table-cell>
          <table:table-cell table:style-name="ce21" office:value-type="float" office:value="35.1">
            <text:p>35,1</text:p>
          </table:table-cell>
          <table:table-cell table:number-columns-repeated="2" table:style-name="ce12" office:value-type="float" office:value="0.044">
            <text:p>0,044</text:p>
          </table:table-cell>
          <table:table-cell table:style-name="ce17" office:value-type="float" office:value="13.2">
            <text:p>13,2</text:p>
          </table:table-cell>
          <table:table-cell table:style-name="ce15" table:formula="of:=[.N9]/PI()*30" office:value-type="float" office:value="126.050714928781">
            <text:p>126,1</text:p>
          </table:table-cell>
          <table:table-cell table:style-name="ce25" office:value-type="float" office:value="0.00208">
            <text:p>2,08E-03</text:p>
          </table:table-cell>
          <table:table-cell table:style-name="ce12" table:formula="of:=[.P9]/[.$P$100]" office:value-type="float" office:value="0.874684608915055">
            <text:p>0,875</text:p>
          </table:table-cell>
          <table:table-cell table:formula="of:=[.T9]*COS([.C9]*PI()/180)" office:value-type="float" office:value="118.796969377128">
            <text:p>118,7969693771</text:p>
          </table:table-cell>
          <table:table-cell table:style-name="ce17" table:formula="of:=[.U9]*SIN([.C9]*PI()/180)*60" office:value-type="float" office:value="-3630.68777999396">
            <text:p>-3630,687779994</text:p>
          </table:table-cell>
          <table:table-cell table:style-name="ce15" table:formula="of:=[.U9]*[.$R$100]" office:value-type="float" office:value="125.794093457944">
            <text:p>125,8</text:p>
          </table:table-cell>
          <table:table-cell table:style-name="ce9" office:value-type="float" office:value="184">
            <text:p>184,0</text:p>
          </table:table-cell>
          <table:table-cell table:style-name="ce12" table:formula="of:=[.U9]*COS([.E9]*PI()/180)/([.N9]*[.$U$100])" office:value-type="float" office:value="0.61931632254378">
            <text:p>0,619</text:p>
          </table:table-cell>
          <table:table-cell table:style-name="ce28" table:formula="of:=[.M9]/[.$B$29]" office:value-type="float" office:value="0">
            <text:p>#DIV/0!</text:p>
          </table:table-cell>
          <table:table-cell table:style-name="ce29" office:value-type="float" office:value="0.00384">
            <text:p>0,0038</text:p>
          </table:table-cell>
          <table:table-cell table:style-name="ce29" office:value-type="float" office:value="0.0233424">
            <text:p>0,0233</text:p>
          </table:table-cell>
          <table:table-cell table:style-name="ce12" office:value-type="float" office:value="-0.02931">
            <text:p>-0,029</text:p>
          </table:table-cell>
          <table:table-cell table:style-name="ce26" table:formula="of:=TAN([.D9]*PI()/180)" office:value-type="float" office:value="-0.31914070937918">
            <text:p>-0,319</text:p>
          </table:table-cell>
          <table:table-cell table:style-name="ce12"/>
          <table:table-cell table:style-name="ce12" office:value-type="float" office:value="0.14635">
            <text:p>0,146</text:p>
          </table:table-cell>
          <table:table-cell/>
          <table:table-cell office:value-type="float" office:value="-6.35">
            <text:p>-6,35</text:p>
          </table:table-cell>
          <table:table-cell office:value-type="float" office:value="7.95">
            <text:p>7,95</text:p>
          </table:table-cell>
          <table:table-cell/>
          <table:table-cell table:number-columns-repeated="2"/>
        </table:table-row>
        <table:table-row table:style-name="ro2">
          <table:table-cell table:number-columns-repeated="2"/>
          <table:table-cell/>
          <table:table-cell table:number-columns-repeated="2"/>
          <table:table-cell table:style-name="ce20" table:number-columns-repeated="2"/>
          <table:table-cell table:number-columns-repeated="2"/>
          <table:table-cell table:style-name="ce22"/>
          <table:table-cell table:number-columns-repeated="6"/>
          <table:table-cell table:style-name="ce12"/>
          <table:table-cell/>
          <table:table-cell table:style-name="ce17" table:formula="of:=[.U10]*SIN([.C10]*PI()/180)*60" office:value-type="float" office:value="0">
            <text:p>0</text:p>
          </table:table-cell>
          <table:table-cell table:style-name="ce15"/>
          <table:table-cell/>
          <table:table-cell table:style-name="ce12"/>
          <table:table-cell table:number-columns-repeated="13"/>
        </table:table-row>
        <table:table-row table:style-name="ro2">
          <table:table-cell office:value-type="string">
            <text:p>A-6</text:p>
          </table:table-cell>
          <table:table-cell table:formula="of:=[.B9]+1" office:value-type="float" office:value="9">
            <text:p>9</text:p>
          </table:table-cell>
          <table:table-cell table:style-name="ce9" office:value-type="float" office:value="-13.4">
            <text:p>-13,4</text:p>
          </table:table-cell>
          <table:table-cell table:style-name="ce9" office:value-type="float" office:value="53.6">
            <text:p>53,6</text:p>
          </table:table-cell>
          <table:table-cell table:style-name="ce14" office:value-type="float" office:value="6">
            <text:p>6,0</text:p>
          </table:table-cell>
          <table:table-cell table:style-name="ce19" office:value-type="float" office:value="2503">
            <text:p>2.503</text:p>
          </table:table-cell>
          <table:table-cell table:style-name="ce20"/>
          <table:table-cell/>
          <table:table-cell office:value-type="float" office:value="16">
            <text:p>16</text:p>
          </table:table-cell>
          <table:table-cell table:style-name="ce22" table:formula="of:=[.H11]-[.I11]" office:value-type="float" office:value="-16">
            <text:p>-16</text:p>
          </table:table-cell>
          <table:table-cell table:style-name="ce21"/>
          <table:table-cell table:style-name="ce12" office:value-type="float" office:value="0.238">
            <text:p>0,238</text:p>
          </table:table-cell>
          <table:table-cell table:style-name="ce12"/>
          <table:table-cell table:style-name="ce17" office:value-type="float" office:value="14.9">
            <text:p>14,9</text:p>
          </table:table-cell>
          <table:table-cell table:style-name="ce15" table:formula="of:=[.N11]/PI()*30" office:value-type="float" office:value="142.284519124154">
            <text:p>142,3</text:p>
          </table:table-cell>
          <table:table-cell table:style-name="ce25" office:value-type="float" office:value="0.00208">
            <text:p>2,08E-03</text:p>
          </table:table-cell>
          <table:table-cell table:style-name="ce12" table:formula="of:=[.P11]/[.$P$100]" office:value-type="float" office:value="0.874684608915055">
            <text:p>0,875</text:p>
          </table:table-cell>
          <table:table-cell table:formula="of:=[.T11]*COS([.C11]*PI()/180)" office:value-type="float" office:value="85.1265806866827">
            <text:p>85,1265806867</text:p>
          </table:table-cell>
          <table:table-cell table:style-name="ce17" table:formula="of:=[.U11]*SIN([.C11]*PI()/180)*60" office:value-type="float" office:value="-1779.82389883513">
            <text:p>-1779,8238988351</text:p>
          </table:table-cell>
          <table:table-cell table:style-name="ce15" table:formula="of:=[.U11]*[.$R$100]" office:value-type="float" office:value="87.5089345794393">
            <text:p>87,5</text:p>
          </table:table-cell>
          <table:table-cell table:style-name="ce9" office:value-type="float" office:value="128">
            <text:p>128,0</text:p>
          </table:table-cell>
          <table:table-cell table:style-name="ce12" table:formula="of:=[.U11]*COS([.E11]*PI()/180)/([.N11]*[.$U$100])" office:value-type="float" office:value="0.379713057739415">
            <text:p>0,380</text:p>
          </table:table-cell>
          <table:table-cell table:style-name="ce28" table:formula="of:=[.M11]/[.$B$29]" office:value-type="float" office:value="0">
            <text:p>#DIV/0!</text:p>
          </table:table-cell>
          <table:table-cell table:style-name="ce29" office:value-type="float" office:value="0.00455">
            <text:p>0,0046</text:p>
          </table:table-cell>
          <table:table-cell table:style-name="ce29" office:value-type="float" office:value="0.0296">
            <text:p>0,0296</text:p>
          </table:table-cell>
          <table:table-cell table:style-name="ce12" office:value-type="float" office:value="-0.019">
            <text:p>-0,019</text:p>
          </table:table-cell>
          <table:table-cell table:style-name="ce26" table:formula="of:=TAN([.D11]*PI()/180)" office:value-type="float" office:value="1.35636700402736">
            <text:p>1,356</text:p>
          </table:table-cell>
          <table:table-cell table:style-name="ce12"/>
          <table:table-cell table:style-name="ce12" office:value-type="float" office:value="0.1657">
            <text:p>0,166</text:p>
          </table:table-cell>
          <table:table-cell/>
          <table:table-cell office:value-type="float" office:value="-4.51">
            <text:p>-4,51</text:p>
          </table:table-cell>
          <table:table-cell table:style-name="ce15" office:value-type="float" office:value="6.85">
            <text:p>6,9</text:p>
          </table:table-cell>
          <table:table-cell/>
          <table:table-cell table:number-columns-repeated="2"/>
        </table:table-row>
        <table:table-row table:style-name="ro2">
          <table:table-cell/>
          <table:table-cell table:formula="of:=[.B11]+1" office:value-type="float" office:value="10">
            <text:p>10</text:p>
          </table:table-cell>
          <table:table-cell table:style-name="ce9"/>
          <table:table-cell table:style-name="ce9" office:value-type="float" office:value="55.3">
            <text:p>55,3</text:p>
          </table:table-cell>
          <table:table-cell table:style-name="ce14"/>
          <table:table-cell table:style-name="ce19" office:value-type="float" office:value="2491">
            <text:p>2.491</text:p>
          </table:table-cell>
          <table:table-cell table:style-name="ce20"/>
          <table:table-cell/>
          <table:table-cell office:value-type="float" office:value="16">
            <text:p>16</text:p>
          </table:table-cell>
          <table:table-cell table:style-name="ce22" table:formula="of:=[.H12]-[.I12]" office:value-type="float" office:value="-16">
            <text:p>-16</text:p>
          </table:table-cell>
          <table:table-cell table:style-name="ce21"/>
          <table:table-cell table:style-name="ce12"/>
          <table:table-cell table:style-name="ce12"/>
          <table:table-cell table:style-name="ce17" office:value-type="float" office:value="232">
            <text:p>232</text:p>
          </table:table-cell>
          <table:table-cell table:style-name="ce15" table:formula="of:=[.N12]/PI()*30" office:value-type="float" office:value="2215.43680783918">
            <text:p>2215,4</text:p>
          </table:table-cell>
          <table:table-cell table:style-name="ce25" office:value-type="float" office:value="0.00208">
            <text:p>2,08E-03</text:p>
          </table:table-cell>
          <table:table-cell table:style-name="ce12" table:formula="of:=[.P12]/[.$P$100]" office:value-type="float" office:value="0.874684608915055">
            <text:p>0,875</text:p>
          </table:table-cell>
          <table:table-cell table:formula="of:=[.T12]*COS([.C12]*PI()/180)" office:value-type="float" office:value="105.96785046729">
            <text:p>105,9678504673</text:p>
          </table:table-cell>
          <table:table-cell table:style-name="ce17" table:formula="of:=[.U12]*SIN([.C12]*PI()/180)*60" office:value-type="float" office:value="0">
            <text:p>0</text:p>
          </table:table-cell>
          <table:table-cell table:style-name="ce15" table:formula="of:=[.U12]*[.$R$100]" office:value-type="float" office:value="105.96785046729">
            <text:p>106,0</text:p>
          </table:table-cell>
          <table:table-cell table:style-name="ce9" office:value-type="float" office:value="155">
            <text:p>155,0</text:p>
          </table:table-cell>
          <table:table-cell table:style-name="ce12" table:formula="of:=[.U12]*COS([.E12]*PI()/180)/([.N12]*[.$U$100])" office:value-type="float" office:value="0.0296934865900383">
            <text:p>0,030</text:p>
          </table:table-cell>
          <table:table-cell table:style-name="ce28" table:formula="of:=[.M12]/[.$B$29]" office:value-type="float" office:value="0">
            <text:p>#DIV/0!</text:p>
          </table:table-cell>
          <table:table-cell table:number-columns-repeated="2" table:style-name="ce29"/>
          <table:table-cell table:style-name="ce12"/>
          <table:table-cell table:style-name="ce26" table:formula="of:=TAN([.D12]*PI()/180)" office:value-type="float" office:value="1.44418340585301">
            <text:p>1,444</text:p>
          </table:table-cell>
          <table:table-cell table:number-columns-repeated="2" table:style-name="ce12"/>
          <table:table-cell table:number-columns-repeated="2"/>
          <table:table-cell table:style-name="ce15"/>
          <table:table-cell/>
          <table:table-cell table:number-columns-repeated="2"/>
        </table:table-row>
        <table:table-row table:style-name="ro2">
          <table:table-cell/>
          <table:table-cell table:formula="of:=[.B12]+1" office:value-type="float" office:value="11">
            <text:p>11</text:p>
          </table:table-cell>
          <table:table-cell table:style-name="ce9"/>
          <table:table-cell table:style-name="ce9" office:value-type="float" office:value="66.7">
            <text:p>66,7</text:p>
          </table:table-cell>
          <table:table-cell table:style-name="ce14" office:value-type="float" office:value="4.54">
            <text:p>4,5</text:p>
          </table:table-cell>
          <table:table-cell table:style-name="ce19" office:value-type="float" office:value="2485">
            <text:p>2.485</text:p>
          </table:table-cell>
          <table:table-cell table:style-name="ce20"/>
          <table:table-cell/>
          <table:table-cell office:value-type="float" office:value="16">
            <text:p>16</text:p>
          </table:table-cell>
          <table:table-cell table:style-name="ce22" table:formula="of:=[.H13]-[.I13]" office:value-type="float" office:value="-16">
            <text:p>-16</text:p>
          </table:table-cell>
          <table:table-cell table:style-name="ce21"/>
          <table:table-cell table:style-name="ce12" office:value-type="float" office:value="0.2277">
            <text:p>0,228</text:p>
          </table:table-cell>
          <table:table-cell table:style-name="ce12"/>
          <table:table-cell table:style-name="ce17" office:value-type="float" office:value="197.5">
            <text:p>197,5</text:p>
          </table:table-cell>
          <table:table-cell table:style-name="ce15" table:formula="of:=[.N13]/PI()*30" office:value-type="float" office:value="1885.98607563896">
            <text:p>1886,0</text:p>
          </table:table-cell>
          <table:table-cell table:style-name="ce25" office:value-type="float" office:value="0.00208">
            <text:p>2,08E-03</text:p>
          </table:table-cell>
          <table:table-cell table:style-name="ce12" table:formula="of:=[.P13]/[.$P$100]" office:value-type="float" office:value="0.874684608915055">
            <text:p>0,875</text:p>
          </table:table-cell>
          <table:table-cell table:formula="of:=[.T13]*COS([.C13]*PI()/180)" office:value-type="float" office:value="105.96785046729">
            <text:p>105,9678504673</text:p>
          </table:table-cell>
          <table:table-cell table:style-name="ce17" table:formula="of:=[.U13]*SIN([.C13]*PI()/180)*60" office:value-type="float" office:value="0">
            <text:p>0</text:p>
          </table:table-cell>
          <table:table-cell table:style-name="ce15" table:formula="of:=[.U13]*[.$R$100]" office:value-type="float" office:value="105.96785046729">
            <text:p>106,0</text:p>
          </table:table-cell>
          <table:table-cell table:style-name="ce9" office:value-type="float" office:value="155">
            <text:p>155,0</text:p>
          </table:table-cell>
          <table:table-cell table:style-name="ce12" table:formula="of:=[.U13]*COS([.E13]*PI()/180)/([.N13]*[.$U$100])" office:value-type="float" office:value="0.0347710062406762">
            <text:p>0,035</text:p>
          </table:table-cell>
          <table:table-cell table:style-name="ce28" table:formula="of:=[.M13]/[.$B$29]" office:value-type="float" office:value="0">
            <text:p>#DIV/0!</text:p>
          </table:table-cell>
          <table:table-cell table:style-name="ce29" office:value-type="float" office:value="0.0051">
            <text:p>0,0051</text:p>
          </table:table-cell>
          <table:table-cell table:style-name="ce29"/>
          <table:table-cell table:style-name="ce12"/>
          <table:table-cell table:style-name="ce26" table:formula="of:=TAN([.D13]*PI()/180)" office:value-type="float" office:value="2.32197402167879">
            <text:p>2,322</text:p>
          </table:table-cell>
          <table:table-cell table:number-columns-repeated="2" table:style-name="ce12"/>
          <table:table-cell table:number-columns-repeated="2"/>
          <table:table-cell table:style-name="ce15"/>
          <table:table-cell/>
          <table:table-cell table:number-columns-repeated="2"/>
        </table:table-row>
        <table:table-row table:style-name="ro2">
          <table:table-cell table:number-columns-repeated="2"/>
          <table:table-cell/>
          <table:table-cell table:number-columns-repeated="15"/>
          <table:table-cell table:style-name="ce17" table:formula="of:=[.U14]*SIN([.C14]*PI()/180)*60" office:value-type="float" office:value="0">
            <text:p>0</text:p>
          </table:table-cell>
          <table:table-cell/>
          <table:table-cell/>
          <table:table-cell table:number-columns-repeated="11"/>
          <table:table-cell/>
          <table:table-cell table:number-columns-repeated="2"/>
        </table:table-row>
        <table:table-row table:style-name="ro2">
          <table:table-cell table:number-columns-repeated="2"/>
          <table:table-cell/>
          <table:table-cell table:number-columns-repeated="15"/>
          <table:table-cell table:style-name="ce17" table:formula="of:=[.U15]*SIN([.C15]*PI()/180)*60" office:value-type="float" office:value="0">
            <text:p>0</text:p>
          </table:table-cell>
          <table:table-cell/>
          <table:table-cell/>
          <table:table-cell table:number-columns-repeated="11"/>
          <table:table-cell/>
          <table:table-cell table:number-columns-repeated="2"/>
        </table:table-row>
        <table:table-row table:style-name="ro2">
          <table:table-cell table:number-columns-repeated="2"/>
          <table:table-cell/>
          <table:table-cell table:number-columns-repeated="15"/>
          <table:table-cell table:style-name="ce17" table:formula="of:=[.U16]*SIN([.C16]*PI()/180)*60" office:value-type="float" office:value="0">
            <text:p>0</text:p>
          </table:table-cell>
          <table:table-cell/>
          <table:table-cell/>
          <table:table-cell table:number-columns-repeated="11"/>
          <table:table-cell/>
          <table:table-cell table:number-columns-repeated="2"/>
        </table:table-row>
        <table:table-row table:style-name="ro2">
          <table:table-cell table:number-columns-repeated="2"/>
          <table:table-cell/>
          <table:table-cell table:number-columns-repeated="15"/>
          <table:table-cell table:style-name="ce17" table:formula="of:=[.U17]*SIN([.C17]*PI()/180)*60" office:value-type="float" office:value="0">
            <text:p>0</text:p>
          </table:table-cell>
          <table:table-cell/>
          <table:table-cell/>
          <table:table-cell table:number-columns-repeated="11"/>
          <table:table-cell/>
          <table:table-cell table:number-columns-repeated="2"/>
        </table:table-row>
        <table:table-row table:style-name="ro2">
          <table:table-cell office:value-type="string">
            <text:p>A-12</text:p>
          </table:table-cell>
          <table:table-cell office:value-type="float" office:value="1">
            <text:p>1</text:p>
          </table:table-cell>
          <table:table-cell table:style-name="ce9" office:value-type="float" office:value="-12.3">
            <text:p>-12,3</text:p>
          </table:table-cell>
          <table:table-cell table:style-name="ce9" office:value-type="float" office:value="-5.4">
            <text:p>-5,4</text:p>
          </table:table-cell>
          <table:table-cell table:style-name="ce16" office:value-type="float" office:value="6.9">
            <text:p>6,9</text:p>
          </table:table-cell>
          <table:table-cell table:style-name="ce19" office:value-type="float" office:value="2904">
            <text:p>2.904</text:p>
          </table:table-cell>
          <table:table-cell table:style-name="ce19" office:value-type="float" office:value="2840">
            <text:p>2.840</text:p>
          </table:table-cell>
          <table:table-cell office:value-type="float" office:value="619">
            <text:p>619</text:p>
          </table:table-cell>
          <table:table-cell office:value-type="float" office:value="10">
            <text:p>10</text:p>
          </table:table-cell>
          <table:table-cell table:style-name="ce22" table:formula="of:=[.H18]-[.I18]" office:value-type="float" office:value="609">
            <text:p>609</text:p>
          </table:table-cell>
          <table:table-cell table:style-name="ce15" office:value-type="float" office:value="8.7">
            <text:p>8,7</text:p>
          </table:table-cell>
          <table:table-cell table:style-name="ce12" office:value-type="float" office:value="0.193">
            <text:p>0,193</text:p>
          </table:table-cell>
          <table:table-cell table:style-name="ce18" office:value-type="float" office:value="0.042">
            <text:p>0,042</text:p>
          </table:table-cell>
          <table:table-cell table:style-name="ce17" office:value-type="float" office:value="15.6">
            <text:p>15,6</text:p>
          </table:table-cell>
          <table:table-cell table:style-name="ce15" table:formula="of:=[.N18]/PI()*30" office:value-type="float" office:value="148.969026734014">
            <text:p>149,0</text:p>
          </table:table-cell>
          <table:table-cell table:style-name="ce25" office:value-type="float" office:value="0.00202">
            <text:p>2,02E-03</text:p>
          </table:table-cell>
          <table:table-cell table:style-name="ce12" table:formula="of:=[.P18]/[.$P$100]" office:value-type="float" office:value="0.849453322119428">
            <text:p>0,849</text:p>
          </table:table-cell>
          <table:table-cell table:style-name="ce27" table:formula="of:=[.T18]*COS([.C18]*PI()/180)" office:value-type="float" office:value="62.1212515988899">
            <text:p>62,1</text:p>
          </table:table-cell>
          <table:table-cell table:style-name="ce17" table:formula="of:=[.U18]*SIN([.C18]*PI()/180)*60" office:value-type="float" office:value="-1188.70955541437">
            <text:p>-1188,7095554144</text:p>
          </table:table-cell>
          <table:table-cell table:style-name="ce15" table:formula="of:=[.U18]*[.$R$100]" office:value-type="float" office:value="63.5807102803738">
            <text:p>63,6</text:p>
          </table:table-cell>
          <table:table-cell table:style-name="ce21" office:value-type="float" office:value="93">
            <text:p>93,0</text:p>
          </table:table-cell>
          <table:table-cell table:style-name="ce12" table:formula="of:=[.U18]*COS([.E18]*PI()/180)/([.N18]*[.$U$100])" office:value-type="float" office:value="0.26303827008387">
            <text:p>0,263</text:p>
          </table:table-cell>
          <table:table-cell table:style-name="ce28" table:formula="of:=[.M18]/[.$B$29]" office:value-type="float" office:value="0">
            <text:p>#DIV/0!</text:p>
          </table:table-cell>
          <table:table-cell table:style-name="ce29" office:value-type="float" office:value="0.0048">
            <text:p>0,0048</text:p>
          </table:table-cell>
          <table:table-cell table:style-name="ce29" office:value-type="float" office:value="0.0335028">
            <text:p>0,0335</text:p>
          </table:table-cell>
          <table:table-cell table:style-name="ce12" office:value-type="float" office:value="-0.04088">
            <text:p>-0,041</text:p>
          </table:table-cell>
          <table:table-cell table:style-name="ce26" table:formula="of:=TAN([.D18]*PI()/180)" office:value-type="float" office:value="-0.094527831179282">
            <text:p>-0,095</text:p>
          </table:table-cell>
          <table:table-cell table:style-name="ce12" office:value-type="float" office:value="0.02719">
            <text:p>0,027</text:p>
          </table:table-cell>
          <table:table-cell table:style-name="ce12" office:value-type="float" office:value="0.28395">
            <text:p>0,284</text:p>
          </table:table-cell>
          <table:table-cell/>
          <table:table-cell office:value-type="float" office:value="-2.73">
            <text:p>-2,73</text:p>
          </table:table-cell>
          <table:table-cell table:style-name="ce15" office:value-type="float" office:value="4.66">
            <text:p>4,7</text:p>
          </table:table-cell>
          <table:table-cell/>
          <table:table-cell table:number-columns-repeated="2"/>
        </table:table-row>
        <table:table-row table:style-name="ro2">
          <table:table-cell/>
          <table:table-cell table:formula="of:=[.B18]+1" office:value-type="float" office:value="2">
            <text:p>2</text:p>
          </table:table-cell>
          <table:table-cell table:style-name="ce9" office:value-type="float" office:value="-12.3">
            <text:p>-12,3</text:p>
          </table:table-cell>
          <table:table-cell table:style-name="ce9" office:value-type="float" office:value="-6.5">
            <text:p>-6,5</text:p>
          </table:table-cell>
          <table:table-cell table:style-name="ce16" office:value-type="float" office:value="5.8">
            <text:p>5,8</text:p>
          </table:table-cell>
          <table:table-cell table:style-name="ce19" office:value-type="float" office:value="2904">
            <text:p>2.904</text:p>
          </table:table-cell>
          <table:table-cell table:style-name="ce19" office:value-type="float" office:value="2840">
            <text:p>2.840</text:p>
          </table:table-cell>
          <table:table-cell office:value-type="float" office:value="619">
            <text:p>619</text:p>
          </table:table-cell>
          <table:table-cell office:value-type="float" office:value="12">
            <text:p>12</text:p>
          </table:table-cell>
          <table:table-cell table:style-name="ce22" table:formula="of:=[.H19]-[.I19]" office:value-type="float" office:value="607">
            <text:p>607</text:p>
          </table:table-cell>
          <table:table-cell table:style-name="ce15" office:value-type="float" office:value="11">
            <text:p>11,0</text:p>
          </table:table-cell>
          <table:table-cell table:style-name="ce12" office:value-type="float" office:value="0.152">
            <text:p>0,152</text:p>
          </table:table-cell>
          <table:table-cell table:style-name="ce18" office:value-type="float" office:value="0.033">
            <text:p>0,033</text:p>
          </table:table-cell>
          <table:table-cell table:style-name="ce17" office:value-type="float" office:value="15.4">
            <text:p>15,4</text:p>
          </table:table-cell>
          <table:table-cell table:style-name="ce15" table:formula="of:=[.N19]/PI()*30" office:value-type="float" office:value="147.059167416911">
            <text:p>147,1</text:p>
          </table:table-cell>
          <table:table-cell table:style-name="ce25" office:value-type="float" office:value="0.00209">
            <text:p>2,09E-03</text:p>
          </table:table-cell>
          <table:table-cell table:style-name="ce12" table:formula="of:=[.P19]/[.$P$100]" office:value-type="float" office:value="0.878889823380992">
            <text:p>0,879</text:p>
          </table:table-cell>
          <table:table-cell table:style-name="ce27" table:formula="of:=[.T19]*COS([.C19]*PI()/180)" office:value-type="float" office:value="68.6005649376989">
            <text:p>68,6</text:p>
          </table:table-cell>
          <table:table-cell table:style-name="ce17" table:formula="of:=[.U19]*SIN([.C19]*PI()/180)*60" office:value-type="float" office:value="-1312.69324022641">
            <text:p>-1312,6932402264</text:p>
          </table:table-cell>
          <table:table-cell table:style-name="ce15" table:formula="of:=[.U19]*[.$R$100]" office:value-type="float" office:value="70.212246728972">
            <text:p>70,2</text:p>
          </table:table-cell>
          <table:table-cell table:style-name="ce21" office:value-type="float" office:value="102.7">
            <text:p>102,7</text:p>
          </table:table-cell>
          <table:table-cell table:style-name="ce12" table:formula="of:=[.U19]*COS([.E19]*PI()/180)/([.N19]*[.$U$100])" office:value-type="float" office:value="0.294875176902501">
            <text:p>0,295</text:p>
          </table:table-cell>
          <table:table-cell table:style-name="ce28" table:formula="of:=[.M19]/[.$B$29]" office:value-type="float" office:value="0">
            <text:p>#DIV/0!</text:p>
          </table:table-cell>
          <table:table-cell table:style-name="ce29" office:value-type="float" office:value="0.0048">
            <text:p>0,0048</text:p>
          </table:table-cell>
          <table:table-cell table:style-name="ce29" office:value-type="float" office:value="0.0335028">
            <text:p>0,0335</text:p>
          </table:table-cell>
          <table:table-cell table:style-name="ce12" office:value-type="float" office:value="-0.04088">
            <text:p>-0,041</text:p>
          </table:table-cell>
          <table:table-cell table:style-name="ce26" table:formula="of:=TAN([.D19]*PI()/180)" office:value-type="float" office:value="-0.113935608301645">
            <text:p>-0,114</text:p>
          </table:table-cell>
          <table:table-cell table:style-name="ce12" office:value-type="float" office:value="0.02719">
            <text:p>0,027</text:p>
          </table:table-cell>
          <table:table-cell table:style-name="ce12" office:value-type="float" office:value="0.28395">
            <text:p>0,284</text:p>
          </table:table-cell>
          <table:table-cell/>
          <table:table-cell office:value-type="float" office:value="-2.73">
            <text:p>-2,73</text:p>
          </table:table-cell>
          <table:table-cell table:style-name="ce15" office:value-type="float" office:value="4.66">
            <text:p>4,7</text:p>
          </table:table-cell>
          <table:table-cell/>
          <table:table-cell table:number-columns-repeated="2"/>
        </table:table-row>
        <table:table-row table:style-name="ro2">
          <table:table-cell/>
          <table:table-cell table:formula="of:=[.B19]+1" office:value-type="float" office:value="3">
            <text:p>3</text:p>
          </table:table-cell>
          <table:table-cell table:style-name="ce6" office:value-type="float" office:value="-12.2">
            <text:p>-12,2</text:p>
          </table:table-cell>
          <table:table-cell table:style-name="ce9" office:value-type="float" office:value="-7.7">
            <text:p>-7,7</text:p>
          </table:table-cell>
          <table:table-cell table:style-name="ce14" office:value-type="float" office:value="4.5">
            <text:p>4,5</text:p>
          </table:table-cell>
          <table:table-cell table:style-name="ce19" office:value-type="float" office:value="2904">
            <text:p>2.904</text:p>
          </table:table-cell>
          <table:table-cell table:style-name="ce19" office:value-type="float" office:value="2840">
            <text:p>2.840</text:p>
          </table:table-cell>
          <table:table-cell office:value-type="float" office:value="613">
            <text:p>613</text:p>
          </table:table-cell>
          <table:table-cell office:value-type="float" office:value="13">
            <text:p>13</text:p>
          </table:table-cell>
          <table:table-cell table:style-name="ce22" table:formula="of:=[.H20]-[.I20]" office:value-type="float" office:value="600">
            <text:p>600</text:p>
          </table:table-cell>
          <table:table-cell table:style-name="ce21" office:value-type="float" office:value="13.1">
            <text:p>13,1</text:p>
          </table:table-cell>
          <table:table-cell table:style-name="ce12" office:value-type="float" office:value="0.128">
            <text:p>0,128</text:p>
          </table:table-cell>
          <table:table-cell table:style-name="ce12" office:value-type="float" office:value="0.027">
            <text:p>0,027</text:p>
          </table:table-cell>
          <table:table-cell table:style-name="ce17" office:value-type="float" office:value="15.1">
            <text:p>15,1</text:p>
          </table:table-cell>
          <table:table-cell table:style-name="ce15" table:formula="of:=[.N20]/PI()*30" office:value-type="float" office:value="144.194378441257">
            <text:p>144,2</text:p>
          </table:table-cell>
          <table:table-cell table:style-name="ce25" office:value-type="float" office:value="0.00215">
            <text:p>2,15E-03</text:p>
          </table:table-cell>
          <table:table-cell table:style-name="ce12" table:formula="of:=[.P20]/[.$P$100]" office:value-type="float" office:value="0.904121110176619">
            <text:p>0,904</text:p>
          </table:table-cell>
          <table:table-cell table:style-name="ce27" table:formula="of:=[.T20]*COS([.C20]*PI()/180)" office:value-type="float" office:value="74.0391772604567">
            <text:p>74,0</text:p>
          </table:table-cell>
          <table:table-cell table:style-name="ce17" table:formula="of:=[.U20]*SIN([.C20]*PI()/180)*60" office:value-type="float" office:value="-1404.88724683542">
            <text:p>-1404,8872468354</text:p>
          </table:table-cell>
          <table:table-cell table:style-name="ce15" table:formula="of:=[.U20]*[.$R$100]" office:value-type="float" office:value="75.7499214953271">
            <text:p>75,7</text:p>
          </table:table-cell>
          <table:table-cell table:style-name="ce21" office:value-type="float" office:value="110.8">
            <text:p>110,8</text:p>
          </table:table-cell>
          <table:table-cell table:style-name="ce12" table:formula="of:=[.U20]*COS([.E20]*PI()/180)/([.N20]*[.$U$100])" office:value-type="float" office:value="0.325116822892217">
            <text:p>0,325</text:p>
          </table:table-cell>
          <table:table-cell table:style-name="ce28" table:formula="of:=[.M20]/[.$B$29]" office:value-type="float" office:value="0">
            <text:p>#DIV/0!</text:p>
          </table:table-cell>
          <table:table-cell table:style-name="ce29" office:value-type="float" office:value="0.0047">
            <text:p>0,0047</text:p>
          </table:table-cell>
          <table:table-cell table:style-name="ce29"/>
          <table:table-cell table:style-name="ce12"/>
          <table:table-cell table:style-name="ce26" table:formula="of:=TAN([.D20]*PI()/180)" office:value-type="float" office:value="-0.135205304647796">
            <text:p>-0,135</text:p>
          </table:table-cell>
          <table:table-cell table:style-name="ce12"/>
          <table:table-cell table:style-name="ce12" office:value-type="float" office:value="0.26">
            <text:p>0,260</text:p>
          </table:table-cell>
          <table:table-cell table:number-columns-repeated="2"/>
          <table:table-cell table:style-name="ce15"/>
          <table:table-cell/>
          <table:table-cell table:number-columns-repeated="2"/>
        </table:table-row>
        <table:table-row table:style-name="ro2">
          <table:table-cell/>
          <table:table-cell table:formula="of:=[.B20]+1" office:value-type="float" office:value="4">
            <text:p>4</text:p>
          </table:table-cell>
          <table:table-cell table:style-name="ce9" office:value-type="float" office:value="-12.4">
            <text:p>-12,4</text:p>
          </table:table-cell>
          <table:table-cell table:style-name="ce9" office:value-type="float" office:value="-8.3">
            <text:p>-8,3</text:p>
          </table:table-cell>
          <table:table-cell table:style-name="ce14" office:value-type="float" office:value="4.1">
            <text:p>4,1</text:p>
          </table:table-cell>
          <table:table-cell table:style-name="ce19" office:value-type="float" office:value="2868">
            <text:p>2.868</text:p>
          </table:table-cell>
          <table:table-cell table:style-name="ce19" office:value-type="float" office:value="2800">
            <text:p>2.800</text:p>
          </table:table-cell>
          <table:table-cell office:value-type="float" office:value="617">
            <text:p>617</text:p>
          </table:table-cell>
          <table:table-cell office:value-type="float" office:value="14">
            <text:p>14</text:p>
          </table:table-cell>
          <table:table-cell table:style-name="ce22" table:formula="of:=[.H21]-[.I21]" office:value-type="float" office:value="603">
            <text:p>603</text:p>
          </table:table-cell>
          <table:table-cell table:style-name="ce21" office:value-type="float" office:value="14.3">
            <text:p>14,3</text:p>
          </table:table-cell>
          <table:table-cell table:style-name="ce12" office:value-type="float" office:value="0.116">
            <text:p>0,116</text:p>
          </table:table-cell>
          <table:table-cell table:style-name="ce12" office:value-type="float" office:value="0.025">
            <text:p>0,025</text:p>
          </table:table-cell>
          <table:table-cell table:style-name="ce17" office:value-type="float" office:value="15.4">
            <text:p>15,4</text:p>
          </table:table-cell>
          <table:table-cell table:style-name="ce15" table:formula="of:=[.N21]/PI()*30" office:value-type="float" office:value="147.059167416911">
            <text:p>147,1</text:p>
          </table:table-cell>
          <table:table-cell table:style-name="ce25" office:value-type="float" office:value="0.00202">
            <text:p>2,02E-03</text:p>
          </table:table-cell>
          <table:table-cell table:style-name="ce12" table:formula="of:=[.P21]/[.$P$100]" office:value-type="float" office:value="0.849453322119428">
            <text:p>0,849</text:p>
          </table:table-cell>
          <table:table-cell table:style-name="ce27" table:formula="of:=[.T21]*COS([.C21]*PI()/180)" office:value-type="float" office:value="79.5248848888775">
            <text:p>79,5</text:p>
          </table:table-cell>
          <table:table-cell table:style-name="ce17" table:formula="of:=[.U21]*SIN([.C21]*PI()/180)*60" office:value-type="float" office:value="-1534.49864793583">
            <text:p>-1534,4986479358</text:p>
          </table:table-cell>
          <table:table-cell table:style-name="ce15" table:formula="of:=[.U21]*[.$R$100]" office:value-type="float" office:value="81.4243289719626">
            <text:p>81,4</text:p>
          </table:table-cell>
          <table:table-cell table:style-name="ce21" office:value-type="float" office:value="119.1">
            <text:p>119,1</text:p>
          </table:table-cell>
          <table:table-cell table:style-name="ce12" table:formula="of:=[.U21]*COS([.E21]*PI()/180)/([.N21]*[.$U$100])" office:value-type="float" office:value="0.342843282098342">
            <text:p>0,343</text:p>
          </table:table-cell>
          <table:table-cell table:style-name="ce28" table:formula="of:=[.M21]/[.$B$29]" office:value-type="float" office:value="0">
            <text:p>#DIV/0!</text:p>
          </table:table-cell>
          <table:table-cell table:number-columns-repeated="2" table:style-name="ce29"/>
          <table:table-cell table:style-name="ce12"/>
          <table:table-cell table:style-name="ce26" table:formula="of:=TAN([.D21]*PI()/180)" office:value-type="float" office:value="-0.145884223125499">
            <text:p>-0,146</text:p>
          </table:table-cell>
          <table:table-cell table:number-columns-repeated="2" table:style-name="ce12"/>
          <table:table-cell table:number-columns-repeated="2"/>
          <table:table-cell table:style-name="ce15"/>
          <table:table-cell/>
          <table:table-cell table:number-columns-repeated="2"/>
        </table:table-row>
        <table:table-row table:style-name="ro2">
          <table:table-cell/>
          <table:table-cell table:formula="of:=[.B21]+1" office:value-type="float" office:value="5">
            <text:p>5</text:p>
          </table:table-cell>
          <table:table-cell table:style-name="ce9" office:value-type="float" office:value="-13.3">
            <text:p>-13,3</text:p>
          </table:table-cell>
          <table:table-cell table:style-name="ce9" office:value-type="float" office:value="-9.5">
            <text:p>-9,5</text:p>
          </table:table-cell>
          <table:table-cell table:style-name="ce14" office:value-type="float" office:value="3.8">
            <text:p>3,8</text:p>
          </table:table-cell>
          <table:table-cell table:style-name="ce19" office:value-type="float" office:value="2868">
            <text:p>2.868</text:p>
          </table:table-cell>
          <table:table-cell table:style-name="ce19" office:value-type="float" office:value="2790">
            <text:p>2.790</text:p>
          </table:table-cell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style-name="ce22" table:formula="of:=[.H22]-[.I22]" office:value-type="float" office:value="645">
            <text:p>645</text:p>
          </table:table-cell>
          <table:table-cell table:style-name="ce21" office:value-type="float" office:value="17.4">
            <text:p>17,4</text:p>
          </table:table-cell>
          <table:table-cell table:style-name="ce12" office:value-type="float" office:value="0.094">
            <text:p>0,094</text:p>
          </table:table-cell>
          <table:table-cell table:style-name="ce12" office:value-type="float" office:value="0.022">
            <text:p>0,022</text:p>
          </table:table-cell>
          <table:table-cell table:style-name="ce17" office:value-type="float" office:value="14.9">
            <text:p>14,9</text:p>
          </table:table-cell>
          <table:table-cell table:style-name="ce15" table:formula="of:=[.N22]/PI()*30" office:value-type="float" office:value="142.284519124154">
            <text:p>142,3</text:p>
          </table:table-cell>
          <table:table-cell table:style-name="ce25" office:value-type="float" office:value="0.00212">
            <text:p>2,12E-03</text:p>
          </table:table-cell>
          <table:table-cell table:style-name="ce12" table:formula="of:=[.P22]/[.$P$100]" office:value-type="float" office:value="0.891505466778806">
            <text:p>0,892</text:p>
          </table:table-cell>
          <table:table-cell table:style-name="ce27" table:formula="of:=[.T22]*COS([.C22]*PI()/180)" office:value-type="float" office:value="85.3614443892363">
            <text:p>85,4</text:p>
          </table:table-cell>
          <table:table-cell table:style-name="ce17" table:formula="of:=[.U22]*SIN([.C22]*PI()/180)*60" office:value-type="float" office:value="-1770.92287687403">
            <text:p>-1770,922876874</text:p>
          </table:table-cell>
          <table:table-cell table:style-name="ce15" table:formula="of:=[.U22]*[.$R$100]" office:value-type="float" office:value="87.7140336448598">
            <text:p>87,7</text:p>
          </table:table-cell>
          <table:table-cell table:style-name="ce21" office:value-type="float" office:value="128.3">
            <text:p>128,3</text:p>
          </table:table-cell>
          <table:table-cell table:style-name="ce12" table:formula="of:=[.U22]*COS([.E22]*PI()/180)/([.N22]*[.$U$100])" office:value-type="float" office:value="0.381858101064489">
            <text:p>0,382</text:p>
          </table:table-cell>
          <table:table-cell table:style-name="ce28" table:formula="of:=[.M22]/[.$B$29]" office:value-type="float" office:value="0">
            <text:p>#DIV/0!</text:p>
          </table:table-cell>
          <table:table-cell table:number-columns-repeated="2" table:style-name="ce29"/>
          <table:table-cell table:style-name="ce12"/>
          <table:table-cell table:style-name="ce26" table:formula="of:=TAN([.D22]*PI()/180)" office:value-type="float" office:value="-0.16734260908142">
            <text:p>-0,167</text:p>
          </table:table-cell>
          <table:table-cell table:number-columns-repeated="2" table:style-name="ce12"/>
          <table:table-cell table:number-columns-repeated="2"/>
          <table:table-cell table:style-name="ce15"/>
          <table:table-cell/>
          <table:table-cell table:number-columns-repeated="2"/>
        </table:table-row>
        <table:table-row table:style-name="ro2">
          <table:table-cell/>
          <table:table-cell table:formula="of:=[.B22]+1" office:value-type="float" office:value="6">
            <text:p>6</text:p>
          </table:table-cell>
          <table:table-cell table:style-name="ce9" office:value-type="float" office:value="-14.2">
            <text:p>-14,2</text:p>
          </table:table-cell>
          <table:table-cell table:style-name="ce9" office:value-type="float" office:value="-11.1">
            <text:p>-11,1</text:p>
          </table:table-cell>
          <table:table-cell table:style-name="ce14" office:value-type="float" office:value="3.1">
            <text:p>3,1</text:p>
          </table:table-cell>
          <table:table-cell table:style-name="ce19" office:value-type="float" office:value="2868">
            <text:p>2.868</text:p>
          </table:table-cell>
          <table:table-cell table:style-name="ce19" office:value-type="float" office:value="2780">
            <text:p>2.780</text:p>
          </table:table-cell>
          <table:table-cell office:value-type="float" office:value="703">
            <text:p>703</text:p>
          </table:table-cell>
          <table:table-cell office:value-type="float" office:value="15">
            <text:p>15</text:p>
          </table:table-cell>
          <table:table-cell table:style-name="ce22" table:formula="of:=[.H23]-[.I23]" office:value-type="float" office:value="688">
            <text:p>688</text:p>
          </table:table-cell>
          <table:table-cell table:style-name="ce21" office:value-type="float" office:value="21.1">
            <text:p>21,1</text:p>
          </table:table-cell>
          <table:table-cell table:style-name="ce12" office:value-type="float" office:value="0.077">
            <text:p>0,077</text:p>
          </table:table-cell>
          <table:table-cell table:style-name="ce12" office:value-type="float" office:value="0.019">
            <text:p>0,019</text:p>
          </table:table-cell>
          <table:table-cell table:style-name="ce17" office:value-type="float" office:value="14.6">
            <text:p>14,6</text:p>
          </table:table-cell>
          <table:table-cell table:style-name="ce15" table:formula="of:=[.N23]/PI()*30" office:value-type="float" office:value="139.4197301485">
            <text:p>139,4</text:p>
          </table:table-cell>
          <table:table-cell table:style-name="ce25" office:value-type="float" office:value="0.0022">
            <text:p>2,20E-03</text:p>
          </table:table-cell>
          <table:table-cell table:style-name="ce12" table:formula="of:=[.P23]/[.$P$100]" office:value-type="float" office:value="0.925147182506308">
            <text:p>0,925</text:p>
          </table:table-cell>
          <table:table-cell table:style-name="ce27" table:formula="of:=[.T23]*COS([.C23]*PI()/180)" office:value-type="float" office:value="91.9930937709482">
            <text:p>92,0</text:p>
          </table:table-cell>
          <table:table-cell table:style-name="ce17" table:formula="of:=[.U23]*SIN([.C23]*PI()/180)*60" office:value-type="float" office:value="-2042.91990959867">
            <text:p>-2042,9199095987</text:p>
          </table:table-cell>
          <table:table-cell table:style-name="ce15" table:formula="of:=[.U23]*[.$R$100]" office:value-type="float" office:value="94.8925009345794">
            <text:p>94,9</text:p>
          </table:table-cell>
          <table:table-cell table:style-name="ce21" office:value-type="float" office:value="138.8">
            <text:p>138,8</text:p>
          </table:table-cell>
          <table:table-cell table:style-name="ce12" table:formula="of:=[.U23]*COS([.E23]*PI()/180)/([.N23]*[.$U$100])" office:value-type="float" office:value="0.421908340460512">
            <text:p>0,422</text:p>
          </table:table-cell>
          <table:table-cell table:style-name="ce28" table:formula="of:=[.M23]/[.$B$29]" office:value-type="float" office:value="0">
            <text:p>#DIV/0!</text:p>
          </table:table-cell>
          <table:table-cell table:number-columns-repeated="2" table:style-name="ce29"/>
          <table:table-cell table:style-name="ce12"/>
          <table:table-cell table:style-name="ce26" table:formula="of:=TAN([.D23]*PI()/180)" office:value-type="float" office:value="-0.196192199932139">
            <text:p>-0,196</text:p>
          </table:table-cell>
          <table:table-cell table:number-columns-repeated="2" table:style-name="ce12"/>
          <table:table-cell table:number-columns-repeated="2"/>
          <table:table-cell table:style-name="ce15"/>
          <table:table-cell table:number-columns-repeated="3"/>
        </table:table-row>
        <table:table-row table:style-name="ro2">
          <table:table-cell/>
          <table:table-cell table:formula="of:=[.B23]+1" office:value-type="float" office:value="7">
            <text:p>7</text:p>
          </table:table-cell>
          <table:table-cell table:style-name="ce9" office:value-type="float" office:value="-12.2">
            <text:p>-12,2</text:p>
          </table:table-cell>
          <table:table-cell table:style-name="ce9" office:value-type="float" office:value="-5.7">
            <text:p>-5,7</text:p>
          </table:table-cell>
          <table:table-cell table:style-name="ce14" office:value-type="float" office:value="6.5">
            <text:p>6,5</text:p>
          </table:table-cell>
          <table:table-cell table:style-name="ce19" office:value-type="float" office:value="2832">
            <text:p>2.832</text:p>
          </table:table-cell>
          <table:table-cell table:style-name="ce19" office:value-type="float" office:value="2770">
            <text:p>2.770</text:p>
          </table:table-cell>
          <table:table-cell office:value-type="float" office:value="598">
            <text:p>598</text:p>
          </table:table-cell>
          <table:table-cell office:value-type="float" office:value="10">
            <text:p>10</text:p>
          </table:table-cell>
          <table:table-cell table:style-name="ce22" table:formula="of:=[.H24]-[.I24]" office:value-type="float" office:value="588">
            <text:p>588</text:p>
          </table:table-cell>
          <table:table-cell table:style-name="ce21" office:value-type="float" office:value="9.4">
            <text:p>9,4</text:p>
          </table:table-cell>
          <table:table-cell table:style-name="ce12" office:value-type="float" office:value="0.174">
            <text:p>0,174</text:p>
          </table:table-cell>
          <table:table-cell table:style-name="ce12" office:value-type="float" office:value="0.037">
            <text:p>0,037</text:p>
          </table:table-cell>
          <table:table-cell table:style-name="ce17" office:value-type="float" office:value="15.3">
            <text:p>15,3</text:p>
          </table:table-cell>
          <table:table-cell table:style-name="ce15" table:formula="of:=[.N24]/PI()*30" office:value-type="float" office:value="146.10423775836">
            <text:p>146,1</text:p>
          </table:table-cell>
          <table:table-cell table:style-name="ce25" office:value-type="float" office:value="0.00201">
            <text:p>2,01E-03</text:p>
          </table:table-cell>
          <table:table-cell table:style-name="ce12" table:formula="of:=[.P24]/[.$P$100]" office:value-type="float" office:value="0.84524810765349">
            <text:p>0,845</text:p>
          </table:table-cell>
          <table:table-cell table:style-name="ce27" table:formula="of:=[.T24]*COS([.C24]*PI()/180)" office:value-type="float" office:value="64.684046559677">
            <text:p>64,7</text:p>
          </table:table-cell>
          <table:table-cell table:style-name="ce17" table:formula="of:=[.U24]*SIN([.C24]*PI()/180)*60" office:value-type="float" office:value="-1227.3744178129">
            <text:p>-1227,3744178129</text:p>
          </table:table-cell>
          <table:table-cell table:style-name="ce15" table:formula="of:=[.U24]*[.$R$100]" office:value-type="float" office:value="66.1786317757009">
            <text:p>66,2</text:p>
          </table:table-cell>
          <table:table-cell table:style-name="ce21" office:value-type="float" office:value="96.8">
            <text:p>96,8</text:p>
          </table:table-cell>
          <table:table-cell table:style-name="ce12" table:formula="of:=[.U24]*COS([.E24]*PI()/180)/([.N24]*[.$U$100])" office:value-type="float" office:value="0.279383458618718">
            <text:p>0,279</text:p>
          </table:table-cell>
          <table:table-cell table:style-name="ce28" table:formula="of:=[.M24]/[.$B$29]" office:value-type="float" office:value="0">
            <text:p>#DIV/0!</text:p>
          </table:table-cell>
          <table:table-cell table:style-name="ce29" office:value-type="float" office:value="0.00405">
            <text:p>0,0041</text:p>
          </table:table-cell>
          <table:table-cell table:style-name="ce29" office:value-type="float" office:value="0.023696">
            <text:p>0,0237</text:p>
          </table:table-cell>
          <table:table-cell table:style-name="ce12" office:value-type="float" office:value="-0.025635">
            <text:p>-0,026</text:p>
          </table:table-cell>
          <table:table-cell table:style-name="ce26" table:formula="of:=TAN([.D24]*PI()/180)" office:value-type="float" office:value="-0.099813269471482">
            <text:p>-0,100</text:p>
          </table:table-cell>
          <table:table-cell table:style-name="ce12"/>
          <table:table-cell table:style-name="ce12" office:value-type="float" office:value="0.13293">
            <text:p>0,133</text:p>
          </table:table-cell>
          <table:table-cell/>
          <table:table-cell office:value-type="float" office:value="-7.25">
            <text:p>-7,25</text:p>
          </table:table-cell>
          <table:table-cell table:style-name="ce15" office:value-type="float" office:value="8.97">
            <text:p>9,0</text:p>
          </table:table-cell>
          <table:table-cell table:number-columns-repeated="3"/>
        </table:table-row>
        <table:table-row table:style-name="ro2">
          <table:table-cell/>
          <table:table-cell table:formula="of:=[.B24]+1" office:value-type="float" office:value="8">
            <text:p>8</text:p>
          </table:table-cell>
          <table:table-cell table:style-name="ce9" office:value-type="float" office:value="-12.4">
            <text:p>-12,4</text:p>
          </table:table-cell>
          <table:table-cell table:style-name="ce9" office:value-type="float" office:value="-6.8">
            <text:p>-6,8</text:p>
          </table:table-cell>
          <table:table-cell table:style-name="ce14" office:value-type="float" office:value="5.6">
            <text:p>5,6</text:p>
          </table:table-cell>
          <table:table-cell table:style-name="ce19" office:value-type="float" office:value="2832">
            <text:p>2.832</text:p>
          </table:table-cell>
          <table:table-cell table:style-name="ce19" office:value-type="float" office:value="2770">
            <text:p>2.770</text:p>
          </table:table-cell>
          <table:table-cell office:value-type="float" office:value="609">
            <text:p>609</text:p>
          </table:table-cell>
          <table:table-cell office:value-type="float" office:value="12">
            <text:p>12</text:p>
          </table:table-cell>
          <table:table-cell table:style-name="ce22" table:formula="of:=[.H25]-[.I25]" office:value-type="float" office:value="597">
            <text:p>597</text:p>
          </table:table-cell>
          <table:table-cell table:style-name="ce21" office:value-type="float" office:value="11.4">
            <text:p>11,4</text:p>
          </table:table-cell>
          <table:table-cell table:style-name="ce12" office:value-type="float" office:value="0.145">
            <text:p>0,145</text:p>
          </table:table-cell>
          <table:table-cell table:style-name="ce17" office:value-type="float" office:value="0.031">
            <text:p>0,031</text:p>
          </table:table-cell>
          <table:table-cell table:style-name="ce17" office:value-type="float" office:value="15.1">
            <text:p>15,1</text:p>
          </table:table-cell>
          <table:table-cell table:style-name="ce15" table:formula="of:=[.N25]/PI()*30" office:value-type="float" office:value="144.194378441257">
            <text:p>144,2</text:p>
          </table:table-cell>
          <table:table-cell table:style-name="ce25" office:value-type="float" office:value="0.0021">
            <text:p>2,10E-03</text:p>
          </table:table-cell>
          <table:table-cell table:style-name="ce12" table:formula="of:=[.P25]/[.$P$100]" office:value-type="float" office:value="0.88309503784693">
            <text:p>0,883</text:p>
          </table:table-cell>
          <table:table-cell table:style-name="ce27" table:formula="of:=[.T25]*COS([.C25]*PI()/180)" office:value-type="float" office:value="69.442384789616">
            <text:p>69,4</text:p>
          </table:table-cell>
          <table:table-cell table:style-name="ce17" table:formula="of:=[.U25]*SIN([.C25]*PI()/180)*60" office:value-type="float" office:value="-1339.94844152247">
            <text:p>-1339,9484415225</text:p>
          </table:table-cell>
          <table:table-cell table:style-name="ce15" table:formula="of:=[.U25]*[.$R$100]" office:value-type="float" office:value="71.1010093457944">
            <text:p>71,1</text:p>
          </table:table-cell>
          <table:table-cell table:style-name="ce21" office:value-type="float" office:value="104">
            <text:p>104,0</text:p>
          </table:table-cell>
          <table:table-cell table:style-name="ce12" table:formula="of:=[.U25]*COS([.E25]*PI()/180)/([.N25]*[.$U$100])" office:value-type="float" office:value="0.304646503600031">
            <text:p>0,305</text:p>
          </table:table-cell>
          <table:table-cell table:style-name="ce28" table:formula="of:=[.M25]/[.$B$29]" office:value-type="float" office:value="0">
            <text:p>#DIV/0!</text:p>
          </table:table-cell>
          <table:table-cell table:number-columns-repeated="2" table:style-name="ce29"/>
          <table:table-cell table:style-name="ce12"/>
          <table:table-cell table:style-name="ce26" table:formula="of:=TAN([.D25]*PI()/180)" office:value-type="float" office:value="-0.119242780680552">
            <text:p>-0,119</text:p>
          </table:table-cell>
          <table:table-cell table:number-columns-repeated="2" table:style-name="ce12"/>
          <table:table-cell table:number-columns-repeated="2"/>
          <table:table-cell table:style-name="ce15"/>
          <table:table-cell table:number-columns-repeated="3"/>
        </table:table-row>
        <table:table-row table:style-name="ro2">
          <table:table-cell/>
          <table:table-cell table:formula="of:=[.B25]+1" office:value-type="float" office:value="9">
            <text:p>9</text:p>
          </table:table-cell>
          <table:table-cell table:style-name="ce9" office:value-type="float" office:value="-12.4">
            <text:p>-12,4</text:p>
          </table:table-cell>
          <table:table-cell table:style-name="ce9" office:value-type="float" office:value="-7.8">
            <text:p>-7,8</text:p>
          </table:table-cell>
          <table:table-cell table:style-name="ce14" office:value-type="float" office:value="4.6">
            <text:p>4,6</text:p>
          </table:table-cell>
          <table:table-cell table:style-name="ce19" office:value-type="float" office:value="2796">
            <text:p>2.796</text:p>
          </table:table-cell>
          <table:table-cell table:style-name="ce19" office:value-type="float" office:value="2730">
            <text:p>2.730</text:p>
          </table:table-cell>
          <table:table-cell office:value-type="float" office:value="601">
            <text:p>601</text:p>
          </table:table-cell>
          <table:table-cell office:value-type="float" office:value="13">
            <text:p>13</text:p>
          </table:table-cell>
          <table:table-cell table:style-name="ce22" table:formula="of:=[.H26]-[.I26]" office:value-type="float" office:value="588">
            <text:p>588</text:p>
          </table:table-cell>
          <table:table-cell table:style-name="ce21" office:value-type="float" office:value="13.6">
            <text:p>13,6</text:p>
          </table:table-cell>
          <table:table-cell table:style-name="ce12" office:value-type="float" office:value="0.119">
            <text:p>0,119</text:p>
          </table:table-cell>
          <table:table-cell table:style-name="ce12" office:value-type="float" office:value="0.026">
            <text:p>0,026</text:p>
          </table:table-cell>
          <table:table-cell table:style-name="ce17" office:value-type="float" office:value="15.2">
            <text:p>15,2</text:p>
          </table:table-cell>
          <table:table-cell table:style-name="ce15" table:formula="of:=[.N26]/PI()*30" office:value-type="float" office:value="145.149308099809">
            <text:p>145,1</text:p>
          </table:table-cell>
          <table:table-cell table:style-name="ce25" office:value-type="float" office:value="0.00208">
            <text:p>2,08E-03</text:p>
          </table:table-cell>
          <table:table-cell table:style-name="ce12" table:formula="of:=[.P26]/[.$P$100]" office:value-type="float" office:value="0.874684608915055">
            <text:p>0,875</text:p>
          </table:table-cell>
          <table:table-cell table:style-name="ce27" table:formula="of:=[.T26]*COS([.C26]*PI()/180)" office:value-type="float" office:value="76.5201663162499">
            <text:p>76,5</text:p>
          </table:table-cell>
          <table:table-cell table:style-name="ce17" table:formula="of:=[.U26]*SIN([.C26]*PI()/180)*60" office:value-type="float" office:value="-1476.52010960073">
            <text:p>-1476,5201096007</text:p>
          </table:table-cell>
          <table:table-cell table:style-name="ce15" table:formula="of:=[.U26]*[.$R$100]" office:value-type="float" office:value="78.3478429906542">
            <text:p>78,3</text:p>
          </table:table-cell>
          <table:table-cell table:style-name="ce21" office:value-type="float" office:value="114.6">
            <text:p>114,6</text:p>
          </table:table-cell>
          <table:table-cell table:style-name="ce12" table:formula="of:=[.U26]*COS([.E26]*PI()/180)/([.N26]*[.$U$100])" office:value-type="float" office:value="0.334008361026567">
            <text:p>0,334</text:p>
          </table:table-cell>
          <table:table-cell table:style-name="ce28" office:value-type="float" office:value="2.05">
            <text:p>2,05</text:p>
          </table:table-cell>
          <table:table-cell table:style-name="ce29" office:value-type="float" office:value="0.0038">
            <text:p>0,0038</text:p>
          </table:table-cell>
          <table:table-cell table:style-name="ce29" office:value-type="float" office:value="0.0224672">
            <text:p>0,0225</text:p>
          </table:table-cell>
          <table:table-cell table:style-name="ce12" office:value-type="float" office:value="-0.007">
            <text:p>-0,007</text:p>
          </table:table-cell>
          <table:table-cell table:style-name="ce26" table:formula="of:=TAN([.D26]*PI()/180)" office:value-type="float" office:value="-0.136982960638829">
            <text:p>-0,137</text:p>
          </table:table-cell>
          <table:table-cell table:style-name="ce12" office:value-type="float" office:value="0.10893">
            <text:p>0,109</text:p>
          </table:table-cell>
          <table:table-cell table:style-name="ce12" office:value-type="float" office:value="0.12823">
            <text:p>0,128</text:p>
          </table:table-cell>
          <table:table-cell/>
          <table:table-cell office:value-type="float" office:value="-8.5">
            <text:p>-8,5</text:p>
          </table:table-cell>
          <table:table-cell table:style-name="ce15" office:value-type="float" office:value="9.71">
            <text:p>9,7</text:p>
          </table:table-cell>
          <table:table-cell table:number-columns-repeated="3"/>
        </table:table-row>
        <table:table-row table:style-name="ro2">
          <table:table-cell/>
          <table:table-cell table:formula="of:=[.B26]+1" office:value-type="float" office:value="10">
            <text:p>10</text:p>
          </table:table-cell>
          <table:table-cell table:style-name="ce9" office:value-type="float" office:value="-12.8">
            <text:p>-12,8</text:p>
          </table:table-cell>
          <table:table-cell table:style-name="ce9" office:value-type="float" office:value="-8.8">
            <text:p>-8,8</text:p>
          </table:table-cell>
          <table:table-cell table:style-name="ce14" office:value-type="float" office:value="4">
            <text:p>4,0</text:p>
          </table:table-cell>
          <table:table-cell table:style-name="ce19" office:value-type="float" office:value="2796">
            <text:p>2.796</text:p>
          </table:table-cell>
          <table:table-cell table:style-name="ce19" office:value-type="float" office:value="2730">
            <text:p>2.730</text:p>
          </table:table-cell>
          <table:table-cell office:value-type="float" office:value="618">
            <text:p>618</text:p>
          </table:table-cell>
          <table:table-cell office:value-type="float" office:value="14">
            <text:p>14</text:p>
          </table:table-cell>
          <table:table-cell table:style-name="ce22" table:formula="of:=[.H27]-[.I27]" office:value-type="float" office:value="604">
            <text:p>604</text:p>
          </table:table-cell>
          <table:table-cell table:style-name="ce21" office:value-type="float" office:value="15.4">
            <text:p>15,4</text:p>
          </table:table-cell>
          <table:table-cell table:style-name="ce12" office:value-type="float" office:value="0.104">
            <text:p>0,104</text:p>
          </table:table-cell>
          <table:table-cell table:style-name="ce12" office:value-type="float" office:value="0.023">
            <text:p>0,023</text:p>
          </table:table-cell>
          <table:table-cell table:style-name="ce17" office:value-type="float" office:value="14.9">
            <text:p>14,9</text:p>
          </table:table-cell>
          <table:table-cell table:style-name="ce15" table:formula="of:=[.N27]/PI()*30" office:value-type="float" office:value="142.284519124154">
            <text:p>142,3</text:p>
          </table:table-cell>
          <table:table-cell table:style-name="ce25" office:value-type="float" office:value="0.00216">
            <text:p>2,16E-03</text:p>
          </table:table-cell>
          <table:table-cell table:style-name="ce12" table:formula="of:=[.P27]/[.$P$100]" office:value-type="float" office:value="0.908326324642557">
            <text:p>0,908</text:p>
          </table:table-cell>
          <table:table-cell table:style-name="ce27" table:formula="of:=[.T27]*COS([.C27]*PI()/180)" office:value-type="float" office:value="79.8008862642002">
            <text:p>79,8</text:p>
          </table:table-cell>
          <table:table-cell table:style-name="ce17" table:formula="of:=[.U27]*SIN([.C27]*PI()/180)*60" office:value-type="float" office:value="-1591.16130990301">
            <text:p>-1591,161309903</text:p>
          </table:table-cell>
          <table:table-cell table:style-name="ce15" table:formula="of:=[.U27]*[.$R$100]" office:value-type="float" office:value="81.8345271028037">
            <text:p>81,8</text:p>
          </table:table-cell>
          <table:table-cell table:style-name="ce21" office:value-type="float" office:value="119.7">
            <text:p>119,7</text:p>
          </table:table-cell>
          <table:table-cell table:style-name="ce12" table:formula="of:=[.U27]*COS([.E27]*PI()/180)/([.N27]*[.$U$100])" office:value-type="float" office:value="0.356177231367937">
            <text:p>0,356</text:p>
          </table:table-cell>
          <table:table-cell table:style-name="ce28" office:value-type="float" office:value="2.05">
            <text:p>2,05</text:p>
          </table:table-cell>
          <table:table-cell table:style-name="ce29" office:value-type="float" office:value="0.0038">
            <text:p>0,0038</text:p>
          </table:table-cell>
          <table:table-cell table:style-name="ce29" office:value-type="float" office:value="0.0224672">
            <text:p>0,0225</text:p>
          </table:table-cell>
          <table:table-cell table:style-name="ce12" office:value-type="float" office:value="-0.007">
            <text:p>-0,007</text:p>
          </table:table-cell>
          <table:table-cell table:style-name="ce26" table:formula="of:=TAN([.D27]*PI()/180)" office:value-type="float" office:value="-0.154808179117564">
            <text:p>-0,155</text:p>
          </table:table-cell>
          <table:table-cell table:style-name="ce12" office:value-type="float" office:value="0.10893">
            <text:p>0,109</text:p>
          </table:table-cell>
          <table:table-cell table:style-name="ce12" office:value-type="float" office:value="0.12823">
            <text:p>0,128</text:p>
          </table:table-cell>
          <table:table-cell/>
          <table:table-cell office:value-type="float" office:value="-8.5">
            <text:p>-8,5</text:p>
          </table:table-cell>
          <table:table-cell table:style-name="ce15" office:value-type="float" office:value="9.71">
            <text:p>9,7</text:p>
          </table:table-cell>
          <table:table-cell table:number-columns-repeated="3"/>
        </table:table-row>
        <table:table-row table:style-name="ro2">
          <table:table-cell/>
          <table:table-cell table:style-name="ce9"/>
          <table:table-cell table:style-name="ce12"/>
          <table:table-cell table:style-name="ce9"/>
          <table:table-cell table:style-name="ce17"/>
          <table:table-cell table:style-name="ce19" table:number-columns-repeated="2"/>
          <table:table-cell table:style-name="ce21"/>
          <table:table-cell/>
          <table:table-cell table:style-name="ce22"/>
          <table:table-cell table:style-name="ce9" table:number-columns-repeated="3"/>
          <table:table-cell table:style-name="ce21"/>
          <table:table-cell table:style-name="ce9"/>
          <table:table-cell table:style-name="ce25"/>
          <table:table-cell table:style-name="ce12" table:number-columns-repeated="2"/>
          <table:table-cell table:style-name="ce17" table:number-columns-repeated="2"/>
          <table:table-cell table:style-name="ce12"/>
          <table:table-cell table:style-name="ce28"/>
          <table:table-cell table:style-name="ce29" table:number-columns-repeated="2"/>
          <table:table-cell table:style-name="ce12" table:number-columns-repeated="4"/>
          <table:table-cell table:style-name="ce9"/>
          <table:table-cell/>
          <table:table-cell table:style-name="ce15"/>
          <table:table-cell table:number-columns-repeated="4"/>
        </table:table-row>
        <table:table-row table:style-name="ro2">
          <table:table-cell/>
          <table:table-cell table:style-name="ce9"/>
          <table:table-cell table:style-name="ce12"/>
          <table:table-cell table:style-name="ce9"/>
          <table:table-cell table:style-name="ce17"/>
          <table:table-cell table:style-name="ce19" table:number-columns-repeated="2"/>
          <table:table-cell table:style-name="ce21"/>
          <table:table-cell/>
          <table:table-cell table:style-name="ce22"/>
          <table:table-cell table:style-name="ce9" table:number-columns-repeated="3"/>
          <table:table-cell table:style-name="ce21"/>
          <table:table-cell table:style-name="ce9"/>
          <table:table-cell table:style-name="ce25"/>
          <table:table-cell table:style-name="ce12" table:number-columns-repeated="2"/>
          <table:table-cell table:style-name="ce17" table:number-columns-repeated="2"/>
          <table:table-cell table:style-name="ce12"/>
          <table:table-cell table:style-name="ce28"/>
          <table:table-cell table:style-name="ce29" table:number-columns-repeated="2"/>
          <table:table-cell table:style-name="ce12" table:number-columns-repeated="4"/>
          <table:table-cell table:style-name="ce9"/>
          <table:table-cell/>
          <table:table-cell table:style-name="ce15"/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5"/>
          <table:table-cell table:style-name="ce15"/>
          <table:table-cell/>
          <table:table-cell table:formula="of:=[.J18]*0.453*9.81" office:value-type="float" office:value="2706.35337">
            <text:p>2706,35337</text:p>
          </table:table-cell>
          <table:table-cell table:number-columns-repeated="5"/>
          <table:table-cell table:style-name="ce25"/>
          <table:table-cell table:style-name="ce12"/>
          <table:table-cell table:number-columns-repeated="18"/>
        </table:table-row>
        <table:table-row table:style-name="ro2">
          <table:table-cell/>
          <table:table-cell table:formula="of:=[.B30]+1" office:value-type="float" office:value="2">
            <text:p>2</text:p>
          </table:table-cell>
          <table:table-cell table:number-columns-repeated="7"/>
          <table:table-cell table:formula="of:=[.J19]*0.453*9.81" office:value-type="float" office:value="2697.46551">
            <text:p>2697,46551</text:p>
          </table:table-cell>
          <table:table-cell table:number-columns-repeated="5"/>
          <table:table-cell table:style-name="ce25"/>
          <table:table-cell table:style-name="ce12"/>
          <table:table-cell table:number-columns-repeated="18"/>
        </table:table-row>
        <table:table-row table:style-name="ro2">
          <table:table-cell/>
          <table:table-cell table:formula="of:=[.B31]+1" office:value-type="float" office:value="3">
            <text:p>3</text:p>
          </table:table-cell>
          <table:table-cell table:number-columns-repeated="7"/>
          <table:table-cell table:formula="of:=[.J20]*0.453*9.81" office:value-type="float" office:value="2666.358">
            <text:p>2666,358</text:p>
          </table:table-cell>
          <table:table-cell table:number-columns-repeated="25"/>
        </table:table-row>
        <table:table-row table:style-name="ro2">
          <table:table-cell/>
          <table:table-cell table:formula="of:=[.B32]+1" office:value-type="float" office:value="4">
            <text:p>4</text:p>
          </table:table-cell>
          <table:table-cell table:number-columns-repeated="7"/>
          <table:table-cell table:formula="of:=[.J21]*0.453*9.81" office:value-type="float" office:value="2679.68979">
            <text:p>2679,68979</text:p>
          </table:table-cell>
          <table:table-cell table:number-columns-repeated="25"/>
        </table:table-row>
        <table:table-row table:style-name="ro2">
          <table:table-cell/>
          <table:table-cell table:formula="of:=[.B33]+1" office:value-type="float" office:value="5">
            <text:p>5</text:p>
          </table:table-cell>
          <table:table-cell table:number-columns-repeated="7"/>
          <table:table-cell table:formula="of:=[.J22]*0.453*9.81" office:value-type="float" office:value="2866.33485">
            <text:p>2866,33485</text:p>
          </table:table-cell>
          <table:table-cell table:number-columns-repeated="25"/>
        </table:table-row>
        <table:table-row table:style-name="ro2">
          <table:table-cell/>
          <table:table-cell table:formula="of:=[.B34]+1" office:value-type="float" office:value="6">
            <text:p>6</text:p>
          </table:table-cell>
          <table:table-cell table:number-columns-repeated="7"/>
          <table:table-cell table:formula="of:=[.J23]*0.453*9.81" office:value-type="float" office:value="3057.42384">
            <text:p>3057,42384</text:p>
          </table:table-cell>
          <table:table-cell table:number-columns-repeated="25"/>
        </table:table-row>
        <table:table-row table:style-name="ro2">
          <table:table-cell/>
          <table:table-cell table:formula="of:=[.B35]+1" office:value-type="float" office:value="7">
            <text:p>7</text:p>
          </table:table-cell>
          <table:table-cell table:number-columns-repeated="7"/>
          <table:table-cell table:formula="of:=[.J24]*0.453*9.81" office:value-type="float" office:value="2613.03084">
            <text:p>2613,03084</text:p>
          </table:table-cell>
          <table:table-cell table:number-columns-repeated="25"/>
        </table:table-row>
        <table:table-row table:style-name="ro2">
          <table:table-cell/>
          <table:table-cell table:formula="of:=[.B36]+1" office:value-type="float" office:value="8">
            <text:p>8</text:p>
          </table:table-cell>
          <table:table-cell table:number-columns-repeated="7"/>
          <table:table-cell table:formula="of:=[.J25]*0.453*9.81" office:value-type="float" office:value="2653.02621">
            <text:p>2653,02621</text:p>
          </table:table-cell>
          <table:table-cell table:number-columns-repeated="25"/>
        </table:table-row>
        <table:table-row table:style-name="ro2">
          <table:table-cell/>
          <table:table-cell table:formula="of:=[.B37]+1" office:value-type="float" office:value="9">
            <text:p>9</text:p>
          </table:table-cell>
          <table:table-cell table:number-columns-repeated="7"/>
          <table:table-cell table:formula="of:=[.J26]*0.453*9.81" office:value-type="float" office:value="2613.03084">
            <text:p>2613,03084</text:p>
          </table:table-cell>
          <table:table-cell table:number-columns-repeated="25"/>
        </table:table-row>
        <table:table-row table:style-name="ro2">
          <table:table-cell/>
          <table:table-cell table:formula="of:=[.B38]+1" office:value-type="float" office:value="10">
            <text:p>10</text:p>
          </table:table-cell>
          <table:table-cell table:number-columns-repeated="7"/>
          <table:table-cell table:formula="of:=[.J27]*0.453*9.81" office:value-type="float" office:value="2684.13372">
            <text:p>2684,13372</text:p>
          </table:table-cell>
          <table:table-cell table:number-columns-repeated="25"/>
        </table:table-row>
        <table:table-row table:style-name="ro2" table:number-rows-repeated="9">
          <table:table-cell table:number-columns-repeated="35"/>
        </table:table-row>
        <table:table-row table:style-name="ro2">
          <table:table-cell table:number-columns-repeated="5"/>
          <table:table-cell office:value-type="float" office:value="1714">
            <text:p>1714</text:p>
          </table:table-cell>
          <table:table-cell table:number-columns-repeated="29"/>
        </table:table-row>
        <table:table-row table:style-name="ro2">
          <table:table-cell table:number-columns-repeated="5"/>
          <table:table-cell table:number-columns-repeated="2" office:value-type="float" office:value="81">
            <text:p>81</text:p>
          </table:table-cell>
          <table:table-cell table:number-columns-repeated="28"/>
        </table:table-row>
        <table:table-row table:style-name="ro2">
          <table:table-cell table:number-columns-repeated="5"/>
          <table:table-cell table:number-columns-repeated="2" office:value-type="float" office:value="104">
            <text:p>104</text:p>
          </table:table-cell>
          <table:table-cell table:number-columns-repeated="28"/>
        </table:table-row>
        <table:table-row table:style-name="ro2">
          <table:table-cell table:number-columns-repeated="5"/>
          <table:table-cell table:number-columns-repeated="2" office:value-type="float" office:value="288">
            <text:p>288</text:p>
          </table:table-cell>
          <table:table-cell table:number-columns-repeated="28"/>
        </table:table-row>
        <table:table-row table:style-name="ro2">
          <table:table-cell table:number-columns-repeated="5"/>
          <table:table-cell table:formula="of:=SUM([.F49:.F52])" office:value-type="float" office:value="2187">
            <text:p>2187</text:p>
          </table:table-cell>
          <table:table-cell table:formula="of:=SUM([.G49:.G52])" office:value-type="float" office:value="473">
            <text:p>473</text:p>
          </table:table-cell>
          <table:table-cell table:number-columns-repeated="28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6"/>
          <table:table-cell table:formula="of:=[.G53]/[.F53]" office:value-type="float" office:value="0.216278006401463">
            <text:p>0,2162780064</text:p>
          </table:table-cell>
          <table:table-cell table:formula="of:=21*(1-[.G55])" office:value-type="float" office:value="16.4581618655693">
            <text:p>16,4581618656</text:p>
          </table:table-cell>
          <table:table-cell table:number-columns-repeated="27"/>
        </table:table-row>
        <table:table-row table:style-name="ro2" table:number-rows-repeated="44">
          <table:table-cell table:number-columns-repeated="35"/>
        </table:table-row>
        <table:table-row table:style-name="ro2">
          <table:table-cell table:number-columns-repeated="15"/>
          <table:table-cell office:value-type="float" office:value="0.002378">
            <text:p>0,002378</text:p>
          </table:table-cell>
          <table:table-cell/>
          <table:table-cell table:formula="of:=1/(1.605/0.3048/3.6)" office:value-type="float" office:value="0.683663551401869">
            <text:p>0,6836635514</text:p>
          </table:table-cell>
          <table:table-cell table:number-columns-repeated="2"/>
          <table:table-cell office:value-type="float" office:value="22.5">
            <text:p>22,5</text:p>
          </table:table-cell>
          <table:table-cell table:number-columns-repeated="14"/>
        </table:table-row>
      </table:table>
      <table:table table:name="Sheet2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4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2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48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45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42" table:default-cell-style-name="Default"/>
        <table:table-column table:style-name="co49" table:default-cell-style-name="Default"/>
        <table:table-column table:style-name="co25" table:default-cell-style-name="Default"/>
        <table:table-column table:style-name="co49" table:default-cell-style-name="Default"/>
        <table:table-column table:style-name="co35" table:default-cell-style-name="Default"/>
        <table:table-column table:style-name="co42" table:default-cell-style-name="Default"/>
        <table:table-column table:style-name="co44" table:default-cell-style-name="Default"/>
        <table:table-column table:style-name="co22" table:default-cell-style-name="Default"/>
        <table:table-row table:style-name="ro6">
          <table:table-cell table:style-name="ce7" office:value-type="string">
            <text:p>Flight</text:p>
            <text:p>No.</text:p>
          </table:table-cell>
          <table:table-cell table:style-name="ce7" office:value-type="string">
            <text:p>Run</text:p>
            <text:p>No.</text:p>
          </table:table-cell>
          <table:table-cell table:style-name="ce10" office:value-type="string">
            <text:p><text:span text:style-name="T1">Flight-</text:span></text:p>
            <text:p><text:span text:style-name="T1">path</text:span></text:p>
            <text:p><text:span text:style-name="T1">angle</text:span></text:p>
            <text:p>γ</text:p>
            <text:p><text:span text:style-name="T1">(deg)</text:span></text:p>
          </table:table-cell>
          <table:table-cell table:style-name="ce10" office:value-type="string">
            <text:p><text:span text:style-name="T1">Attitude-</text:span></text:p>
            <text:p><text:span text:style-name="T1">path</text:span></text:p>
            <text:p><text:span text:style-name="T1">angle</text:span></text:p>
            <text:p>γ</text:p>
            <text:p><text:span text:style-name="T1">(deg)</text:span></text:p>
          </table:table-cell>
          <table:table-cell table:style-name="ce13" office:value-type="string">
            <text:p><text:span text:style-name="T2">Angle</text:span></text:p>
            <text:p><text:span text:style-name="T2">of </text:span></text:p>
            <text:p><text:span text:style-name="T2">attack</text:span></text:p>
            <text:p><text:span text:style-name="T3">α</text:span></text:p>
            <text:p><text:span text:style-name="T4">(deg)</text:span></text:p>
          </table:table-cell>
          <table:table-cell table:style-name="ce7" office:value-type="string">
            <text:p>Weight</text:p>
            <text:p>W</text:p>
            <text:p>(lb)</text:p>
          </table:table-cell>
          <table:table-cell table:style-name="ce7" office:value-type="string">
            <text:p>Lift</text:p>
            <text:p>L</text:p>
            <text:p>(lb)</text:p>
          </table:table-cell>
          <table:table-cell table:style-name="ce7" office:value-type="string">
            <text:p>Appar-</text:p>
            <text:p>ent</text:p>
            <text:p>drag</text:p>
            <text:p>D<text:span text:style-name="T5">a <text:s/></text:span>(lb)</text:p>
          </table:table-cell>
          <table:table-cell table:style-name="ce7" office:value-type="string">
            <text:p>Bomb-</text:p>
            <text:p>drag</text:p>
            <text:p/>
            <text:p>D<text:span text:style-name="T5">b </text:span>(lb)</text:p>
          </table:table-cell>
          <table:table-cell table:style-name="ce7" office:value-type="string">
            <text:p>True</text:p>
            <text:p>drag</text:p>
            <text:p/>
            <text:p>D (lb)</text:p>
          </table:table-cell>
          <table:table-cell table:style-name="ce7" office:value-type="string">
            <text:p>Dynam-</text:p>
            <text:p>ic pres-</text:p>
            <text:p>sure q</text:p>
            <text:p>lb/ft² </text:p>
          </table:table-cell>
          <table:table-cell table:style-name="ce23" office:value-type="string">
            <text:p><text:span text:style-name="T1">Lift</text:span></text:p>
            <text:p><text:span text:style-name="T1">coef-</text:span></text:p>
            <text:p><text:span text:style-name="T1">ficient</text:span></text:p>
            <text:p><text:span text:style-name="T6">C</text:span><text:span text:style-name="T7">L</text:span></text:p>
          </table:table-cell>
          <table:table-cell table:style-name="ce23" office:value-type="string">
            <text:p><text:span text:style-name="T1">Drag</text:span></text:p>
            <text:p><text:span text:style-name="T1">coef-</text:span></text:p>
            <text:p><text:span text:style-name="T1">ficient</text:span></text:p>
            <text:p><text:span text:style-name="T6">C</text:span><text:span text:style-name="T7">D</text:span></text:p>
          </table:table-cell>
          <table:table-cell table:style-name="ce7" office:value-type="string">
            <text:p>Rotor</text:p>
            <text:p>speed</text:p>
            <text:p>(rad/sec)</text:p>
          </table:table-cell>
          <table:table-cell table:style-name="ce7" office:value-type="string">
            <text:p>Rotor</text:p>
            <text:p>speed</text:p>
            <text:p>(1/min)</text:p>
          </table:table-cell>
          <table:table-cell table:style-name="ce24" office:value-type="string">
            <text:p>Density</text:p>
            <text:p><text:span text:style-name="T8">ρ slug/ft³</text:span></text:p>
          </table:table-cell>
          <table:table-cell table:style-name="ce7" office:value-type="string">
            <text:p>Density</text:p>
            <text:p>Ratio</text:p>
            <text:p><text:span text:style-name="T8">ρ/ρ</text:span><text:span text:style-name="T9">O</text:span></text:p>
            <text:p>(av)</text:p>
          </table:table-cell>
          <table:table-cell table:style-name="ce7" office:value-type="string">
            <text:p>Flight</text:p>
            <text:p>speed</text:p>
            <text:p>V</text:p>
            <text:p>(mph)</text:p>
          </table:table-cell>
          <table:table-cell table:style-name="ce7" office:value-type="string">
            <text:p>Rate of</text:p>
            <text:p>descent</text:p>
            <text:p>Vv</text:p>
            <text:p>(fpm)</text:p>
          </table:table-cell>
          <table:table-cell table:style-name="ce7" office:value-type="string">
            <text:p>True</text:p>
            <text:p>air-</text:p>
            <text:p>speed</text:p>
            <text:p>V</text:p>
            <text:p>(mph)</text:p>
          </table:table-cell>
          <table:table-cell table:style-name="ce7" office:value-type="string">
            <text:p>True</text:p>
            <text:p>air-</text:p>
            <text:p>speed</text:p>
            <text:p>V</text:p>
            <text:p>(ft/sec)</text:p>
          </table:table-cell>
          <table:table-cell table:style-name="ce13" office:value-type="string">
            <text:p>μ</text:p>
          </table:table-cell>
          <table:table-cell table:style-name="ce23" office:value-type="string">
            <text:p><text:span text:style-name="T10">C</text:span><text:span text:style-name="T11">L</text:span></text:p>
            <text:p><text:span text:style-name="T12">σ</text:span></text:p>
          </table:table-cell>
          <table:table-cell table:style-name="ce32" office:value-type="string">
            <text:p><text:span text:style-name="T13">C</text:span><text:span text:style-name="T14">T</text:span></text:p>
          </table:table-cell>
          <table:table-cell table:style-name="ce33" office:value-type="string">
            <text:p><text:span text:style-name="T10">2C</text:span><text:span text:style-name="T11">T</text:span></text:p>
            <text:p><text:span text:style-name="T12">σ</text:span><text:span text:style-name="T15">a</text:span></text:p>
          </table:table-cell>
          <table:table-cell table:style-name="ce23" office:value-type="string">
            <text:p>P/L</text:p>
          </table:table-cell>
          <table:table-cell table:style-name="ce23" office:value-type="string">
            <text:p>D/L<text:span text:style-name="T16">g</text:span></text:p>
          </table:table-cell>
          <table:table-cell table:style-name="ce23" office:value-type="string">
            <text:p><text:span text:style-name="T6">D/L</text:span><text:span text:style-name="T7">p</text:span></text:p>
          </table:table-cell>
          <table:table-cell table:style-name="ce23" office:value-type="string">
            <text:p><text:span text:style-name="T6">D/L</text:span><text:span text:style-name="T17">r</text:span></text:p>
          </table:table-cell>
          <table:table-cell/>
          <table:table-cell table:style-name="ce34" office:value-type="string">
            <text:p>a1-B1</text:p>
          </table:table-cell>
          <table:table-cell table:style-name="ce34" office:value-type="string">
            <text:p>B1</text:p>
          </table:table-cell>
          <table:table-cell/>
        </table:table-row>
        <table:table-row table:style-name="ro2">
          <table:table-cell table:style-name="ce6" office:value-type="string">
            <text:p>A-5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-15.4">
            <text:p>-15,4</text:p>
          </table:table-cell>
          <table:table-cell table:style-name="ce9" office:value-type="float" office:value="-13.1">
            <text:p>-13,1</text:p>
          </table:table-cell>
          <table:table-cell table:style-name="ce9" office:value-type="float" office:value="2.3">
            <text:p>2,3</text:p>
          </table:table-cell>
          <table:table-cell table:style-name="ce19" office:value-type="float" office:value="2904">
            <text:p>2.904</text:p>
          </table:table-cell>
          <table:table-cell table:style-name="ce20" office:value-type="float" office:value="2800">
            <text:p>2.800</text:p>
          </table:table-cell>
          <table:table-cell office:value-type="float" office:value="771">
            <text:p>771</text:p>
          </table:table-cell>
          <table:table-cell office:value-type="float" office:value="16">
            <text:p>16</text:p>
          </table:table-cell>
          <table:table-cell table:style-name="ce22" table:formula="of:=[.H2]-[.I2]" office:value-type="float" office:value="755">
            <text:p>755</text:p>
          </table:table-cell>
          <table:table-cell table:style-name="ce21" office:value-type="float" office:value="25">
            <text:p>25,0</text:p>
          </table:table-cell>
          <table:table-cell table:style-name="ce12" office:value-type="float" office:value="0.067">
            <text:p>0,067</text:p>
          </table:table-cell>
          <table:table-cell table:style-name="ce12" office:value-type="float" office:value="0.018">
            <text:p>0,018</text:p>
          </table:table-cell>
          <table:table-cell table:style-name="ce17" office:value-type="float" office:value="14.5">
            <text:p>14,5</text:p>
          </table:table-cell>
          <table:table-cell table:style-name="ce15" table:formula="of:=[.N2]/PI()*30" office:value-type="float" office:value="138.464800489949">
            <text:p>138,5</text:p>
          </table:table-cell>
          <table:table-cell table:style-name="ce25" office:value-type="float" office:value="0.00205">
            <text:p>2,05E-03</text:p>
          </table:table-cell>
          <table:table-cell table:style-name="ce12" table:formula="of:=[.P2]/[.$P$100]" office:value-type="float" office:value="0.843621399176955">
            <text:p>0,844</text:p>
          </table:table-cell>
          <table:table-cell table:formula="of:=[.T2]*COS([.C2]*PI()/180)" office:value-type="float" office:value="102.163117632081">
            <text:p>102,1631176321</text:p>
          </table:table-cell>
          <table:table-cell table:style-name="ce9" table:formula="of:=[.U2]*SIN([.C2]*PI()/180)*60" office:value-type="float" office:value="-2469.67189262732">
            <text:p>-2469,7</text:p>
          </table:table-cell>
          <table:table-cell table:style-name="ce15" table:formula="of:=[.U2]*[.$R$100]" office:value-type="float" office:value="105.96785046729">
            <text:p>106,0</text:p>
          </table:table-cell>
          <table:table-cell table:style-name="ce9" office:value-type="float" office:value="155">
            <text:p>155,0</text:p>
          </table:table-cell>
          <table:table-cell table:style-name="ce12" table:formula="of:=[.U2]*COS([.E2]*PI()/180)/([.N2]*[.$U$100])" office:value-type="float" office:value="0.474713045954756">
            <text:p>0,475</text:p>
          </table:table-cell>
          <table:table-cell table:style-name="ce28" table:formula="of:=[.M2]/[.$W$100]" office:value-type="float" office:value="0.184350675952479">
            <text:p>0,18</text:p>
          </table:table-cell>
          <table:table-cell table:style-name="ce29" office:value-type="float" office:value="0.00402">
            <text:p>0,0040</text:p>
          </table:table-cell>
          <table:table-cell table:style-name="ce29" office:value-type="float" office:value="0.02473">
            <text:p>0,0247</text:p>
          </table:table-cell>
          <table:table-cell table:style-name="ce12" office:value-type="float" office:value="0.00997">
            <text:p>0,010</text:p>
          </table:table-cell>
          <table:table-cell table:style-name="ce26" table:formula="of:=TAN([.D2]*PI()/180)" office:value-type="float" office:value="-0.232707289554628">
            <text:p>-0,233</text:p>
          </table:table-cell>
          <table:table-cell table:style-name="ce12"/>
          <table:table-cell table:style-name="ce12" office:value-type="float" office:value="0.22527">
            <text:p>0,225</text:p>
          </table:table-cell>
          <table:table-cell/>
          <table:table-cell office:value-type="float" office:value="-3.72">
            <text:p>-3,72</text:p>
          </table:table-cell>
          <table:table-cell table:style-name="ce15" office:value-type="float" office:value="5.23">
            <text:p>5,2</text:p>
          </table:table-cell>
          <table:table-cell/>
        </table:table-row>
        <table:table-row table:style-name="ro2">
          <table:table-cell/>
          <table:table-cell table:formula="of:=[.B2]+1" office:value-type="float" office:value="2">
            <text:p>2</text:p>
          </table:table-cell>
          <table:table-cell table:style-name="ce9" office:value-type="float" office:value="-16.5">
            <text:p>-16,5</text:p>
          </table:table-cell>
          <table:table-cell table:style-name="ce9" office:value-type="float" office:value="-14.1">
            <text:p>-14,1</text:p>
          </table:table-cell>
          <table:table-cell table:style-name="ce14" office:value-type="float" office:value="2.4">
            <text:p>2,4</text:p>
          </table:table-cell>
          <table:table-cell table:style-name="ce19" office:value-type="float" office:value="2868">
            <text:p>2.868</text:p>
          </table:table-cell>
          <table:table-cell table:style-name="ce20" office:value-type="float" office:value="2750">
            <text:p>2.750</text:p>
          </table:table-cell>
          <table:table-cell office:value-type="float" office:value="815">
            <text:p>815</text:p>
          </table:table-cell>
          <table:table-cell office:value-type="float" office:value="16">
            <text:p>16</text:p>
          </table:table-cell>
          <table:table-cell table:style-name="ce22" table:formula="of:=[.H3]-[.I3]" office:value-type="float" office:value="799">
            <text:p>799</text:p>
          </table:table-cell>
          <table:table-cell table:style-name="ce21" office:value-type="float" office:value="27.4">
            <text:p>27,4</text:p>
          </table:table-cell>
          <table:table-cell table:number-columns-repeated="2" table:style-name="ce12" office:value-type="float" office:value="0.06">
            <text:p>0,060</text:p>
          </table:table-cell>
          <table:table-cell table:style-name="ce17" office:value-type="float" office:value="14.3">
            <text:p>14,3</text:p>
          </table:table-cell>
          <table:table-cell table:style-name="ce15" table:formula="of:=[.N3]/PI()*30" office:value-type="float" office:value="136.554941172846">
            <text:p>136,6</text:p>
          </table:table-cell>
          <table:table-cell table:style-name="ce25" office:value-type="float" office:value="0.00205">
            <text:p>2,05E-03</text:p>
          </table:table-cell>
          <table:table-cell table:style-name="ce12" table:formula="of:=[.P3]/[.$P$100]" office:value-type="float" office:value="0.843621399176955">
            <text:p>0,844</text:p>
          </table:table-cell>
          <table:table-cell table:formula="of:=[.T3]*COS([.C3]*PI()/180)" office:value-type="float" office:value="101.604066289599">
            <text:p>101,6040662896</text:p>
          </table:table-cell>
          <table:table-cell table:style-name="ce9" table:formula="of:=[.U3]*SIN([.C3]*PI()/180)*60" office:value-type="float" office:value="-2641.34270574648">
            <text:p>-2641,3</text:p>
          </table:table-cell>
          <table:table-cell table:style-name="ce15" table:formula="of:=[.U3]*[.$R$100]" office:value-type="float" office:value="105.96785046729">
            <text:p>106,0</text:p>
          </table:table-cell>
          <table:table-cell table:style-name="ce9" office:value-type="float" office:value="155">
            <text:p>155,0</text:p>
          </table:table-cell>
          <table:table-cell table:style-name="ce12" table:formula="of:=[.U3]*COS([.E3]*PI()/180)/([.N3]*[.$U$100])" office:value-type="float" office:value="0.481317913489738">
            <text:p>0,481</text:p>
          </table:table-cell>
          <table:table-cell table:style-name="ce28" table:formula="of:=[.M3]/[.$W$100]" office:value-type="float" office:value="0.614502253174928">
            <text:p>0,61</text:p>
          </table:table-cell>
          <table:table-cell table:style-name="ce29" office:value-type="float" office:value="0.00419">
            <text:p>0,0042</text:p>
          </table:table-cell>
          <table:table-cell table:style-name="ce29" office:value-type="float" office:value="0.0248463">
            <text:p>0,0248</text:p>
          </table:table-cell>
          <table:table-cell table:style-name="ce12" office:value-type="float" office:value="0.0001">
            <text:p>0,000</text:p>
          </table:table-cell>
          <table:table-cell table:style-name="ce26" table:formula="of:=TAN([.D3]*PI()/180)" office:value-type="float" office:value="-0.25118263847885">
            <text:p>-0,251</text:p>
          </table:table-cell>
          <table:table-cell table:style-name="ce12"/>
          <table:table-cell table:style-name="ce12" office:value-type="float" office:value="0.1779">
            <text:p>0,178</text:p>
          </table:table-cell>
          <table:table-cell/>
          <table:table-cell office:value-type="float" office:value="-3.27">
            <text:p>-3,27</text:p>
          </table:table-cell>
          <table:table-cell table:style-name="ce15" office:value-type="float" office:value="4.91">
            <text:p>4,9</text:p>
          </table:table-cell>
          <table:table-cell/>
        </table:table-row>
        <table:table-row table:style-name="ro2">
          <table:table-cell/>
          <table:table-cell table:formula="of:=[.B3]+1" office:value-type="float" office:value="3">
            <text:p>3</text:p>
          </table:table-cell>
          <table:table-cell table:style-name="ce9" office:value-type="float" office:value="-18">
            <text:p>-18,0</text:p>
          </table:table-cell>
          <table:table-cell table:style-name="ce9" office:value-type="float" office:value="-15.8">
            <text:p>-15,8</text:p>
          </table:table-cell>
          <table:table-cell table:style-name="ce14" office:value-type="float" office:value="2.2">
            <text:p>2,2</text:p>
          </table:table-cell>
          <table:table-cell table:style-name="ce19" office:value-type="float" office:value="2832">
            <text:p>2.832</text:p>
          </table:table-cell>
          <table:table-cell table:style-name="ce20" office:value-type="float" office:value="2690">
            <text:p>2.690</text:p>
          </table:table-cell>
          <table:table-cell office:value-type="float" office:value="875">
            <text:p>875</text:p>
          </table:table-cell>
          <table:table-cell office:value-type="float" office:value="16">
            <text:p>16</text:p>
          </table:table-cell>
          <table:table-cell table:style-name="ce22" table:formula="of:=[.H4]-[.I4]" office:value-type="float" office:value="859">
            <text:p>859</text:p>
          </table:table-cell>
          <table:table-cell table:style-name="ce21" office:value-type="float" office:value="31.9">
            <text:p>31,9</text:p>
          </table:table-cell>
          <table:table-cell table:number-columns-repeated="2" table:style-name="ce12" office:value-type="float" office:value="0.05">
            <text:p>0,050</text:p>
          </table:table-cell>
          <table:table-cell table:style-name="ce17" office:value-type="float" office:value="14.3">
            <text:p>14,3</text:p>
          </table:table-cell>
          <table:table-cell table:style-name="ce15" table:formula="of:=[.N4]/PI()*30" office:value-type="float" office:value="136.554941172846">
            <text:p>136,6</text:p>
          </table:table-cell>
          <table:table-cell table:style-name="ce25" office:value-type="float" office:value="0.00205">
            <text:p>2,05E-03</text:p>
          </table:table-cell>
          <table:table-cell table:style-name="ce12" table:formula="of:=[.P4]/[.$P$100]" office:value-type="float" office:value="0.843621399176955">
            <text:p>0,844</text:p>
          </table:table-cell>
          <table:table-cell table:formula="of:=[.T4]*COS([.C4]*PI()/180)" office:value-type="float" office:value="100.781414704706">
            <text:p>100,7814147047</text:p>
          </table:table-cell>
          <table:table-cell table:style-name="ce9" table:formula="of:=[.U4]*SIN([.C4]*PI()/180)*60" office:value-type="float" office:value="-2873.85804768701">
            <text:p>-2873,9</text:p>
          </table:table-cell>
          <table:table-cell table:style-name="ce15" table:formula="of:=[.U4]*[.$R$100]" office:value-type="float" office:value="105.96785046729">
            <text:p>106,0</text:p>
          </table:table-cell>
          <table:table-cell table:style-name="ce9" office:value-type="float" office:value="155">
            <text:p>155,0</text:p>
          </table:table-cell>
          <table:table-cell table:style-name="ce12" table:formula="of:=[.U4]*COS([.E4]*PI()/180)/([.N4]*[.$U$100])" office:value-type="float" office:value="0.481385398737051">
            <text:p>0,481</text:p>
          </table:table-cell>
          <table:table-cell table:style-name="ce28" table:formula="of:=[.M4]/[.$W$100]" office:value-type="float" office:value="0.512085210979107">
            <text:p>0,51</text:p>
          </table:table-cell>
          <table:table-cell table:style-name="ce29" office:value-type="float" office:value="0.0048986">
            <text:p>0,0049</text:p>
          </table:table-cell>
          <table:table-cell table:style-name="ce29" office:value-type="float" office:value="0.0272152">
            <text:p>0,0272</text:p>
          </table:table-cell>
          <table:table-cell table:style-name="ce12" office:value-type="float" office:value="-0.03543">
            <text:p>-0,035</text:p>
          </table:table-cell>
          <table:table-cell table:style-name="ce26" table:formula="of:=TAN([.D4]*PI()/180)" office:value-type="float" office:value="-0.282971477224082">
            <text:p>-0,283</text:p>
          </table:table-cell>
          <table:table-cell table:style-name="ce12"/>
          <table:table-cell table:style-name="ce12" office:value-type="float" office:value="0.19851">
            <text:p>0,199</text:p>
          </table:table-cell>
          <table:table-cell/>
          <table:table-cell office:value-type="float" office:value="-3.91">
            <text:p>-3,91</text:p>
          </table:table-cell>
          <table:table-cell table:style-name="ce15" office:value-type="float" office:value="5.68">
            <text:p>5,7</text:p>
          </table:table-cell>
          <table:table-cell/>
        </table:table-row>
        <table:table-row table:style-name="ro2">
          <table:table-cell/>
          <table:table-cell table:formula="of:=[.B4]+1" office:value-type="float" office:value="4">
            <text:p>4</text:p>
          </table:table-cell>
          <table:table-cell table:style-name="ce9" office:value-type="float" office:value="-18.7">
            <text:p>-18,7</text:p>
          </table:table-cell>
          <table:table-cell table:style-name="ce9" office:value-type="float" office:value="-17.3">
            <text:p>-17,3</text:p>
          </table:table-cell>
          <table:table-cell table:style-name="ce14" office:value-type="float" office:value="0.14">
            <text:p>0,1</text:p>
          </table:table-cell>
          <table:table-cell table:style-name="ce19" office:value-type="float" office:value="2796">
            <text:p>2.796</text:p>
          </table:table-cell>
          <table:table-cell table:style-name="ce20" office:value-type="float" office:value="2650">
            <text:p>2.650</text:p>
          </table:table-cell>
          <table:table-cell office:value-type="float" office:value="898">
            <text:p>898</text:p>
          </table:table-cell>
          <table:table-cell office:value-type="float" office:value="16">
            <text:p>16</text:p>
          </table:table-cell>
          <table:table-cell table:style-name="ce22" table:formula="of:=[.H5]-[.I5]" office:value-type="float" office:value="882">
            <text:p>882</text:p>
          </table:table-cell>
          <table:table-cell table:style-name="ce21" office:value-type="float" office:value="35.6">
            <text:p>35,6</text:p>
          </table:table-cell>
          <table:table-cell table:number-columns-repeated="2" table:style-name="ce12" office:value-type="float" office:value="0.044">
            <text:p>0,044</text:p>
          </table:table-cell>
          <table:table-cell table:style-name="ce17" office:value-type="float" office:value="14.3">
            <text:p>14,3</text:p>
          </table:table-cell>
          <table:table-cell table:style-name="ce15" table:formula="of:=[.N5]/PI()*30" office:value-type="float" office:value="136.554941172846">
            <text:p>136,6</text:p>
          </table:table-cell>
          <table:table-cell table:style-name="ce25" office:value-type="float" office:value="0.00205">
            <text:p>2,05E-03</text:p>
          </table:table-cell>
          <table:table-cell table:style-name="ce12" table:formula="of:=[.P5]/[.$P$100]" office:value-type="float" office:value="0.843621399176955">
            <text:p>0,844</text:p>
          </table:table-cell>
          <table:table-cell table:formula="of:=[.T5]*COS([.C5]*PI()/180)" office:value-type="float" office:value="100.373837073271">
            <text:p>100,3738370733</text:p>
          </table:table-cell>
          <table:table-cell table:style-name="ce9" table:formula="of:=[.U5]*SIN([.C5]*PI()/180)*60" office:value-type="float" office:value="-2981.70081244679">
            <text:p>-2981,7</text:p>
          </table:table-cell>
          <table:table-cell table:style-name="ce15" table:formula="of:=[.U5]*[.$R$100]" office:value-type="float" office:value="105.96785046729">
            <text:p>106,0</text:p>
          </table:table-cell>
          <table:table-cell table:style-name="ce9" office:value-type="float" office:value="155">
            <text:p>155,0</text:p>
          </table:table-cell>
          <table:table-cell table:style-name="ce12" table:formula="of:=[.U5]*COS([.E5]*PI()/180)/([.N5]*[.$U$100])" office:value-type="float" office:value="0.48173904362508">
            <text:p>0,482</text:p>
          </table:table-cell>
          <table:table-cell table:style-name="ce28" table:formula="of:=[.M5]/[.$W$100]" office:value-type="float" office:value="0.450634985661614">
            <text:p>0,45</text:p>
          </table:table-cell>
          <table:table-cell table:number-columns-repeated="2" table:style-name="ce29"/>
          <table:table-cell table:style-name="ce12"/>
          <table:table-cell table:style-name="ce26" table:formula="of:=TAN([.D5]*PI()/180)" office:value-type="float" office:value="-0.311465315954161">
            <text:p>-0,311</text:p>
          </table:table-cell>
          <table:table-cell table:style-name="ce12"/>
          <table:table-cell table:style-name="ce12"/>
          <table:table-cell table:number-columns-repeated="2"/>
          <table:table-cell table:style-name="ce15"/>
          <table:table-cell/>
        </table:table-row>
        <table:table-row table:style-name="ro2">
          <table:table-cell/>
          <table:table-cell table:formula="of:=[.B5]+1" office:value-type="float" office:value="5">
            <text:p>5</text:p>
          </table:table-cell>
          <table:table-cell table:style-name="ce9" office:value-type="float" office:value="-16">
            <text:p>-16,0</text:p>
          </table:table-cell>
          <table:table-cell table:style-name="ce9" office:value-type="float" office:value="-13.3">
            <text:p>-13,3</text:p>
          </table:table-cell>
          <table:table-cell table:style-name="ce14" office:value-type="float" office:value="2.7">
            <text:p>2,7</text:p>
          </table:table-cell>
          <table:table-cell table:style-name="ce19" office:value-type="float" office:value="2899">
            <text:p>2.899</text:p>
          </table:table-cell>
          <table:table-cell table:style-name="ce20" office:value-type="float" office:value="2790">
            <text:p>2.790</text:p>
          </table:table-cell>
          <table:table-cell office:value-type="float" office:value="800">
            <text:p>800</text:p>
          </table:table-cell>
          <table:table-cell office:value-type="float" office:value="16">
            <text:p>16</text:p>
          </table:table-cell>
          <table:table-cell table:style-name="ce22" table:formula="of:=[.H6]-[.I6]" office:value-type="float" office:value="784">
            <text:p>784</text:p>
          </table:table-cell>
          <table:table-cell table:style-name="ce21" office:value-type="float" office:value="24.6">
            <text:p>24,6</text:p>
          </table:table-cell>
          <table:table-cell table:number-columns-repeated="2" table:style-name="ce12" office:value-type="float" office:value="0.067">
            <text:p>0,067</text:p>
          </table:table-cell>
          <table:table-cell table:style-name="ce17" office:value-type="float" office:value="14.3">
            <text:p>14,3</text:p>
          </table:table-cell>
          <table:table-cell table:style-name="ce15" table:formula="of:=[.N6]/PI()*30" office:value-type="float" office:value="136.554941172846">
            <text:p>136,6</text:p>
          </table:table-cell>
          <table:table-cell table:style-name="ce25" office:value-type="float" office:value="0.00205">
            <text:p>2,05E-03</text:p>
          </table:table-cell>
          <table:table-cell table:style-name="ce12" table:formula="of:=[.P6]/[.$P$100]" office:value-type="float" office:value="0.843621399176955">
            <text:p>0,844</text:p>
          </table:table-cell>
          <table:table-cell table:formula="of:=[.T6]*COS([.C6]*PI()/180)" office:value-type="float" office:value="101.862835655125">
            <text:p>101,8628356551</text:p>
          </table:table-cell>
          <table:table-cell table:style-name="ce9" table:formula="of:=[.U6]*SIN([.C6]*PI()/180)*60" office:value-type="float" office:value="-2563.42740909809">
            <text:p>-2563,4</text:p>
          </table:table-cell>
          <table:table-cell table:style-name="ce15" table:formula="of:=[.U6]*[.$R$100]" office:value-type="float" office:value="105.96785046729">
            <text:p>106,0</text:p>
          </table:table-cell>
          <table:table-cell table:style-name="ce9" office:value-type="float" office:value="155">
            <text:p>155,0</text:p>
          </table:table-cell>
          <table:table-cell table:style-name="ce12" table:formula="of:=[.U6]*COS([.E6]*PI()/180)/([.N6]*[.$U$100])" office:value-type="float" office:value="0.481205689569869">
            <text:p>0,481</text:p>
          </table:table-cell>
          <table:table-cell table:style-name="ce28" table:formula="of:=[.M6]/[.$W$100]" office:value-type="float" office:value="0.686194182712003">
            <text:p>0,69</text:p>
          </table:table-cell>
          <table:table-cell table:number-columns-repeated="2" table:style-name="ce29"/>
          <table:table-cell table:style-name="ce12"/>
          <table:table-cell table:style-name="ce26" table:formula="of:=TAN([.D6]*PI()/180)" office:value-type="float" office:value="-0.236389982996269">
            <text:p>-0,236</text:p>
          </table:table-cell>
          <table:table-cell table:style-name="ce12"/>
          <table:table-cell table:style-name="ce12"/>
          <table:table-cell table:number-columns-repeated="2"/>
          <table:table-cell table:style-name="ce15"/>
          <table:table-cell/>
        </table:table-row>
        <table:table-row table:style-name="ro2">
          <table:table-cell/>
          <table:table-cell table:formula="of:=[.B6]+1" office:value-type="float" office:value="6">
            <text:p>6</text:p>
          </table:table-cell>
          <table:table-cell table:style-name="ce9" office:value-type="float" office:value="-17.3">
            <text:p>-17,3</text:p>
          </table:table-cell>
          <table:table-cell table:style-name="ce9" office:value-type="float" office:value="-15">
            <text:p>-15,0</text:p>
          </table:table-cell>
          <table:table-cell table:style-name="ce14" office:value-type="float" office:value="2.3">
            <text:p>2,3</text:p>
          </table:table-cell>
          <table:table-cell table:style-name="ce19" office:value-type="float" office:value="2858">
            <text:p>2.858</text:p>
          </table:table-cell>
          <table:table-cell table:style-name="ce20" office:value-type="float" office:value="2730">
            <text:p>2.730</text:p>
          </table:table-cell>
          <table:table-cell office:value-type="float" office:value="849">
            <text:p>849</text:p>
          </table:table-cell>
          <table:table-cell office:value-type="float" office:value="16">
            <text:p>16</text:p>
          </table:table-cell>
          <table:table-cell table:style-name="ce22" table:formula="of:=[.H7]-[.I7]" office:value-type="float" office:value="833">
            <text:p>833</text:p>
          </table:table-cell>
          <table:table-cell table:style-name="ce21" office:value-type="float" office:value="28.9">
            <text:p>28,9</text:p>
          </table:table-cell>
          <table:table-cell table:number-columns-repeated="2" table:style-name="ce12" office:value-type="float" office:value="0.056">
            <text:p>0,056</text:p>
          </table:table-cell>
          <table:table-cell table:style-name="ce17" office:value-type="float" office:value="13.8">
            <text:p>13,8</text:p>
          </table:table-cell>
          <table:table-cell table:style-name="ce15" table:formula="of:=[.N7]/PI()*30" office:value-type="float" office:value="131.780292880089">
            <text:p>131,8</text:p>
          </table:table-cell>
          <table:table-cell table:style-name="ce25" office:value-type="float" office:value="0.00205">
            <text:p>2,05E-03</text:p>
          </table:table-cell>
          <table:table-cell table:style-name="ce12" table:formula="of:=[.P7]/[.$P$100]" office:value-type="float" office:value="0.843621399176955">
            <text:p>0,844</text:p>
          </table:table-cell>
          <table:table-cell table:formula="of:=[.T7]*COS([.C7]*PI()/180)" office:value-type="float" office:value="109.659506699798">
            <text:p>109,6595066998</text:p>
          </table:table-cell>
          <table:table-cell table:style-name="ce9" table:formula="of:=[.U7]*SIN([.C7]*PI()/180)*60" office:value-type="float" office:value="-2997.53873070408">
            <text:p>-2997,5</text:p>
          </table:table-cell>
          <table:table-cell table:style-name="ce15" table:formula="of:=[.U7]*[.$R$100]" office:value-type="float" office:value="114.855476635514">
            <text:p>114,9</text:p>
          </table:table-cell>
          <table:table-cell table:style-name="ce9" office:value-type="float" office:value="168">
            <text:p>168,0</text:p>
          </table:table-cell>
          <table:table-cell table:style-name="ce12" table:formula="of:=[.U7]*COS([.E7]*PI()/180)/([.N7]*[.$U$100])" office:value-type="float" office:value="0.540626919095739">
            <text:p>0,541</text:p>
          </table:table-cell>
          <table:table-cell table:style-name="ce28" table:formula="of:=[.M7]/[.$W$100]" office:value-type="float" office:value="0.5735354362966">
            <text:p>0,57</text:p>
          </table:table-cell>
          <table:table-cell table:style-name="ce29" office:value-type="float" office:value="0.004798">
            <text:p>0,0048</text:p>
          </table:table-cell>
          <table:table-cell table:style-name="ce29" office:value-type="float" office:value="0.0266358">
            <text:p>0,0266</text:p>
          </table:table-cell>
          <table:table-cell table:style-name="ce12" office:value-type="float" office:value="0.00529">
            <text:p>0,005</text:p>
          </table:table-cell>
          <table:table-cell table:style-name="ce26" table:formula="of:=TAN([.D7]*PI()/180)" office:value-type="float" office:value="-0.267949192431123">
            <text:p>-0,268</text:p>
          </table:table-cell>
          <table:table-cell table:style-name="ce12" office:value-type="float" office:value="0.03742">
            <text:p>0,037</text:p>
          </table:table-cell>
          <table:table-cell table:style-name="ce12" office:value-type="float" office:value="0.24317">
            <text:p>0,243</text:p>
          </table:table-cell>
          <table:table-cell/>
          <table:table-cell office:value-type="float" office:value="-3.14">
            <text:p>-3,14</text:p>
          </table:table-cell>
          <table:table-cell table:style-name="ce15" office:value-type="float" office:value="4.76">
            <text:p>4,8</text:p>
          </table:table-cell>
          <table:table-cell/>
        </table:table-row>
        <table:table-row table:style-name="ro2">
          <table:table-cell/>
          <table:table-cell table:formula="of:=[.B7]+1" office:value-type="float" office:value="7">
            <text:p>7</text:p>
          </table:table-cell>
          <table:table-cell table:style-name="ce9" office:value-type="float" office:value="-18">
            <text:p>-18,0</text:p>
          </table:table-cell>
          <table:table-cell table:style-name="ce9" office:value-type="float" office:value="-16">
            <text:p>-16,0</text:p>
          </table:table-cell>
          <table:table-cell table:style-name="ce14" office:value-type="float" office:value="2">
            <text:p>2,0</text:p>
          </table:table-cell>
          <table:table-cell table:style-name="ce19" office:value-type="float" office:value="2817">
            <text:p>2.817</text:p>
          </table:table-cell>
          <table:table-cell table:style-name="ce20" office:value-type="float" office:value="2680">
            <text:p>2.680</text:p>
          </table:table-cell>
          <table:table-cell office:value-type="float" office:value="871">
            <text:p>871</text:p>
          </table:table-cell>
          <table:table-cell office:value-type="float" office:value="16">
            <text:p>16</text:p>
          </table:table-cell>
          <table:table-cell table:style-name="ce22" table:formula="of:=[.H8]-[.I8]" office:value-type="float" office:value="855">
            <text:p>855</text:p>
          </table:table-cell>
          <table:table-cell table:style-name="ce21" office:value-type="float" office:value="31.2">
            <text:p>31,2</text:p>
          </table:table-cell>
          <table:table-cell table:number-columns-repeated="2" table:style-name="ce12" office:value-type="float" office:value="0.051">
            <text:p>0,051</text:p>
          </table:table-cell>
          <table:table-cell table:style-name="ce17" office:value-type="float" office:value="13.5">
            <text:p>13,5</text:p>
          </table:table-cell>
          <table:table-cell table:style-name="ce15" table:formula="of:=[.N8]/PI()*30" office:value-type="float" office:value="128.915503904435">
            <text:p>128,9</text:p>
          </table:table-cell>
          <table:table-cell table:style-name="ce25" office:value-type="float" office:value="0.00208">
            <text:p>2,08E-03</text:p>
          </table:table-cell>
          <table:table-cell table:style-name="ce12" table:formula="of:=[.P8]/[.$P$100]" office:value-type="float" office:value="0.8559670781893">
            <text:p>0,856</text:p>
          </table:table-cell>
          <table:table-cell table:formula="of:=[.T8]*COS([.C8]*PI()/180)" office:value-type="float" office:value="112.745143934168">
            <text:p>112,7451439342</text:p>
          </table:table-cell>
          <table:table-cell table:style-name="ce9" table:formula="of:=[.U8]*SIN([.C8]*PI()/180)*60" office:value-type="float" office:value="-3215.01280947695">
            <text:p>-3215,0</text:p>
          </table:table-cell>
          <table:table-cell table:style-name="ce15" table:formula="of:=[.U8]*[.$R$100]" office:value-type="float" office:value="118.547259813084">
            <text:p>118,5</text:p>
          </table:table-cell>
          <table:table-cell table:style-name="ce9" office:value-type="float" office:value="173.4">
            <text:p>173,4</text:p>
          </table:table-cell>
          <table:table-cell table:style-name="ce12" table:formula="of:=[.U8]*COS([.E8]*PI()/180)/([.N8]*[.$U$100])" office:value-type="float" office:value="0.570516442485963">
            <text:p>0,571</text:p>
          </table:table-cell>
          <table:table-cell table:style-name="ce28" table:formula="of:=[.M8]/[.$W$100]" office:value-type="float" office:value="0.522326915198689">
            <text:p>0,52</text:p>
          </table:table-cell>
          <table:table-cell table:style-name="ce29" office:value-type="float" office:value="0.00387">
            <text:p>0,0039</text:p>
          </table:table-cell>
          <table:table-cell table:style-name="ce29" office:value-type="float" office:value="0.0251351">
            <text:p>0,0251</text:p>
          </table:table-cell>
          <table:table-cell table:style-name="ce12" office:value-type="float" office:value="-0.0141967">
            <text:p>-0,014</text:p>
          </table:table-cell>
          <table:table-cell table:style-name="ce26" table:formula="of:=TAN([.D8]*PI()/180)" office:value-type="float" office:value="-0.286745385758808">
            <text:p>-0,287</text:p>
          </table:table-cell>
          <table:table-cell table:style-name="ce12" office:value-type="float" office:value="0.05784">
            <text:p>0,058</text:p>
          </table:table-cell>
          <table:table-cell table:style-name="ce12" office:value-type="float" office:value="0.18238">
            <text:p>0,182</text:p>
          </table:table-cell>
          <table:table-cell/>
          <table:table-cell office:value-type="float" office:value="-4.39">
            <text:p>-4,39</text:p>
          </table:table-cell>
          <table:table-cell table:style-name="ce15" office:value-type="float" office:value="6.1">
            <text:p>6,1</text:p>
          </table:table-cell>
          <table:table-cell/>
        </table:table-row>
        <table:table-row table:style-name="ro2">
          <table:table-cell/>
          <table:table-cell table:formula="of:=[.B8]+1" office:value-type="float" office:value="8">
            <text:p>8</text:p>
          </table:table-cell>
          <table:table-cell table:style-name="ce11" office:value-type="float" office:value="-19.2">
            <text:p>-19,2</text:p>
          </table:table-cell>
          <table:table-cell table:style-name="ce9" office:value-type="float" office:value="-17.7">
            <text:p>-17,7</text:p>
          </table:table-cell>
          <table:table-cell table:style-name="ce14" office:value-type="float" office:value="1.5">
            <text:p>1,5</text:p>
          </table:table-cell>
          <table:table-cell table:style-name="ce19" office:value-type="float" office:value="2776">
            <text:p>2.776</text:p>
          </table:table-cell>
          <table:table-cell table:style-name="ce20" office:value-type="float" office:value="2620">
            <text:p>2.620</text:p>
          </table:table-cell>
          <table:table-cell office:value-type="float" office:value="914">
            <text:p>914</text:p>
          </table:table-cell>
          <table:table-cell office:value-type="float" office:value="16">
            <text:p>16</text:p>
          </table:table-cell>
          <table:table-cell table:style-name="ce22" table:formula="of:=[.H9]-[.I9]" office:value-type="float" office:value="898">
            <text:p>898</text:p>
          </table:table-cell>
          <table:table-cell table:style-name="ce21" office:value-type="float" office:value="35.1">
            <text:p>35,1</text:p>
          </table:table-cell>
          <table:table-cell table:number-columns-repeated="2" table:style-name="ce12" office:value-type="float" office:value="0.044">
            <text:p>0,044</text:p>
          </table:table-cell>
          <table:table-cell table:style-name="ce17" office:value-type="float" office:value="13.2">
            <text:p>13,2</text:p>
          </table:table-cell>
          <table:table-cell table:style-name="ce15" table:formula="of:=[.N9]/PI()*30" office:value-type="float" office:value="126.050714928781">
            <text:p>126,1</text:p>
          </table:table-cell>
          <table:table-cell table:style-name="ce25" office:value-type="float" office:value="0.00208">
            <text:p>2,08E-03</text:p>
          </table:table-cell>
          <table:table-cell table:style-name="ce12" table:formula="of:=[.P9]/[.$P$100]" office:value-type="float" office:value="0.8559670781893">
            <text:p>0,856</text:p>
          </table:table-cell>
          <table:table-cell table:formula="of:=[.T9]*COS([.C9]*PI()/180)" office:value-type="float" office:value="118.796969377128">
            <text:p>118,7969693771</text:p>
          </table:table-cell>
          <table:table-cell table:style-name="ce9" table:formula="of:=[.U9]*SIN([.C9]*PI()/180)*60" office:value-type="float" office:value="-3630.68777999396">
            <text:p>-3630,7</text:p>
          </table:table-cell>
          <table:table-cell table:style-name="ce15" table:formula="of:=[.U9]*[.$R$100]" office:value-type="float" office:value="125.794093457944">
            <text:p>125,8</text:p>
          </table:table-cell>
          <table:table-cell table:style-name="ce9" office:value-type="float" office:value="184">
            <text:p>184,0</text:p>
          </table:table-cell>
          <table:table-cell table:style-name="ce12" table:formula="of:=[.U9]*COS([.E9]*PI()/180)/([.N9]*[.$U$100])" office:value-type="float" office:value="0.61931632254378">
            <text:p>0,619</text:p>
          </table:table-cell>
          <table:table-cell table:style-name="ce28" table:formula="of:=[.M9]/[.$W$100]" office:value-type="float" office:value="0.450634985661614">
            <text:p>0,45</text:p>
          </table:table-cell>
          <table:table-cell table:style-name="ce29" office:value-type="float" office:value="0.00384">
            <text:p>0,0038</text:p>
          </table:table-cell>
          <table:table-cell table:style-name="ce29" office:value-type="float" office:value="0.0233424">
            <text:p>0,0233</text:p>
          </table:table-cell>
          <table:table-cell table:style-name="ce12" office:value-type="float" office:value="-0.02931">
            <text:p>-0,029</text:p>
          </table:table-cell>
          <table:table-cell table:style-name="ce26" table:formula="of:=TAN([.D9]*PI()/180)" office:value-type="float" office:value="-0.31914070937918">
            <text:p>-0,319</text:p>
          </table:table-cell>
          <table:table-cell table:style-name="ce12"/>
          <table:table-cell table:style-name="ce12" office:value-type="float" office:value="0.14635">
            <text:p>0,146</text:p>
          </table:table-cell>
          <table:table-cell/>
          <table:table-cell office:value-type="float" office:value="-6.35">
            <text:p>-6,35</text:p>
          </table:table-cell>
          <table:table-cell office:value-type="float" office:value="7.95">
            <text:p>7,95</text:p>
          </table:table-cell>
          <table:table-cell/>
        </table:table-row>
        <table:table-row table:style-name="ro2">
          <table:table-cell table:number-columns-repeated="2"/>
          <table:table-cell/>
          <table:table-cell/>
          <table:table-cell/>
          <table:table-cell table:style-name="ce20" table:number-columns-repeated="2"/>
          <table:table-cell table:number-columns-repeated="2"/>
          <table:table-cell table:style-name="ce22"/>
          <table:table-cell/>
          <table:table-cell/>
          <table:table-cell table:number-columns-repeated="3"/>
          <table:table-cell/>
          <table:table-cell table:style-name="ce12"/>
          <table:table-cell/>
          <table:table-cell table:style-name="ce9"/>
          <table:table-cell table:style-name="ce15"/>
          <table:table-cell/>
          <table:table-cell table:style-name="ce12"/>
          <table:table-cell table:style-name="ce28"/>
          <table:table-cell table:number-columns-repeated="5"/>
          <table:table-cell/>
          <table:table-cell table:number-columns-repeated="2"/>
          <table:table-cell table:number-columns-repeated="2"/>
        </table:table-row>
        <table:table-row table:style-name="ro2">
          <table:table-cell table:style-name="ce6" office:value-type="string">
            <text:p>A-6</text:p>
          </table:table-cell>
          <table:table-cell office:value-type="float" office:value="1">
            <text:p>1</text:p>
          </table:table-cell>
          <table:table-cell table:style-name="ce9" office:value-type="float" office:value="-14.5">
            <text:p>-14,5</text:p>
          </table:table-cell>
          <table:table-cell table:style-name="ce9" office:value-type="float" office:value="-11.3">
            <text:p>-11,3</text:p>
          </table:table-cell>
          <table:table-cell table:style-name="ce14" office:value-type="float" office:value="3.2">
            <text:p>3,2</text:p>
          </table:table-cell>
          <table:table-cell table:style-name="ce19" office:value-type="float" office:value="2912">
            <text:p>2.912</text:p>
          </table:table-cell>
          <table:table-cell table:style-name="ce20" office:value-type="float" office:value="2820">
            <text:p>2.820</text:p>
          </table:table-cell>
          <table:table-cell office:value-type="float" office:value="728">
            <text:p>728</text:p>
          </table:table-cell>
          <table:table-cell office:value-type="float" office:value="15">
            <text:p>15</text:p>
          </table:table-cell>
          <table:table-cell table:style-name="ce22" table:formula="of:=[.H11]-[.I11]" office:value-type="float" office:value="713">
            <text:p>713</text:p>
          </table:table-cell>
          <table:table-cell table:style-name="ce21" office:value-type="float" office:value="20.8">
            <text:p>20,8</text:p>
          </table:table-cell>
          <table:table-cell table:style-name="ce12" office:value-type="float" office:value="0.081">
            <text:p>0,081</text:p>
          </table:table-cell>
          <table:table-cell table:style-name="ce12" office:value-type="float" office:value="0.02">
            <text:p>0,020</text:p>
          </table:table-cell>
          <table:table-cell table:style-name="ce17" office:value-type="float" office:value="14.3">
            <text:p>14,3</text:p>
          </table:table-cell>
          <table:table-cell table:style-name="ce15" table:formula="of:=[.N11]/PI()*30" office:value-type="float" office:value="136.554941172846">
            <text:p>136,6</text:p>
          </table:table-cell>
          <table:table-cell table:style-name="ce25" office:value-type="float" office:value="0.00204">
            <text:p>2,04E-03</text:p>
          </table:table-cell>
          <table:table-cell table:style-name="ce12" table:formula="of:=[.P11]/[.$P$100]" office:value-type="float" office:value="0.839506172839506">
            <text:p>0,840</text:p>
          </table:table-cell>
          <table:table-cell table:formula="of:=[.T11]*COS([.C11]*PI()/180)" office:value-type="float" office:value="94.6498773366199">
            <text:p>94,6498773366</text:p>
          </table:table-cell>
          <table:table-cell table:style-name="ce9" table:formula="of:=[.U11]*SIN([.C11]*PI()/180)*60" office:value-type="float" office:value="-2148.26043478711">
            <text:p>-2148,3</text:p>
          </table:table-cell>
          <table:table-cell table:style-name="ce15" table:formula="of:=[.U11]*[.$R$100]" office:value-type="float" office:value="97.7638878504673">
            <text:p>97,8</text:p>
          </table:table-cell>
          <table:table-cell table:style-name="ce9" office:value-type="float" office:value="143">
            <text:p>143,0</text:p>
          </table:table-cell>
          <table:table-cell table:style-name="ce12" table:formula="of:=[.U11]*COS([.E11]*PI()/180)/([.N11]*[.$U$100])" office:value-type="float" office:value="0.443751450747547">
            <text:p>0,444</text:p>
          </table:table-cell>
          <table:table-cell table:style-name="ce28" table:formula="of:=[.M11]/[.$W$100]" office:value-type="float" office:value="0.204834084391643">
            <text:p>0,20</text:p>
          </table:table-cell>
          <table:table-cell table:style-name="ce29" office:value-type="float" office:value="0.00455">
            <text:p>0,0046</text:p>
          </table:table-cell>
          <table:table-cell table:style-name="ce29" office:value-type="float" office:value="0.0296">
            <text:p>0,0296</text:p>
          </table:table-cell>
          <table:table-cell table:style-name="ce12" office:value-type="float" office:value="-0.019">
            <text:p>-0,019</text:p>
          </table:table-cell>
          <table:table-cell table:style-name="ce26" table:formula="of:=TAN([.D11]*PI()/180)" office:value-type="float" office:value="-0.199819717699237">
            <text:p>-0,200</text:p>
          </table:table-cell>
          <table:table-cell table:style-name="ce12"/>
          <table:table-cell table:style-name="ce12" office:value-type="float" office:value="0.1657">
            <text:p>0,166</text:p>
          </table:table-cell>
          <table:table-cell/>
          <table:table-cell office:value-type="float" office:value="-4.51">
            <text:p>-4,51</text:p>
          </table:table-cell>
          <table:table-cell table:style-name="ce15" office:value-type="float" office:value="6.85">
            <text:p>6,9</text:p>
          </table:table-cell>
          <table:table-cell/>
        </table:table-row>
        <table:table-row table:style-name="ro2">
          <table:table-cell/>
          <table:table-cell table:formula="of:=[.B11]+1" office:value-type="float" office:value="2">
            <text:p>2</text:p>
          </table:table-cell>
          <table:table-cell table:style-name="ce9" office:value-type="float" office:value="-16.1">
            <text:p>-16,1</text:p>
          </table:table-cell>
          <table:table-cell table:style-name="ce9" office:value-type="float" office:value="-13.8">
            <text:p>-13,8</text:p>
          </table:table-cell>
          <table:table-cell table:style-name="ce14" office:value-type="float" office:value="2.3">
            <text:p>2,3</text:p>
          </table:table-cell>
          <table:table-cell table:style-name="ce19" office:value-type="float" office:value="2884">
            <text:p>2.884</text:p>
          </table:table-cell>
          <table:table-cell table:style-name="ce20" office:value-type="float" office:value="2770">
            <text:p>2.770</text:p>
          </table:table-cell>
          <table:table-cell office:value-type="float" office:value="799">
            <text:p>799</text:p>
          </table:table-cell>
          <table:table-cell office:value-type="float" office:value="16">
            <text:p>16</text:p>
          </table:table-cell>
          <table:table-cell table:style-name="ce22" table:formula="of:=[.H12]-[.I12]" office:value-type="float" office:value="783">
            <text:p>783</text:p>
          </table:table-cell>
          <table:table-cell table:style-name="ce21" office:value-type="float" office:value="25.5">
            <text:p>25,5</text:p>
          </table:table-cell>
          <table:table-cell table:style-name="ce12" office:value-type="float" office:value="0.065">
            <text:p>0,065</text:p>
          </table:table-cell>
          <table:table-cell table:style-name="ce12" office:value-type="float" office:value="0.018">
            <text:p>0,018</text:p>
          </table:table-cell>
          <table:table-cell table:style-name="ce17" office:value-type="float" office:value="14.3">
            <text:p>14,3</text:p>
          </table:table-cell>
          <table:table-cell table:style-name="ce15" table:formula="of:=[.N12]/PI()*30" office:value-type="float" office:value="136.554941172846">
            <text:p>136,6</text:p>
          </table:table-cell>
          <table:table-cell table:style-name="ce25" office:value-type="float" office:value="0.00203">
            <text:p>2,03E-03</text:p>
          </table:table-cell>
          <table:table-cell table:style-name="ce12" table:formula="of:=[.P12]/[.$P$100]" office:value-type="float" office:value="0.835390946502058">
            <text:p>0,835</text:p>
          </table:table-cell>
          <table:table-cell table:formula="of:=[.T12]*COS([.C12]*PI()/180)" office:value-type="float" office:value="104.17636061898">
            <text:p>104,176360619</text:p>
          </table:table-cell>
          <table:table-cell table:style-name="ce9" table:formula="of:=[.U12]*SIN([.C12]*PI()/180)*60" office:value-type="float" office:value="-2638.92624082543">
            <text:p>-2638,9</text:p>
          </table:table-cell>
          <table:table-cell table:style-name="ce15" table:formula="of:=[.U12]*[.$R$100]" office:value-type="float" office:value="108.429039252336">
            <text:p>108,4</text:p>
          </table:table-cell>
          <table:table-cell table:style-name="ce9" office:value-type="float" office:value="158.6">
            <text:p>158,6</text:p>
          </table:table-cell>
          <table:table-cell table:style-name="ce12" table:formula="of:=[.U12]*COS([.E12]*PI()/180)/([.N12]*[.$U$100])" office:value-type="float" office:value="0.492532186682676">
            <text:p>0,493</text:p>
          </table:table-cell>
          <table:table-cell table:style-name="ce28" table:formula="of:=[.M12]/[.$W$100]" office:value-type="float" office:value="0.184350675952479">
            <text:p>0,18</text:p>
          </table:table-cell>
          <table:table-cell table:number-columns-repeated="2" table:style-name="ce29"/>
          <table:table-cell table:style-name="ce12"/>
          <table:table-cell table:style-name="ce26" table:formula="of:=TAN([.D12]*PI()/180)" office:value-type="float" office:value="-0.245623558464826">
            <text:p>-0,246</text:p>
          </table:table-cell>
          <table:table-cell table:style-name="ce12"/>
          <table:table-cell table:style-name="ce12"/>
          <table:table-cell table:number-columns-repeated="2"/>
          <table:table-cell table:style-name="ce15"/>
          <table:table-cell/>
        </table:table-row>
        <table:table-row table:style-name="ro2">
          <table:table-cell/>
          <table:table-cell table:formula="of:=[.B12]+1" office:value-type="float" office:value="3">
            <text:p>3</text:p>
          </table:table-cell>
          <table:table-cell table:style-name="ce9" office:value-type="float" office:value="-18.4">
            <text:p>-18,4</text:p>
          </table:table-cell>
          <table:table-cell table:style-name="ce9" office:value-type="float" office:value="-16.7">
            <text:p>-16,7</text:p>
          </table:table-cell>
          <table:table-cell table:style-name="ce14" office:value-type="float" office:value="1.7">
            <text:p>1,7</text:p>
          </table:table-cell>
          <table:table-cell table:style-name="ce19" office:value-type="float" office:value="2856">
            <text:p>2.856</text:p>
          </table:table-cell>
          <table:table-cell table:style-name="ce20" office:value-type="float" office:value="2710">
            <text:p>2.710</text:p>
          </table:table-cell>
          <table:table-cell office:value-type="float" office:value="902">
            <text:p>902</text:p>
          </table:table-cell>
          <table:table-cell office:value-type="float" office:value="16">
            <text:p>16</text:p>
          </table:table-cell>
          <table:table-cell table:style-name="ce22" table:formula="of:=[.H13]-[.I13]" office:value-type="float" office:value="886">
            <text:p>886</text:p>
          </table:table-cell>
          <table:table-cell table:style-name="ce21" office:value-type="float" office:value="31.5">
            <text:p>31,5</text:p>
          </table:table-cell>
          <table:table-cell table:style-name="ce12" office:value-type="float" office:value="0.051">
            <text:p>0,051</text:p>
          </table:table-cell>
          <table:table-cell table:style-name="ce12" office:value-type="float" office:value="0.017">
            <text:p>0,017</text:p>
          </table:table-cell>
          <table:table-cell table:style-name="ce17" office:value-type="float" office:value="13.6">
            <text:p>13,6</text:p>
          </table:table-cell>
          <table:table-cell table:style-name="ce15" table:formula="of:=[.N13]/PI()*30" office:value-type="float" office:value="129.870433562987">
            <text:p>129,9</text:p>
          </table:table-cell>
          <table:table-cell table:style-name="ce25" office:value-type="float" office:value="0.00205">
            <text:p>2,05E-03</text:p>
          </table:table-cell>
          <table:table-cell table:style-name="ce12" table:formula="of:=[.P13]/[.$P$100]" office:value-type="float" office:value="0.843621399176955">
            <text:p>0,844</text:p>
          </table:table-cell>
          <table:table-cell table:formula="of:=[.T13]*COS([.C13]*PI()/180)" office:value-type="float" office:value="113.913817359537">
            <text:p>113,9138173595</text:p>
          </table:table-cell>
          <table:table-cell table:style-name="ce9" table:formula="of:=[.U13]*SIN([.C13]*PI()/180)*60" office:value-type="float" office:value="-3325.67825327467">
            <text:p>-3325,7</text:p>
          </table:table-cell>
          <table:table-cell table:style-name="ce15" table:formula="of:=[.U13]*[.$R$100]" office:value-type="float" office:value="120.051319626168">
            <text:p>120,1</text:p>
          </table:table-cell>
          <table:table-cell table:style-name="ce9" office:value-type="float" office:value="175.6">
            <text:p>175,6</text:p>
          </table:table-cell>
          <table:table-cell table:style-name="ce12" table:formula="of:=[.U13]*COS([.E13]*PI()/180)/([.N13]*[.$U$100])" office:value-type="float" office:value="0.573603632146941">
            <text:p>0,574</text:p>
          </table:table-cell>
          <table:table-cell table:style-name="ce28" table:formula="of:=[.M13]/[.$W$100]" office:value-type="float" office:value="0.174108971732896">
            <text:p>0,17</text:p>
          </table:table-cell>
          <table:table-cell table:style-name="ce29" office:value-type="float" office:value="0.0051">
            <text:p>0,0051</text:p>
          </table:table-cell>
          <table:table-cell table:style-name="ce29"/>
          <table:table-cell table:style-name="ce12"/>
          <table:table-cell table:style-name="ce26" table:formula="of:=TAN([.D13]*PI()/180)" office:value-type="float" office:value="-0.300014377816549">
            <text:p>-0,300</text:p>
          </table:table-cell>
          <table:table-cell table:style-name="ce12"/>
          <table:table-cell table:style-name="ce12"/>
          <table:table-cell table:number-columns-repeated="2"/>
          <table:table-cell table:style-name="ce15"/>
          <table:table-cell/>
        </table:table-row>
        <table:table-row table:style-name="ro2">
          <table:table-cell/>
          <table:table-cell table:formula="of:=[.B13]+1" office:value-type="float" office:value="4">
            <text:p>4</text:p>
          </table:table-cell>
          <table:table-cell table:style-name="ce9" office:value-type="float" office:value="-16.8">
            <text:p>-16,8</text:p>
          </table:table-cell>
          <table:table-cell table:style-name="ce9" office:value-type="float" office:value="-14.1">
            <text:p>-14,1</text:p>
          </table:table-cell>
          <table:table-cell table:style-name="ce14" office:value-type="float" office:value="2.7">
            <text:p>2,7</text:p>
          </table:table-cell>
          <table:table-cell table:style-name="ce19" office:value-type="float" office:value="2772">
            <text:p>2.772</text:p>
          </table:table-cell>
          <table:table-cell table:style-name="ce20" office:value-type="float" office:value="2650">
            <text:p>2.650</text:p>
          </table:table-cell>
          <table:table-cell office:value-type="float" office:value="802">
            <text:p>802</text:p>
          </table:table-cell>
          <table:table-cell office:value-type="float" office:value="16">
            <text:p>16</text:p>
          </table:table-cell>
          <table:table-cell table:style-name="ce22" table:formula="of:=[.H14]-[.I14]" office:value-type="float" office:value="786">
            <text:p>786</text:p>
          </table:table-cell>
          <table:table-cell table:style-name="ce21" office:value-type="float" office:value="26.4">
            <text:p>26,4</text:p>
          </table:table-cell>
          <table:table-cell table:style-name="ce12" office:value-type="float" office:value="0.06">
            <text:p>0,060</text:p>
          </table:table-cell>
          <table:table-cell table:style-name="ce12" office:value-type="float" office:value="0.018">
            <text:p>0,018</text:p>
          </table:table-cell>
          <table:table-cell table:style-name="ce17" office:value-type="float" office:value="14.1">
            <text:p>14,1</text:p>
          </table:table-cell>
          <table:table-cell table:style-name="ce15" table:formula="of:=[.N14]/PI()*30" office:value-type="float" office:value="134.645081855743">
            <text:p>134,6</text:p>
          </table:table-cell>
          <table:table-cell table:style-name="ce25" office:value-type="float" office:value="0.00208">
            <text:p>2,08E-03</text:p>
          </table:table-cell>
          <table:table-cell table:style-name="ce12" table:formula="of:=[.P14]/[.$P$100]" office:value-type="float" office:value="0.8559670781893">
            <text:p>0,856</text:p>
          </table:table-cell>
          <table:table-cell table:formula="of:=[.T14]*COS([.C14]*PI()/180)" office:value-type="float" office:value="104.521166267191">
            <text:p>104,5211662672</text:p>
          </table:table-cell>
          <table:table-cell table:style-name="ce9" table:formula="of:=[.U14]*SIN([.C14]*PI()/180)*60" office:value-type="float" office:value="-2769.50267832193">
            <text:p>-2769,5</text:p>
          </table:table-cell>
          <table:table-cell table:style-name="ce15" table:formula="of:=[.U14]*[.$R$100]" office:value-type="float" office:value="109.181069158879">
            <text:p>109,2</text:p>
          </table:table-cell>
          <table:table-cell table:style-name="ce9" office:value-type="float" office:value="159.7">
            <text:p>159,7</text:p>
          </table:table-cell>
          <table:table-cell table:style-name="ce12" table:formula="of:=[.U14]*COS([.E14]*PI()/180)/([.N14]*[.$U$100])" office:value-type="float" office:value="0.502829670705836">
            <text:p>0,503</text:p>
          </table:table-cell>
          <table:table-cell table:style-name="ce28" table:formula="of:=[.M14]/[.$W$100]" office:value-type="float" office:value="0.184350675952479">
            <text:p>0,18</text:p>
          </table:table-cell>
          <table:table-cell table:style-name="ce29" office:value-type="float" office:value="0.0051">
            <text:p>0,0051</text:p>
          </table:table-cell>
          <table:table-cell table:style-name="ce29"/>
          <table:table-cell table:style-name="ce12"/>
          <table:table-cell table:style-name="ce26" table:formula="of:=TAN([.D14]*PI()/180)" office:value-type="float" office:value="-0.25118263847885">
            <text:p>-0,251</text:p>
          </table:table-cell>
          <table:table-cell table:style-name="ce12"/>
          <table:table-cell table:style-name="ce12"/>
          <table:table-cell table:number-columns-repeated="2"/>
          <table:table-cell table:style-name="ce15"/>
          <table:table-cell/>
        </table:table-row>
        <table:table-row table:style-name="ro2">
          <table:table-cell/>
          <table:table-cell table:formula="of:=[.B14]+1" office:value-type="float" office:value="5">
            <text:p>5</text:p>
          </table:table-cell>
          <table:table-cell table:style-name="ce6"/>
          <table:table-cell/>
          <table:table-cell/>
          <table:table-cell table:number-columns-repeated="4"/>
          <table:table-cell/>
          <table:table-cell/>
          <table:table-cell/>
          <table:table-cell table:number-columns-repeated="3"/>
          <table:table-cell/>
          <table:table-cell table:number-columns-repeated="2"/>
          <table:table-cell table:style-name="ce9"/>
          <table:table-cell/>
          <table:table-cell table:number-columns-repeated="2"/>
          <table:table-cell table:style-name="ce28"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 table:number-columns-repeated="2"/>
        </table:table-row>
        <table:table-row table:style-name="ro2">
          <table:table-cell/>
          <table:table-cell table:formula="of:=[.B15]+1" office:value-type="float" office:value="6">
            <text:p>6</text:p>
          </table:table-cell>
          <table:table-cell table:style-name="ce6"/>
          <table:table-cell/>
          <table:table-cell/>
          <table:table-cell table:number-columns-repeated="4"/>
          <table:table-cell/>
          <table:table-cell/>
          <table:table-cell/>
          <table:table-cell table:number-columns-repeated="3"/>
          <table:table-cell/>
          <table:table-cell table:number-columns-repeated="2"/>
          <table:table-cell table:style-name="ce9"/>
          <table:table-cell/>
          <table:table-cell table:number-columns-repeated="2"/>
          <table:table-cell table:style-name="ce28"/>
          <table:table-cell table:number-columns-repeated="5"/>
          <table:table-cell/>
          <table:table-cell table:number-columns-repeated="2"/>
          <table:table-cell table:number-columns-repeated="2"/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4"/>
          <table:table-cell/>
          <table:table-cell/>
          <table:table-cell/>
          <table:table-cell table:number-columns-repeated="3"/>
          <table:table-cell/>
          <table:table-cell table:number-columns-repeated="2"/>
          <table:table-cell table:style-name="ce9"/>
          <table:table-cell/>
          <table:table-cell table:number-columns-repeated="2"/>
          <table:table-cell table:style-name="ce28"/>
          <table:table-cell table:number-columns-repeated="5"/>
          <table:table-cell/>
          <table:table-cell table:number-columns-repeated="2"/>
          <table:table-cell table:number-columns-repeated="2"/>
        </table:table-row>
        <table:table-row table:style-name="ro2">
          <table:table-cell office:value-type="string">
            <text:p>A-12</text:p>
          </table:table-cell>
          <table:table-cell office:value-type="float" office:value="1">
            <text:p>1</text:p>
          </table:table-cell>
          <table:table-cell table:style-name="ce9" office:value-type="float" office:value="-12.3">
            <text:p>-12,3</text:p>
          </table:table-cell>
          <table:table-cell table:style-name="ce9" office:value-type="float" office:value="-5.4">
            <text:p>-5,4</text:p>
          </table:table-cell>
          <table:table-cell table:style-name="ce16" office:value-type="float" office:value="6.9">
            <text:p>6,9</text:p>
          </table:table-cell>
          <table:table-cell table:style-name="ce19" office:value-type="float" office:value="2904">
            <text:p>2.904</text:p>
          </table:table-cell>
          <table:table-cell table:style-name="ce19" office:value-type="float" office:value="2840">
            <text:p>2.840</text:p>
          </table:table-cell>
          <table:table-cell office:value-type="float" office:value="619">
            <text:p>619</text:p>
          </table:table-cell>
          <table:table-cell office:value-type="float" office:value="10">
            <text:p>10</text:p>
          </table:table-cell>
          <table:table-cell table:style-name="ce22" table:formula="of:=[.H18]-[.I18]" office:value-type="float" office:value="609">
            <text:p>609</text:p>
          </table:table-cell>
          <table:table-cell table:style-name="ce15" office:value-type="float" office:value="8.7">
            <text:p>8,7</text:p>
          </table:table-cell>
          <table:table-cell table:style-name="ce12" office:value-type="float" office:value="0.193">
            <text:p>0,193</text:p>
          </table:table-cell>
          <table:table-cell table:style-name="ce18" office:value-type="float" office:value="0.042">
            <text:p>0,042</text:p>
          </table:table-cell>
          <table:table-cell table:style-name="ce17" office:value-type="float" office:value="15.6">
            <text:p>15,6</text:p>
          </table:table-cell>
          <table:table-cell table:style-name="ce15" table:formula="of:=[.N18]/PI()*30" office:value-type="float" office:value="148.969026734014">
            <text:p>149,0</text:p>
          </table:table-cell>
          <table:table-cell table:style-name="ce25" office:value-type="float" office:value="0.00202">
            <text:p>2,02E-03</text:p>
          </table:table-cell>
          <table:table-cell table:style-name="ce12" table:formula="of:=[.P18]/[.$P$100]" office:value-type="float" office:value="0.831275720164609">
            <text:p>0,831</text:p>
          </table:table-cell>
          <table:table-cell table:style-name="ce27" table:formula="of:=[.T18]*COS([.C18]*PI()/180)" office:value-type="float" office:value="62.1212515988899">
            <text:p>62,1</text:p>
          </table:table-cell>
          <table:table-cell table:style-name="ce9" table:formula="of:=[.U18]*SIN([.C18]*PI()/180)*60" office:value-type="float" office:value="-1188.70955541437">
            <text:p>-1188,7</text:p>
          </table:table-cell>
          <table:table-cell table:style-name="ce15" table:formula="of:=[.U18]*[.$R$100]" office:value-type="float" office:value="63.5807102803738">
            <text:p>63,6</text:p>
          </table:table-cell>
          <table:table-cell table:style-name="ce21" office:value-type="float" office:value="93">
            <text:p>93,0</text:p>
          </table:table-cell>
          <table:table-cell table:style-name="ce12" table:formula="of:=[.U18]*COS([.E18]*PI()/180)/([.N18]*[.$U$100])" office:value-type="float" office:value="0.26303827008387">
            <text:p>0,263</text:p>
          </table:table-cell>
          <table:table-cell table:style-name="ce28" table:formula="of:=[.M18]/[.$W$100]" office:value-type="float" office:value="0.43015157722245">
            <text:p>0,43</text:p>
          </table:table-cell>
          <table:table-cell table:style-name="ce29" office:value-type="float" office:value="0.0048">
            <text:p>0,0048</text:p>
          </table:table-cell>
          <table:table-cell table:style-name="ce29" office:value-type="float" office:value="0.0335028">
            <text:p>0,0335</text:p>
          </table:table-cell>
          <table:table-cell table:style-name="ce12" office:value-type="float" office:value="-0.04088">
            <text:p>-0,041</text:p>
          </table:table-cell>
          <table:table-cell table:style-name="ce26" table:formula="of:=TAN([.D18]*PI()/180)" office:value-type="float" office:value="-0.094527831179282">
            <text:p>-0,095</text:p>
          </table:table-cell>
          <table:table-cell table:style-name="ce12" office:value-type="float" office:value="0.02719">
            <text:p>0,027</text:p>
          </table:table-cell>
          <table:table-cell table:style-name="ce12" office:value-type="float" office:value="0.28395">
            <text:p>0,284</text:p>
          </table:table-cell>
          <table:table-cell/>
          <table:table-cell office:value-type="float" office:value="-2.73">
            <text:p>-2,73</text:p>
          </table:table-cell>
          <table:table-cell table:style-name="ce15" office:value-type="float" office:value="4.66">
            <text:p>4,7</text:p>
          </table:table-cell>
          <table:table-cell/>
        </table:table-row>
        <table:table-row table:style-name="ro2">
          <table:table-cell/>
          <table:table-cell table:formula="of:=[.B18]+1" office:value-type="float" office:value="2">
            <text:p>2</text:p>
          </table:table-cell>
          <table:table-cell table:style-name="ce9" office:value-type="float" office:value="-12.3">
            <text:p>-12,3</text:p>
          </table:table-cell>
          <table:table-cell table:style-name="ce9" office:value-type="float" office:value="-6.5">
            <text:p>-6,5</text:p>
          </table:table-cell>
          <table:table-cell table:style-name="ce16" office:value-type="float" office:value="5.8">
            <text:p>5,8</text:p>
          </table:table-cell>
          <table:table-cell table:style-name="ce19" office:value-type="float" office:value="2904">
            <text:p>2.904</text:p>
          </table:table-cell>
          <table:table-cell table:style-name="ce19" office:value-type="float" office:value="2840">
            <text:p>2.840</text:p>
          </table:table-cell>
          <table:table-cell office:value-type="float" office:value="619">
            <text:p>619</text:p>
          </table:table-cell>
          <table:table-cell office:value-type="float" office:value="12">
            <text:p>12</text:p>
          </table:table-cell>
          <table:table-cell table:style-name="ce22" table:formula="of:=[.H19]-[.I19]" office:value-type="float" office:value="607">
            <text:p>607</text:p>
          </table:table-cell>
          <table:table-cell table:style-name="ce15" office:value-type="float" office:value="11">
            <text:p>11,0</text:p>
          </table:table-cell>
          <table:table-cell table:style-name="ce12" office:value-type="float" office:value="0.152">
            <text:p>0,152</text:p>
          </table:table-cell>
          <table:table-cell table:style-name="ce18" office:value-type="float" office:value="0.033">
            <text:p>0,033</text:p>
          </table:table-cell>
          <table:table-cell table:style-name="ce17" office:value-type="float" office:value="15.4">
            <text:p>15,4</text:p>
          </table:table-cell>
          <table:table-cell table:style-name="ce15" table:formula="of:=[.N19]/PI()*30" office:value-type="float" office:value="147.059167416911">
            <text:p>147,1</text:p>
          </table:table-cell>
          <table:table-cell table:style-name="ce25" office:value-type="float" office:value="0.00209">
            <text:p>2,09E-03</text:p>
          </table:table-cell>
          <table:table-cell table:style-name="ce12" table:formula="of:=[.P19]/[.$P$100]" office:value-type="float" office:value="0.860082304526749">
            <text:p>0,860</text:p>
          </table:table-cell>
          <table:table-cell table:style-name="ce27" table:formula="of:=[.T19]*COS([.C19]*PI()/180)" office:value-type="float" office:value="68.6005649376989">
            <text:p>68,6</text:p>
          </table:table-cell>
          <table:table-cell table:style-name="ce9" table:formula="of:=[.U19]*SIN([.C19]*PI()/180)*60" office:value-type="float" office:value="-1312.69324022641">
            <text:p>-1312,7</text:p>
          </table:table-cell>
          <table:table-cell table:style-name="ce15" table:formula="of:=[.U19]*[.$R$100]" office:value-type="float" office:value="70.212246728972">
            <text:p>70,2</text:p>
          </table:table-cell>
          <table:table-cell table:style-name="ce21" office:value-type="float" office:value="102.7">
            <text:p>102,7</text:p>
          </table:table-cell>
          <table:table-cell table:style-name="ce12" table:formula="of:=[.U19]*COS([.E19]*PI()/180)/([.N19]*[.$U$100])" office:value-type="float" office:value="0.294875176902501">
            <text:p>0,295</text:p>
          </table:table-cell>
          <table:table-cell table:style-name="ce28" table:formula="of:=[.M19]/[.$W$100]" office:value-type="float" office:value="0.337976239246211">
            <text:p>0,34</text:p>
          </table:table-cell>
          <table:table-cell table:style-name="ce29" office:value-type="float" office:value="0.0048">
            <text:p>0,0048</text:p>
          </table:table-cell>
          <table:table-cell table:style-name="ce29" office:value-type="float" office:value="0.0335028">
            <text:p>0,0335</text:p>
          </table:table-cell>
          <table:table-cell table:style-name="ce12" office:value-type="float" office:value="-0.04088">
            <text:p>-0,041</text:p>
          </table:table-cell>
          <table:table-cell table:style-name="ce26" table:formula="of:=TAN([.D19]*PI()/180)" office:value-type="float" office:value="-0.113935608301645">
            <text:p>-0,114</text:p>
          </table:table-cell>
          <table:table-cell table:style-name="ce12" office:value-type="float" office:value="0.02719">
            <text:p>0,027</text:p>
          </table:table-cell>
          <table:table-cell table:style-name="ce12" office:value-type="float" office:value="0.28395">
            <text:p>0,284</text:p>
          </table:table-cell>
          <table:table-cell/>
          <table:table-cell office:value-type="float" office:value="-2.73">
            <text:p>-2,73</text:p>
          </table:table-cell>
          <table:table-cell table:style-name="ce15" office:value-type="float" office:value="4.66">
            <text:p>4,7</text:p>
          </table:table-cell>
          <table:table-cell/>
        </table:table-row>
        <table:table-row table:style-name="ro2">
          <table:table-cell/>
          <table:table-cell table:formula="of:=[.B19]+1" office:value-type="float" office:value="3">
            <text:p>3</text:p>
          </table:table-cell>
          <table:table-cell table:style-name="ce6" office:value-type="float" office:value="-12.2">
            <text:p>-12,2</text:p>
          </table:table-cell>
          <table:table-cell table:style-name="ce9" office:value-type="float" office:value="-7.7">
            <text:p>-7,7</text:p>
          </table:table-cell>
          <table:table-cell table:style-name="ce14" office:value-type="float" office:value="4.5">
            <text:p>4,5</text:p>
          </table:table-cell>
          <table:table-cell table:style-name="ce19" office:value-type="float" office:value="2904">
            <text:p>2.904</text:p>
          </table:table-cell>
          <table:table-cell table:style-name="ce19" office:value-type="float" office:value="2840">
            <text:p>2.840</text:p>
          </table:table-cell>
          <table:table-cell office:value-type="float" office:value="613">
            <text:p>613</text:p>
          </table:table-cell>
          <table:table-cell office:value-type="float" office:value="13">
            <text:p>13</text:p>
          </table:table-cell>
          <table:table-cell table:style-name="ce22" table:formula="of:=[.H20]-[.I20]" office:value-type="float" office:value="600">
            <text:p>600</text:p>
          </table:table-cell>
          <table:table-cell table:style-name="ce21" office:value-type="float" office:value="13.1">
            <text:p>13,1</text:p>
          </table:table-cell>
          <table:table-cell table:style-name="ce12" office:value-type="float" office:value="0.128">
            <text:p>0,128</text:p>
          </table:table-cell>
          <table:table-cell table:style-name="ce12" office:value-type="float" office:value="0.027">
            <text:p>0,027</text:p>
          </table:table-cell>
          <table:table-cell table:style-name="ce17" office:value-type="float" office:value="15.1">
            <text:p>15,1</text:p>
          </table:table-cell>
          <table:table-cell table:style-name="ce15" table:formula="of:=[.N20]/PI()*30" office:value-type="float" office:value="144.194378441257">
            <text:p>144,2</text:p>
          </table:table-cell>
          <table:table-cell table:style-name="ce25" office:value-type="float" office:value="0.00215">
            <text:p>2,15E-03</text:p>
          </table:table-cell>
          <table:table-cell table:style-name="ce12" table:formula="of:=[.P20]/[.$P$100]" office:value-type="float" office:value="0.88477366255144">
            <text:p>0,885</text:p>
          </table:table-cell>
          <table:table-cell table:style-name="ce27" table:formula="of:=[.T20]*COS([.C20]*PI()/180)" office:value-type="float" office:value="74.0391772604567">
            <text:p>74,0</text:p>
          </table:table-cell>
          <table:table-cell table:style-name="ce9" table:formula="of:=[.U20]*SIN([.C20]*PI()/180)*60" office:value-type="float" office:value="-1404.88724683542">
            <text:p>-1404,9</text:p>
          </table:table-cell>
          <table:table-cell table:style-name="ce15" table:formula="of:=[.U20]*[.$R$100]" office:value-type="float" office:value="75.7499214953271">
            <text:p>75,7</text:p>
          </table:table-cell>
          <table:table-cell table:style-name="ce21" office:value-type="float" office:value="110.8">
            <text:p>110,8</text:p>
          </table:table-cell>
          <table:table-cell table:style-name="ce12" table:formula="of:=[.U20]*COS([.E20]*PI()/180)/([.N20]*[.$U$100])" office:value-type="float" office:value="0.325116822892217">
            <text:p>0,325</text:p>
          </table:table-cell>
          <table:table-cell table:style-name="ce28" table:formula="of:=[.M20]/[.$W$100]" office:value-type="float" office:value="0.276526013928718">
            <text:p>0,28</text:p>
          </table:table-cell>
          <table:table-cell table:style-name="ce29" office:value-type="float" office:value="0.0047">
            <text:p>0,0047</text:p>
          </table:table-cell>
          <table:table-cell table:style-name="ce29"/>
          <table:table-cell table:style-name="ce12"/>
          <table:table-cell table:style-name="ce26" table:formula="of:=TAN([.D20]*PI()/180)" office:value-type="float" office:value="-0.135205304647796">
            <text:p>-0,135</text:p>
          </table:table-cell>
          <table:table-cell table:style-name="ce12"/>
          <table:table-cell table:style-name="ce12" office:value-type="float" office:value="0.26">
            <text:p>0,260</text:p>
          </table:table-cell>
          <table:table-cell table:number-columns-repeated="2"/>
          <table:table-cell table:style-name="ce15"/>
          <table:table-cell/>
        </table:table-row>
        <table:table-row table:style-name="ro2">
          <table:table-cell/>
          <table:table-cell table:formula="of:=[.B20]+1" office:value-type="float" office:value="4">
            <text:p>4</text:p>
          </table:table-cell>
          <table:table-cell table:style-name="ce9" office:value-type="float" office:value="-12.4">
            <text:p>-12,4</text:p>
          </table:table-cell>
          <table:table-cell table:style-name="ce9" office:value-type="float" office:value="8.06">
            <text:p>8,1</text:p>
          </table:table-cell>
          <table:table-cell table:style-name="ce14" office:value-type="float" office:value="4.3">
            <text:p>4,3</text:p>
          </table:table-cell>
          <table:table-cell table:style-name="ce19" office:value-type="float" office:value="2868">
            <text:p>2.868</text:p>
          </table:table-cell>
          <table:table-cell table:style-name="ce19" office:value-type="float" office:value="2800">
            <text:p>2.800</text:p>
          </table:table-cell>
          <table:table-cell office:value-type="float" office:value="617">
            <text:p>617</text:p>
          </table:table-cell>
          <table:table-cell office:value-type="float" office:value="14">
            <text:p>14</text:p>
          </table:table-cell>
          <table:table-cell table:style-name="ce22" table:formula="of:=[.H21]-[.I21]" office:value-type="float" office:value="603">
            <text:p>603</text:p>
          </table:table-cell>
          <table:table-cell table:style-name="ce21" office:value-type="float" office:value="14.3">
            <text:p>14,3</text:p>
          </table:table-cell>
          <table:table-cell table:style-name="ce12" office:value-type="float" office:value="1.0254">
            <text:p>1,025</text:p>
          </table:table-cell>
          <table:table-cell table:style-name="ce12" office:value-type="float" office:value="0.025">
            <text:p>0,025</text:p>
          </table:table-cell>
          <table:table-cell table:style-name="ce17" office:value-type="float" office:value="15.4">
            <text:p>15,4</text:p>
          </table:table-cell>
          <table:table-cell table:style-name="ce15" table:formula="of:=[.N21]/PI()*30" office:value-type="float" office:value="147.059167416911">
            <text:p>147,1</text:p>
          </table:table-cell>
          <table:table-cell table:style-name="ce25" office:value-type="float" office:value="0.00202">
            <text:p>2,02E-03</text:p>
          </table:table-cell>
          <table:table-cell table:style-name="ce12" table:formula="of:=[.P21]/[.$P$100]" office:value-type="float" office:value="0.831275720164609">
            <text:p>0,831</text:p>
          </table:table-cell>
          <table:table-cell table:style-name="ce27" table:formula="of:=[.T21]*COS([.C21]*PI()/180)" office:value-type="float" office:value="79.5248848888775">
            <text:p>79,5</text:p>
          </table:table-cell>
          <table:table-cell table:style-name="ce9" table:formula="of:=[.U21]*SIN([.C21]*PI()/180)*60" office:value-type="float" office:value="-1534.49864793583">
            <text:p>-1534,5</text:p>
          </table:table-cell>
          <table:table-cell table:style-name="ce15" table:formula="of:=[.U21]*[.$R$100]" office:value-type="float" office:value="81.4243289719626">
            <text:p>81,4</text:p>
          </table:table-cell>
          <table:table-cell table:style-name="ce21" office:value-type="float" office:value="119.1">
            <text:p>119,1</text:p>
          </table:table-cell>
          <table:table-cell table:style-name="ce12" table:formula="of:=[.U21]*COS([.E21]*PI()/180)/([.N21]*[.$U$100])" office:value-type="float" office:value="0.342755409532009">
            <text:p>0,343</text:p>
          </table:table-cell>
          <table:table-cell table:style-name="ce28" table:formula="of:=[.M21]/[.$W$100]" office:value-type="float" office:value="0.256042605489553">
            <text:p>0,26</text:p>
          </table:table-cell>
          <table:table-cell table:number-columns-repeated="2" table:style-name="ce29"/>
          <table:table-cell table:style-name="ce12"/>
          <table:table-cell table:style-name="ce26" table:formula="of:=TAN([.D21]*PI()/180)" office:value-type="float" office:value="0.141608873790932">
            <text:p>0,142</text:p>
          </table:table-cell>
          <table:table-cell table:style-name="ce12"/>
          <table:table-cell table:style-name="ce12"/>
          <table:table-cell table:number-columns-repeated="2"/>
          <table:table-cell table:style-name="ce15"/>
          <table:table-cell/>
        </table:table-row>
        <table:table-row table:style-name="ro2">
          <table:table-cell/>
          <table:table-cell table:formula="of:=[.B21]+1" office:value-type="float" office:value="5">
            <text:p>5</text:p>
          </table:table-cell>
          <table:table-cell table:style-name="ce9" office:value-type="float" office:value="-13.3">
            <text:p>-13,3</text:p>
          </table:table-cell>
          <table:table-cell table:style-name="ce9" office:value-type="float" office:value="-9.5">
            <text:p>-9,5</text:p>
          </table:table-cell>
          <table:table-cell table:style-name="ce14" office:value-type="float" office:value="3.8">
            <text:p>3,8</text:p>
          </table:table-cell>
          <table:table-cell table:style-name="ce19" office:value-type="float" office:value="2868">
            <text:p>2.868</text:p>
          </table:table-cell>
          <table:table-cell table:style-name="ce19" office:value-type="float" office:value="2790">
            <text:p>2.790</text:p>
          </table:table-cell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style-name="ce22" table:formula="of:=[.H22]-[.I22]" office:value-type="float" office:value="645">
            <text:p>645</text:p>
          </table:table-cell>
          <table:table-cell table:style-name="ce21" office:value-type="float" office:value="17.4">
            <text:p>17,4</text:p>
          </table:table-cell>
          <table:table-cell table:style-name="ce12" office:value-type="float" office:value="0.094">
            <text:p>0,094</text:p>
          </table:table-cell>
          <table:table-cell table:style-name="ce12" office:value-type="float" office:value="0.022">
            <text:p>0,022</text:p>
          </table:table-cell>
          <table:table-cell table:style-name="ce17" office:value-type="float" office:value="14.9">
            <text:p>14,9</text:p>
          </table:table-cell>
          <table:table-cell table:style-name="ce15" table:formula="of:=[.N22]/PI()*30" office:value-type="float" office:value="142.284519124154">
            <text:p>142,3</text:p>
          </table:table-cell>
          <table:table-cell table:style-name="ce25" office:value-type="float" office:value="0.00212">
            <text:p>2,12E-03</text:p>
          </table:table-cell>
          <table:table-cell table:style-name="ce12" table:formula="of:=[.P22]/[.$P$100]" office:value-type="float" office:value="0.872427983539095">
            <text:p>0,872</text:p>
          </table:table-cell>
          <table:table-cell table:style-name="ce27" table:formula="of:=[.T22]*COS([.C22]*PI()/180)" office:value-type="float" office:value="85.3614443892363">
            <text:p>85,4</text:p>
          </table:table-cell>
          <table:table-cell table:style-name="ce9" table:formula="of:=[.U22]*SIN([.C22]*PI()/180)*60" office:value-type="float" office:value="-1770.92287687403">
            <text:p>-1770,9</text:p>
          </table:table-cell>
          <table:table-cell table:style-name="ce15" table:formula="of:=[.U22]*[.$R$100]" office:value-type="float" office:value="87.7140336448598">
            <text:p>87,7</text:p>
          </table:table-cell>
          <table:table-cell table:style-name="ce21" office:value-type="float" office:value="128.3">
            <text:p>128,3</text:p>
          </table:table-cell>
          <table:table-cell table:style-name="ce12" table:formula="of:=[.U22]*COS([.E22]*PI()/180)/([.N22]*[.$U$100])" office:value-type="float" office:value="0.381858101064489">
            <text:p>0,382</text:p>
          </table:table-cell>
          <table:table-cell table:style-name="ce28" table:formula="of:=[.M22]/[.$W$100]" office:value-type="float" office:value="0.225317492830807">
            <text:p>0,23</text:p>
          </table:table-cell>
          <table:table-cell table:style-name="ce29" office:value-type="float" office:value="0.00586">
            <text:p>0,0059</text:p>
          </table:table-cell>
          <table:table-cell table:style-name="ce29"/>
          <table:table-cell table:style-name="ce12"/>
          <table:table-cell table:style-name="ce26" table:formula="of:=TAN([.D22]*PI()/180)" office:value-type="float" office:value="-0.16734260908142">
            <text:p>-0,167</text:p>
          </table:table-cell>
          <table:table-cell table:style-name="ce12" table:number-columns-repeated="2"/>
          <table:table-cell/>
          <table:table-cell office:value-type="float" office:value="2.92">
            <text:p>2,92</text:p>
          </table:table-cell>
          <table:table-cell table:style-name="ce15" office:value-type="float" office:value="-0.6">
            <text:p>-0,6</text:p>
          </table:table-cell>
          <table:table-cell/>
        </table:table-row>
        <table:table-row table:style-name="ro2">
          <table:table-cell/>
          <table:table-cell table:formula="of:=[.B22]+1" office:value-type="float" office:value="6">
            <text:p>6</text:p>
          </table:table-cell>
          <table:table-cell table:style-name="ce9" office:value-type="float" office:value="-14.2">
            <text:p>-14,2</text:p>
          </table:table-cell>
          <table:table-cell table:style-name="ce9" office:value-type="float" office:value="-11.1">
            <text:p>-11,1</text:p>
          </table:table-cell>
          <table:table-cell table:style-name="ce14" office:value-type="float" office:value="3.1">
            <text:p>3,1</text:p>
          </table:table-cell>
          <table:table-cell table:style-name="ce19" office:value-type="float" office:value="2868">
            <text:p>2.868</text:p>
          </table:table-cell>
          <table:table-cell table:style-name="ce19" office:value-type="float" office:value="2780">
            <text:p>2.780</text:p>
          </table:table-cell>
          <table:table-cell office:value-type="float" office:value="703">
            <text:p>703</text:p>
          </table:table-cell>
          <table:table-cell office:value-type="float" office:value="15">
            <text:p>15</text:p>
          </table:table-cell>
          <table:table-cell table:style-name="ce22" table:formula="of:=[.H23]-[.I23]" office:value-type="float" office:value="688">
            <text:p>688</text:p>
          </table:table-cell>
          <table:table-cell table:style-name="ce21" office:value-type="float" office:value="21.1">
            <text:p>21,1</text:p>
          </table:table-cell>
          <table:table-cell table:style-name="ce12" office:value-type="float" office:value="0.077">
            <text:p>0,077</text:p>
          </table:table-cell>
          <table:table-cell table:style-name="ce12" office:value-type="float" office:value="0.019">
            <text:p>0,019</text:p>
          </table:table-cell>
          <table:table-cell table:style-name="ce17" office:value-type="float" office:value="14.6">
            <text:p>14,6</text:p>
          </table:table-cell>
          <table:table-cell table:style-name="ce15" table:formula="of:=[.N23]/PI()*30" office:value-type="float" office:value="139.4197301485">
            <text:p>139,4</text:p>
          </table:table-cell>
          <table:table-cell table:style-name="ce25" office:value-type="float" office:value="0.0022">
            <text:p>2,20E-03</text:p>
          </table:table-cell>
          <table:table-cell table:style-name="ce12" table:formula="of:=[.P23]/[.$P$100]" office:value-type="float" office:value="0.905349794238683">
            <text:p>0,905</text:p>
          </table:table-cell>
          <table:table-cell table:style-name="ce27" table:formula="of:=[.T23]*COS([.C23]*PI()/180)" office:value-type="float" office:value="91.9930937709482">
            <text:p>92,0</text:p>
          </table:table-cell>
          <table:table-cell table:style-name="ce9" table:formula="of:=[.U23]*SIN([.C23]*PI()/180)*60" office:value-type="float" office:value="-2042.91990959867">
            <text:p>-2042,9</text:p>
          </table:table-cell>
          <table:table-cell table:style-name="ce15" table:formula="of:=[.U23]*[.$R$100]" office:value-type="float" office:value="94.8925009345794">
            <text:p>94,9</text:p>
          </table:table-cell>
          <table:table-cell table:style-name="ce21" office:value-type="float" office:value="138.8">
            <text:p>138,8</text:p>
          </table:table-cell>
          <table:table-cell table:style-name="ce12" table:formula="of:=[.U23]*COS([.E23]*PI()/180)/([.N23]*[.$U$100])" office:value-type="float" office:value="0.421908340460512">
            <text:p>0,422</text:p>
          </table:table-cell>
          <table:table-cell table:style-name="ce28" table:formula="of:=[.M23]/[.$W$100]" office:value-type="float" office:value="0.194592380172061">
            <text:p>0,19</text:p>
          </table:table-cell>
          <table:table-cell table:style-name="ce29" table:number-columns-repeated="2"/>
          <table:table-cell table:style-name="ce12"/>
          <table:table-cell table:style-name="ce26" table:formula="of:=TAN([.D23]*PI()/180)" office:value-type="float" office:value="-0.196192199932139">
            <text:p>-0,196</text:p>
          </table:table-cell>
          <table:table-cell table:style-name="ce12" table:number-columns-repeated="2"/>
          <table:table-cell table:number-columns-repeated="2"/>
          <table:table-cell table:style-name="ce15"/>
          <table:table-cell/>
        </table:table-row>
        <table:table-row table:style-name="ro2">
          <table:table-cell/>
          <table:table-cell table:formula="of:=[.B23]+1" office:value-type="float" office:value="7">
            <text:p>7</text:p>
          </table:table-cell>
          <table:table-cell table:style-name="ce9" office:value-type="float" office:value="-12.2">
            <text:p>-12,2</text:p>
          </table:table-cell>
          <table:table-cell table:style-name="ce9" office:value-type="float" office:value="-5.7">
            <text:p>-5,7</text:p>
          </table:table-cell>
          <table:table-cell table:style-name="ce14" office:value-type="float" office:value="6.5">
            <text:p>6,5</text:p>
          </table:table-cell>
          <table:table-cell table:style-name="ce19" office:value-type="float" office:value="2832">
            <text:p>2.832</text:p>
          </table:table-cell>
          <table:table-cell table:style-name="ce19" office:value-type="float" office:value="2770">
            <text:p>2.770</text:p>
          </table:table-cell>
          <table:table-cell office:value-type="float" office:value="598">
            <text:p>598</text:p>
          </table:table-cell>
          <table:table-cell office:value-type="float" office:value="10">
            <text:p>10</text:p>
          </table:table-cell>
          <table:table-cell table:style-name="ce22" table:formula="of:=[.H24]-[.I24]" office:value-type="float" office:value="588">
            <text:p>588</text:p>
          </table:table-cell>
          <table:table-cell table:style-name="ce21" office:value-type="float" office:value="9.4">
            <text:p>9,4</text:p>
          </table:table-cell>
          <table:table-cell table:style-name="ce12" office:value-type="float" office:value="0.174">
            <text:p>0,174</text:p>
          </table:table-cell>
          <table:table-cell table:style-name="ce12" office:value-type="float" office:value="0.037">
            <text:p>0,037</text:p>
          </table:table-cell>
          <table:table-cell table:style-name="ce17" office:value-type="float" office:value="15.3">
            <text:p>15,3</text:p>
          </table:table-cell>
          <table:table-cell table:style-name="ce15" table:formula="of:=[.N24]/PI()*30" office:value-type="float" office:value="146.10423775836">
            <text:p>146,1</text:p>
          </table:table-cell>
          <table:table-cell table:style-name="ce25" office:value-type="float" office:value="0.00201">
            <text:p>2,01E-03</text:p>
          </table:table-cell>
          <table:table-cell table:style-name="ce12" table:formula="of:=[.P24]/[.$P$100]" office:value-type="float" office:value="0.82716049382716">
            <text:p>0,827</text:p>
          </table:table-cell>
          <table:table-cell table:style-name="ce27" table:formula="of:=[.T24]*COS([.C24]*PI()/180)" office:value-type="float" office:value="64.684046559677">
            <text:p>64,7</text:p>
          </table:table-cell>
          <table:table-cell table:style-name="ce9" table:formula="of:=[.U24]*SIN([.C24]*PI()/180)*60" office:value-type="float" office:value="-1227.3744178129">
            <text:p>-1227,4</text:p>
          </table:table-cell>
          <table:table-cell table:style-name="ce15" table:formula="of:=[.U24]*[.$R$100]" office:value-type="float" office:value="66.1786317757009">
            <text:p>66,2</text:p>
          </table:table-cell>
          <table:table-cell table:style-name="ce21" office:value-type="float" office:value="96.8">
            <text:p>96,8</text:p>
          </table:table-cell>
          <table:table-cell table:style-name="ce12" table:formula="of:=[.U24]*COS([.E24]*PI()/180)/([.N24]*[.$U$100])" office:value-type="float" office:value="0.279383458618718">
            <text:p>0,279</text:p>
          </table:table-cell>
          <table:table-cell table:style-name="ce28" table:formula="of:=[.M24]/[.$W$100]" office:value-type="float" office:value="0.378943056124539">
            <text:p>0,38</text:p>
          </table:table-cell>
          <table:table-cell table:style-name="ce29" office:value-type="float" office:value="0.00405">
            <text:p>0,0041</text:p>
          </table:table-cell>
          <table:table-cell table:style-name="ce29" office:value-type="float" office:value="0.023696">
            <text:p>0,0237</text:p>
          </table:table-cell>
          <table:table-cell table:style-name="ce12" office:value-type="float" office:value="-0.025635">
            <text:p>-0,026</text:p>
          </table:table-cell>
          <table:table-cell table:style-name="ce26" table:formula="of:=TAN([.D24]*PI()/180)" office:value-type="float" office:value="-0.099813269471482">
            <text:p>-0,100</text:p>
          </table:table-cell>
          <table:table-cell table:style-name="ce12"/>
          <table:table-cell table:style-name="ce12" office:value-type="float" office:value="0.13293">
            <text:p>0,133</text:p>
          </table:table-cell>
          <table:table-cell/>
          <table:table-cell office:value-type="float" office:value="-7.25">
            <text:p>-7,25</text:p>
          </table:table-cell>
          <table:table-cell table:style-name="ce15" office:value-type="float" office:value="8.97">
            <text:p>9,0</text:p>
          </table:table-cell>
          <table:table-cell/>
        </table:table-row>
        <table:table-row table:style-name="ro2">
          <table:table-cell/>
          <table:table-cell table:formula="of:=[.B24]+1" office:value-type="float" office:value="8">
            <text:p>8</text:p>
          </table:table-cell>
          <table:table-cell table:style-name="ce9" office:value-type="float" office:value="-12.4">
            <text:p>-12,4</text:p>
          </table:table-cell>
          <table:table-cell table:style-name="ce9" office:value-type="float" office:value="-6.8">
            <text:p>-6,8</text:p>
          </table:table-cell>
          <table:table-cell table:style-name="ce14" office:value-type="float" office:value="5.6">
            <text:p>5,6</text:p>
          </table:table-cell>
          <table:table-cell table:style-name="ce19" office:value-type="float" office:value="2832">
            <text:p>2.832</text:p>
          </table:table-cell>
          <table:table-cell table:style-name="ce19" office:value-type="float" office:value="2770">
            <text:p>2.770</text:p>
          </table:table-cell>
          <table:table-cell office:value-type="float" office:value="609">
            <text:p>609</text:p>
          </table:table-cell>
          <table:table-cell office:value-type="float" office:value="12">
            <text:p>12</text:p>
          </table:table-cell>
          <table:table-cell table:style-name="ce22" table:formula="of:=[.H25]-[.I25]" office:value-type="float" office:value="597">
            <text:p>597</text:p>
          </table:table-cell>
          <table:table-cell table:style-name="ce21" office:value-type="float" office:value="11.4">
            <text:p>11,4</text:p>
          </table:table-cell>
          <table:table-cell table:style-name="ce12" office:value-type="float" office:value="0.145">
            <text:p>0,145</text:p>
          </table:table-cell>
          <table:table-cell table:style-name="ce17" office:value-type="float" office:value="0.031">
            <text:p>0,031</text:p>
          </table:table-cell>
          <table:table-cell table:style-name="ce17" office:value-type="float" office:value="15">
            <text:p>15</text:p>
          </table:table-cell>
          <table:table-cell table:style-name="ce15" table:formula="of:=[.N25]/PI()*30" office:value-type="float" office:value="143.239448782706">
            <text:p>143,2</text:p>
          </table:table-cell>
          <table:table-cell table:style-name="ce25" office:value-type="float" office:value="0.0021">
            <text:p>2,10E-03</text:p>
          </table:table-cell>
          <table:table-cell table:style-name="ce12" table:formula="of:=[.P25]/[.$P$100]" office:value-type="float" office:value="0.864197530864197">
            <text:p>0,864</text:p>
          </table:table-cell>
          <table:table-cell table:style-name="ce27" table:formula="of:=[.T25]*COS([.C25]*PI()/180)" office:value-type="float" office:value="69.442384789616">
            <text:p>69,4</text:p>
          </table:table-cell>
          <table:table-cell table:style-name="ce9" table:formula="of:=[.U25]*SIN([.C25]*PI()/180)*60" office:value-type="float" office:value="-1339.94844152247">
            <text:p>-1339,9</text:p>
          </table:table-cell>
          <table:table-cell table:style-name="ce15" table:formula="of:=[.U25]*[.$R$100]" office:value-type="float" office:value="71.1010093457944">
            <text:p>71,1</text:p>
          </table:table-cell>
          <table:table-cell table:style-name="ce21" office:value-type="float" office:value="104">
            <text:p>104,0</text:p>
          </table:table-cell>
          <table:table-cell table:style-name="ce12" table:formula="of:=[.U25]*COS([.E25]*PI()/180)/([.N25]*[.$U$100])" office:value-type="float" office:value="0.306677480290698">
            <text:p>0,307</text:p>
          </table:table-cell>
          <table:table-cell table:style-name="ce28" table:formula="of:=[.M25]/[.$W$100]" office:value-type="float" office:value="0.317492830807046">
            <text:p>0,32</text:p>
          </table:table-cell>
          <table:table-cell table:style-name="ce29" table:number-columns-repeated="2"/>
          <table:table-cell table:style-name="ce12"/>
          <table:table-cell table:style-name="ce26" table:formula="of:=TAN([.D25]*PI()/180)" office:value-type="float" office:value="-0.119242780680552">
            <text:p>-0,119</text:p>
          </table:table-cell>
          <table:table-cell table:style-name="ce12" table:number-columns-repeated="2"/>
          <table:table-cell table:number-columns-repeated="2"/>
          <table:table-cell table:style-name="ce15"/>
          <table:table-cell/>
        </table:table-row>
        <table:table-row table:style-name="ro2">
          <table:table-cell/>
          <table:table-cell table:formula="of:=[.B25]+1" office:value-type="float" office:value="9">
            <text:p>9</text:p>
          </table:table-cell>
          <table:table-cell table:style-name="ce9" office:value-type="float" office:value="-12.4">
            <text:p>-12,4</text:p>
          </table:table-cell>
          <table:table-cell table:style-name="ce9" office:value-type="float" office:value="-7.8">
            <text:p>-7,8</text:p>
          </table:table-cell>
          <table:table-cell table:style-name="ce14" office:value-type="float" office:value="4.6">
            <text:p>4,6</text:p>
          </table:table-cell>
          <table:table-cell table:style-name="ce19" office:value-type="float" office:value="2796">
            <text:p>2.796</text:p>
          </table:table-cell>
          <table:table-cell table:style-name="ce19" office:value-type="float" office:value="2730">
            <text:p>2.730</text:p>
          </table:table-cell>
          <table:table-cell office:value-type="float" office:value="601">
            <text:p>601</text:p>
          </table:table-cell>
          <table:table-cell office:value-type="float" office:value="13">
            <text:p>13</text:p>
          </table:table-cell>
          <table:table-cell table:style-name="ce22" table:formula="of:=[.H26]-[.I26]" office:value-type="float" office:value="588">
            <text:p>588</text:p>
          </table:table-cell>
          <table:table-cell table:style-name="ce21" office:value-type="float" office:value="13.6">
            <text:p>13,6</text:p>
          </table:table-cell>
          <table:table-cell table:style-name="ce12" office:value-type="float" office:value="0.119">
            <text:p>0,119</text:p>
          </table:table-cell>
          <table:table-cell table:style-name="ce12" office:value-type="float" office:value="0.026">
            <text:p>0,026</text:p>
          </table:table-cell>
          <table:table-cell table:style-name="ce17" office:value-type="float" office:value="15.2">
            <text:p>15,2</text:p>
          </table:table-cell>
          <table:table-cell table:style-name="ce15" table:formula="of:=[.N26]/PI()*30" office:value-type="float" office:value="145.149308099809">
            <text:p>145,1</text:p>
          </table:table-cell>
          <table:table-cell table:style-name="ce25" office:value-type="float" office:value="0.00208">
            <text:p>2,08E-03</text:p>
          </table:table-cell>
          <table:table-cell table:style-name="ce12" table:formula="of:=[.P26]/[.$P$100]" office:value-type="float" office:value="0.8559670781893">
            <text:p>0,856</text:p>
          </table:table-cell>
          <table:table-cell table:style-name="ce27" table:formula="of:=[.T26]*COS([.C26]*PI()/180)" office:value-type="float" office:value="76.5201663162499">
            <text:p>76,5</text:p>
          </table:table-cell>
          <table:table-cell table:style-name="ce9" table:formula="of:=[.U26]*SIN([.C26]*PI()/180)*60" office:value-type="float" office:value="-1476.52010960073">
            <text:p>-1476,5</text:p>
          </table:table-cell>
          <table:table-cell table:style-name="ce15" table:formula="of:=[.U26]*[.$R$100]" office:value-type="float" office:value="78.3478429906542">
            <text:p>78,3</text:p>
          </table:table-cell>
          <table:table-cell table:style-name="ce21" office:value-type="float" office:value="114.6">
            <text:p>114,6</text:p>
          </table:table-cell>
          <table:table-cell table:style-name="ce12" table:formula="of:=[.U26]*COS([.E26]*PI()/180)/([.N26]*[.$U$100])" office:value-type="float" office:value="0.334008361026567">
            <text:p>0,334</text:p>
          </table:table-cell>
          <table:table-cell table:style-name="ce28" table:formula="of:=[.M26]/[.$W$100]" office:value-type="float" office:value="0.266284309709136">
            <text:p>0,27</text:p>
          </table:table-cell>
          <table:table-cell table:style-name="ce29" office:value-type="float" office:value="0.0038">
            <text:p>0,0038</text:p>
          </table:table-cell>
          <table:table-cell table:style-name="ce29" office:value-type="float" office:value="0.0224672">
            <text:p>0,0225</text:p>
          </table:table-cell>
          <table:table-cell table:style-name="ce12" office:value-type="float" office:value="-0.007">
            <text:p>-0,007</text:p>
          </table:table-cell>
          <table:table-cell table:style-name="ce26" table:formula="of:=TAN([.D26]*PI()/180)" office:value-type="float" office:value="-0.136982960638829">
            <text:p>-0,137</text:p>
          </table:table-cell>
          <table:table-cell table:style-name="ce12" office:value-type="float" office:value="0.10893">
            <text:p>0,109</text:p>
          </table:table-cell>
          <table:table-cell table:style-name="ce12" office:value-type="float" office:value="0.12823">
            <text:p>0,128</text:p>
          </table:table-cell>
          <table:table-cell/>
          <table:table-cell office:value-type="float" office:value="-8.5">
            <text:p>-8,5</text:p>
          </table:table-cell>
          <table:table-cell table:style-name="ce15" office:value-type="float" office:value="9.71">
            <text:p>9,7</text:p>
          </table:table-cell>
          <table:table-cell/>
        </table:table-row>
        <table:table-row table:style-name="ro2">
          <table:table-cell/>
          <table:table-cell table:formula="of:=[.B26]+1" office:value-type="float" office:value="10">
            <text:p>10</text:p>
          </table:table-cell>
          <table:table-cell table:style-name="ce9" office:value-type="float" office:value="-12.8">
            <text:p>-12,8</text:p>
          </table:table-cell>
          <table:table-cell table:style-name="ce9" office:value-type="float" office:value="-8.8">
            <text:p>-8,8</text:p>
          </table:table-cell>
          <table:table-cell table:style-name="ce14" office:value-type="float" office:value="4">
            <text:p>4,0</text:p>
          </table:table-cell>
          <table:table-cell table:style-name="ce19" office:value-type="float" office:value="2796">
            <text:p>2.796</text:p>
          </table:table-cell>
          <table:table-cell table:style-name="ce19" office:value-type="float" office:value="2730">
            <text:p>2.730</text:p>
          </table:table-cell>
          <table:table-cell office:value-type="float" office:value="618">
            <text:p>618</text:p>
          </table:table-cell>
          <table:table-cell office:value-type="float" office:value="14">
            <text:p>14</text:p>
          </table:table-cell>
          <table:table-cell table:style-name="ce22" table:formula="of:=[.H27]-[.I27]" office:value-type="float" office:value="604">
            <text:p>604</text:p>
          </table:table-cell>
          <table:table-cell table:style-name="ce21" office:value-type="float" office:value="15.4">
            <text:p>15,4</text:p>
          </table:table-cell>
          <table:table-cell table:style-name="ce12" office:value-type="float" office:value="0.104">
            <text:p>0,104</text:p>
          </table:table-cell>
          <table:table-cell table:style-name="ce12" office:value-type="float" office:value="0.023">
            <text:p>0,023</text:p>
          </table:table-cell>
          <table:table-cell table:style-name="ce17" office:value-type="float" office:value="14.9">
            <text:p>14,9</text:p>
          </table:table-cell>
          <table:table-cell table:style-name="ce15" table:formula="of:=[.N27]/PI()*30" office:value-type="float" office:value="142.284519124154">
            <text:p>142,3</text:p>
          </table:table-cell>
          <table:table-cell table:style-name="ce25" office:value-type="float" office:value="0.00216">
            <text:p>2,16E-03</text:p>
          </table:table-cell>
          <table:table-cell table:style-name="ce12" table:formula="of:=[.P27]/[.$P$100]" office:value-type="float" office:value="0.888888888888889">
            <text:p>0,889</text:p>
          </table:table-cell>
          <table:table-cell table:style-name="ce27" table:formula="of:=[.T27]*COS([.C27]*PI()/180)" office:value-type="float" office:value="79.8008862642002">
            <text:p>79,8</text:p>
          </table:table-cell>
          <table:table-cell table:style-name="ce9" table:formula="of:=[.U27]*SIN([.C27]*PI()/180)*60" office:value-type="float" office:value="-1591.16130990301">
            <text:p>-1591,2</text:p>
          </table:table-cell>
          <table:table-cell table:style-name="ce15" table:formula="of:=[.U27]*[.$R$100]" office:value-type="float" office:value="81.8345271028037">
            <text:p>81,8</text:p>
          </table:table-cell>
          <table:table-cell table:style-name="ce21" office:value-type="float" office:value="119.7">
            <text:p>119,7</text:p>
          </table:table-cell>
          <table:table-cell table:style-name="ce12" table:formula="of:=[.U27]*COS([.E27]*PI()/180)/([.N27]*[.$U$100])" office:value-type="float" office:value="0.356177231367937">
            <text:p>0,356</text:p>
          </table:table-cell>
          <table:table-cell table:style-name="ce28" table:formula="of:=[.M27]/[.$W$100]" office:value-type="float" office:value="0.235559197050389">
            <text:p>0,24</text:p>
          </table:table-cell>
          <table:table-cell table:style-name="ce29" office:value-type="float" office:value="0.0038">
            <text:p>0,0038</text:p>
          </table:table-cell>
          <table:table-cell table:style-name="ce29" office:value-type="float" office:value="0.0224672">
            <text:p>0,0225</text:p>
          </table:table-cell>
          <table:table-cell table:style-name="ce12" office:value-type="float" office:value="-0.007">
            <text:p>-0,007</text:p>
          </table:table-cell>
          <table:table-cell table:style-name="ce26" table:formula="of:=TAN([.D27]*PI()/180)" office:value-type="float" office:value="-0.154808179117564">
            <text:p>-0,155</text:p>
          </table:table-cell>
          <table:table-cell table:style-name="ce12" office:value-type="float" office:value="0.10893">
            <text:p>0,109</text:p>
          </table:table-cell>
          <table:table-cell table:style-name="ce12" office:value-type="float" office:value="0.12823">
            <text:p>0,128</text:p>
          </table:table-cell>
          <table:table-cell/>
          <table:table-cell office:value-type="float" office:value="-8.5">
            <text:p>-8,5</text:p>
          </table:table-cell>
          <table:table-cell table:style-name="ce15" office:value-type="float" office:value="9.71">
            <text:p>9,7</text:p>
          </table:table-cell>
          <table:table-cell/>
        </table:table-row>
        <table:table-row table:style-name="ro2" table:number-rows-repeated="4">
          <table:table-cell table:number-columns-repeated="16"/>
          <table:table-cell table:style-name="ce36"/>
          <table:table-cell table:number-columns-repeated="16"/>
        </table:table-row>
        <table:table-row table:style-name="ro2" table:number-rows-repeated="68">
          <table:table-cell table:number-columns-repeated="33"/>
        </table:table-row>
        <table:table-row table:style-name="ro2">
          <table:table-cell table:number-columns-repeated="15"/>
          <table:table-cell office:value-type="float" office:value="0.00243">
            <text:p>0,00243</text:p>
          </table:table-cell>
          <table:table-cell/>
          <table:table-cell table:formula="of:=1/(1.605/0.3048/3.6)" office:value-type="float" office:value="0.683663551401869">
            <text:p>0,6836635514</text:p>
          </table:table-cell>
          <table:table-cell table:number-columns-repeated="2"/>
          <table:table-cell office:value-type="float" office:value="22.5">
            <text:p>22,5</text:p>
          </table:table-cell>
          <table:table-cell/>
          <table:table-cell office:value-type="float" office:value="0.09764">
            <text:p>0,09764</text:p>
          </table:table-cell>
          <table:table-cell table:number-columns-repeated="10"/>
        </table:table-row>
      </table:table>
      <table:table table:name="Sheet4" table:style-name="ta1" table:print="false">
        <table:table-column table:style-name="co36" table:default-cell-style-name="Default"/>
        <table:table-column table:style-name="co33" table:default-cell-style-name="ce30"/>
        <table:table-column table:style-name="co35" table:default-cell-style-name="ce30"/>
        <table:table-column table:style-name="co31" table:default-cell-style-name="ce26"/>
        <table:table-column table:style-name="co33" table:default-cell-style-name="ce30"/>
        <table:table-column table:style-name="co25" table:default-cell-style-name="ce30"/>
        <table:table-column table:style-name="co37" table:number-columns-repeated="2" table:default-cell-style-name="ce30"/>
        <table:table-column table:style-name="co35" table:default-cell-style-name="ce30"/>
        <table:table-column table:style-name="co38" table:default-cell-style-name="ce15"/>
        <table:table-column table:style-name="co30" table:default-cell-style-name="ce15"/>
        <table:table-column table:style-name="co25" table:default-cell-style-name="ce26"/>
        <table:table-column table:style-name="co33" table:default-cell-style-name="ce30"/>
        <table:table-column table:style-name="co39" table:default-cell-style-name="ce30"/>
        <table:table-column table:style-name="co20" table:default-cell-style-name="ce30"/>
        <table:table-row table:style-name="ro2">
          <table:table-cell/>
          <table:table-cell table:style-name="Default"/>
          <table:table-cell table:style-name="Default" office:value-type="float" office:value="6.5">
            <text:p>6,5</text:p>
          </table:table-cell>
          <table:table-cell table:style-name="Default" office:value-type="float" office:value="5.5">
            <text:p>5,5</text:p>
          </table:table-cell>
          <table:table-cell table:style-name="Default" table:number-columns-repeated="11"/>
        </table:table-row>
        <table:table-row table:style-name="ro4">
          <table:table-cell/>
          <table:table-cell table:style-name="Default"/>
          <table:table-cell table:style-name="ce6" office:value-type="string">
            <text:p>delta</text:p>
          </table:table-cell>
          <table:table-cell table:style-name="ce6" office:value-type="string">
            <text:p>d/h</text:p>
          </table:table-cell>
          <table:table-cell table:style-name="ce31" office:value-type="string">
            <text:p>fhi=atan(d/h)</text:p>
          </table:table-cell>
          <table:table-cell table:style-name="ce6" office:value-type="string">
            <text:p>a1s</text:p>
            <text:p>A1-B1s</text:p>
          </table:table-cell>
          <table:table-cell table:style-name="ce6"/>
          <table:table-cell table:style-name="ce6" office:value-type="string">
            <text:p>alfaNf</text:p>
          </table:table-cell>
          <table:table-cell table:style-name="ce6" office:value-type="string">
            <text:p>alfaNf2</text:p>
          </table:table-cell>
          <table:table-cell table:style-name="ce6" office:value-type="string">
            <text:p>fZ</text:p>
          </table:table-cell>
          <table:table-cell table:style-name="ce6" office:value-type="string">
            <text:p>fX</text:p>
          </table:table-cell>
          <table:table-cell table:style-name="ce18"/>
          <table:table-cell table:style-name="ce6" office:value-type="string">
            <text:p>fhi_Frc</text:p>
          </table:table-cell>
          <table:table-cell table:style-name="ce6" office:value-type="string">
            <text:p>thtaFus</text:p>
          </table:table-cell>
          <table:table-cell table:style-name="Default"/>
        </table:table-row>
        <table:table-row table:style-name="ro2">
          <table:table-cell/>
          <table:table-cell office:value-type="float" office:value="6.15">
            <text:p>6,15</text:p>
          </table:table-cell>
          <table:table-cell table:formula="of:=[.$C$1]-[.B3]" office:value-type="float" office:value="0.35">
            <text:p>0,35</text:p>
          </table:table-cell>
          <table:table-cell table:formula="of:=[.C3]/[.$D$1]" office:value-type="float" office:value="0.0636363636363636">
            <text:p>0,064</text:p>
          </table:table-cell>
          <table:table-cell table:formula="of:=ATAN([.D3])*180/PI()" office:value-type="float" office:value="3.64118525790134">
            <text:p>3,64</text:p>
          </table:table-cell>
          <table:table-cell office:value-type="float" office:value="-5.1">
            <text:p>-5,10</text:p>
          </table:table-cell>
          <table:table-cell table:formula="of:=[.E3]+[.F3]" office:value-type="float" office:value="-1.45881474209866">
            <text:p>-1,46</text:p>
          </table:table-cell>
          <table:table-cell office:value-type="float" office:value="9.22">
            <text:p>9,22</text:p>
          </table:table-cell>
          <table:table-cell office:value-type="float" office:value="13.4">
            <text:p>13,40</text:p>
          </table:table-cell>
          <table:table-cell office:value-type="float" office:value="-10302.8">
            <text:p>-10302,8</text:p>
          </table:table-cell>
          <table:table-cell office:value-type="float" office:value="637.6">
            <text:p>637,6</text:p>
          </table:table-cell>
          <table:table-cell table:formula="of:=IF(ABS([.J3]) &lt; 0.0000000001;0;-[.K3]/[.J3])" office:value-type="float" office:value="0.0618860892184649">
            <text:p>0,062</text:p>
          </table:table-cell>
          <table:table-cell table:formula="of:=ATAN([.L3])*180/PI()" office:value-type="float" office:value="3.54129540913821">
            <text:p>3,54</text:p>
          </table:table-cell>
          <table:table-cell office:value-type="float" office:value="0.07">
            <text:p>0,07</text:p>
          </table:table-cell>
          <table:table-cell table:formula="of:=[.M3]-[.N3]" office:value-type="float" office:value="3.47129540913821">
            <text:p>3,47</text:p>
          </table:table-cell>
        </table:table-row>
        <table:table-row table:style-name="ro2">
          <table:table-cell/>
          <table:table-cell office:value-type="float" office:value="6.35">
            <text:p>6,35</text:p>
          </table:table-cell>
          <table:table-cell table:formula="of:=[.$C$1]-[.B4]" office:value-type="float" office:value="0.15">
            <text:p>0,15</text:p>
          </table:table-cell>
          <table:table-cell table:formula="of:=[.C4]/[.$D$1]" office:value-type="float" office:value="0.0272727272727273">
            <text:p>0,027</text:p>
          </table:table-cell>
          <table:table-cell table:formula="of:=ATAN([.D4])*180/PI()" office:value-type="float" office:value="1.5622249168424">
            <text:p>1,56</text:p>
          </table:table-cell>
          <table:table-cell office:value-type="float" office:value="-3.13">
            <text:p>-3,13</text:p>
          </table:table-cell>
          <table:table-cell table:formula="of:=[.E4]+[.F4]" office:value-type="float" office:value="-1.5677750831576">
            <text:p>-1,57</text:p>
          </table:table-cell>
          <table:table-cell office:value-type="float" office:value="14.88">
            <text:p>14,88</text:p>
          </table:table-cell>
          <table:table-cell office:value-type="float" office:value="15.41">
            <text:p>15,41</text:p>
          </table:table-cell>
          <table:table-cell office:value-type="float" office:value="-10264.2">
            <text:p>-10264,2</text:p>
          </table:table-cell>
          <table:table-cell office:value-type="float" office:value="247.59">
            <text:p>247,6</text:p>
          </table:table-cell>
          <table:table-cell table:formula="of:=-[.K4]/[.J4]" office:value-type="float" office:value="0.0241217045653826">
            <text:p>0,024</text:p>
          </table:table-cell>
          <table:table-cell table:formula="of:=ATAN([.L4])*180/PI()" office:value-type="float" office:value="1.38180390390769">
            <text:p>1,38</text:p>
          </table:table-cell>
          <table:table-cell office:value-type="float" office:value="-1.53">
            <text:p>-1,53</text:p>
          </table:table-cell>
          <table:table-cell table:formula="of:=[.M4]-[.N4]" office:value-type="float" office:value="2.91180390390769">
            <text:p>2,91</text:p>
          </table:table-cell>
        </table:table-row>
        <table:table-row table:style-name="ro2">
          <table:table-cell/>
          <table:table-cell office:value-type="float" office:value="6.45">
            <text:p>6,45</text:p>
          </table:table-cell>
          <table:table-cell table:formula="of:=[.$C$1]-[.B5]" office:value-type="float" office:value="0.0499999999999998">
            <text:p>0,05</text:p>
          </table:table-cell>
          <table:table-cell table:formula="of:=[.C5]/[.$D$1]" office:value-type="float" office:value="0.00909090909090906">
            <text:p>0,009</text:p>
          </table:table-cell>
          <table:table-cell table:formula="of:=ATAN([.D5])*180/PI()" office:value-type="float" office:value="0.520856374501957">
            <text:p>0,52</text:p>
          </table:table-cell>
          <table:table-cell office:value-type="float" office:value="-2.14">
            <text:p>-2,14</text:p>
          </table:table-cell>
          <table:table-cell table:formula="of:=[.E5]+[.F5]" office:value-type="float" office:value="-1.61914362549804">
            <text:p>-1,62</text:p>
          </table:table-cell>
          <table:table-cell office:value-type="float" office:value="15.3">
            <text:p>15,30</text:p>
          </table:table-cell>
          <table:table-cell office:value-type="float" office:value="14.06">
            <text:p>14,06</text:p>
          </table:table-cell>
          <table:table-cell office:value-type="float" office:value="-10235">
            <text:p>-10235,0</text:p>
          </table:table-cell>
          <table:table-cell office:value-type="float" office:value="93.3">
            <text:p>93,3</text:p>
          </table:table-cell>
          <table:table-cell table:formula="of:=IF(ABS([.J5]) &lt; 0.0000000001;0;-[.K5]/[.J5])" office:value-type="float" office:value="0.00911577918905716">
            <text:p>0,009</text:p>
          </table:table-cell>
          <table:table-cell table:formula="of:=ATAN([.L5])*180/PI()" office:value-type="float" office:value="0.52228120808464">
            <text:p>0,52</text:p>
          </table:table-cell>
          <table:table-cell office:value-type="float" office:value="-2.77">
            <text:p>-2,77</text:p>
          </table:table-cell>
          <table:table-cell table:formula="of:=[.M5]-[.N5]" office:value-type="float" office:value="3.29228120808464">
            <text:p>3,29</text:p>
          </table:table-cell>
        </table:table-row>
        <table:table-row table:style-name="ro2">
          <table:table-cell/>
          <table:table-cell office:value-type="float" office:value="6.5">
            <text:p>6,50</text:p>
          </table:table-cell>
          <table:table-cell table:formula="of:=[.$C$1]-[.B6]" office:value-type="float" office:value="0">
            <text:p>0,00</text:p>
          </table:table-cell>
          <table:table-cell table:formula="of:=[.C6]/[.$D$1]" office:value-type="float" office:value="0">
            <text:p>0,000</text:p>
          </table:table-cell>
          <table:table-cell table:formula="of:=ATAN([.D6])*180/PI()" office:value-type="float" office:value="0">
            <text:p>0,00</text:p>
          </table:table-cell>
          <table:table-cell office:value-type="float" office:value="-1.65">
            <text:p>-1,65</text:p>
          </table:table-cell>
          <table:table-cell table:formula="of:=[.E6]+[.F6]" office:value-type="float" office:value="-1.65">
            <text:p>-1,65</text:p>
          </table:table-cell>
          <table:table-cell office:value-type="float" office:value="16.31">
            <text:p>16,31</text:p>
          </table:table-cell>
          <table:table-cell office:value-type="float" office:value="14.25">
            <text:p>14,25</text:p>
          </table:table-cell>
          <table:table-cell office:value-type="float" office:value="-10218.57">
            <text:p>-10218,6</text:p>
          </table:table-cell>
          <table:table-cell office:value-type="float" office:value="3.74">
            <text:p>3,7</text:p>
          </table:table-cell>
          <table:table-cell table:formula="of:=IF(ABS([.J6]) &lt; 0.0000000001;0;-[.K6]/[.J6])" office:value-type="float" office:value="0.000366000330770352">
            <text:p>0,000</text:p>
          </table:table-cell>
          <table:table-cell table:formula="of:=ATAN([.L6])*180/PI()" office:value-type="float" office:value="0.020970273317167">
            <text:p>0,02</text:p>
          </table:table-cell>
          <table:table-cell office:value-type="float" office:value="-3.24">
            <text:p>-3,24</text:p>
          </table:table-cell>
          <table:table-cell table:formula="of:=[.M6]-[.N6]" office:value-type="float" office:value="3.26097027331717">
            <text:p>3,26</text:p>
          </table:table-cell>
        </table:table-row>
        <table:table-row table:style-name="ro2">
          <table:table-cell/>
          <table:table-cell office:value-type="float" office:value="6.55">
            <text:p>6,55</text:p>
          </table:table-cell>
          <table:table-cell table:formula="of:=[.$C$1]-[.B7]" office:value-type="float" office:value="-0.0499999999999998">
            <text:p>-0,05</text:p>
          </table:table-cell>
          <table:table-cell table:formula="of:=[.C7]/[.$D$1]" office:value-type="float" office:value="-0.00909090909090906">
            <text:p>-0,009</text:p>
          </table:table-cell>
          <table:table-cell table:formula="of:=ATAN([.D7])*180/PI()" office:value-type="float" office:value="-0.520856374501957">
            <text:p>-0,52</text:p>
          </table:table-cell>
          <table:table-cell office:value-type="float" office:value="-1.16">
            <text:p>-1,16</text:p>
          </table:table-cell>
          <table:table-cell table:formula="of:=[.E7]+[.F7]" office:value-type="float" office:value="-1.68085637450196">
            <text:p>-1,68</text:p>
          </table:table-cell>
          <table:table-cell office:value-type="float" office:value="17.32">
            <text:p>17,32</text:p>
          </table:table-cell>
          <table:table-cell office:value-type="float" office:value="14.45">
            <text:p>14,45</text:p>
          </table:table-cell>
          <table:table-cell office:value-type="float" office:value="-10199.07">
            <text:p>-10199,1</text:p>
          </table:table-cell>
          <table:table-cell office:value-type="float" office:value="-85">
            <text:p>-85,0</text:p>
          </table:table-cell>
          <table:table-cell table:formula="of:=IF(ABS([.J7]) &lt; 0.0000000001;0;-[.K7]/[.J7])" office:value-type="float" office:value="-0.00833409320653746">
            <text:p>-0,008</text:p>
          </table:table-cell>
          <table:table-cell table:formula="of:=ATAN([.L7])*180/PI()" office:value-type="float" office:value="-0.477497311813634">
            <text:p>-0,48</text:p>
          </table:table-cell>
          <table:table-cell office:value-type="float" office:value="-3.71">
            <text:p>-3,71</text:p>
          </table:table-cell>
          <table:table-cell table:formula="of:=[.M7]-[.N7]" office:value-type="float" office:value="3.23250268818637">
            <text:p>3,23</text:p>
          </table:table-cell>
        </table:table-row>
        <table:table-row table:style-name="ro2">
          <table:table-cell/>
          <table:table-cell office:value-type="float" office:value="6.6">
            <text:p>6,60</text:p>
          </table:table-cell>
          <table:table-cell table:formula="of:=[.$C$1]-[.B8]" office:value-type="float" office:value="-0.0999999999999996">
            <text:p>-0,10</text:p>
          </table:table-cell>
          <table:table-cell table:formula="of:=[.C8]/[.$D$1]" office:value-type="float" office:value="-0.0181818181818181">
            <text:p>-0,018</text:p>
          </table:table-cell>
          <table:table-cell table:formula="of:=ATAN([.D8])*180/PI()" office:value-type="float" office:value="-1.04162667600997">
            <text:p>-1,04</text:p>
          </table:table-cell>
          <table:table-cell office:value-type="float" office:value="-0.65">
            <text:p>-0,65</text:p>
          </table:table-cell>
          <table:table-cell table:formula="of:=[.E8]+[.F8]" office:value-type="float" office:value="-1.69162667600997">
            <text:p>-1,69</text:p>
          </table:table-cell>
          <table:table-cell office:value-type="float" office:value="18.37">
            <text:p>18,37</text:p>
          </table:table-cell>
          <table:table-cell office:value-type="float" office:value="14.69">
            <text:p>14,69</text:p>
          </table:table-cell>
          <table:table-cell office:value-type="float" office:value="-10177.71">
            <text:p>-10177,7</text:p>
          </table:table-cell>
          <table:table-cell office:value-type="float" office:value="-176.81">
            <text:p>-176,8</text:p>
          </table:table-cell>
          <table:table-cell table:formula="of:=IF(ABS([.J8]) &lt; 0.0000000001;0;-[.K8]/[.J8])" office:value-type="float" office:value="-0.0173722772607984">
            <text:p>-0,017</text:p>
          </table:table-cell>
          <table:table-cell table:formula="of:=ATAN([.L8])*180/PI()" office:value-type="float" office:value="-0.99525805399231">
            <text:p>-1,00</text:p>
          </table:table-cell>
          <table:table-cell office:value-type="float" office:value="-4.2">
            <text:p>-4,20</text:p>
          </table:table-cell>
          <table:table-cell table:formula="of:=[.M8]-[.N8]" office:value-type="float" office:value="3.20474194600769">
            <text:p>3,20</text:p>
          </table:table-cell>
        </table:table-row>
        <table:table-row table:style-name="ro2">
          <table:table-cell/>
          <table:table-cell office:value-type="float" office:value="6.67">
            <text:p>6,67</text:p>
          </table:table-cell>
          <table:table-cell table:formula="of:=[.$C$1]-[.B9]" office:value-type="float" office:value="-0.17">
            <text:p>-0,17</text:p>
          </table:table-cell>
          <table:table-cell table:formula="of:=[.C9]/[.$D$1]" office:value-type="float" office:value="-0.0309090909090909">
            <text:p>-0,031</text:p>
          </table:table-cell>
          <table:table-cell table:formula="of:=ATAN([.D9])*180/PI()" office:value-type="float" office:value="-1.77039680545408">
            <text:p>-1,77</text:p>
          </table:table-cell>
          <table:table-cell office:value-type="float" office:value="0">
            <text:p>0,00</text:p>
          </table:table-cell>
          <table:table-cell table:formula="of:=[.E9]+[.F9]" office:value-type="float" office:value="-1.77039680545408">
            <text:p>-1,77</text:p>
          </table:table-cell>
          <table:table-cell office:value-type="float" office:value="19.72">
            <text:p>19,72</text:p>
          </table:table-cell>
          <table:table-cell office:value-type="float" office:value="15.04">
            <text:p>15,04</text:p>
          </table:table-cell>
          <table:table-cell office:value-type="float" office:value="-10141.29">
            <text:p>-10141,3</text:p>
          </table:table-cell>
          <table:table-cell office:value-type="float" office:value="-293.81">
            <text:p>-293,8</text:p>
          </table:table-cell>
          <table:table-cell table:formula="of:=IF(ABS([.J9]) &lt; 0.0000000001;0;-[.K9]/[.J9])" office:value-type="float" office:value="-0.0289716594239983">
            <text:p>-0,029</text:p>
          </table:table-cell>
          <table:table-cell table:formula="of:=ATAN([.L9])*180/PI()" office:value-type="float" office:value="-1.65948961292855">
            <text:p>-1,66</text:p>
          </table:table-cell>
          <table:table-cell office:value-type="float" office:value="-4.84">
            <text:p>-4,84</text:p>
          </table:table-cell>
          <table:table-cell table:formula="of:=[.M9]-[.N9]" office:value-type="float" office:value="3.18051038707145">
            <text:p>3,18</text:p>
          </table:table-cell>
        </table:table-row>
        <table:table-row table:style-name="ro2">
          <table:table-cell/>
          <table:table-cell/>
          <table:table-cell table:formula="of:=[.$C$1]-[.B10]" office:value-type="float" office:value="6.5">
            <text:p>6,50</text:p>
          </table:table-cell>
          <table:table-cell table:formula="of:=[.C10]/[.$D$1]" office:value-type="float" office:value="1.18181818181818">
            <text:p>1,182</text:p>
          </table:table-cell>
          <table:table-cell table:formula="of:=ATAN([.D10])*180/PI()" office:value-type="float" office:value="49.7636416907262">
            <text:p>49,76</text:p>
          </table:table-cell>
          <table:table-cell/>
          <table:table-cell table:formula="of:=[.E10]+[.F10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10]) &lt; 0.0000000001;0;-[.K10]/[.J10])" office:value-type="float" office:value="0">
            <text:p>0,000</text:p>
          </table:table-cell>
          <table:table-cell table:formula="of:=ATAN([.L10])*180/PI()" office:value-type="float" office:value="0">
            <text:p>0,00</text:p>
          </table:table-cell>
          <table:table-cell/>
          <table:table-cell table:formula="of:=[.M10]-[.N10]" office:value-type="float" office:value="0">
            <text:p>0,00</text:p>
          </table:table-cell>
        </table:table-row>
        <table:table-row table:style-name="ro2">
          <table:table-cell/>
          <table:table-cell/>
          <table:table-cell table:formula="of:=[.$C$1]-[.B11]" office:value-type="float" office:value="6.5">
            <text:p>6,50</text:p>
          </table:table-cell>
          <table:table-cell table:formula="of:=[.C11]/[.$D$1]" office:value-type="float" office:value="1.18181818181818">
            <text:p>1,182</text:p>
          </table:table-cell>
          <table:table-cell table:formula="of:=ATAN([.D11])*180/PI()" office:value-type="float" office:value="49.7636416907262">
            <text:p>49,76</text:p>
          </table:table-cell>
          <table:table-cell/>
          <table:table-cell table:formula="of:=[.E11]+[.F11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11]) &lt; 0.0000000001;0;-[.K11]/[.J11])" office:value-type="float" office:value="0">
            <text:p>0,000</text:p>
          </table:table-cell>
          <table:table-cell table:formula="of:=ATAN([.L11])*180/PI()" office:value-type="float" office:value="0">
            <text:p>0,00</text:p>
          </table:table-cell>
          <table:table-cell/>
          <table:table-cell table:formula="of:=[.M11]-[.N11]" office:value-type="float" office:value="0">
            <text:p>0,00</text:p>
          </table:table-cell>
        </table:table-row>
        <table:table-row table:style-name="ro2">
          <table:table-cell/>
          <table:table-cell/>
          <table:table-cell table:formula="of:=[.$C$1]-[.B12]" office:value-type="float" office:value="6.5">
            <text:p>6,50</text:p>
          </table:table-cell>
          <table:table-cell table:formula="of:=[.C12]/[.$D$1]" office:value-type="float" office:value="1.18181818181818">
            <text:p>1,182</text:p>
          </table:table-cell>
          <table:table-cell table:formula="of:=ATAN([.D12])*180/PI()" office:value-type="float" office:value="49.7636416907262">
            <text:p>49,76</text:p>
          </table:table-cell>
          <table:table-cell/>
          <table:table-cell table:formula="of:=[.E12]+[.F12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12]) &lt; 0.0000000001;0;-[.K12]/[.J12])" office:value-type="float" office:value="0">
            <text:p>0,000</text:p>
          </table:table-cell>
          <table:table-cell table:formula="of:=ATAN([.L12])*180/PI()" office:value-type="float" office:value="0">
            <text:p>0,00</text:p>
          </table:table-cell>
          <table:table-cell/>
          <table:table-cell table:formula="of:=[.M12]-[.N12]" office:value-type="float" office:value="0">
            <text:p>0,00</text:p>
          </table:table-cell>
        </table:table-row>
        <table:table-row table:style-name="ro2">
          <table:table-cell/>
          <table:table-cell/>
          <table:table-cell table:formula="of:=[.$C$1]-[.B13]" office:value-type="float" office:value="6.5">
            <text:p>6,50</text:p>
          </table:table-cell>
          <table:table-cell table:formula="of:=[.C13]/[.$D$1]" office:value-type="float" office:value="1.18181818181818">
            <text:p>1,182</text:p>
          </table:table-cell>
          <table:table-cell table:formula="of:=ATAN([.D13])*180/PI()" office:value-type="float" office:value="49.7636416907262">
            <text:p>49,76</text:p>
          </table:table-cell>
          <table:table-cell/>
          <table:table-cell table:formula="of:=[.E13]+[.F13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13]) &lt; 0.0000000001;0;-[.K13]/[.J13])" office:value-type="float" office:value="0">
            <text:p>0,000</text:p>
          </table:table-cell>
          <table:table-cell table:formula="of:=ATAN([.L13])*180/PI()" office:value-type="float" office:value="0">
            <text:p>0,00</text:p>
          </table:table-cell>
          <table:table-cell/>
          <table:table-cell table:formula="of:=[.M13]-[.N13]" office:value-type="float" office:value="0">
            <text:p>0,00</text:p>
          </table:table-cell>
        </table:table-row>
        <table:table-row table:style-name="ro2">
          <table:table-cell/>
          <table:table-cell/>
          <table:table-cell table:formula="of:=[.$C$1]-[.B14]" office:value-type="float" office:value="6.5">
            <text:p>6,50</text:p>
          </table:table-cell>
          <table:table-cell table:formula="of:=[.C14]/[.$D$1]" office:value-type="float" office:value="1.18181818181818">
            <text:p>1,182</text:p>
          </table:table-cell>
          <table:table-cell table:formula="of:=ATAN([.D14])*180/PI()" office:value-type="float" office:value="49.7636416907262">
            <text:p>49,76</text:p>
          </table:table-cell>
          <table:table-cell/>
          <table:table-cell table:formula="of:=[.E14]+[.F14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14]) &lt; 0.0000000001;0;-[.K14]/[.J14])" office:value-type="float" office:value="0">
            <text:p>0,000</text:p>
          </table:table-cell>
          <table:table-cell table:formula="of:=ATAN([.L14])*180/PI()" office:value-type="float" office:value="0">
            <text:p>0,00</text:p>
          </table:table-cell>
          <table:table-cell/>
          <table:table-cell table:formula="of:=[.M14]-[.N14]" office:value-type="float" office:value="0">
            <text:p>0,00</text:p>
          </table:table-cell>
        </table:table-row>
        <table:table-row table:style-name="ro2">
          <table:table-cell/>
          <table:table-cell/>
          <table:table-cell table:formula="of:=[.$C$1]-[.B15]" office:value-type="float" office:value="6.5">
            <text:p>6,50</text:p>
          </table:table-cell>
          <table:table-cell table:formula="of:=[.C15]/[.$D$1]" office:value-type="float" office:value="1.18181818181818">
            <text:p>1,182</text:p>
          </table:table-cell>
          <table:table-cell table:formula="of:=ATAN([.D15])*180/PI()" office:value-type="float" office:value="49.7636416907262">
            <text:p>49,76</text:p>
          </table:table-cell>
          <table:table-cell/>
          <table:table-cell table:formula="of:=[.E15]+[.F15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15]) &lt; 0.0000000001;0;-[.K15]/[.J15])" office:value-type="float" office:value="0">
            <text:p>0,000</text:p>
          </table:table-cell>
          <table:table-cell table:formula="of:=ATAN([.L15])*180/PI()" office:value-type="float" office:value="0">
            <text:p>0,00</text:p>
          </table:table-cell>
          <table:table-cell/>
          <table:table-cell table:formula="of:=[.M15]-[.N15]" office:value-type="float" office:value="0">
            <text:p>0,00</text:p>
          </table:table-cell>
        </table:table-row>
        <table:table-row table:style-name="ro2">
          <table:table-cell/>
          <table:table-cell/>
          <table:table-cell table:formula="of:=[.$C$1]-[.B16]" office:value-type="float" office:value="6.5">
            <text:p>6,50</text:p>
          </table:table-cell>
          <table:table-cell table:formula="of:=[.C16]/[.$D$1]" office:value-type="float" office:value="1.18181818181818">
            <text:p>1,182</text:p>
          </table:table-cell>
          <table:table-cell table:formula="of:=ATAN([.D16])*180/PI()" office:value-type="float" office:value="49.7636416907262">
            <text:p>49,76</text:p>
          </table:table-cell>
          <table:table-cell/>
          <table:table-cell table:formula="of:=[.E16]+[.F16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16]) &lt; 0.0000000001;0;-[.K16]/[.J16])" office:value-type="float" office:value="0">
            <text:p>0,000</text:p>
          </table:table-cell>
          <table:table-cell table:formula="of:=ATAN([.L16])*180/PI()" office:value-type="float" office:value="0">
            <text:p>0,00</text:p>
          </table:table-cell>
          <table:table-cell/>
          <table:table-cell table:formula="of:=[.M16]-[.N16]" office:value-type="float" office:value="0">
            <text:p>0,00</text:p>
          </table:table-cell>
        </table:table-row>
        <table:table-row table:style-name="ro2">
          <table:table-cell/>
          <table:table-cell/>
          <table:table-cell table:formula="of:=[.$C$1]-[.B17]" office:value-type="float" office:value="6.5">
            <text:p>6,50</text:p>
          </table:table-cell>
          <table:table-cell table:formula="of:=[.C17]/[.$D$1]" office:value-type="float" office:value="1.18181818181818">
            <text:p>1,182</text:p>
          </table:table-cell>
          <table:table-cell table:formula="of:=ATAN([.D17])*180/PI()" office:value-type="float" office:value="49.7636416907262">
            <text:p>49,76</text:p>
          </table:table-cell>
          <table:table-cell/>
          <table:table-cell table:formula="of:=[.E17]+[.F17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17]) &lt; 0.0000000001;0;-[.K17]/[.J17])" office:value-type="float" office:value="0">
            <text:p>0,000</text:p>
          </table:table-cell>
          <table:table-cell table:formula="of:=ATAN([.L17])*180/PI()" office:value-type="float" office:value="0">
            <text:p>0,00</text:p>
          </table:table-cell>
          <table:table-cell/>
          <table:table-cell table:formula="of:=[.M17]-[.N17]" office:value-type="float" office:value="0">
            <text:p>0,00</text:p>
          </table:table-cell>
        </table:table-row>
        <table:table-row table:style-name="ro2">
          <table:table-cell/>
          <table:table-cell/>
          <table:table-cell table:formula="of:=[.$C$1]-[.B18]" office:value-type="float" office:value="6.5">
            <text:p>6,50</text:p>
          </table:table-cell>
          <table:table-cell table:formula="of:=[.C18]/[.$D$1]" office:value-type="float" office:value="1.18181818181818">
            <text:p>1,182</text:p>
          </table:table-cell>
          <table:table-cell table:formula="of:=ATAN([.D18])*180/PI()" office:value-type="float" office:value="49.7636416907262">
            <text:p>49,76</text:p>
          </table:table-cell>
          <table:table-cell/>
          <table:table-cell table:formula="of:=[.E18]+[.F18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18]) &lt; 0.0000000001;0;-[.K18]/[.J18])" office:value-type="float" office:value="0">
            <text:p>0,000</text:p>
          </table:table-cell>
          <table:table-cell table:formula="of:=ATAN([.L18])*180/PI()" office:value-type="float" office:value="0">
            <text:p>0,00</text:p>
          </table:table-cell>
          <table:table-cell/>
          <table:table-cell table:formula="of:=[.M18]-[.N18]" office:value-type="float" office:value="0">
            <text:p>0,00</text:p>
          </table:table-cell>
        </table:table-row>
        <table:table-row table:style-name="ro2">
          <table:table-cell/>
          <table:table-cell/>
          <table:table-cell table:formula="of:=[.$C$1]-[.B19]" office:value-type="float" office:value="6.5">
            <text:p>6,50</text:p>
          </table:table-cell>
          <table:table-cell table:formula="of:=[.C19]/[.$D$1]" office:value-type="float" office:value="1.18181818181818">
            <text:p>1,182</text:p>
          </table:table-cell>
          <table:table-cell table:formula="of:=ATAN([.D19])*180/PI()" office:value-type="float" office:value="49.7636416907262">
            <text:p>49,76</text:p>
          </table:table-cell>
          <table:table-cell/>
          <table:table-cell table:formula="of:=[.E19]+[.F19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19]) &lt; 0.0000000001;0;-[.K19]/[.J19])" office:value-type="float" office:value="0">
            <text:p>0,000</text:p>
          </table:table-cell>
          <table:table-cell table:formula="of:=ATAN([.L19])*180/PI()" office:value-type="float" office:value="0">
            <text:p>0,00</text:p>
          </table:table-cell>
          <table:table-cell/>
          <table:table-cell table:formula="of:=[.M19]-[.N19]" office:value-type="float" office:value="0">
            <text:p>0,00</text:p>
          </table:table-cell>
        </table:table-row>
        <table:table-row table:style-name="ro2">
          <table:table-cell/>
          <table:table-cell/>
          <table:table-cell table:formula="of:=[.$C$1]-[.B20]" office:value-type="float" office:value="6.5">
            <text:p>6,50</text:p>
          </table:table-cell>
          <table:table-cell table:formula="of:=[.C20]/[.$D$1]" office:value-type="float" office:value="1.18181818181818">
            <text:p>1,182</text:p>
          </table:table-cell>
          <table:table-cell table:formula="of:=ATAN([.D20])*180/PI()" office:value-type="float" office:value="49.7636416907262">
            <text:p>49,76</text:p>
          </table:table-cell>
          <table:table-cell/>
          <table:table-cell table:formula="of:=[.E20]+[.F20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20]) &lt; 0.0000000001;0;-[.K20]/[.J20])" office:value-type="float" office:value="0">
            <text:p>0,000</text:p>
          </table:table-cell>
          <table:table-cell table:formula="of:=ATAN([.L20])*180/PI()" office:value-type="float" office:value="0">
            <text:p>0,00</text:p>
          </table:table-cell>
          <table:table-cell table:number-columns-repeated="2"/>
        </table:table-row>
        <table:table-row table:style-name="ro2">
          <table:table-cell/>
          <table:table-cell/>
          <table:table-cell table:formula="of:=[.$C$1]-[.B21]" office:value-type="float" office:value="6.5">
            <text:p>6,50</text:p>
          </table:table-cell>
          <table:table-cell table:formula="of:=[.C21]/[.$D$1]" office:value-type="float" office:value="1.18181818181818">
            <text:p>1,182</text:p>
          </table:table-cell>
          <table:table-cell table:formula="of:=ATAN([.D21])*180/PI()" office:value-type="float" office:value="49.7636416907262">
            <text:p>49,76</text:p>
          </table:table-cell>
          <table:table-cell/>
          <table:table-cell table:formula="of:=[.E21]+[.F21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21]) &lt; 0.0000000001;0;-[.K21]/[.J21])" office:value-type="float" office:value="0">
            <text:p>0,000</text:p>
          </table:table-cell>
          <table:table-cell table:formula="of:=ATAN([.L21])*180/PI()" office:value-type="float" office:value="0">
            <text:p>0,00</text:p>
          </table:table-cell>
          <table:table-cell table:number-columns-repeated="2"/>
        </table:table-row>
        <table:table-row table:style-name="ro2">
          <table:table-cell/>
          <table:table-cell/>
          <table:table-cell table:formula="of:=[.$C$1]-[.B22]" office:value-type="float" office:value="6.5">
            <text:p>6,50</text:p>
          </table:table-cell>
          <table:table-cell table:formula="of:=[.C22]/[.$D$1]" office:value-type="float" office:value="1.18181818181818">
            <text:p>1,182</text:p>
          </table:table-cell>
          <table:table-cell table:formula="of:=ATAN([.D22])*180/PI()" office:value-type="float" office:value="49.7636416907262">
            <text:p>49,76</text:p>
          </table:table-cell>
          <table:table-cell/>
          <table:table-cell table:formula="of:=[.E22]+[.F22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22]) &lt; 0.0000000001;0;-[.K22]/[.J22])" office:value-type="float" office:value="0">
            <text:p>0,000</text:p>
          </table:table-cell>
          <table:table-cell table:formula="of:=ATAN([.L22])*180/PI()" office:value-type="float" office:value="0">
            <text:p>0,00</text:p>
          </table:table-cell>
          <table:table-cell table:style-name="Default" table:number-columns-repeated="2"/>
        </table:table-row>
        <table:table-row table:style-name="ro2">
          <table:table-cell/>
          <table:table-cell/>
          <table:table-cell table:formula="of:=[.$C$1]-[.B23]" office:value-type="float" office:value="6.5">
            <text:p>6,50</text:p>
          </table:table-cell>
          <table:table-cell table:formula="of:=[.C23]/[.$D$1]" office:value-type="float" office:value="1.18181818181818">
            <text:p>1,182</text:p>
          </table:table-cell>
          <table:table-cell table:formula="of:=ATAN([.D23])*180/PI()" office:value-type="float" office:value="49.7636416907262">
            <text:p>49,76</text:p>
          </table:table-cell>
          <table:table-cell/>
          <table:table-cell table:formula="of:=[.E23]+[.F23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23]) &lt; 0.0000000001;0;-[.K23]/[.J23])" office:value-type="float" office:value="0">
            <text:p>0,000</text:p>
          </table:table-cell>
          <table:table-cell table:formula="of:=ATAN([.L23])*180/PI()" office:value-type="float" office:value="0">
            <text:p>0,00</text:p>
          </table:table-cell>
          <table:table-cell table:style-name="Default" table:number-columns-repeated="2"/>
        </table:table-row>
        <table:table-row table:style-name="ro2">
          <table:table-cell/>
          <table:table-cell/>
          <table:table-cell table:formula="of:=[.$C$1]-[.B24]" office:value-type="float" office:value="6.5">
            <text:p>6,50</text:p>
          </table:table-cell>
          <table:table-cell table:formula="of:=[.C24]/[.$D$1]" office:value-type="float" office:value="1.18181818181818">
            <text:p>1,182</text:p>
          </table:table-cell>
          <table:table-cell table:formula="of:=ATAN([.D24])*180/PI()" office:value-type="float" office:value="49.7636416907262">
            <text:p>49,76</text:p>
          </table:table-cell>
          <table:table-cell/>
          <table:table-cell table:formula="of:=[.E24]+[.F24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24]) &lt; 0.0000000001;0;-[.K24]/[.J24])" office:value-type="float" office:value="0">
            <text:p>0,000</text:p>
          </table:table-cell>
          <table:table-cell table:formula="of:=ATAN([.L24])*180/PI()" office:value-type="float" office:value="0">
            <text:p>0,00</text:p>
          </table:table-cell>
          <table:table-cell table:style-name="Default" table:number-columns-repeated="2"/>
        </table:table-row>
        <table:table-row table:style-name="ro2" table:number-rows-repeated="3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10"/>
        </table:table-row>
      </table:table>
      <table:table table:name="Sheet3" table:style-name="ta1" table:print="false">
        <table:table-column table:style-name="co50" table:default-cell-style-name="Default"/>
        <table:table-column table:style-name="co51" table:default-cell-style-name="ce15"/>
        <table:table-column table:style-name="co52" table:default-cell-style-name="Default"/>
        <table:table-column table:style-name="co49" table:default-cell-style-name="Default"/>
        <table:table-column table:style-name="co31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23" table:default-cell-style-name="ce38"/>
        <table:table-column table:style-name="co53" table:default-cell-style-name="Default"/>
        <table:table-column table:style-name="co35" table:default-cell-style-name="ce38"/>
        <table:table-column table:style-name="co54" table:default-cell-style-name="Default"/>
        <table:table-column table:style-name="co55" table:default-cell-style-name="Default"/>
        <table:table-column table:style-name="co51" table:default-cell-style-name="Default"/>
        <table:table-column table:style-name="co56" table:default-cell-style-name="Default"/>
        <table:table-column table:style-name="co30" table:default-cell-style-name="ce38"/>
        <table:table-column table:style-name="co56" table:default-cell-style-name="ce26"/>
        <table:table-column table:style-name="co18" table:default-cell-style-name="Default"/>
        <table:table-column table:style-name="co53" table:default-cell-style-name="Default"/>
        <table:table-column table:style-name="co25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42" table:default-cell-style-name="Default"/>
        <table:table-column table:style-name="co22" table:default-cell-style-name="Default"/>
        <table:table-column table:style-name="co51" table:default-cell-style-name="Default"/>
        <table:table-column table:style-name="co31" table:default-cell-style-name="Default"/>
        <table:table-column table:style-name="co58" table:default-cell-style-name="Default"/>
        <table:table-column table:style-name="co48" table:default-cell-style-name="Default"/>
        <table:table-column table:style-name="co59" table:default-cell-style-name="Default"/>
        <table:table-column table:style-name="co45" table:default-cell-style-name="Default"/>
        <table:table-column table:style-name="co60" table:default-cell-style-name="Default"/>
        <table:table-column table:style-name="co56" table:default-cell-style-name="Default"/>
        <table:table-row table:style-name="ro7">
          <table:table-cell/>
          <table:table-cell table:style-name="ce37" office:value-type="string">
            <text:p>Cali-</text:p>
            <text:p>brated </text:p>
            <text:p>Airspeed</text:p>
            <text:p>V<text:span text:style-name="T18">ρ</text:span></text:p>
            <text:p><text:span text:style-name="T18">(mph)</text:span></text:p>
            <text:p/>
          </table:table-cell>
          <table:table-cell table:style-name="ce7" office:value-type="string">
            <text:p>Density</text:p>
            <text:p>Ratio</text:p>
            <text:p><text:span text:style-name="T8">ρ/ρ</text:span><text:span text:style-name="T9">O</text:span></text:p>
            <text:p>(av)</text:p>
          </table:table-cell>
          <table:table-cell table:style-name="ce7" office:value-type="string">
            <text:p>True</text:p>
            <text:p>air-</text:p>
            <text:p>speed</text:p>
            <text:p>V</text:p>
            <text:p>(mph)</text:p>
          </table:table-cell>
          <table:table-cell table:style-name="ce7" office:value-type="string">
            <text:p>Gross</text:p>
            <text:p>weight</text:p>
            <text:p>W</text:p>
            <text:p>(lb)</text:p>
          </table:table-cell>
          <table:table-cell table:style-name="ce7" office:value-type="string">
            <text:p>Rotor</text:p>
            <text:p>speed</text:p>
            <text:p>(rpm)</text:p>
          </table:table-cell>
          <table:table-cell table:style-name="ce7" office:value-type="string">
            <text:p>Rate of</text:p>
            <text:p>descent</text:p>
            <text:p>Vv</text:p>
            <text:p>(fpm)</text:p>
          </table:table-cell>
          <table:table-cell table:style-name="ce7" office:value-type="string">
            <text:p>Pitch</text:p>
            <text:p>angle</text:p>
            <text:p>Main</text:p>
            <text:p>rotor</text:p>
            <text:p>(deg)</text:p>
          </table:table-cell>
          <table:table-cell table:style-name="ce7" office:value-type="string">
            <text:p>Pitch</text:p>
            <text:p>angle</text:p>
            <text:p>Tail</text:p>
            <text:p>rotor</text:p>
            <text:p>(deg)</text:p>
          </table:table-cell>
          <table:table-cell table:style-name="ce7" office:value-type="string">
            <text:p>Shaft</text:p>
            <text:p>incli-</text:p>
            <text:p>nation</text:p>
            <text:p>(nose</text:p>
            <text:p>down)</text:p>
            <text:p>(deg)</text:p>
          </table:table-cell>
          <table:table-cell table:style-name="ce7" office:value-type="string">
            <text:p>Center</text:p>
            <text:p>of gravity</text:p>
            <text:p>position</text:p>
            <text:p>ahead of</text:p>
            <text:p>shaft</text:p>
            <text:p>(in.)</text:p>
          </table:table-cell>
          <table:table-cell table:style-name="ce7" office:value-type="string">
            <text:p>Stick</text:p>
            <text:p>position</text:p>
            <text:p>forward</text:p>
            <text:p>(in.)</text:p>
          </table:table-cell>
          <table:table-cell table:style-name="ce7" office:value-type="string">
            <text:p>Stick</text:p>
            <text:p>position</text:p>
            <text:p>left</text:p>
            <text:p>(in.)</text:p>
          </table:table-cell>
          <table:table-cell table:style-name="ce7" office:value-type="string">
            <text:p>Yaw</text:p>
            <text:p>angle</text:p>
            <text:p>(deg)</text:p>
          </table:table-cell>
          <table:table-cell table:style-name="ce24" office:value-type="string">
            <text:p>θ<text:span text:style-name="T16">m</text:span></text:p>
            <text:p><text:span text:style-name="T19">(deg)</text:span></text:p>
          </table:table-cell>
          <table:table-cell table:style-name="ce13" office:value-type="string">
            <text:p><text:span text:style-name="T3">α</text:span></text:p>
            <text:p><text:span text:style-name="T4">(deg)</text:span></text:p>
          </table:table-cell>
          <table:table-cell table:style-name="ce13" office:value-type="string">
            <text:p>μ</text:p>
          </table:table-cell>
          <table:table-cell table:style-name="ce23" office:value-type="string">
            <text:p><text:span text:style-name="T6">C</text:span><text:span text:style-name="T7">L</text:span></text:p>
            <text:p><text:span text:style-name="T7">(uncor)</text:span></text:p>
          </table:table-cell>
          <table:table-cell table:style-name="ce24" office:value-type="string">
            <text:p>Δ<text:span text:style-name="T3">α</text:span><text:span text:style-name="T20">f</text:span></text:p>
            <text:p><text:span text:style-name="T21">(deg)</text:span></text:p>
          </table:table-cell>
          <table:table-cell table:style-name="ce7" office:value-type="string">
            <text:p>Δ<text:span text:style-name="T6">C</text:span><text:span text:style-name="T7">L</text:span></text:p>
          </table:table-cell>
          <table:table-cell table:style-name="ce23" office:value-type="string">
            <text:p><text:span text:style-name="T6">C</text:span><text:span text:style-name="T7">L</text:span></text:p>
          </table:table-cell>
          <table:table-cell table:style-name="ce23" office:value-type="string">
            <text:p><text:span text:style-name="T10">C</text:span><text:span text:style-name="T11">L</text:span></text:p>
            <text:p><text:span text:style-name="T12">σ</text:span></text:p>
          </table:table-cell>
          <table:table-cell table:style-name="ce32" office:value-type="string">
            <text:p><text:span text:style-name="T13">C</text:span><text:span text:style-name="T14">T</text:span></text:p>
          </table:table-cell>
          <table:table-cell table:style-name="ce33" office:value-type="string">
            <text:p><text:span text:style-name="T10">2C</text:span><text:span text:style-name="T11">T</text:span></text:p>
            <text:p><text:span text:style-name="T12">σ</text:span><text:span text:style-name="T15">a</text:span></text:p>
          </table:table-cell>
          <table:table-cell table:style-name="ce23" office:value-type="string">
            <text:p>P/L</text:p>
          </table:table-cell>
          <table:table-cell table:style-name="ce23" office:value-type="string">
            <text:p>D/L<text:span text:style-name="T16">g</text:span></text:p>
          </table:table-cell>
          <table:table-cell table:style-name="ce23" office:value-type="string">
            <text:p><text:span text:style-name="T6">D/L</text:span><text:span text:style-name="T7">p</text:span></text:p>
          </table:table-cell>
          <table:table-cell table:style-name="ce23" office:value-type="string">
            <text:p><text:span text:style-name="T6">D/L</text:span><text:span text:style-name="T17">r</text:span></text:p>
          </table:table-cell>
          <table:table-cell table:style-name="ce13" office:value-type="string">
            <text:p>γ</text:p>
            <text:p><text:span text:style-name="T1">(deg)</text:span></text:p>
          </table:table-cell>
          <table:table-cell table:style-name="ce34" office:value-type="string">
            <text:p>a1-B1</text:p>
          </table:table-cell>
          <table:table-cell table:style-name="ce34" office:value-type="string">
            <text:p>B1</text:p>
          </table:table-cell>
        </table:table-row>
        <table:table-row table:style-name="ro2">
          <table:table-cell table:formula="of:=[Sheet1.A2]" office:value-type="string" office:string-value="A-5">
            <text:p>A-5</text:p>
          </table:table-cell>
          <table:table-cell table:formula="of:=[Sheet1.B2]" office:value-type="float" office:value="1">
            <text:p>1,0</text:p>
          </table:table-cell>
          <table:table-cell table:formula="of:=[Sheet1.C2]" office:value-type="float" office:value="-15.4">
            <text:p>-15,4</text:p>
          </table:table-cell>
          <table:table-cell table:formula="of:=[Sheet1.D2]" office:value-type="float" office:value="-13.1">
            <text:p>-13,1</text:p>
          </table:table-cell>
          <table:table-cell table:formula="of:=[Sheet1.E2]" office:value-type="float" office:value="2.3">
            <text:p>2,3</text:p>
          </table:table-cell>
          <table:table-cell table:formula="of:=[Sheet1.F2]" office:value-type="float" office:value="2904">
            <text:p>2904</text:p>
          </table:table-cell>
          <table:table-cell table:formula="of:=[Sheet1.G2]" office:value-type="float" office:value="2800">
            <text:p>2800</text:p>
          </table:table-cell>
          <table:table-cell table:formula="of:=([Sheet1.H2]-[Sheet2.J2])/[Sheet1.H2]" office:value-type="float" office:value="0.0207522697795071">
            <text:p>0,0208</text:p>
          </table:table-cell>
          <table:table-cell/>
          <table:table-cell table:formula="of:=([Sheet1.J2]-[Sheet2.L2])/[Sheet1.J2]" office:value-type="float" office:value="0.999911258278146">
            <text:p>0,9999</text:p>
          </table:table-cell>
          <table:table-cell table:number-columns-repeated="4"/>
          <table:table-cell table:formula="of:=([Sheet1.O2]-[Sheet2.P2])/[Sheet1.O2]" office:value-type="float" office:value="0.999985194793242">
            <text:p>1,0000</text:p>
          </table:table-cell>
          <table:table-cell table:formula="of:=([Sheet1.P2]-[Sheet2.E2])/[Sheet1.P2]" office:value-type="float" office:value="-1120.9512195122">
            <text:p>-1120,951</text:p>
          </table:table-cell>
          <table:table-cell table:formula="of:=([Sheet1.Q2]-[Sheet2.U2])/[Sheet1.Q2]" office:value-type="float" office:value="-178.8">
            <text:p>-178,8</text:p>
          </table:table-cell>
          <table:table-cell table:formula="of:=([Sheet1.S2]-[Sheet2.U2])/[Sheet1.S2]" office:value-type="float" office:value="1.06276137346937">
            <text:p>1,0627613735</text:p>
          </table:table-cell>
          <table:table-cell table:formula="of:=([Sheet1.S2]-[Sheet2.V2])/[Sheet1.S2]" office:value-type="float" office:value="1.00019221705012">
            <text:p>1,0001922171</text:p>
          </table:table-cell>
          <table:table-cell table:formula="of:=([Sheet1.T2]-[Sheet2.W2])/[Sheet1.T2]" office:value-type="float" office:value="0.998260315037631">
            <text:p>0,998260315</text:p>
          </table:table-cell>
          <table:table-cell table:formula="of:=([Sheet1.W2]-[Sheet2.L2])/[Sheet1.W2]" office:value-type="float" office:value="0">
            <text:p>#DIV/0!</text:p>
          </table:table-cell>
          <table:table-cell table:formula="of:=([Sheet1.X2]-[Sheet2.V2])/[Sheet1.X2]" office:value-type="float" office:value="-117.087822376805">
            <text:p>-117,0878223768</text:p>
          </table:table-cell>
          <table:table-cell table:formula="of:=([Sheet1.Y2]-[Sheet2.W2])/[Sheet1.Y2]" office:value-type="float" office:value="-6.45453602719282">
            <text:p>-6,4545360272</text:p>
          </table:table-cell>
          <table:table-cell table:formula="of:=([Sheet1.Z2]-[Sheet2.X2])/[Sheet1.Z2]" office:value-type="float" office:value="0.59679037111334">
            <text:p>0,5967903711</text:p>
          </table:table-cell>
          <table:table-cell table:formula="of:=([Sheet1.AA2]-[Sheet2.Y2])/[Sheet1.AA2]" office:value-type="float" office:value="1.10627084371671">
            <text:p>1,1062708437</text:p>
          </table:table-cell>
          <table:table-cell table:formula="of:=([Sheet1.AB2]-[Sheet2.Z2])/[Sheet1.AB2]" office:value-type="float" office:value="0">
            <text:p>#DIV/0!</text:p>
          </table:table-cell>
          <table:table-cell table:formula="of:=([Sheet1.AC2]-[Sheet2.AA2])/[Sheet1.AC2]" office:value-type="float" office:value="2.0330150022401">
            <text:p>2,0330150022</text:p>
          </table:table-cell>
          <table:table-cell table:formula="of:=([Sheet1.AD2]-[Sheet2.AB2])/[Sheet1.AD2]" office:value-type="float" office:value="0">
            <text:p>#DIV/0!</text:p>
          </table:table-cell>
          <table:table-cell table:formula="of:=([Sheet1.AE2]-[Sheet2.C2])/[Sheet1.AE2]" office:value-type="float" office:value="-3.13978494623656">
            <text:p>-3,1397849462</text:p>
          </table:table-cell>
          <table:table-cell table:formula="of:=([Sheet1.AF2]-[Sheet2.AD2])/[Sheet1.AF2]" office:value-type="float" office:value="1">
            <text:p>1</text:p>
          </table:table-cell>
          <table:table-cell table:formula="of:=([Sheet1.AG2]-[Sheet2.AE2])/[Sheet1.AG2]" office:value-type="float" office:value="0">
            <text:p>#DIV/0!</text:p>
          </table:table-cell>
        </table:table-row>
        <table:table-row table:style-name="ro2">
          <table:table-cell table:formula="of:=[Sheet1.A3]" office:value-type="float" office:value="0">
            <text:p>0</text:p>
          </table:table-cell>
          <table:table-cell table:formula="of:=[Sheet1.B3]" office:value-type="float" office:value="2">
            <text:p>2,0</text:p>
          </table:table-cell>
          <table:table-cell table:formula="of:=[Sheet1.C3]" office:value-type="float" office:value="-16.5">
            <text:p>-16,5</text:p>
          </table:table-cell>
          <table:table-cell table:formula="of:=[Sheet1.D3]" office:value-type="float" office:value="-14.1">
            <text:p>-14,1</text:p>
          </table:table-cell>
          <table:table-cell table:formula="of:=[Sheet1.E3]" office:value-type="float" office:value="2.4">
            <text:p>2,4</text:p>
          </table:table-cell>
          <table:table-cell table:formula="of:=[Sheet1.F3]" office:value-type="float" office:value="2868">
            <text:p>2868</text:p>
          </table:table-cell>
          <table:table-cell table:formula="of:=[Sheet1.G3]" office:value-type="float" office:value="2750">
            <text:p>2750</text:p>
          </table:table-cell>
          <table:table-cell table:formula="of:=([Sheet1.H3]-[Sheet2.J3])/[Sheet1.H3]" office:value-type="float" office:value="0.0196319018404908">
            <text:p>0,0196</text:p>
          </table:table-cell>
          <table:table-cell/>
          <table:table-cell table:formula="of:=([Sheet1.J3]-[Sheet2.L3])/[Sheet1.J3]" office:value-type="float" office:value="0.999924906132666">
            <text:p>0,9999</text:p>
          </table:table-cell>
          <table:table-cell table:number-columns-repeated="4"/>
          <table:table-cell table:formula="of:=([Sheet1.O3]-[Sheet2.P3])/[Sheet1.O3]" office:value-type="float" office:value="0.999984987727413">
            <text:p>1,0000</text:p>
          </table:table-cell>
          <table:table-cell table:formula="of:=([Sheet1.P3]-[Sheet2.E3])/[Sheet1.P3]" office:value-type="float" office:value="-1169.73170731707">
            <text:p>-1169,732</text:p>
          </table:table-cell>
          <table:table-cell table:formula="of:=([Sheet1.Q3]-[Sheet2.U3])/[Sheet1.Q3]" office:value-type="float" office:value="-178.8">
            <text:p>-178,8</text:p>
          </table:table-cell>
          <table:table-cell table:formula="of:=([Sheet1.S3]-[Sheet2.U3])/[Sheet1.S3]" office:value-type="float" office:value="1.05868227536805">
            <text:p>1,0586822754</text:p>
          </table:table-cell>
          <table:table-cell table:formula="of:=([Sheet1.S3]-[Sheet2.V3])/[Sheet1.S3]" office:value-type="float" office:value="1.00018222471186">
            <text:p>1,0001822247</text:p>
          </table:table-cell>
          <table:table-cell table:formula="of:=([Sheet1.T3]-[Sheet2.W3])/[Sheet1.T3]" office:value-type="float" office:value="0.994201050125438">
            <text:p>0,9942010501</text:p>
          </table:table-cell>
          <table:table-cell table:formula="of:=([Sheet1.W3]-[Sheet2.L3])/[Sheet1.W3]" office:value-type="float" office:value="0">
            <text:p>#DIV/0!</text:p>
          </table:table-cell>
          <table:table-cell table:formula="of:=([Sheet1.X3]-[Sheet2.V3])/[Sheet1.X3]" office:value-type="float" office:value="-113.873010379412">
            <text:p>-113,8730103794</text:p>
          </table:table-cell>
          <table:table-cell table:formula="of:=([Sheet1.Y3]-[Sheet2.W3])/[Sheet1.Y3]" office:value-type="float" office:value="-23.7321433442778">
            <text:p>-23,7321433443</text:p>
          </table:table-cell>
          <table:table-cell table:formula="of:=([Sheet1.Z3]-[Sheet2.X3])/[Sheet1.Z3]" office:value-type="float" office:value="-40.9">
            <text:p>-40,9</text:p>
          </table:table-cell>
          <table:table-cell table:formula="of:=([Sheet1.AA3]-[Sheet2.Y3])/[Sheet1.AA3]" office:value-type="float" office:value="1.09891726653748">
            <text:p>1,0989172665</text:p>
          </table:table-cell>
          <table:table-cell table:formula="of:=([Sheet1.AB3]-[Sheet2.Z3])/[Sheet1.AB3]" office:value-type="float" office:value="0">
            <text:p>#DIV/0!</text:p>
          </table:table-cell>
          <table:table-cell table:formula="of:=([Sheet1.AC3]-[Sheet2.AA3])/[Sheet1.AC3]" office:value-type="float" office:value="2.4119316384421">
            <text:p>2,4119316384</text:p>
          </table:table-cell>
          <table:table-cell table:formula="of:=([Sheet1.AD3]-[Sheet2.AB3])/[Sheet1.AD3]" office:value-type="float" office:value="0">
            <text:p>#DIV/0!</text:p>
          </table:table-cell>
          <table:table-cell table:formula="of:=([Sheet1.AE3]-[Sheet2.C3])/[Sheet1.AE3]" office:value-type="float" office:value="-4.04587155963303">
            <text:p>-4,0458715596</text:p>
          </table:table-cell>
          <table:table-cell table:formula="of:=([Sheet1.AF3]-[Sheet2.AD3])/[Sheet1.AF3]" office:value-type="float" office:value="1">
            <text:p>1</text:p>
          </table:table-cell>
          <table:table-cell table:formula="of:=([Sheet1.AG3]-[Sheet2.AE3])/[Sheet1.AG3]" office:value-type="float" office:value="0">
            <text:p>#DIV/0!</text:p>
          </table:table-cell>
        </table:table-row>
        <table:table-row table:style-name="ro2">
          <table:table-cell table:formula="of:=[Sheet1.A4]" office:value-type="float" office:value="0">
            <text:p>0</text:p>
          </table:table-cell>
          <table:table-cell table:formula="of:=[Sheet1.B4]" office:value-type="float" office:value="3">
            <text:p>3,0</text:p>
          </table:table-cell>
          <table:table-cell table:formula="of:=[Sheet1.C4]" office:value-type="float" office:value="-18">
            <text:p>-18</text:p>
          </table:table-cell>
          <table:table-cell table:formula="of:=[Sheet1.D4]" office:value-type="float" office:value="-15.8">
            <text:p>-15,8</text:p>
          </table:table-cell>
          <table:table-cell table:formula="of:=[Sheet1.E4]" office:value-type="float" office:value="2.2">
            <text:p>2,2</text:p>
          </table:table-cell>
          <table:table-cell table:formula="of:=[Sheet1.F4]" office:value-type="float" office:value="2832">
            <text:p>2832</text:p>
          </table:table-cell>
          <table:table-cell table:formula="of:=[Sheet1.G4]" office:value-type="float" office:value="2690">
            <text:p>2690</text:p>
          </table:table-cell>
          <table:table-cell table:formula="of:=([Sheet1.H4]-[Sheet2.J4])/[Sheet1.H4]" office:value-type="float" office:value="0.0182857142857143">
            <text:p>0,0183</text:p>
          </table:table-cell>
          <table:table-cell/>
          <table:table-cell table:formula="of:=([Sheet1.J4]-[Sheet2.L4])/[Sheet1.J4]" office:value-type="float" office:value="0.999941792782305">
            <text:p>0,9999</text:p>
          </table:table-cell>
          <table:table-cell table:number-columns-repeated="4"/>
          <table:table-cell table:formula="of:=([Sheet1.O4]-[Sheet2.P4])/[Sheet1.O4]" office:value-type="float" office:value="0.999984987727413">
            <text:p>1,0000</text:p>
          </table:table-cell>
          <table:table-cell table:formula="of:=([Sheet1.P4]-[Sheet2.E4])/[Sheet1.P4]" office:value-type="float" office:value="-1072.17073170732">
            <text:p>-1072,171</text:p>
          </table:table-cell>
          <table:table-cell table:formula="of:=([Sheet1.Q4]-[Sheet2.U4])/[Sheet1.Q4]" office:value-type="float" office:value="-178.8">
            <text:p>-178,8</text:p>
          </table:table-cell>
          <table:table-cell table:formula="of:=([Sheet1.S4]-[Sheet2.U4])/[Sheet1.S4]" office:value-type="float" office:value="1.05393446629166">
            <text:p>1,0539344663</text:p>
          </table:table-cell>
          <table:table-cell table:formula="of:=([Sheet1.S4]-[Sheet2.V4])/[Sheet1.S4]" office:value-type="float" office:value="1.00016750493265">
            <text:p>1,0001675049</text:p>
          </table:table-cell>
          <table:table-cell table:formula="of:=([Sheet1.T4]-[Sheet2.W4])/[Sheet1.T4]" office:value-type="float" office:value="0.995167541771198">
            <text:p>0,9951675418</text:p>
          </table:table-cell>
          <table:table-cell table:formula="of:=([Sheet1.W4]-[Sheet2.L4])/[Sheet1.W4]" office:value-type="float" office:value="0">
            <text:p>#DIV/0!</text:p>
          </table:table-cell>
          <table:table-cell table:formula="of:=([Sheet1.X4]-[Sheet2.V4])/[Sheet1.X4]" office:value-type="float" office:value="-97.2699952511027">
            <text:p>-97,2699952511</text:p>
          </table:table-cell>
          <table:table-cell table:formula="of:=([Sheet1.Y4]-[Sheet2.W4])/[Sheet1.Y4]" office:value-type="float" office:value="-17.8161472625263">
            <text:p>-17,8161472625</text:p>
          </table:table-cell>
          <table:table-cell table:formula="of:=([Sheet1.Z4]-[Sheet2.X4])/[Sheet1.Z4]" office:value-type="float" office:value="1.13826136042902">
            <text:p>1,1382613604</text:p>
          </table:table-cell>
          <table:table-cell table:formula="of:=([Sheet1.AA4]-[Sheet2.Y4])/[Sheet1.AA4]" office:value-type="float" office:value="1.09617647780963">
            <text:p>1,0961764778</text:p>
          </table:table-cell>
          <table:table-cell table:formula="of:=([Sheet1.AB4]-[Sheet2.Z4])/[Sheet1.AB4]" office:value-type="float" office:value="0">
            <text:p>#DIV/0!</text:p>
          </table:table-cell>
          <table:table-cell table:formula="of:=([Sheet1.AC4]-[Sheet2.AA4])/[Sheet1.AC4]" office:value-type="float" office:value="2.42547719119481">
            <text:p>2,4254771912</text:p>
          </table:table-cell>
          <table:table-cell table:formula="of:=([Sheet1.AD4]-[Sheet2.AB4])/[Sheet1.AD4]" office:value-type="float" office:value="0">
            <text:p>#DIV/0!</text:p>
          </table:table-cell>
          <table:table-cell table:formula="of:=([Sheet1.AE4]-[Sheet2.C4])/[Sheet1.AE4]" office:value-type="float" office:value="-3.60358056265985">
            <text:p>-3,6035805627</text:p>
          </table:table-cell>
          <table:table-cell table:formula="of:=([Sheet1.AF4]-[Sheet2.AD4])/[Sheet1.AF4]" office:value-type="float" office:value="1">
            <text:p>1</text:p>
          </table:table-cell>
          <table:table-cell table:formula="of:=([Sheet1.AG4]-[Sheet2.AE4])/[Sheet1.AG4]" office:value-type="float" office:value="0">
            <text:p>#DIV/0!</text:p>
          </table:table-cell>
        </table:table-row>
        <table:table-row table:style-name="ro2">
          <table:table-cell table:formula="of:=[Sheet1.A5]" office:value-type="float" office:value="0">
            <text:p>0</text:p>
          </table:table-cell>
          <table:table-cell table:formula="of:=[Sheet1.B5]" office:value-type="float" office:value="4">
            <text:p>4,0</text:p>
          </table:table-cell>
          <table:table-cell table:formula="of:=[Sheet1.C5]" office:value-type="float" office:value="-18.7">
            <text:p>-18,7</text:p>
          </table:table-cell>
          <table:table-cell table:formula="of:=[Sheet1.D5]" office:value-type="float" office:value="-17.3">
            <text:p>-17,3</text:p>
          </table:table-cell>
          <table:table-cell table:formula="of:=[Sheet1.E5]" office:value-type="float" office:value="0.14">
            <text:p>0,14</text:p>
          </table:table-cell>
          <table:table-cell table:formula="of:=[Sheet1.F5]" office:value-type="float" office:value="2796">
            <text:p>2796</text:p>
          </table:table-cell>
          <table:table-cell table:formula="of:=[Sheet1.G5]" office:value-type="float" office:value="2650">
            <text:p>2650</text:p>
          </table:table-cell>
          <table:table-cell table:formula="of:=([Sheet1.H5]-[Sheet2.J5])/[Sheet1.H5]" office:value-type="float" office:value="0.0178173719376392">
            <text:p>0,0178</text:p>
          </table:table-cell>
          <table:table-cell/>
          <table:table-cell table:formula="of:=([Sheet1.J5]-[Sheet2.L5])/[Sheet1.J5]" office:value-type="float" office:value="0.999950113378685">
            <text:p>1,0000</text:p>
          </table:table-cell>
          <table:table-cell table:number-columns-repeated="4"/>
          <table:table-cell table:formula="of:=([Sheet1.O5]-[Sheet2.P5])/[Sheet1.O5]" office:value-type="float" office:value="0.999984987727413">
            <text:p>1,0000</text:p>
          </table:table-cell>
          <table:table-cell table:formula="of:=([Sheet1.P5]-[Sheet2.E5])/[Sheet1.P5]" office:value-type="float" office:value="-67.2926829268293">
            <text:p>-67,293</text:p>
          </table:table-cell>
          <table:table-cell table:formula="of:=([Sheet1.Q5]-[Sheet2.U5])/[Sheet1.Q5]" office:value-type="float" office:value="-178.8">
            <text:p>-178,8</text:p>
          </table:table-cell>
          <table:table-cell table:formula="of:=([Sheet1.S5]-[Sheet2.U5])/[Sheet1.S5]" office:value-type="float" office:value="1.05198375348491">
            <text:p>1,0519837535</text:p>
          </table:table-cell>
          <table:table-cell table:formula="of:=([Sheet1.S5]-[Sheet2.V5])/[Sheet1.S5]" office:value-type="float" office:value="1.00016156518508">
            <text:p>1,0001615652</text:p>
          </table:table-cell>
          <table:table-cell table:formula="of:=([Sheet1.T5]-[Sheet2.W5])/[Sheet1.T5]" office:value-type="float" office:value="0.995747436758654">
            <text:p>0,9957474368</text:p>
          </table:table-cell>
          <table:table-cell table:formula="of:=([Sheet1.W5]-[Sheet2.L5])/[Sheet1.W5]" office:value-type="float" office:value="0">
            <text:p>#DIV/0!</text:p>
          </table:table-cell>
          <table:table-cell table:formula="of:=([Sheet1.X5]-[Sheet2.V5])/[Sheet1.X5]" office:value-type="float" office:value="0">
            <text:p>#DIV/0!</text:p>
          </table:table-cell>
          <table:table-cell table:formula="of:=([Sheet1.Y5]-[Sheet2.W5])/[Sheet1.Y5]" office:value-type="float" office:value="0">
            <text:p>#DIV/0!</text:p>
          </table:table-cell>
          <table:table-cell table:formula="of:=([Sheet1.Z5]-[Sheet2.X5])/[Sheet1.Z5]" office:value-type="float" office:value="0">
            <text:p>#DIV/0!</text:p>
          </table:table-cell>
          <table:table-cell table:formula="of:=([Sheet1.AA5]-[Sheet2.Y5])/[Sheet1.AA5]" office:value-type="float" office:value="1">
            <text:p>1</text:p>
          </table:table-cell>
          <table:table-cell table:formula="of:=([Sheet1.AB5]-[Sheet2.Z5])/[Sheet1.AB5]" office:value-type="float" office:value="0">
            <text:p>#DIV/0!</text:p>
          </table:table-cell>
          <table:table-cell table:formula="of:=([Sheet1.AC5]-[Sheet2.AA5])/[Sheet1.AC5]" office:value-type="float" office:value="0">
            <text:p>#DIV/0!</text:p>
          </table:table-cell>
          <table:table-cell table:formula="of:=([Sheet1.AD5]-[Sheet2.AB5])/[Sheet1.AD5]" office:value-type="float" office:value="0">
            <text:p>#DIV/0!</text:p>
          </table:table-cell>
          <table:table-cell table:formula="of:=([Sheet1.AE5]-[Sheet2.C5])/[Sheet1.AE5]" office:value-type="float" office:value="0">
            <text:p>#DIV/0!</text:p>
          </table:table-cell>
          <table:table-cell table:formula="of:=([Sheet1.AF5]-[Sheet2.AD5])/[Sheet1.AF5]" office:value-type="float" office:value="0">
            <text:p>#DIV/0!</text:p>
          </table:table-cell>
          <table:table-cell table:formula="of:=([Sheet1.AG5]-[Sheet2.AE5])/[Sheet1.AG5]" office:value-type="float" office:value="0">
            <text:p>#DIV/0!</text:p>
          </table:table-cell>
        </table:table-row>
        <table:table-row table:style-name="ro2">
          <table:table-cell table:formula="of:=[Sheet1.A6]" office:value-type="float" office:value="0">
            <text:p>0</text:p>
          </table:table-cell>
          <table:table-cell table:formula="of:=[Sheet1.B6]" office:value-type="float" office:value="5">
            <text:p>5,0</text:p>
          </table:table-cell>
          <table:table-cell table:formula="of:=[Sheet1.C6]" office:value-type="float" office:value="-16">
            <text:p>-16</text:p>
          </table:table-cell>
          <table:table-cell table:formula="of:=[Sheet1.D6]" office:value-type="float" office:value="-13.3">
            <text:p>-13,3</text:p>
          </table:table-cell>
          <table:table-cell table:formula="of:=[Sheet1.E6]" office:value-type="float" office:value="2.7">
            <text:p>2,7</text:p>
          </table:table-cell>
          <table:table-cell table:formula="of:=[Sheet1.F6]" office:value-type="float" office:value="2899">
            <text:p>2899</text:p>
          </table:table-cell>
          <table:table-cell table:formula="of:=[Sheet1.G6]" office:value-type="float" office:value="2790">
            <text:p>2790</text:p>
          </table:table-cell>
          <table:table-cell table:formula="of:=([Sheet1.H6]-[Sheet2.J6])/[Sheet1.H6]" office:value-type="float" office:value="0.02">
            <text:p>0,0200</text:p>
          </table:table-cell>
          <table:table-cell/>
          <table:table-cell table:formula="of:=([Sheet1.J6]-[Sheet2.L6])/[Sheet1.J6]" office:value-type="float" office:value="0.999914540816326">
            <text:p>0,9999</text:p>
          </table:table-cell>
          <table:table-cell table:number-columns-repeated="4"/>
          <table:table-cell table:formula="of:=([Sheet1.O6]-[Sheet2.P6])/[Sheet1.O6]" office:value-type="float" office:value="0.999984987727413">
            <text:p>1,0000</text:p>
          </table:table-cell>
          <table:table-cell table:formula="of:=([Sheet1.P6]-[Sheet2.E6])/[Sheet1.P6]" office:value-type="float" office:value="-1316.07317073171">
            <text:p>-1316,073</text:p>
          </table:table-cell>
          <table:table-cell table:formula="of:=([Sheet1.Q6]-[Sheet2.U6])/[Sheet1.Q6]" office:value-type="float" office:value="-178.8">
            <text:p>-178,8</text:p>
          </table:table-cell>
          <table:table-cell table:formula="of:=([Sheet1.S6]-[Sheet2.U6])/[Sheet1.S6]" office:value-type="float" office:value="1.06046592130906">
            <text:p>1,0604659213</text:p>
          </table:table-cell>
          <table:table-cell table:formula="of:=([Sheet1.S6]-[Sheet2.V6])/[Sheet1.S6]" office:value-type="float" office:value="1.00018771964748">
            <text:p>1,0001877196</text:p>
          </table:table-cell>
          <table:table-cell table:formula="of:=([Sheet1.T6]-[Sheet2.W6])/[Sheet1.T6]" office:value-type="float" office:value="0.993524505973405">
            <text:p>0,993524506</text:p>
          </table:table-cell>
          <table:table-cell table:formula="of:=([Sheet1.W6]-[Sheet2.L6])/[Sheet1.W6]" office:value-type="float" office:value="0">
            <text:p>#DIV/0!</text:p>
          </table:table-cell>
          <table:table-cell table:formula="of:=([Sheet1.X6]-[Sheet2.V6])/[Sheet1.X6]" office:value-type="float" office:value="0">
            <text:p>#DIV/0!</text:p>
          </table:table-cell>
          <table:table-cell table:formula="of:=([Sheet1.Y6]-[Sheet2.W6])/[Sheet1.Y6]" office:value-type="float" office:value="0">
            <text:p>#DIV/0!</text:p>
          </table:table-cell>
          <table:table-cell table:formula="of:=([Sheet1.Z6]-[Sheet2.X6])/[Sheet1.Z6]" office:value-type="float" office:value="0">
            <text:p>#DIV/0!</text:p>
          </table:table-cell>
          <table:table-cell table:formula="of:=([Sheet1.AA6]-[Sheet2.Y6])/[Sheet1.AA6]" office:value-type="float" office:value="1">
            <text:p>1</text:p>
          </table:table-cell>
          <table:table-cell table:formula="of:=([Sheet1.AB6]-[Sheet2.Z6])/[Sheet1.AB6]" office:value-type="float" office:value="0">
            <text:p>#DIV/0!</text:p>
          </table:table-cell>
          <table:table-cell table:formula="of:=([Sheet1.AC6]-[Sheet2.AA6])/[Sheet1.AC6]" office:value-type="float" office:value="0">
            <text:p>#DIV/0!</text:p>
          </table:table-cell>
          <table:table-cell table:formula="of:=([Sheet1.AD6]-[Sheet2.AB6])/[Sheet1.AD6]" office:value-type="float" office:value="0">
            <text:p>#DIV/0!</text:p>
          </table:table-cell>
          <table:table-cell table:formula="of:=([Sheet1.AE6]-[Sheet2.C6])/[Sheet1.AE6]" office:value-type="float" office:value="0">
            <text:p>#DIV/0!</text:p>
          </table:table-cell>
          <table:table-cell table:formula="of:=([Sheet1.AF6]-[Sheet2.AD6])/[Sheet1.AF6]" office:value-type="float" office:value="0">
            <text:p>#DIV/0!</text:p>
          </table:table-cell>
          <table:table-cell table:formula="of:=([Sheet1.AG6]-[Sheet2.AE6])/[Sheet1.AG6]" office:value-type="float" office:value="0">
            <text:p>#DIV/0!</text:p>
          </table:table-cell>
        </table:table-row>
        <table:table-row table:style-name="ro2">
          <table:table-cell table:formula="of:=[Sheet1.A7]" office:value-type="float" office:value="0">
            <text:p>0</text:p>
          </table:table-cell>
          <table:table-cell table:formula="of:=[Sheet1.B7]" office:value-type="float" office:value="6">
            <text:p>6,0</text:p>
          </table:table-cell>
          <table:table-cell table:formula="of:=[Sheet1.C7]" office:value-type="float" office:value="-17.3">
            <text:p>-17,3</text:p>
          </table:table-cell>
          <table:table-cell table:formula="of:=[Sheet1.D7]" office:value-type="float" office:value="-15">
            <text:p>-15</text:p>
          </table:table-cell>
          <table:table-cell table:formula="of:=[Sheet1.E7]" office:value-type="float" office:value="2.3">
            <text:p>2,3</text:p>
          </table:table-cell>
          <table:table-cell table:formula="of:=[Sheet1.F7]" office:value-type="float" office:value="2858">
            <text:p>2858</text:p>
          </table:table-cell>
          <table:table-cell table:formula="of:=[Sheet1.G7]" office:value-type="float" office:value="2730">
            <text:p>2730</text:p>
          </table:table-cell>
          <table:table-cell table:formula="of:=([Sheet1.H7]-[Sheet2.J7])/[Sheet1.H7]" office:value-type="float" office:value="0.0188457008244994">
            <text:p>0,0188</text:p>
          </table:table-cell>
          <table:table-cell/>
          <table:table-cell table:formula="of:=([Sheet1.J7]-[Sheet2.L7])/[Sheet1.J7]" office:value-type="float" office:value="0.999932773109244">
            <text:p>0,9999</text:p>
          </table:table-cell>
          <table:table-cell table:number-columns-repeated="4"/>
          <table:table-cell table:formula="of:=([Sheet1.O7]-[Sheet2.P7])/[Sheet1.O7]" office:value-type="float" office:value="0.999984443804493">
            <text:p>1,0000</text:p>
          </table:table-cell>
          <table:table-cell table:formula="of:=([Sheet1.P7]-[Sheet2.E7])/[Sheet1.P7]" office:value-type="float" office:value="-1120.9512195122">
            <text:p>-1120,951</text:p>
          </table:table-cell>
          <table:table-cell table:formula="of:=([Sheet1.Q7]-[Sheet2.U7])/[Sheet1.Q7]" office:value-type="float" office:value="-193.88">
            <text:p>-193,88</text:p>
          </table:table-cell>
          <table:table-cell table:formula="of:=([Sheet1.S7]-[Sheet2.U7])/[Sheet1.S7]" office:value-type="float" office:value="1.05604598141774">
            <text:p>1,0560459814</text:p>
          </table:table-cell>
          <table:table-cell table:formula="of:=([Sheet1.S7]-[Sheet2.V7])/[Sheet1.S7]" office:value-type="float" office:value="1.00018035694203">
            <text:p>1,0001803569</text:p>
          </table:table-cell>
          <table:table-cell table:formula="of:=([Sheet1.T7]-[Sheet2.W7])/[Sheet1.T7]" office:value-type="float" office:value="0.995006459830238">
            <text:p>0,9950064598</text:p>
          </table:table-cell>
          <table:table-cell table:formula="of:=([Sheet1.W7]-[Sheet2.L7])/[Sheet1.W7]" office:value-type="float" office:value="0">
            <text:p>#DIV/0!</text:p>
          </table:table-cell>
          <table:table-cell table:formula="of:=([Sheet1.X7]-[Sheet2.V7])/[Sheet1.X7]" office:value-type="float" office:value="-111.677557127082">
            <text:p>-111,6775571271</text:p>
          </table:table-cell>
          <table:table-cell table:formula="of:=([Sheet1.Y7]-[Sheet2.W7])/[Sheet1.Y7]" office:value-type="float" office:value="-20.532502733036">
            <text:p>-20,532502733</text:p>
          </table:table-cell>
          <table:table-cell table:formula="of:=([Sheet1.Z7]-[Sheet2.X7])/[Sheet1.Z7]" office:value-type="float" office:value="0.0930056710775048">
            <text:p>0,0930056711</text:p>
          </table:table-cell>
          <table:table-cell table:formula="of:=([Sheet1.AA7]-[Sheet2.Y7])/[Sheet1.AA7]" office:value-type="float" office:value="1.09940615890024">
            <text:p>1,0994061589</text:p>
          </table:table-cell>
          <table:table-cell table:formula="of:=([Sheet1.AB7]-[Sheet2.Z7])/[Sheet1.AB7]" office:value-type="float" office:value="0.858631747728487">
            <text:p>0,8586317477</text:p>
          </table:table-cell>
          <table:table-cell table:formula="of:=([Sheet1.AC7]-[Sheet2.AA7])/[Sheet1.AC7]" office:value-type="float" office:value="2.10190069675997">
            <text:p>2,1019006968</text:p>
          </table:table-cell>
          <table:table-cell table:formula="of:=([Sheet1.AD7]-[Sheet2.AB7])/[Sheet1.AD7]" office:value-type="float" office:value="0">
            <text:p>#DIV/0!</text:p>
          </table:table-cell>
          <table:table-cell table:formula="of:=([Sheet1.AE7]-[Sheet2.C7])/[Sheet1.AE7]" office:value-type="float" office:value="-4.50955414012739">
            <text:p>-4,5095541401</text:p>
          </table:table-cell>
          <table:table-cell table:formula="of:=([Sheet1.AF7]-[Sheet2.AD7])/[Sheet1.AF7]" office:value-type="float" office:value="1">
            <text:p>1</text:p>
          </table:table-cell>
          <table:table-cell table:formula="of:=([Sheet1.AG7]-[Sheet2.AE7])/[Sheet1.AG7]" office:value-type="float" office:value="0">
            <text:p>#DIV/0!</text:p>
          </table:table-cell>
        </table:table-row>
        <table:table-row table:style-name="ro2">
          <table:table-cell table:formula="of:=[Sheet1.A8]" office:value-type="float" office:value="0">
            <text:p>0</text:p>
          </table:table-cell>
          <table:table-cell table:formula="of:=[Sheet1.B8]" office:value-type="float" office:value="7">
            <text:p>7,0</text:p>
          </table:table-cell>
          <table:table-cell table:formula="of:=[Sheet1.C8]" office:value-type="float" office:value="-18">
            <text:p>-18</text:p>
          </table:table-cell>
          <table:table-cell table:formula="of:=[Sheet1.D8]" office:value-type="float" office:value="-16">
            <text:p>-16</text:p>
          </table:table-cell>
          <table:table-cell table:formula="of:=[Sheet1.E8]" office:value-type="float" office:value="2">
            <text:p>2</text:p>
          </table:table-cell>
          <table:table-cell table:formula="of:=[Sheet1.F8]" office:value-type="float" office:value="2817">
            <text:p>2817</text:p>
          </table:table-cell>
          <table:table-cell table:formula="of:=[Sheet1.G8]" office:value-type="float" office:value="2680">
            <text:p>2680</text:p>
          </table:table-cell>
          <table:table-cell table:formula="of:=([Sheet1.H8]-[Sheet2.J8])/[Sheet1.H8]" office:value-type="float" office:value="0.0183696900114811">
            <text:p>0,0184</text:p>
          </table:table-cell>
          <table:table-cell/>
          <table:table-cell table:formula="of:=([Sheet1.J8]-[Sheet2.L8])/[Sheet1.J8]" office:value-type="float" office:value="0.999940350877193">
            <text:p>0,9999</text:p>
          </table:table-cell>
          <table:table-cell table:number-columns-repeated="4"/>
          <table:table-cell table:formula="of:=([Sheet1.O8]-[Sheet2.P8])/[Sheet1.O8]" office:value-type="float" office:value="0.999983865400693">
            <text:p>1,0000</text:p>
          </table:table-cell>
          <table:table-cell table:formula="of:=([Sheet1.P8]-[Sheet2.E8])/[Sheet1.P8]" office:value-type="float" office:value="-960.538461538462">
            <text:p>-960,538</text:p>
          </table:table-cell>
          <table:table-cell table:formula="of:=([Sheet1.Q8]-[Sheet2.U8])/[Sheet1.Q8]" office:value-type="float" office:value="-197.242884615385">
            <text:p>-197,2428846154</text:p>
          </table:table-cell>
          <table:table-cell table:formula="of:=([Sheet1.S8]-[Sheet2.U8])/[Sheet1.S8]" office:value-type="float" office:value="1.05393446629166">
            <text:p>1,0539344663</text:p>
          </table:table-cell>
          <table:table-cell table:formula="of:=([Sheet1.S8]-[Sheet2.V8])/[Sheet1.S8]" office:value-type="float" office:value="1.00017745386295">
            <text:p>1,0001774539</text:p>
          </table:table-cell>
          <table:table-cell table:formula="of:=([Sheet1.T8]-[Sheet2.W8])/[Sheet1.T8]" office:value-type="float" office:value="0.995593935144328">
            <text:p>0,9955939351</text:p>
          </table:table-cell>
          <table:table-cell table:formula="of:=([Sheet1.W8]-[Sheet2.L8])/[Sheet1.W8]" office:value-type="float" office:value="0">
            <text:p>#DIV/0!</text:p>
          </table:table-cell>
          <table:table-cell table:formula="of:=([Sheet1.X8]-[Sheet2.V8])/[Sheet1.X8]" office:value-type="float" office:value="-146.420269376218">
            <text:p>-146,4202693762</text:p>
          </table:table-cell>
          <table:table-cell table:formula="of:=([Sheet1.Y8]-[Sheet2.W8])/[Sheet1.Y8]" office:value-type="float" office:value="-19.780777287486">
            <text:p>-19,7807772875</text:p>
          </table:table-cell>
          <table:table-cell table:formula="of:=([Sheet1.Z8]-[Sheet2.X8])/[Sheet1.Z8]" office:value-type="float" office:value="1.27259856163756">
            <text:p>1,2725985616</text:p>
          </table:table-cell>
          <table:table-cell table:formula="of:=([Sheet1.AA8]-[Sheet2.Y8])/[Sheet1.AA8]" office:value-type="float" office:value="1.08765651078739">
            <text:p>1,0876565108</text:p>
          </table:table-cell>
          <table:table-cell table:formula="of:=([Sheet1.AB8]-[Sheet2.Z8])/[Sheet1.AB8]" office:value-type="float" office:value="1.24544778699862">
            <text:p>1,245447787</text:p>
          </table:table-cell>
          <table:table-cell table:formula="of:=([Sheet1.AC8]-[Sheet2.AA8])/[Sheet1.AC8]" office:value-type="float" office:value="2.57224139576054">
            <text:p>2,5722413958</text:p>
          </table:table-cell>
          <table:table-cell table:formula="of:=([Sheet1.AD8]-[Sheet2.AB8])/[Sheet1.AD8]" office:value-type="float" office:value="0">
            <text:p>#DIV/0!</text:p>
          </table:table-cell>
          <table:table-cell table:formula="of:=([Sheet1.AE8]-[Sheet2.C8])/[Sheet1.AE8]" office:value-type="float" office:value="-3.1002277904328">
            <text:p>-3,1002277904</text:p>
          </table:table-cell>
          <table:table-cell table:formula="of:=([Sheet1.AF8]-[Sheet2.AD8])/[Sheet1.AF8]" office:value-type="float" office:value="1">
            <text:p>1</text:p>
          </table:table-cell>
          <table:table-cell table:formula="of:=([Sheet1.AG8]-[Sheet2.AE8])/[Sheet1.AG8]" office:value-type="float" office:value="0">
            <text:p>#DIV/0!</text:p>
          </table:table-cell>
        </table:table-row>
        <table:table-row table:style-name="ro2">
          <table:table-cell table:formula="of:=[Sheet1.A9]" office:value-type="float" office:value="0">
            <text:p>0</text:p>
          </table:table-cell>
          <table:table-cell table:formula="of:=[Sheet1.B9]" office:value-type="float" office:value="8">
            <text:p>8,0</text:p>
          </table:table-cell>
          <table:table-cell table:formula="of:=[Sheet1.C9]" office:value-type="float" office:value="-19.2">
            <text:p>-19,2</text:p>
          </table:table-cell>
          <table:table-cell table:formula="of:=[Sheet1.D9]" office:value-type="float" office:value="-17.7">
            <text:p>-17,7</text:p>
          </table:table-cell>
          <table:table-cell table:formula="of:=[Sheet1.E9]" office:value-type="float" office:value="1.5">
            <text:p>1,5</text:p>
          </table:table-cell>
          <table:table-cell table:formula="of:=[Sheet1.F9]" office:value-type="float" office:value="2776">
            <text:p>2776</text:p>
          </table:table-cell>
          <table:table-cell table:formula="of:=[Sheet1.G9]" office:value-type="float" office:value="2620">
            <text:p>2620</text:p>
          </table:table-cell>
          <table:table-cell table:formula="of:=([Sheet1.H9]-[Sheet2.J9])/[Sheet1.H9]" office:value-type="float" office:value="0.0175054704595186">
            <text:p>0,0175</text:p>
          </table:table-cell>
          <table:table-cell/>
          <table:table-cell table:formula="of:=([Sheet1.J9]-[Sheet2.L9])/[Sheet1.J9]" office:value-type="float" office:value="0.999951002227171">
            <text:p>1,0000</text:p>
          </table:table-cell>
          <table:table-cell table:number-columns-repeated="4"/>
          <table:table-cell table:formula="of:=([Sheet1.O9]-[Sheet2.P9])/[Sheet1.O9]" office:value-type="float" office:value="0.999983498705254">
            <text:p>1,0000</text:p>
          </table:table-cell>
          <table:table-cell table:formula="of:=([Sheet1.P9]-[Sheet2.E9])/[Sheet1.P9]" office:value-type="float" office:value="-720.153846153846">
            <text:p>-720,154</text:p>
          </table:table-cell>
          <table:table-cell table:formula="of:=([Sheet1.Q9]-[Sheet2.U9])/[Sheet1.Q9]" office:value-type="float" office:value="-209.361538461538">
            <text:p>-209,3615384615</text:p>
          </table:table-cell>
          <table:table-cell table:formula="of:=([Sheet1.S9]-[Sheet2.U9])/[Sheet1.S9]" office:value-type="float" office:value="1.05067910301015">
            <text:p>1,050679103</text:p>
          </table:table-cell>
          <table:table-cell table:formula="of:=([Sheet1.S9]-[Sheet2.V9])/[Sheet1.S9]" office:value-type="float" office:value="1.00017057823753">
            <text:p>1,0001705782</text:p>
          </table:table-cell>
          <table:table-cell table:formula="of:=([Sheet1.T9]-[Sheet2.W9])/[Sheet1.T9]" office:value-type="float" office:value="0.996417677704301">
            <text:p>0,9964176777</text:p>
          </table:table-cell>
          <table:table-cell table:formula="of:=([Sheet1.W9]-[Sheet2.L9])/[Sheet1.W9]" office:value-type="float" office:value="0">
            <text:p>#DIV/0!</text:p>
          </table:table-cell>
          <table:table-cell table:formula="of:=([Sheet1.X9]-[Sheet2.V9])/[Sheet1.X9]" office:value-type="float" office:value="-160.280292329109">
            <text:p>-160,2802923291</text:p>
          </table:table-cell>
          <table:table-cell table:formula="of:=([Sheet1.Y9]-[Sheet2.W9])/[Sheet1.Y9]" office:value-type="float" office:value="-18.3054264198032">
            <text:p>-18,3054264198</text:p>
          </table:table-cell>
          <table:table-cell table:formula="of:=([Sheet1.Z9]-[Sheet2.X9])/[Sheet1.Z9]" office:value-type="float" office:value="1.13101330603889">
            <text:p>1,131013306</text:p>
          </table:table-cell>
          <table:table-cell table:formula="of:=([Sheet1.AA9]-[Sheet2.Y9])/[Sheet1.AA9]" office:value-type="float" office:value="1.07314140538638">
            <text:p>1,0731414054</text:p>
          </table:table-cell>
          <table:table-cell table:formula="of:=([Sheet1.AB9]-[Sheet2.Z9])/[Sheet1.AB9]" office:value-type="float" office:value="0">
            <text:p>#DIV/0!</text:p>
          </table:table-cell>
          <table:table-cell table:formula="of:=([Sheet1.AC9]-[Sheet2.AA9])/[Sheet1.AC9]" office:value-type="float" office:value="3.18066764181196">
            <text:p>3,1806676418</text:p>
          </table:table-cell>
          <table:table-cell table:formula="of:=([Sheet1.AD9]-[Sheet2.AB9])/[Sheet1.AD9]" office:value-type="float" office:value="0">
            <text:p>#DIV/0!</text:p>
          </table:table-cell>
          <table:table-cell table:formula="of:=([Sheet1.AE9]-[Sheet2.C9])/[Sheet1.AE9]" office:value-type="float" office:value="-2.02362204724409">
            <text:p>-2,0236220472</text:p>
          </table:table-cell>
          <table:table-cell table:formula="of:=([Sheet1.AF9]-[Sheet2.AD9])/[Sheet1.AF9]" office:value-type="float" office:value="1">
            <text:p>1</text:p>
          </table:table-cell>
          <table:table-cell table:formula="of:=([Sheet1.AG9]-[Sheet2.C9])/[Sheet1.AG9]" office:value-type="float" office:value="0">
            <text:p>#DIV/0!</text:p>
          </table:table-cell>
        </table:table-row>
        <table:table-row table:style-name="ro2">
          <table:table-cell table:formula="of:=[Sheet1.A11]" office:value-type="string" office:string-value="A-6">
            <text:p>A-6</text:p>
          </table:table-cell>
          <table:table-cell table:formula="of:=[Sheet1.B11]" office:value-type="float" office:value="9">
            <text:p>9,0</text:p>
          </table:table-cell>
          <table:table-cell table:formula="of:=[Sheet1.C11]" office:value-type="float" office:value="-13.4">
            <text:p>-13,4</text:p>
          </table:table-cell>
          <table:table-cell table:formula="of:=[Sheet1.D11]" office:value-type="float" office:value="53.6">
            <text:p>53,6</text:p>
          </table:table-cell>
          <table:table-cell table:formula="of:=[Sheet1.E11]" office:value-type="float" office:value="6">
            <text:p>6</text:p>
          </table:table-cell>
          <table:table-cell table:formula="of:=[Sheet1.F11]" office:value-type="float" office:value="2503">
            <text:p>2503</text:p>
          </table:table-cell>
          <table:table-cell table:formula="of:=[Sheet1.G11]" office:value-type="float" office:value="0">
            <text:p>0</text:p>
          </table:table-cell>
          <table:table-cell table:formula="of:=([Sheet1.H11]-[Sheet2.J10])/[Sheet1.H11]" office:value-type="float" office:value="0">
            <text:p>#DIV/0!</text:p>
          </table:table-cell>
          <table:table-cell/>
          <table:table-cell table:formula="of:=([Sheet1.J11]-[Sheet2.L10])/[Sheet1.J11]" office:value-type="float" office:value="1">
            <text:p>1,0000</text:p>
          </table:table-cell>
          <table:table-cell table:number-columns-repeated="4"/>
          <table:table-cell table:formula="of:=([Sheet1.O11]-[Sheet2.P10])/[Sheet1.O11]" office:value-type="float" office:value="1">
            <text:p>1,0000</text:p>
          </table:table-cell>
          <table:table-cell table:formula="of:=([Sheet1.P11]-[Sheet2.E10])/[Sheet1.P11]" office:value-type="float" office:value="1">
            <text:p>1,000</text:p>
          </table:table-cell>
          <table:table-cell table:formula="of:=([Sheet1.Q11]-[Sheet2.U10])/[Sheet1.Q11]" office:value-type="float" office:value="1">
            <text:p>1</text:p>
          </table:table-cell>
          <table:table-cell table:formula="of:=([Sheet1.S11]-[Sheet2.U10])/[Sheet1.S11]" office:value-type="float" office:value="1">
            <text:p>1</text:p>
          </table:table-cell>
          <table:table-cell table:formula="of:=([Sheet1.S11]-[Sheet2.V10])/[Sheet1.S11]" office:value-type="float" office:value="1">
            <text:p>1</text:p>
          </table:table-cell>
          <table:table-cell table:formula="of:=([Sheet1.T11]-[Sheet2.W10])/[Sheet1.T11]" office:value-type="float" office:value="1">
            <text:p>1</text:p>
          </table:table-cell>
          <table:table-cell table:formula="of:=([Sheet1.W11]-[Sheet2.L10])/[Sheet1.W11]" office:value-type="float" office:value="0">
            <text:p>#DIV/0!</text:p>
          </table:table-cell>
          <table:table-cell table:formula="of:=([Sheet1.X11]-[Sheet2.V10])/[Sheet1.X11]" office:value-type="float" office:value="1">
            <text:p>1</text:p>
          </table:table-cell>
          <table:table-cell table:formula="of:=([Sheet1.Y11]-[Sheet2.W10])/[Sheet1.Y11]" office:value-type="float" office:value="1">
            <text:p>1</text:p>
          </table:table-cell>
          <table:table-cell table:formula="of:=([Sheet1.Z11]-[Sheet2.X10])/[Sheet1.Z11]" office:value-type="float" office:value="1">
            <text:p>1</text:p>
          </table:table-cell>
          <table:table-cell table:formula="of:=([Sheet1.AA11]-[Sheet2.Y10])/[Sheet1.AA11]" office:value-type="float" office:value="1">
            <text:p>1</text:p>
          </table:table-cell>
          <table:table-cell table:formula="of:=([Sheet1.AB11]-[Sheet2.Z10])/[Sheet1.AB11]" office:value-type="float" office:value="0">
            <text:p>#DIV/0!</text:p>
          </table:table-cell>
          <table:table-cell table:formula="of:=([Sheet1.AC11]-[Sheet2.AA10])/[Sheet1.AC11]" office:value-type="float" office:value="1">
            <text:p>1</text:p>
          </table:table-cell>
          <table:table-cell table:formula="of:=([Sheet1.AD11]-[Sheet2.AB10])/[Sheet1.AD11]" office:value-type="float" office:value="0">
            <text:p>#DIV/0!</text:p>
          </table:table-cell>
          <table:table-cell table:formula="of:=([Sheet1.AE11]-[Sheet2.C10])/[Sheet1.AE11]" office:value-type="float" office:value="1">
            <text:p>1</text:p>
          </table:table-cell>
          <table:table-cell table:formula="of:=([Sheet1.AF11]-[Sheet2.AD10])/[Sheet1.AF11]" office:value-type="float" office:value="1">
            <text:p>1</text:p>
          </table:table-cell>
          <table:table-cell table:formula="of:=([Sheet1.AG11]-[Sheet2.AE10])/[Sheet1.AG11]" office:value-type="float" office:value="0">
            <text:p>#DIV/0!</text:p>
          </table:table-cell>
        </table:table-row>
        <table:table-row table:style-name="ro2">
          <table:table-cell table:formula="of:=[Sheet1.A12]" office:value-type="float" office:value="0">
            <text:p>0</text:p>
          </table:table-cell>
          <table:table-cell table:formula="of:=[Sheet1.B12]" office:value-type="float" office:value="10">
            <text:p>10,0</text:p>
          </table:table-cell>
          <table:table-cell table:formula="of:=[Sheet1.C12]" office:value-type="float" office:value="0">
            <text:p>0</text:p>
          </table:table-cell>
          <table:table-cell table:formula="of:=[Sheet1.D12]" office:value-type="float" office:value="55.3">
            <text:p>55,3</text:p>
          </table:table-cell>
          <table:table-cell table:formula="of:=[Sheet1.E12]" office:value-type="float" office:value="0">
            <text:p>0</text:p>
          </table:table-cell>
          <table:table-cell table:formula="of:=[Sheet1.F12]" office:value-type="float" office:value="2491">
            <text:p>2491</text:p>
          </table:table-cell>
          <table:table-cell table:formula="of:=[Sheet1.G12]" office:value-type="float" office:value="0">
            <text:p>0</text:p>
          </table:table-cell>
          <table:table-cell table:formula="of:=([Sheet1.H12]-[Sheet2.J11])/[Sheet1.H12]" office:value-type="float" office:value="0">
            <text:p>#DIV/0!</text:p>
          </table:table-cell>
          <table:table-cell/>
          <table:table-cell table:formula="of:=([Sheet1.J12]-[Sheet2.L11])/[Sheet1.J12]" office:value-type="float" office:value="1.0050625">
            <text:p>1,0051</text:p>
          </table:table-cell>
          <table:table-cell table:number-columns-repeated="4"/>
          <table:table-cell table:formula="of:=([Sheet1.O12]-[Sheet2.P11])/[Sheet1.O12]" office:value-type="float" office:value="0.99999907918836">
            <text:p>1,0000</text:p>
          </table:table-cell>
          <table:table-cell table:formula="of:=([Sheet1.P12]-[Sheet2.E11])/[Sheet1.P12]" office:value-type="float" office:value="-1537.46153846154">
            <text:p>-1537,462</text:p>
          </table:table-cell>
          <table:table-cell table:formula="of:=([Sheet1.Q12]-[Sheet2.U11])/[Sheet1.Q12]" office:value-type="float" office:value="-162.4875">
            <text:p>-162,4875</text:p>
          </table:table-cell>
          <table:table-cell table:formula="of:=([Sheet1.S12]-[Sheet2.U11])/[Sheet1.S12]" office:value-type="float" office:value="0">
            <text:p>#DIV/0!</text:p>
          </table:table-cell>
          <table:table-cell table:formula="of:=([Sheet1.S12]-[Sheet2.V11])/[Sheet1.S12]" office:value-type="float" office:value="0">
            <text:p>#DIV/0!</text:p>
          </table:table-cell>
          <table:table-cell table:formula="of:=([Sheet1.T12]-[Sheet2.W11])/[Sheet1.T12]" office:value-type="float" office:value="0.998067016708479">
            <text:p>0,9980670167</text:p>
          </table:table-cell>
          <table:table-cell table:formula="of:=([Sheet1.W12]-[Sheet2.L11])/[Sheet1.W12]" office:value-type="float" office:value="0">
            <text:p>#DIV/0!</text:p>
          </table:table-cell>
          <table:table-cell table:formula="of:=([Sheet1.X12]-[Sheet2.V11])/[Sheet1.X12]" office:value-type="float" office:value="0">
            <text:p>#DIV/0!</text:p>
          </table:table-cell>
          <table:table-cell table:formula="of:=([Sheet1.Y12]-[Sheet2.W11])/[Sheet1.Y12]" office:value-type="float" office:value="0">
            <text:p>#DIV/0!</text:p>
          </table:table-cell>
          <table:table-cell table:formula="of:=([Sheet1.Z12]-[Sheet2.X11])/[Sheet1.Z12]" office:value-type="float" office:value="0">
            <text:p>#DIV/0!</text:p>
          </table:table-cell>
          <table:table-cell table:formula="of:=([Sheet1.AA12]-[Sheet2.Y11])/[Sheet1.AA12]" office:value-type="float" office:value="0.979503988288443">
            <text:p>0,9795039883</text:p>
          </table:table-cell>
          <table:table-cell table:formula="of:=([Sheet1.AB12]-[Sheet2.Z11])/[Sheet1.AB12]" office:value-type="float" office:value="0">
            <text:p>#DIV/0!</text:p>
          </table:table-cell>
          <table:table-cell table:formula="of:=([Sheet1.AC12]-[Sheet2.AA11])/[Sheet1.AC12]" office:value-type="float" office:value="0">
            <text:p>#DIV/0!</text:p>
          </table:table-cell>
          <table:table-cell table:formula="of:=([Sheet1.AD12]-[Sheet2.AB11])/[Sheet1.AD12]" office:value-type="float" office:value="0">
            <text:p>#DIV/0!</text:p>
          </table:table-cell>
          <table:table-cell table:formula="of:=([Sheet1.AE12]-[Sheet2.C11])/[Sheet1.AE12]" office:value-type="float" office:value="0">
            <text:p>#DIV/0!</text:p>
          </table:table-cell>
          <table:table-cell table:formula="of:=([Sheet1.AF12]-[Sheet2.AD11])/[Sheet1.AF12]" office:value-type="float" office:value="0">
            <text:p>#DIV/0!</text:p>
          </table:table-cell>
          <table:table-cell table:formula="of:=([Sheet1.AG12]-[Sheet2.AE11])/[Sheet1.AG12]" office:value-type="float" office:value="0">
            <text:p>#DIV/0!</text:p>
          </table:table-cell>
        </table:table-row>
        <table:table-row table:style-name="ro2">
          <table:table-cell table:formula="of:=[Sheet1.A13]" office:value-type="float" office:value="0">
            <text:p>0</text:p>
          </table:table-cell>
          <table:table-cell table:formula="of:=[Sheet1.B13]" office:value-type="float" office:value="11">
            <text:p>11,0</text:p>
          </table:table-cell>
          <table:table-cell table:formula="of:=[Sheet1.C13]" office:value-type="float" office:value="0">
            <text:p>0</text:p>
          </table:table-cell>
          <table:table-cell table:formula="of:=[Sheet1.D13]" office:value-type="float" office:value="66.7">
            <text:p>66,7</text:p>
          </table:table-cell>
          <table:table-cell table:formula="of:=[Sheet1.E13]" office:value-type="float" office:value="4.54">
            <text:p>4,54</text:p>
          </table:table-cell>
          <table:table-cell table:formula="of:=[Sheet1.F13]" office:value-type="float" office:value="2485">
            <text:p>2485</text:p>
          </table:table-cell>
          <table:table-cell table:formula="of:=[Sheet1.G13]" office:value-type="float" office:value="0">
            <text:p>0</text:p>
          </table:table-cell>
          <table:table-cell table:formula="of:=([Sheet1.H13]-[Sheet2.J12])/[Sheet1.H13]" office:value-type="float" office:value="0">
            <text:p>#DIV/0!</text:p>
          </table:table-cell>
          <table:table-cell/>
          <table:table-cell table:formula="of:=([Sheet1.J13]-[Sheet2.L12])/[Sheet1.J13]" office:value-type="float" office:value="1.0040625">
            <text:p>1,0041</text:p>
          </table:table-cell>
          <table:table-cell table:number-columns-repeated="4"/>
          <table:table-cell table:formula="of:=([Sheet1.O13]-[Sheet2.P12])/[Sheet1.O13]" office:value-type="float" office:value="0.999998923639985">
            <text:p>1,0000</text:p>
          </table:table-cell>
          <table:table-cell table:formula="of:=([Sheet1.P13]-[Sheet2.E12])/[Sheet1.P13]" office:value-type="float" office:value="-1104.76923076923">
            <text:p>-1104,769</text:p>
          </table:table-cell>
          <table:table-cell table:formula="of:=([Sheet1.Q13]-[Sheet2.U12])/[Sheet1.Q13]" office:value-type="float" office:value="-180.3225">
            <text:p>-180,3225</text:p>
          </table:table-cell>
          <table:table-cell table:formula="of:=([Sheet1.S13]-[Sheet2.U12])/[Sheet1.S13]" office:value-type="float" office:value="0">
            <text:p>#DIV/0!</text:p>
          </table:table-cell>
          <table:table-cell table:formula="of:=([Sheet1.S13]-[Sheet2.V12])/[Sheet1.S13]" office:value-type="float" office:value="0">
            <text:p>#DIV/0!</text:p>
          </table:table-cell>
          <table:table-cell table:formula="of:=([Sheet1.T13]-[Sheet2.W12])/[Sheet1.T13]" office:value-type="float" office:value="0.998260315037631">
            <text:p>0,998260315</text:p>
          </table:table-cell>
          <table:table-cell table:formula="of:=([Sheet1.W13]-[Sheet2.L12])/[Sheet1.W13]" office:value-type="float" office:value="0">
            <text:p>#DIV/0!</text:p>
          </table:table-cell>
          <table:table-cell table:formula="of:=([Sheet1.X13]-[Sheet2.V12])/[Sheet1.X13]" office:value-type="float" office:value="-95.5749385652307">
            <text:p>-95,5749385652</text:p>
          </table:table-cell>
          <table:table-cell table:formula="of:=([Sheet1.Y13]-[Sheet2.W12])/[Sheet1.Y13]" office:value-type="float" office:value="0">
            <text:p>#DIV/0!</text:p>
          </table:table-cell>
          <table:table-cell table:formula="of:=([Sheet1.Z13]-[Sheet2.X12])/[Sheet1.Z13]" office:value-type="float" office:value="0">
            <text:p>#DIV/0!</text:p>
          </table:table-cell>
          <table:table-cell table:formula="of:=([Sheet1.AA13]-[Sheet2.Y12])/[Sheet1.AA13]" office:value-type="float" office:value="1">
            <text:p>1</text:p>
          </table:table-cell>
          <table:table-cell table:formula="of:=([Sheet1.AB13]-[Sheet2.Z12])/[Sheet1.AB13]" office:value-type="float" office:value="0">
            <text:p>#DIV/0!</text:p>
          </table:table-cell>
          <table:table-cell table:formula="of:=([Sheet1.AC13]-[Sheet2.AA12])/[Sheet1.AC13]" office:value-type="float" office:value="0">
            <text:p>#DIV/0!</text:p>
          </table:table-cell>
          <table:table-cell table:formula="of:=([Sheet1.AD13]-[Sheet2.AB12])/[Sheet1.AD13]" office:value-type="float" office:value="0">
            <text:p>#DIV/0!</text:p>
          </table:table-cell>
          <table:table-cell table:formula="of:=([Sheet1.AE13]-[Sheet2.C12])/[Sheet1.AE13]" office:value-type="float" office:value="0">
            <text:p>#DIV/0!</text:p>
          </table:table-cell>
          <table:table-cell table:formula="of:=([Sheet1.AF13]-[Sheet2.AD12])/[Sheet1.AF13]" office:value-type="float" office:value="0">
            <text:p>#DIV/0!</text:p>
          </table:table-cell>
          <table:table-cell table:formula="of:=([Sheet1.AG13]-[Sheet2.AE12])/[Sheet1.AG13]" office:value-type="float" office:value="0">
            <text:p>#DIV/0!</text:p>
          </table:table-cell>
        </table:table-row>
        <table:table-row table:style-name="ro2">
          <table:table-cell table:formula="of:=[Sheet1.A18]" office:value-type="string" office:string-value="A-12">
            <text:p>A-12</text:p>
          </table:table-cell>
          <table:table-cell table:formula="of:=[Sheet1.B18]" office:value-type="float" office:value="1">
            <text:p>1,0</text:p>
          </table:table-cell>
          <table:table-cell table:formula="of:=[Sheet1.C25]" office:value-type="float" office:value="-12.4">
            <text:p>-12,4</text:p>
          </table:table-cell>
          <table:table-cell table:formula="of:=[Sheet1.D25]" office:value-type="float" office:value="-6.8">
            <text:p>-6,8</text:p>
          </table:table-cell>
          <table:table-cell table:formula="of:=[Sheet1.E25]" office:value-type="float" office:value="5.6">
            <text:p>5,6</text:p>
          </table:table-cell>
          <table:table-cell table:formula="of:=[Sheet1.F25]" office:value-type="float" office:value="2832">
            <text:p>2832</text:p>
          </table:table-cell>
          <table:table-cell table:formula="of:=[Sheet1.G25]" office:value-type="float" office:value="2770">
            <text:p>2770</text:p>
          </table:table-cell>
          <table:table-cell table:formula="of:=([Sheet1.H25]-[Sheet2.J13])/[Sheet1.H25]" office:value-type="float" office:value="-0.454844006568144">
            <text:p>-0,4548</text:p>
          </table:table-cell>
          <table:table-cell/>
          <table:table-cell table:formula="of:=([Sheet1.J25]-[Sheet2.L13])/[Sheet1.J25]" office:value-type="float" office:value="0.999914572864321">
            <text:p>0,9999</text:p>
          </table:table-cell>
          <table:table-cell table:number-columns-repeated="4"/>
          <table:table-cell table:formula="of:=([Sheet1.O25]-[Sheet2.P13])/[Sheet1.O25]" office:value-type="float" office:value="0.999985783079603">
            <text:p>1,0000</text:p>
          </table:table-cell>
          <table:table-cell table:formula="of:=([Sheet1.P25]-[Sheet2.E13])/[Sheet1.P25]" office:value-type="float" office:value="-808.52380952381">
            <text:p>-808,524</text:p>
          </table:table-cell>
          <table:table-cell table:formula="of:=([Sheet1.Q25]-[Sheet2.U13])/[Sheet1.Q25]" office:value-type="float" office:value="-197.846095238095">
            <text:p>-197,8460952381</text:p>
          </table:table-cell>
          <table:table-cell table:formula="of:=([Sheet1.S25]-[Sheet2.U13])/[Sheet1.S25]" office:value-type="float" office:value="1.13104981845457">
            <text:p>1,1310498185</text:p>
          </table:table-cell>
          <table:table-cell table:formula="of:=([Sheet1.S25]-[Sheet2.V13])/[Sheet1.S25]" office:value-type="float" office:value="1.00042807888302">
            <text:p>1,0004280789</text:p>
          </table:table-cell>
          <table:table-cell table:formula="of:=([Sheet1.T25]-[Sheet2.W13])/[Sheet1.T25]" office:value-type="float" office:value="0.997551244724444">
            <text:p>0,9975512447</text:p>
          </table:table-cell>
          <table:table-cell table:formula="of:=([Sheet1.W25]-[Sheet2.L13])/[Sheet1.W25]" office:value-type="float" office:value="0">
            <text:p>#DIV/0!</text:p>
          </table:table-cell>
          <table:table-cell table:formula="of:=([Sheet1.X25]-[Sheet2.V13])/[Sheet1.X25]" office:value-type="float" office:value="0">
            <text:p>#DIV/0!</text:p>
          </table:table-cell>
          <table:table-cell table:formula="of:=([Sheet1.Y25]-[Sheet2.W13])/[Sheet1.Y25]" office:value-type="float" office:value="0">
            <text:p>#DIV/0!</text:p>
          </table:table-cell>
          <table:table-cell table:formula="of:=([Sheet1.Z25]-[Sheet2.X13])/[Sheet1.Z25]" office:value-type="float" office:value="0">
            <text:p>#DIV/0!</text:p>
          </table:table-cell>
          <table:table-cell table:formula="of:=([Sheet1.AA25]-[Sheet2.Y13])/[Sheet1.AA25]" office:value-type="float" office:value="1">
            <text:p>1</text:p>
          </table:table-cell>
          <table:table-cell table:formula="of:=([Sheet1.AB25]-[Sheet2.Z13])/[Sheet1.AB25]" office:value-type="float" office:value="0">
            <text:p>#DIV/0!</text:p>
          </table:table-cell>
          <table:table-cell table:formula="of:=([Sheet1.AC25]-[Sheet2.AA13])/[Sheet1.AC25]" office:value-type="float" office:value="0">
            <text:p>#DIV/0!</text:p>
          </table:table-cell>
          <table:table-cell table:formula="of:=([Sheet1.AD25]-[Sheet2.AB13])/[Sheet1.AD25]" office:value-type="float" office:value="0">
            <text:p>#DIV/0!</text:p>
          </table:table-cell>
          <table:table-cell table:formula="of:=([Sheet1.AE25]-[Sheet2.C13])/[Sheet1.AE25]" office:value-type="float" office:value="0">
            <text:p>#DIV/0!</text:p>
          </table:table-cell>
          <table:table-cell table:formula="of:=([Sheet1.AF25]-[Sheet2.AD13])/[Sheet1.AF25]" office:value-type="float" office:value="0">
            <text:p>#DIV/0!</text:p>
          </table:table-cell>
          <table:table-cell table:formula="of:=([Sheet1.AG14]-[Sheet2.AE13])/[Sheet1.AG14]" office:value-type="float" office:value="0">
            <text:p>#DIV/0!</text:p>
          </table:table-cell>
        </table:table-row>
        <table:table-row table:style-name="ro2">
          <table:table-cell table:formula="of:=[Sheet1.A19]" office:value-type="float" office:value="0">
            <text:p>0</text:p>
          </table:table-cell>
          <table:table-cell table:formula="of:=[Sheet1.B19]" office:value-type="float" office:value="2">
            <text:p>2,0</text:p>
          </table:table-cell>
          <table:table-cell table:formula="of:=[Sheet1.C19]" office:value-type="float" office:value="-12.3">
            <text:p>-12,3</text:p>
          </table:table-cell>
          <table:table-cell table:formula="of:=[Sheet1.D19]" office:value-type="float" office:value="-6.5">
            <text:p>-6,5</text:p>
          </table:table-cell>
          <table:table-cell table:formula="of:=[Sheet1.E19]" office:value-type="float" office:value="5.8">
            <text:p>5,8</text:p>
          </table:table-cell>
          <table:table-cell table:formula="of:=[Sheet1.F19]" office:value-type="float" office:value="2904">
            <text:p>2904</text:p>
          </table:table-cell>
          <table:table-cell table:formula="of:=[Sheet1.G19]" office:value-type="float" office:value="2840">
            <text:p>2840</text:p>
          </table:table-cell>
          <table:table-cell table:formula="of:=([Sheet1.H19]-[Sheet2.J14])/[Sheet1.H19]" office:value-type="float" office:value="-0.269789983844911">
            <text:p>-0,2698</text:p>
          </table:table-cell>
          <table:table-cell/>
          <table:table-cell table:formula="of:=([Sheet1.J19]-[Sheet2.L14])/[Sheet1.J19]" office:value-type="float" office:value="0.999901153212521">
            <text:p>0,9999</text:p>
          </table:table-cell>
          <table:table-cell table:number-columns-repeated="4"/>
          <table:table-cell table:formula="of:=([Sheet1.O19]-[Sheet2.P14])/[Sheet1.O19]" office:value-type="float" office:value="0.999985856033075">
            <text:p>1,0000</text:p>
          </table:table-cell>
          <table:table-cell table:formula="of:=([Sheet1.P19]-[Sheet2.E14])/[Sheet1.P19]" office:value-type="float" office:value="-1290.86602870813">
            <text:p>-1290,866</text:p>
          </table:table-cell>
          <table:table-cell table:formula="of:=([Sheet1.Q19]-[Sheet2.U14])/[Sheet1.Q19]" office:value-type="float" office:value="-180.706507177033">
            <text:p>-180,706507177</text:p>
          </table:table-cell>
          <table:table-cell table:formula="of:=([Sheet1.S19]-[Sheet2.U14])/[Sheet1.S19]" office:value-type="float" office:value="1.12165827864891">
            <text:p>1,1216582786</text:p>
          </table:table-cell>
          <table:table-cell table:formula="of:=([Sheet1.S19]-[Sheet2.V14])/[Sheet1.S19]" office:value-type="float" office:value="1.00038305192355">
            <text:p>1,0003830519</text:p>
          </table:table-cell>
          <table:table-cell table:formula="of:=([Sheet1.T19]-[Sheet2.W14])/[Sheet1.T19]" office:value-type="float" office:value="0.997374380047058">
            <text:p>0,99737438</text:p>
          </table:table-cell>
          <table:table-cell table:formula="of:=([Sheet1.W19]-[Sheet2.L14])/[Sheet1.W19]" office:value-type="float" office:value="0">
            <text:p>#DIV/0!</text:p>
          </table:table-cell>
          <table:table-cell table:formula="of:=([Sheet1.X19]-[Sheet2.V14])/[Sheet1.X19]" office:value-type="float" office:value="-103.756181397049">
            <text:p>-103,7561813971</text:p>
          </table:table-cell>
          <table:table-cell table:formula="of:=([Sheet1.Y19]-[Sheet2.W14])/[Sheet1.Y19]" office:value-type="float" office:value="-4.50254533807558">
            <text:p>-4,5025453381</text:p>
          </table:table-cell>
          <table:table-cell table:formula="of:=([Sheet1.Z19]-[Sheet2.X14])/[Sheet1.Z19]" office:value-type="float" office:value="1.1247553816047">
            <text:p>1,1247553816</text:p>
          </table:table-cell>
          <table:table-cell table:formula="of:=([Sheet1.AA19]-[Sheet2.Y14])/[Sheet1.AA19]" office:value-type="float" office:value="1">
            <text:p>1</text:p>
          </table:table-cell>
          <table:table-cell table:formula="of:=([Sheet1.AB19]-[Sheet2.Z14])/[Sheet1.AB19]" office:value-type="float" office:value="1">
            <text:p>1</text:p>
          </table:table-cell>
          <table:table-cell table:formula="of:=([Sheet1.AC19]-[Sheet2.AA14])/[Sheet1.AC19]" office:value-type="float" office:value="1.88460164986389">
            <text:p>1,8846016499</text:p>
          </table:table-cell>
          <table:table-cell table:formula="of:=([Sheet1.AD19]-[Sheet2.AB14])/[Sheet1.AD19]" office:value-type="float" office:value="0">
            <text:p>#DIV/0!</text:p>
          </table:table-cell>
          <table:table-cell table:formula="of:=([Sheet1.AE19]-[Sheet2.C14])/[Sheet1.AE19]" office:value-type="float" office:value="-5.15384615384615">
            <text:p>-5,1538461538</text:p>
          </table:table-cell>
          <table:table-cell table:formula="of:=([Sheet1.AF19]-[Sheet2.AD14])/[Sheet1.AF19]" office:value-type="float" office:value="1">
            <text:p>1</text:p>
          </table:table-cell>
          <table:table-cell table:formula="of:=([Sheet1.AG15]-[Sheet2.AE14])/[Sheet1.AG15]" office:value-type="float" office:value="0">
            <text:p>#DIV/0!</text:p>
          </table:table-cell>
        </table:table-row>
        <table:table-row table:style-name="ro2">
          <table:table-cell table:formula="of:=[Sheet1.A20]" office:value-type="float" office:value="0">
            <text:p>0</text:p>
          </table:table-cell>
          <table:table-cell table:formula="of:=[Sheet1.B20]" office:value-type="float" office:value="3">
            <text:p>3,0</text:p>
          </table:table-cell>
          <table:table-cell table:formula="of:=[Sheet1.C20]" office:value-type="float" office:value="-12.2">
            <text:p>-12,2</text:p>
          </table:table-cell>
          <table:table-cell table:formula="of:=[Sheet1.D20]" office:value-type="float" office:value="-7.7">
            <text:p>-7,7</text:p>
          </table:table-cell>
          <table:table-cell table:formula="of:=[Sheet1.E20]" office:value-type="float" office:value="4.5">
            <text:p>4,5</text:p>
          </table:table-cell>
          <table:table-cell table:formula="of:=[Sheet1.F20]" office:value-type="float" office:value="2904">
            <text:p>2904</text:p>
          </table:table-cell>
          <table:table-cell table:formula="of:=[Sheet1.G20]" office:value-type="float" office:value="2840">
            <text:p>2840</text:p>
          </table:table-cell>
          <table:table-cell table:formula="of:=([Sheet1.H20]-[Sheet2.J15])/[Sheet1.H20]" office:value-type="float" office:value="1">
            <text:p>1,0000</text:p>
          </table:table-cell>
          <table:table-cell/>
          <table:table-cell table:formula="of:=([Sheet1.J20]-[Sheet2.L15])/[Sheet1.J20]" office:value-type="float" office:value="1">
            <text:p>1,0000</text:p>
          </table:table-cell>
          <table:table-cell table:number-columns-repeated="4"/>
          <table:table-cell table:formula="of:=([Sheet1.O20]-[Sheet2.P15])/[Sheet1.O20]" office:value-type="float" office:value="1">
            <text:p>1,0000</text:p>
          </table:table-cell>
          <table:table-cell table:formula="of:=([Sheet1.P20]-[Sheet2.E15])/[Sheet1.P20]" office:value-type="float" office:value="1">
            <text:p>1,000</text:p>
          </table:table-cell>
          <table:table-cell table:formula="of:=([Sheet1.Q20]-[Sheet2.U15])/[Sheet1.Q20]" office:value-type="float" office:value="1">
            <text:p>1</text:p>
          </table:table-cell>
          <table:table-cell table:formula="of:=([Sheet1.S20]-[Sheet2.U15])/[Sheet1.S20]" office:value-type="float" office:value="1">
            <text:p>1</text:p>
          </table:table-cell>
          <table:table-cell table:formula="of:=([Sheet1.S20]-[Sheet2.V15])/[Sheet1.S20]" office:value-type="float" office:value="1">
            <text:p>1</text:p>
          </table:table-cell>
          <table:table-cell table:formula="of:=([Sheet1.T20]-[Sheet2.W15])/[Sheet1.T20]" office:value-type="float" office:value="1">
            <text:p>1</text:p>
          </table:table-cell>
          <table:table-cell table:formula="of:=([Sheet1.W20]-[Sheet2.L15])/[Sheet1.W20]" office:value-type="float" office:value="0">
            <text:p>#DIV/0!</text:p>
          </table:table-cell>
          <table:table-cell table:formula="of:=([Sheet1.X20]-[Sheet2.V15])/[Sheet1.X20]" office:value-type="float" office:value="1">
            <text:p>1</text:p>
          </table:table-cell>
          <table:table-cell table:formula="of:=([Sheet1.Y20]-[Sheet2.W15])/[Sheet1.Y20]" office:value-type="float" office:value="0">
            <text:p>#DIV/0!</text:p>
          </table:table-cell>
          <table:table-cell table:formula="of:=([Sheet1.Z20]-[Sheet2.X15])/[Sheet1.Z20]" office:value-type="float" office:value="0">
            <text:p>#DIV/0!</text:p>
          </table:table-cell>
          <table:table-cell table:formula="of:=([Sheet1.AA20]-[Sheet2.Y15])/[Sheet1.AA20]" office:value-type="float" office:value="1">
            <text:p>1</text:p>
          </table:table-cell>
          <table:table-cell table:formula="of:=([Sheet1.AB20]-[Sheet2.AB15])/[Sheet1.AB20]" office:value-type="float" office:value="0">
            <text:p>#DIV/0!</text:p>
          </table:table-cell>
          <table:table-cell table:formula="of:=([Sheet1.AC20]-[Sheet2.AA15])/[Sheet1.AC20]" office:value-type="float" office:value="1">
            <text:p>1</text:p>
          </table:table-cell>
          <table:table-cell table:formula="of:=([Sheet1.AD20]-[Sheet2.AB15])/[Sheet1.AD20]" office:value-type="float" office:value="0">
            <text:p>#DIV/0!</text:p>
          </table:table-cell>
          <table:table-cell table:formula="of:=([Sheet1.AE20]-[Sheet2.AB15])/[Sheet1.AE20]" office:value-type="float" office:value="0">
            <text:p>#DIV/0!</text:p>
          </table:table-cell>
          <table:table-cell table:formula="of:=([Sheet1.AF20]-[Sheet2.AD15])/[Sheet1.AF20]" office:value-type="float" office:value="0">
            <text:p>#DIV/0!</text:p>
          </table:table-cell>
          <table:table-cell table:formula="of:=([Sheet1.AG16]-[Sheet2.AE15])/[Sheet1.AG16]" office:value-type="float" office:value="0">
            <text:p>#DIV/0!</text:p>
          </table:table-cell>
        </table:table-row>
        <table:table-row table:style-name="ro2">
          <table:table-cell table:formula="of:=[Sheet1.A21]" office:value-type="float" office:value="0">
            <text:p>0</text:p>
          </table:table-cell>
          <table:table-cell table:formula="of:=[Sheet1.B21]" office:value-type="float" office:value="4">
            <text:p>4,0</text:p>
          </table:table-cell>
          <table:table-cell table:formula="of:=[Sheet1.C21]" office:value-type="float" office:value="-12.4">
            <text:p>-12,4</text:p>
          </table:table-cell>
          <table:table-cell table:formula="of:=[Sheet1.D21]" office:value-type="float" office:value="-8.3">
            <text:p>-8,3</text:p>
          </table:table-cell>
          <table:table-cell table:formula="of:=[Sheet1.E21]" office:value-type="float" office:value="4.1">
            <text:p>4,1</text:p>
          </table:table-cell>
          <table:table-cell table:formula="of:=[Sheet1.F21]" office:value-type="float" office:value="2868">
            <text:p>2868</text:p>
          </table:table-cell>
          <table:table-cell table:formula="of:=[Sheet1.G21]" office:value-type="float" office:value="2800">
            <text:p>2800</text:p>
          </table:table-cell>
          <table:table-cell table:formula="of:=([Sheet1.H21]-[Sheet2.J16])/[Sheet1.H21]" office:value-type="float" office:value="1">
            <text:p>1,0000</text:p>
          </table:table-cell>
          <table:table-cell/>
          <table:table-cell table:formula="of:=([Sheet1.J21]-[Sheet2.L16])/[Sheet1.J21]" office:value-type="float" office:value="1">
            <text:p>1,0000</text:p>
          </table:table-cell>
          <table:table-cell table:number-columns-repeated="4"/>
          <table:table-cell table:formula="of:=([Sheet1.O21]-[Sheet2.P16])/[Sheet1.O21]" office:value-type="float" office:value="1">
            <text:p>1,0000</text:p>
          </table:table-cell>
          <table:table-cell table:formula="of:=([Sheet1.P21]-[Sheet2.E16])/[Sheet1.P21]" office:value-type="float" office:value="1">
            <text:p>1,000</text:p>
          </table:table-cell>
          <table:table-cell table:formula="of:=([Sheet1.Q21]-[Sheet2.U16])/[Sheet1.Q21]" office:value-type="float" office:value="1">
            <text:p>1</text:p>
          </table:table-cell>
          <table:table-cell table:formula="of:=([Sheet1.S21]-[Sheet2.U16])/[Sheet1.S21]" office:value-type="float" office:value="1">
            <text:p>1</text:p>
          </table:table-cell>
          <table:table-cell table:formula="of:=([Sheet1.S21]-[Sheet2.V16])/[Sheet1.S21]" office:value-type="float" office:value="1">
            <text:p>1</text:p>
          </table:table-cell>
          <table:table-cell table:formula="of:=([Sheet1.T21]-[Sheet2.W16])/[Sheet1.T21]" office:value-type="float" office:value="1">
            <text:p>1</text:p>
          </table:table-cell>
          <table:table-cell table:formula="of:=([Sheet1.W21]-[Sheet2.L16])/[Sheet1.W21]" office:value-type="float" office:value="0">
            <text:p>#DIV/0!</text:p>
          </table:table-cell>
          <table:table-cell table:formula="of:=([Sheet1.X21]-[Sheet2.V16])/[Sheet1.X21]" office:value-type="float" office:value="0">
            <text:p>#DIV/0!</text:p>
          </table:table-cell>
          <table:table-cell table:formula="of:=([Sheet1.Y21]-[Sheet2.W16])/[Sheet1.Y21]" office:value-type="float" office:value="0">
            <text:p>#DIV/0!</text:p>
          </table:table-cell>
          <table:table-cell table:formula="of:=([Sheet1.Z21]-[Sheet2.X16])/[Sheet1.Z21]" office:value-type="float" office:value="0">
            <text:p>#DIV/0!</text:p>
          </table:table-cell>
          <table:table-cell table:formula="of:=([Sheet1.AA21]-[Sheet2.Y16])/[Sheet1.AA21]" office:value-type="float" office:value="1">
            <text:p>1</text:p>
          </table:table-cell>
          <table:table-cell table:formula="of:=([Sheet1.AB21]-[Sheet2.Z16])/[Sheet1.AB21]" office:value-type="float" office:value="0">
            <text:p>#DIV/0!</text:p>
          </table:table-cell>
          <table:table-cell table:formula="of:=([Sheet1.AC21]-[Sheet2.AA16])/[Sheet1.AC21]" office:value-type="float" office:value="0">
            <text:p>#DIV/0!</text:p>
          </table:table-cell>
          <table:table-cell table:formula="of:=([Sheet1.AD21]-[Sheet2.AB16])/[Sheet1.AD21]" office:value-type="float" office:value="0">
            <text:p>#DIV/0!</text:p>
          </table:table-cell>
          <table:table-cell table:formula="of:=([Sheet1.AE21]-[Sheet2.C16])/[Sheet1.AE21]" office:value-type="float" office:value="0">
            <text:p>#DIV/0!</text:p>
          </table:table-cell>
          <table:table-cell table:formula="of:=([Sheet1.AF21]-[Sheet2.AD16])/[Sheet1.AF21]" office:value-type="float" office:value="0">
            <text:p>#DIV/0!</text:p>
          </table:table-cell>
          <table:table-cell table:formula="of:=([Sheet1.AG17]-[Sheet2.AE16])/[Sheet1.AG17]" office:value-type="float" office:value="0">
            <text:p>#DIV/0!</text:p>
          </table:table-cell>
        </table:table-row>
        <table:table-row table:style-name="ro2">
          <table:table-cell table:formula="of:=[Sheet1.A22]" office:value-type="float" office:value="0">
            <text:p>0</text:p>
          </table:table-cell>
          <table:table-cell table:formula="of:=[Sheet1.B22]" office:value-type="float" office:value="5">
            <text:p>5,0</text:p>
          </table:table-cell>
          <table:table-cell table:formula="of:=[Sheet1.C22]" office:value-type="float" office:value="-13.3">
            <text:p>-13,3</text:p>
          </table:table-cell>
          <table:table-cell table:formula="of:=[Sheet1.D22]" office:value-type="float" office:value="-9.5">
            <text:p>-9,5</text:p>
          </table:table-cell>
          <table:table-cell table:formula="of:=[Sheet1.E22]" office:value-type="float" office:value="3.8">
            <text:p>3,8</text:p>
          </table:table-cell>
          <table:table-cell table:formula="of:=[Sheet1.F22]" office:value-type="float" office:value="2868">
            <text:p>2868</text:p>
          </table:table-cell>
          <table:table-cell table:formula="of:=[Sheet1.G22]" office:value-type="float" office:value="2790">
            <text:p>2790</text:p>
          </table:table-cell>
          <table:table-cell table:formula="of:=([Sheet1.H22]-[Sheet2.J17])/[Sheet1.H22]" office:value-type="float" office:value="1">
            <text:p>1,0000</text:p>
          </table:table-cell>
          <table:table-cell/>
          <table:table-cell table:formula="of:=([Sheet1.J22]-[Sheet2.L17])/[Sheet1.J22]" office:value-type="float" office:value="1">
            <text:p>1,0000</text:p>
          </table:table-cell>
          <table:table-cell table:number-columns-repeated="4"/>
          <table:table-cell table:formula="of:=([Sheet1.O22]-[Sheet2.P17])/[Sheet1.O22]" office:value-type="float" office:value="1">
            <text:p>1,0000</text:p>
          </table:table-cell>
          <table:table-cell table:formula="of:=([Sheet1.P22]-[Sheet2.E17])/[Sheet1.P22]" office:value-type="float" office:value="1">
            <text:p>1,000</text:p>
          </table:table-cell>
          <table:table-cell table:formula="of:=([Sheet1.Q22]-[Sheet2.U17])/[Sheet1.Q22]" office:value-type="float" office:value="1">
            <text:p>1</text:p>
          </table:table-cell>
          <table:table-cell table:formula="of:=([Sheet1.S22]-[Sheet2.U17])/[Sheet1.S22]" office:value-type="float" office:value="1">
            <text:p>1</text:p>
          </table:table-cell>
          <table:table-cell table:formula="of:=([Sheet1.S22]-[Sheet2.V17])/[Sheet1.S22]" office:value-type="float" office:value="1">
            <text:p>1</text:p>
          </table:table-cell>
          <table:table-cell table:formula="of:=([Sheet1.T22]-[Sheet2.W17])/[Sheet1.T22]" office:value-type="float" office:value="1">
            <text:p>1</text:p>
          </table:table-cell>
          <table:table-cell table:formula="of:=([Sheet1.W22]-[Sheet2.L17])/[Sheet1.W22]" office:value-type="float" office:value="0">
            <text:p>#DIV/0!</text:p>
          </table:table-cell>
          <table:table-cell table:formula="of:=([Sheet1.X22]-[Sheet2.V17])/[Sheet1.X22]" office:value-type="float" office:value="0">
            <text:p>#DIV/0!</text:p>
          </table:table-cell>
          <table:table-cell table:formula="of:=([Sheet1.Y22]-[Sheet2.W17])/[Sheet1.Y22]" office:value-type="float" office:value="0">
            <text:p>#DIV/0!</text:p>
          </table:table-cell>
          <table:table-cell table:formula="of:=([Sheet1.Z22]-[Sheet2.X17])/[Sheet1.Z22]" office:value-type="float" office:value="0">
            <text:p>#DIV/0!</text:p>
          </table:table-cell>
          <table:table-cell table:formula="of:=([Sheet1.AA22]-[Sheet2.Y17])/[Sheet1.AA22]" office:value-type="float" office:value="1">
            <text:p>1</text:p>
          </table:table-cell>
          <table:table-cell table:formula="of:=([Sheet1.AB22]-[Sheet2.Z17])/[Sheet1.AB22]" office:value-type="float" office:value="0">
            <text:p>#DIV/0!</text:p>
          </table:table-cell>
          <table:table-cell table:formula="of:=([Sheet1.AC22]-[Sheet2.AA17])/[Sheet1.AC22]" office:value-type="float" office:value="0">
            <text:p>#DIV/0!</text:p>
          </table:table-cell>
          <table:table-cell table:formula="of:=([Sheet1.AD22]-[Sheet2.AB17])/[Sheet1.AD22]" office:value-type="float" office:value="0">
            <text:p>#DIV/0!</text:p>
          </table:table-cell>
          <table:table-cell table:formula="of:=([Sheet1.AE22]-[Sheet2.C17])/[Sheet1.AE22]" office:value-type="float" office:value="0">
            <text:p>#DIV/0!</text:p>
          </table:table-cell>
          <table:table-cell table:formula="of:=([Sheet1.AF22]-[Sheet2.AD17])/[Sheet1.AF22]" office:value-type="float" office:value="0">
            <text:p>#DIV/0!</text:p>
          </table:table-cell>
          <table:table-cell table:formula="of:=([Sheet1.AG18]-[Sheet2.AE17])/[Sheet1.AG18]" office:value-type="float" office:value="0">
            <text:p>#DIV/0!</text:p>
          </table:table-cell>
        </table:table-row>
        <table:table-row table:style-name="ro2">
          <table:table-cell table:formula="of:=[Sheet1.A23]" office:value-type="float" office:value="0">
            <text:p>0</text:p>
          </table:table-cell>
          <table:table-cell table:formula="of:=[Sheet1.B23]" office:value-type="float" office:value="6">
            <text:p>6,0</text:p>
          </table:table-cell>
          <table:table-cell table:formula="of:=[Sheet1.C23]" office:value-type="float" office:value="-14.2">
            <text:p>-14,2</text:p>
          </table:table-cell>
          <table:table-cell table:formula="of:=[Sheet1.D23]" office:value-type="float" office:value="-11.1">
            <text:p>-11,1</text:p>
          </table:table-cell>
          <table:table-cell table:formula="of:=[Sheet1.E23]" office:value-type="float" office:value="3.1">
            <text:p>3,1</text:p>
          </table:table-cell>
          <table:table-cell table:formula="of:=[Sheet1.F22]" office:value-type="float" office:value="2868">
            <text:p>2868</text:p>
          </table:table-cell>
          <table:table-cell table:formula="of:=[Sheet1.G23]" office:value-type="float" office:value="2780">
            <text:p>2780</text:p>
          </table:table-cell>
          <table:table-cell table:formula="of:=([Sheet1.H23]-[Sheet2.J18])/[Sheet1.H23]" office:value-type="float" office:value="0.13371266002845">
            <text:p>0,1337</text:p>
          </table:table-cell>
          <table:table-cell/>
          <table:table-cell table:formula="of:=([Sheet1.J23]-[Sheet2.L18])/[Sheet1.J23]" office:value-type="float" office:value="0.999719476744186">
            <text:p>0,9997</text:p>
          </table:table-cell>
          <table:table-cell table:number-columns-repeated="4"/>
          <table:table-cell table:formula="of:=([Sheet1.O23]-[Sheet2.P18])/[Sheet1.O23]" office:value-type="float" office:value="0.999985511376346">
            <text:p>1,0000</text:p>
          </table:table-cell>
          <table:table-cell table:formula="of:=([Sheet1.P23]-[Sheet2.E18])/[Sheet1.P23]" office:value-type="float" office:value="-3135.36363636364">
            <text:p>-3135,364</text:p>
          </table:table-cell>
          <table:table-cell table:formula="of:=([Sheet1.Q23]-[Sheet2.U18])/[Sheet1.Q23]" office:value-type="float" office:value="-99.5245454545455">
            <text:p>-99,5245454545</text:p>
          </table:table-cell>
          <table:table-cell table:formula="of:=([Sheet1.S23]-[Sheet2.U18])/[Sheet1.S23]" office:value-type="float" office:value="1.04552307682892">
            <text:p>1,0455230768</text:p>
          </table:table-cell>
          <table:table-cell table:formula="of:=([Sheet1.S23]-[Sheet2.V18])/[Sheet1.S23]" office:value-type="float" office:value="1.00012875603632">
            <text:p>1,000128756</text:p>
          </table:table-cell>
          <table:table-cell table:formula="of:=([Sheet1.T23]-[Sheet2.W18])/[Sheet1.T23]" office:value-type="float" office:value="0.995466959211888">
            <text:p>0,9954669592</text:p>
          </table:table-cell>
          <table:table-cell table:formula="of:=([Sheet1.W23]-[Sheet2.L18])/[Sheet1.W23]" office:value-type="float" office:value="0">
            <text:p>#DIV/0!</text:p>
          </table:table-cell>
          <table:table-cell table:formula="of:=([Sheet1.X23]-[Sheet2.V18])/[Sheet1.X23]" office:value-type="float" office:value="0">
            <text:p>#DIV/0!</text:p>
          </table:table-cell>
          <table:table-cell table:formula="of:=([Sheet1.Y23]-[Sheet2.W18])/[Sheet1.Y23]" office:value-type="float" office:value="0">
            <text:p>#DIV/0!</text:p>
          </table:table-cell>
          <table:table-cell table:formula="of:=([Sheet1.Z23]-[Sheet2.X18])/[Sheet1.Z23]" office:value-type="float" office:value="0">
            <text:p>#DIV/0!</text:p>
          </table:table-cell>
          <table:table-cell table:formula="of:=([Sheet1.AA23]-[Sheet2.Y18])/[Sheet1.AA23]" office:value-type="float" office:value="1.17076519867553">
            <text:p>1,1707651987</text:p>
          </table:table-cell>
          <table:table-cell table:formula="of:=([Sheet1.AB23]-[Sheet2.Z18])/[Sheet1.AB23]" office:value-type="float" office:value="0">
            <text:p>#DIV/0!</text:p>
          </table:table-cell>
          <table:table-cell table:formula="of:=([Sheet1.AC23]-[Sheet2.AA18])/[Sheet1.AC23]" office:value-type="float" office:value="0">
            <text:p>#DIV/0!</text:p>
          </table:table-cell>
          <table:table-cell table:formula="of:=([Sheet1.AD23]-[Sheet2.AB18])/[Sheet1.AD23]" office:value-type="float" office:value="0">
            <text:p>#DIV/0!</text:p>
          </table:table-cell>
          <table:table-cell table:formula="of:=([Sheet1.AE23]-[Sheet2.C18])/[Sheet1.AE23]" office:value-type="float" office:value="0">
            <text:p>#DIV/0!</text:p>
          </table:table-cell>
          <table:table-cell table:formula="of:=([Sheet1.AF23]-[Sheet2.AD18])/[Sheet1.AF23]" office:value-type="float" office:value="0">
            <text:p>#DIV/0!</text:p>
          </table:table-cell>
          <table:table-cell table:formula="of:=([Sheet1.AG19]-[Sheet2.AE18])/[Sheet1.AG19]" office:value-type="float" office:value="0">
            <text:p>#DIV/0!</text:p>
          </table:table-cell>
        </table:table-row>
        <table:table-row table:style-name="ro2">
          <table:table-cell table:formula="of:=[Sheet1.A24]" office:value-type="float" office:value="0">
            <text:p>0</text:p>
          </table:table-cell>
          <table:table-cell table:formula="of:=[Sheet1.B24]" office:value-type="float" office:value="7">
            <text:p>7,0</text:p>
          </table:table-cell>
          <table:table-cell table:formula="of:=[Sheet1.C24]" office:value-type="float" office:value="-12.2">
            <text:p>-12,2</text:p>
          </table:table-cell>
          <table:table-cell table:formula="of:=[Sheet1.D24]" office:value-type="float" office:value="-5.7">
            <text:p>-5,7</text:p>
          </table:table-cell>
          <table:table-cell table:formula="of:=[Sheet1.E24]" office:value-type="float" office:value="6.5">
            <text:p>6,5</text:p>
          </table:table-cell>
          <table:table-cell table:formula="of:=[Sheet1.F24]" office:value-type="float" office:value="2832">
            <text:p>2832</text:p>
          </table:table-cell>
          <table:table-cell table:formula="of:=[Sheet1.G24]" office:value-type="float" office:value="2770">
            <text:p>2770</text:p>
          </table:table-cell>
          <table:table-cell table:formula="of:=([Sheet1.H24]-[Sheet2.J19])/[Sheet1.H24]" office:value-type="float" office:value="-0.0150501672240803">
            <text:p>-0,0151</text:p>
          </table:table-cell>
          <table:table-cell/>
          <table:table-cell table:formula="of:=([Sheet1.J24]-[Sheet2.L19])/[Sheet1.J24]" office:value-type="float" office:value="0.999741496598639">
            <text:p>0,9997</text:p>
          </table:table-cell>
          <table:table-cell table:number-columns-repeated="4"/>
          <table:table-cell table:formula="of:=([Sheet1.O24]-[Sheet2.P19])/[Sheet1.O24]" office:value-type="float" office:value="0.999985695144562">
            <text:p>1,0000</text:p>
          </table:table-cell>
          <table:table-cell table:formula="of:=([Sheet1.P24]-[Sheet2.E19])/[Sheet1.P24]" office:value-type="float" office:value="-2884.57213930348">
            <text:p>-2884,572</text:p>
          </table:table-cell>
          <table:table-cell table:formula="of:=([Sheet1.Q24]-[Sheet2.U19])/[Sheet1.Q24]" office:value-type="float" office:value="-120.502786069652">
            <text:p>-120,5027860697</text:p>
          </table:table-cell>
          <table:table-cell table:formula="of:=([Sheet1.S24]-[Sheet2.U19])/[Sheet1.S24]" office:value-type="float" office:value="1.08367454829554">
            <text:p>1,0836745483</text:p>
          </table:table-cell>
          <table:table-cell table:formula="of:=([Sheet1.S24]-[Sheet2.V19])/[Sheet1.S24]" office:value-type="float" office:value="1.0002402487559">
            <text:p>1,0002402488</text:p>
          </table:table-cell>
          <table:table-cell table:formula="of:=([Sheet1.T24]-[Sheet2.W19])/[Sheet1.T24]" office:value-type="float" office:value="0.994892970280925">
            <text:p>0,9948929703</text:p>
          </table:table-cell>
          <table:table-cell table:formula="of:=([Sheet1.W24]-[Sheet2.L19])/[Sheet1.W24]" office:value-type="float" office:value="0">
            <text:p>#DIV/0!</text:p>
          </table:table-cell>
          <table:table-cell table:formula="of:=([Sheet1.X24]-[Sheet2.V19])/[Sheet1.X24]" office:value-type="float" office:value="-71.8086856549385">
            <text:p>-71,8086856549</text:p>
          </table:table-cell>
          <table:table-cell table:formula="of:=([Sheet1.Y24]-[Sheet2.W19])/[Sheet1.Y24]" office:value-type="float" office:value="-13.2630080708225">
            <text:p>-13,2630080708</text:p>
          </table:table-cell>
          <table:table-cell table:formula="of:=([Sheet1.Z24]-[Sheet2.X19])/[Sheet1.Z24]" office:value-type="float" office:value="1.18724400234055">
            <text:p>1,1872440023</text:p>
          </table:table-cell>
          <table:table-cell table:formula="of:=([Sheet1.AA24]-[Sheet2.Y19])/[Sheet1.AA24]" office:value-type="float" office:value="1.33565476992588">
            <text:p>1,3356547699</text:p>
          </table:table-cell>
          <table:table-cell table:formula="of:=([Sheet1.AB24]-[Sheet2.Z19])/[Sheet1.AB24]" office:value-type="float" office:value="0">
            <text:p>#DIV/0!</text:p>
          </table:table-cell>
          <table:table-cell table:formula="of:=([Sheet1.AC24]-[Sheet2.AA19])/[Sheet1.AC24]" office:value-type="float" office:value="1.85710981946623">
            <text:p>1,8571098195</text:p>
          </table:table-cell>
          <table:table-cell table:formula="of:=([Sheet1.AD24]-[Sheet2.AB19])/[Sheet1.AD24]" office:value-type="float" office:value="0">
            <text:p>#DIV/0!</text:p>
          </table:table-cell>
          <table:table-cell table:formula="of:=([Sheet1.AE24]-[Sheet2.C19])/[Sheet1.AE24]" office:value-type="float" office:value="-0.696551724137931">
            <text:p>-0,6965517241</text:p>
          </table:table-cell>
          <table:table-cell table:formula="of:=([Sheet1.AF24]-[Sheet2.AD19])/[Sheet1.AF24]" office:value-type="float" office:value="1">
            <text:p>1</text:p>
          </table:table-cell>
          <table:table-cell table:formula="of:=([Sheet1.AG20]-[Sheet2.AE19])/[Sheet1.AG20]" office:value-type="float" office:value="0">
            <text:p>#DIV/0!</text:p>
          </table:table-cell>
        </table:table-row>
        <table:table-row table:style-name="ro2">
          <table:table-cell table:formula="of:=[Sheet1.A25]" office:value-type="float" office:value="0">
            <text:p>0</text:p>
          </table:table-cell>
          <table:table-cell table:formula="of:=[Sheet1.B25]" office:value-type="float" office:value="8">
            <text:p>8,0</text:p>
          </table:table-cell>
          <table:table-cell table:formula="of:=[Sheet1.C25]" office:value-type="float" office:value="-12.4">
            <text:p>-12,4</text:p>
          </table:table-cell>
          <table:table-cell table:formula="of:=[Sheet1.D25]" office:value-type="float" office:value="-6.8">
            <text:p>-6,8</text:p>
          </table:table-cell>
          <table:table-cell table:formula="of:=[Sheet1.E25]" office:value-type="float" office:value="5.6">
            <text:p>5,6</text:p>
          </table:table-cell>
          <table:table-cell table:formula="of:=[Sheet1.F25]" office:value-type="float" office:value="2832">
            <text:p>2832</text:p>
          </table:table-cell>
          <table:table-cell table:formula="of:=[Sheet1.G25]" office:value-type="float" office:value="2770">
            <text:p>2770</text:p>
          </table:table-cell>
          <table:table-cell table:formula="of:=([Sheet1.H25]-[Sheet2.J20])/[Sheet1.H25]" office:value-type="float" office:value="0.0147783251231527">
            <text:p>0,0148</text:p>
          </table:table-cell>
          <table:table-cell/>
          <table:table-cell table:formula="of:=([Sheet1.J25]-[Sheet2.L20])/[Sheet1.J25]" office:value-type="float" office:value="0.999785594639866">
            <text:p>0,9998</text:p>
          </table:table-cell>
          <table:table-cell table:number-columns-repeated="4"/>
          <table:table-cell table:formula="of:=([Sheet1.O25]-[Sheet2.P20])/[Sheet1.O25]" office:value-type="float" office:value="0.999985089571291">
            <text:p>1,0000</text:p>
          </table:table-cell>
          <table:table-cell table:formula="of:=([Sheet1.P25]-[Sheet2.E20])/[Sheet1.P25]" office:value-type="float" office:value="-2141.85714285714">
            <text:p>-2141,857</text:p>
          </table:table-cell>
          <table:table-cell table:formula="of:=([Sheet1.Q25]-[Sheet2.U20])/[Sheet1.Q25]" office:value-type="float" office:value="-124.46780952381">
            <text:p>-124,4678095238</text:p>
          </table:table-cell>
          <table:table-cell table:formula="of:=([Sheet1.S25]-[Sheet2.U20])/[Sheet1.S25]" office:value-type="float" office:value="1.08268974877429">
            <text:p>1,0826897488</text:p>
          </table:table-cell>
          <table:table-cell table:formula="of:=([Sheet1.S25]-[Sheet2.V20])/[Sheet1.S25]" office:value-type="float" office:value="1.00024263383039">
            <text:p>1,0002426338</text:p>
          </table:table-cell>
          <table:table-cell table:formula="of:=([Sheet1.T25]-[Sheet2.W20])/[Sheet1.T25]" office:value-type="float" office:value="0.996110800444705">
            <text:p>0,9961108004</text:p>
          </table:table-cell>
          <table:table-cell table:formula="of:=([Sheet1.W25]-[Sheet2.L20])/[Sheet1.W25]" office:value-type="float" office:value="0">
            <text:p>#DIV/0!</text:p>
          </table:table-cell>
          <table:table-cell table:formula="of:=([Sheet1.X25]-[Sheet2.V20])/[Sheet1.X25]" office:value-type="float" office:value="0">
            <text:p>#DIV/0!</text:p>
          </table:table-cell>
          <table:table-cell table:formula="of:=([Sheet1.Y25]-[Sheet2.W20])/[Sheet1.Y25]" office:value-type="float" office:value="0">
            <text:p>#DIV/0!</text:p>
          </table:table-cell>
          <table:table-cell table:formula="of:=([Sheet1.Z25]-[Sheet2.X20])/[Sheet1.Z25]" office:value-type="float" office:value="0">
            <text:p>#DIV/0!</text:p>
          </table:table-cell>
          <table:table-cell table:formula="of:=([Sheet1.AA25]-[Sheet2.Y20])/[Sheet1.AA25]" office:value-type="float" office:value="1">
            <text:p>1</text:p>
          </table:table-cell>
          <table:table-cell table:formula="of:=([Sheet1.AB25]-[Sheet2.Z20])/[Sheet1.AB25]" office:value-type="float" office:value="0">
            <text:p>#DIV/0!</text:p>
          </table:table-cell>
          <table:table-cell table:formula="of:=([Sheet1.AC25]-[Sheet2.AA20])/[Sheet1.AC25]" office:value-type="float" office:value="0">
            <text:p>#DIV/0!</text:p>
          </table:table-cell>
          <table:table-cell table:formula="of:=([Sheet1.AD25]-[Sheet2.AB20])/[Sheet1.AD25]" office:value-type="float" office:value="0">
            <text:p>#DIV/0!</text:p>
          </table:table-cell>
          <table:table-cell table:formula="of:=([Sheet1.AE25]-[Sheet2.C20])/[Sheet1.AE25]" office:value-type="float" office:value="0">
            <text:p>#DIV/0!</text:p>
          </table:table-cell>
          <table:table-cell table:formula="of:=([Sheet1.AF25]-[Sheet2.AD20])/[Sheet1.AF25]" office:value-type="float" office:value="0">
            <text:p>#DIV/0!</text:p>
          </table:table-cell>
          <table:table-cell table:formula="of:=([Sheet1.AG21]-[Sheet2.AE20])/[Sheet1.AG21]" office:value-type="float" office:value="0">
            <text:p>#DIV/0!</text:p>
          </table:table-cell>
        </table:table-row>
        <table:table-row table:style-name="ro2">
          <table:table-cell table:formula="of:=[Sheet1.A26]" office:value-type="float" office:value="0">
            <text:p>0</text:p>
          </table:table-cell>
          <table:table-cell table:formula="of:=[Sheet1.B26]" office:value-type="float" office:value="9">
            <text:p>9,0</text:p>
          </table:table-cell>
          <table:table-cell table:formula="of:=[Sheet1.C26]" office:value-type="float" office:value="-12.4">
            <text:p>-12,4</text:p>
          </table:table-cell>
          <table:table-cell table:formula="of:=[Sheet1.D26]" office:value-type="float" office:value="-7.8">
            <text:p>-7,8</text:p>
          </table:table-cell>
          <table:table-cell table:formula="of:=[Sheet1.E26]" office:value-type="float" office:value="4.6">
            <text:p>4,6</text:p>
          </table:table-cell>
          <table:table-cell table:formula="of:=[Sheet1.F26]" office:value-type="float" office:value="2796">
            <text:p>2796</text:p>
          </table:table-cell>
          <table:table-cell table:formula="of:=[Sheet1.G26]" office:value-type="float" office:value="2730">
            <text:p>2730</text:p>
          </table:table-cell>
          <table:table-cell table:formula="of:=([Sheet1.H26]-[Sheet2.J21])/[Sheet1.H26]" office:value-type="float" office:value="-0.00332778702163062">
            <text:p>-0,0033</text:p>
          </table:table-cell>
          <table:table-cell/>
          <table:table-cell table:formula="of:=([Sheet1.J26]-[Sheet2.L21])/[Sheet1.J26]" office:value-type="float" office:value="0.99825612244898">
            <text:p>0,9983</text:p>
          </table:table-cell>
          <table:table-cell table:number-columns-repeated="4"/>
          <table:table-cell table:formula="of:=([Sheet1.O26]-[Sheet2.P21])/[Sheet1.O26]" office:value-type="float" office:value="0.999986083295701">
            <text:p>1,0000</text:p>
          </table:table-cell>
          <table:table-cell table:formula="of:=([Sheet1.P26]-[Sheet2.E21])/[Sheet1.P26]" office:value-type="float" office:value="-2066.30769230769">
            <text:p>-2066,308</text:p>
          </table:table-cell>
          <table:table-cell table:formula="of:=([Sheet1.Q26]-[Sheet2.U21])/[Sheet1.Q26]" office:value-type="float" office:value="-135.163365384615">
            <text:p>-135,1633653846</text:p>
          </table:table-cell>
          <table:table-cell table:formula="of:=([Sheet1.S26]-[Sheet2.U21])/[Sheet1.S26]" office:value-type="float" office:value="1.0806626331911">
            <text:p>1,0806626332</text:p>
          </table:table-cell>
          <table:table-cell table:formula="of:=([Sheet1.S26]-[Sheet2.V21])/[Sheet1.S26]" office:value-type="float" office:value="1.00023213731212">
            <text:p>1,0002321373</text:p>
          </table:table-cell>
          <table:table-cell table:formula="of:=([Sheet1.T26]-[Sheet2.W21])/[Sheet1.T26]" office:value-type="float" office:value="0.99673197632869">
            <text:p>0,9967319763</text:p>
          </table:table-cell>
          <table:table-cell table:formula="of:=([Sheet1.W26]-[Sheet2.L21])/[Sheet1.W26]" office:value-type="float" office:value="0.49980487804878">
            <text:p>0,499804878</text:p>
          </table:table-cell>
          <table:table-cell table:formula="of:=([Sheet1.X26]-[Sheet2.V21])/[Sheet1.X26]" office:value-type="float" office:value="-89.1987919821078">
            <text:p>-89,1987919821</text:p>
          </table:table-cell>
          <table:table-cell table:formula="of:=([Sheet1.Y26]-[Sheet2.W21])/[Sheet1.Y26]" office:value-type="float" office:value="-10.3962846055385">
            <text:p>-10,3962846055</text:p>
          </table:table-cell>
          <table:table-cell table:formula="of:=([Sheet1.Z26]-[Sheet2.X21])/[Sheet1.Z26]" office:value-type="float" office:value="1">
            <text:p>1</text:p>
          </table:table-cell>
          <table:table-cell table:formula="of:=([Sheet1.AA26]-[Sheet2.Y21])/[Sheet1.AA26]" office:value-type="float" office:value="1">
            <text:p>1</text:p>
          </table:table-cell>
          <table:table-cell table:formula="of:=([Sheet1.AB26]-[Sheet2.Z21])/[Sheet1.AB26]" office:value-type="float" office:value="1">
            <text:p>1</text:p>
          </table:table-cell>
          <table:table-cell table:formula="of:=([Sheet1.AC26]-[Sheet2.AA21])/[Sheet1.AC26]" office:value-type="float" office:value="-0.104334974584203">
            <text:p>-0,1043349746</text:p>
          </table:table-cell>
          <table:table-cell table:formula="of:=([Sheet1.AD26]-[Sheet2.AB21])/[Sheet1.AD26]" office:value-type="float" office:value="0">
            <text:p>#DIV/0!</text:p>
          </table:table-cell>
          <table:table-cell table:formula="of:=([Sheet1.AE26]-[Sheet2.C21])/[Sheet1.AE26]" office:value-type="float" office:value="-0.458823529411765">
            <text:p>-0,4588235294</text:p>
          </table:table-cell>
          <table:table-cell table:formula="of:=([Sheet1.AF26]-[Sheet2.AD21])/[Sheet1.AF26]" office:value-type="float" office:value="1">
            <text:p>1</text:p>
          </table:table-cell>
          <table:table-cell table:formula="of:=([Sheet1.AG22]-[Sheet2.AE21])/[Sheet1.AG22]" office:value-type="float" office:value="0">
            <text:p>#DIV/0!</text:p>
          </table:table-cell>
        </table:table-row>
        <table:table-row table:style-name="ro2" table:number-rows-repeated="17"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15"/>
        </table:table-row>
        <table:table-row table:style-name="ro2">
          <table:table-cell/>
          <table:table-cell table:style-name="Default"/>
          <table:table-cell/>
          <table:table-cell table:formula="of:=6500-0.6*25.4" office:value-type="float" office:value="6484.76">
            <text:p>6484,76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 number:title="User-defined">
      <number:number number:decimal-places="1" number:min-integer-digits="1"/>
    </number:number-style>
    <number:number-style style:name="N111">
      <number:scientific-number number:decimal-places="4" number:min-integer-digits="1" number:min-exponent-digits="2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9">09.02.2014</text:date>, <text:time>00:2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9T17:26:32.25</meta:creation-date>
    <dc:date>2014-02-09T00:20:57.21</dc:date>
    <meta:editing-duration>P3DT5H36M44S</meta:editing-duration>
    <meta:editing-cycles>201</meta:editing-cycles>
    <meta:generator>OpenOffice.org/3.3$Win32 OpenOffice.org_project/330m20$Build-9567</meta:generator>
    <meta:document-statistic meta:table-count="4" meta:cell-count="2339" meta:object-count="0"/>
  </office:meta>
</office:document-meta>
</file>